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3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6.5925in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orksheet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office:value-type="float" office:value="722">
            <text:p>722</text:p>
          </table:table-cell>
          <table:table-cell office:value-type="string">
            <text:p>Swim Honey</text:p>
          </table:table-cell>
          <table:table-cell office:value-type="string">
            <text:p>Swim Honey Coupon Codes &amp; Promo Codes</text:p>
          </table:table-cell>
          <table:table-cell office:value-type="string">
            <text:p>https://localhost/cupons/wp-content/uploads/2018/06/Swim-Honey-Coupon.jpg|https://localhost/cupons/wp-content/uploads/2018/06/Swim-Honey-Coupon.jp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ublish</text:p>
          </table:table-cell>
          <table:table-cell office:value-type="string">
            <text:p>swim-honey-coupon-codes</text:p>
          </table:table-cell>
          <table:table-cell table:number-columns-repeated="1016"/>
        </table:table-row>
        <table:table-row table:style-name="ro1">
          <table:table-cell office:value-type="float" office:value="737">
            <text:p>737</text:p>
          </table:table-cell>
          <table:table-cell office:value-type="string">
            <text:p>Azbro</text:p>
          </table:table-cell>
          <table:table-cell office:value-type="string">
            <text:p>Azbro Coupon Codes &amp; Promo Codes</text:p>
          </table:table-cell>
          <table:table-cell office:value-type="string">
            <text:p>https://localhost/cupons/wp-content/uploads/2019/05/Azbro-Coupon.jpg|https://localhost/cupons/wp-content/uploads/2018/07/azbro-coupons.jpg</text:p>
          </table:table-cell>
          <table:table-cell office:value-type="float" office:value="1">
            <text:p>1</text:p>
          </table:table-cell>
          <table:table-cell office:value-type="string">
            <text:p>https://www.azbro.com/</text:p>
          </table:table-cell>
          <table:table-cell office:value-type="string">
            <text:p>publish</text:p>
          </table:table-cell>
          <table:table-cell office:value-type="string">
            <text:p>azbro-coupon-codes</text:p>
          </table:table-cell>
          <table:table-cell table:number-columns-repeated="1016"/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Roawe</text:p>
          </table:table-cell>
          <table:table-cell office:value-type="string">
            <text:p>Roawe Coupon Codes &amp; Promo Codes</text:p>
          </table:table-cell>
          <table:table-cell office:value-type="string">
            <text:p>https://localhost/cupons/wp-content/uploads/2018/07/Roawe-Coupon.png|https://localhost/cupons/wp-content/uploads/2018/07/Roawe-Coupon.jpg</text:p>
          </table:table-cell>
          <table:table-cell office:value-type="float" office:value="2">
            <text:p>2</text:p>
          </table:table-cell>
          <table:table-cell office:value-type="string">
            <text:p>http://api.shopsshare.com?source=shopsshare&amp;sid=34&amp;cid=335&amp;rid=883</text:p>
          </table:table-cell>
          <table:table-cell office:value-type="string">
            <text:p>publish</text:p>
          </table:table-cell>
          <table:table-cell office:value-type="string">
            <text:p>roawe-coupon-codes</text:p>
          </table:table-cell>
          <table:table-cell table:number-columns-repeated="1016"/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Nicky Kay</text:p>
          </table:table-cell>
          <table:table-cell office:value-type="string">
            <text:p>Nicky Kay Coupon Codes &amp; Promo Codes</text:p>
          </table:table-cell>
          <table:table-cell office:value-type="string">
            <text:p>https://localhost/cupons/wp-content/uploads/2018/07/Nickey-Kay-Coupon.jpg|https://localhost/cupons/wp-content/uploads/2018/07/Nicky-Kay-Coupon.jp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ublish</text:p>
          </table:table-cell>
          <table:table-cell office:value-type="string">
            <text:p>nicky-kay-coupon-codes</text:p>
          </table:table-cell>
          <table:table-cell table:number-columns-repeated="1016"/>
        </table:table-row>
        <table:table-row table:style-name="ro1">
          <table:table-cell office:value-type="float" office:value="951">
            <text:p>951</text:p>
          </table:table-cell>
          <table:table-cell office:value-type="string">
            <text:p>Gucci</text:p>
          </table:table-cell>
          <table:table-cell office:value-type="string">
            <text:p>Gucci Promo Codes &amp; Coupon Codes</text:p>
          </table:table-cell>
          <table:table-cell office:value-type="string">
            <text:p>https://localhost/cupons/wp-content/uploads/2018/07/Gucci-Promo.png</text:p>
          </table:table-cell>
          <table:table-cell office:value-type="float" office:value="2">
            <text:p>2</text:p>
          </table:table-cell>
          <table:table-cell office:value-type="string">
            <text:p>http://www.jdoqocy.com/click-8845825-13359349</text:p>
          </table:table-cell>
          <table:table-cell office:value-type="string">
            <text:p>publish</text:p>
          </table:table-cell>
          <table:table-cell office:value-type="string">
            <text:p>gucci-coupon-codes</text:p>
          </table:table-cell>
          <table:table-cell table:number-columns-repeated="101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Silver Rush Style</text:p>
          </table:table-cell>
          <table:table-cell office:value-type="string">
            <text:p>Silver Rush Style Coupon Codes &amp; Promo Codes</text:p>
          </table:table-cell>
          <table:table-cell office:value-type="string">
            <text:p>https://localhost/cupons/wp-content/uploads/2018/07/Silver-Rush-Style-Coupon.png</text:p>
          </table:table-cell>
          <table:table-cell office:value-type="float" office:value="1">
            <text:p>1</text:p>
          </table:table-cell>
          <table:table-cell office:value-type="string">
            <text:p>http://www.kqzyfj.com/click-9108547-11276760</text:p>
          </table:table-cell>
          <table:table-cell office:value-type="string">
            <text:p>publish</text:p>
          </table:table-cell>
          <table:table-cell office:value-type="string">
            <text:p>silver-rush-style-coupon-codes</text:p>
          </table:table-cell>
          <table:table-cell table:number-columns-repeated="1016"/>
        </table:table-row>
        <table:table-row table:style-name="ro1">
          <table:table-cell office:value-type="float" office:value="1070">
            <text:p>1070</text:p>
          </table:table-cell>
          <table:table-cell office:value-type="string">
            <text:p>Auto Barn</text:p>
          </table:table-cell>
          <table:table-cell office:value-type="string">
            <text:p>Auto Barn Coupon Codes &amp; Promo Codes</text:p>
          </table:table-cell>
          <table:table-cell office:value-type="string">
            <text:p>https://localhost/cupons/wp-content/uploads/2018/07/Auto-Barn-Coupon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ublish</text:p>
          </table:table-cell>
          <table:table-cell office:value-type="string">
            <text:p>auto-barn-coupon-codes</text:p>
          </table:table-cell>
          <table:table-cell table:number-columns-repeated="1016"/>
        </table:table-row>
        <table:table-row table:style-name="ro1">
          <table:table-cell office:value-type="float" office:value="1093">
            <text:p>1093</text:p>
          </table:table-cell>
          <table:table-cell office:value-type="string">
            <text:p>PandaHall</text:p>
          </table:table-cell>
          <table:table-cell office:value-type="string">
            <text:p>PandaHall Coupon Codes &amp; Promo Codes</text:p>
          </table:table-cell>
          <table:table-cell office:value-type="string">
            <text:p>https://localhost/cupons/wp-content/uploads/2018/08/PandaHall-Coupon.png</text:p>
          </table:table-cell>
          <table:table-cell office:value-type="float" office:value="2">
            <text:p>2</text:p>
          </table:table-cell>
          <table:table-cell office:value-type="string">
            <text:p>http://www.anrdoezrs.net/links/9108547/type/dlg/https://www.pandahall.com/</text:p>
          </table:table-cell>
          <table:table-cell office:value-type="string">
            <text:p>publish</text:p>
          </table:table-cell>
          <table:table-cell office:value-type="string">
            <text:p>pandahall-coupon-codes</text:p>
          </table:table-cell>
          <table:table-cell table:number-columns-repeated="1016"/>
        </table:table-row>
        <table:table-row table:style-name="ro1">
          <table:table-cell office:value-type="float" office:value="1101">
            <text:p>1101</text:p>
          </table:table-cell>
          <table:table-cell office:value-type="string">
            <text:p>StylesImo</text:p>
          </table:table-cell>
          <table:table-cell office:value-type="string">
            <text:p>StylesImo Coupon Codes &amp; Promo Codes</text:p>
          </table:table-cell>
          <table:table-cell office:value-type="string">
            <text:p>https://localhost/cupons/wp-content/uploads/2018/08/StylesImo-Coupon.png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ublish</text:p>
          </table:table-cell>
          <table:table-cell office:value-type="string">
            <text:p>stylesimo-coupon-codes</text:p>
          </table:table-cell>
          <table:table-cell table:number-columns-repeated="1016"/>
        </table:table-row>
        <table:table-row table:style-name="ro1">
          <table:table-cell office:value-type="float" office:value="1139">
            <text:p>1139</text:p>
          </table:table-cell>
          <table:table-cell office:value-type="string">
            <text:p>Fashionmia</text:p>
          </table:table-cell>
          <table:table-cell office:value-type="string">
            <text:p>Fashionmia Coupon Codes &amp; Promo Codes</text:p>
          </table:table-cell>
          <table:table-cell office:value-type="string">
            <text:p>https://localhost/cupons/wp-content/uploads/2018/08/Fashionmia-Coupon.png|https://localhost/cupons/wp-content/uploads/2018/08/StylesImo-Coupon-1.png</text:p>
          </table:table-cell>
          <table:table-cell office:value-type="float" office:value="1">
            <text:p>1</text:p>
          </table:table-cell>
          <table:table-cell office:value-type="string">
            <text:p>http://www.tkqlhce.com/click-8845825-12760412</text:p>
          </table:table-cell>
          <table:table-cell office:value-type="string">
            <text:p>publish</text:p>
          </table:table-cell>
          <table:table-cell office:value-type="string">
            <text:p>fashionmia-coupon-codes</text:p>
          </table:table-cell>
          <table:table-cell table:number-columns-repeated="1016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Vaper Empire</text:p>
          </table:table-cell>
          <table:table-cell office:value-type="string">
            <text:p>Vaper Empire Coupon Codes &amp; Promo Codes</text:p>
          </table:table-cell>
          <table:table-cell office:value-type="string">
            <text:p>https://localhost/cupons/wp-content/uploads/2019/03/Vaper-Empire-Coupon.png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ublish</text:p>
          </table:table-cell>
          <table:table-cell office:value-type="string">
            <text:p>vaper-empire-coupon-codes</text:p>
          </table:table-cell>
          <table:table-cell table:number-columns-repeated="1016"/>
        </table:table-row>
        <table:table-row table:style-name="ro1">
          <table:table-cell office:value-type="float" office:value="1263">
            <text:p>1263</text:p>
          </table:table-cell>
          <table:table-cell office:value-type="string">
            <text:p>Agoda</text:p>
          </table:table-cell>
          <table:table-cell office:value-type="string">
            <text:p>Agoda Promo Codes &amp; Coupon Codes</text:p>
          </table:table-cell>
          <table:table-cell office:value-type="string">
            <text:p>https://localhost/cupons/wp-content/uploads/2019/04/Agoda-Promo.png</text:p>
          </table:table-cell>
          <table:table-cell office:value-type="float" office:value="2">
            <text:p>2</text:p>
          </table:table-cell>
          <table:table-cell office:value-type="string">
            <text:p>https://www.agoda.com/</text:p>
          </table:table-cell>
          <table:table-cell office:value-type="string">
            <text:p>publish</text:p>
          </table:table-cell>
          <table:table-cell office:value-type="string">
            <text:p>agoda-promo-codes</text:p>
          </table:table-cell>
          <table:table-cell table:number-columns-repeated="1016"/>
        </table:table-row>
        <table:table-row table:style-name="ro1">
          <table:table-cell office:value-type="float" office:value="1266">
            <text:p>1266</text:p>
          </table:table-cell>
          <table:table-cell office:value-type="string">
            <text:p>AliExpress</text:p>
          </table:table-cell>
          <table:table-cell office:value-type="string">
            <text:p>AliExpress Promo Codes &amp; Coupon Codes</text:p>
          </table:table-cell>
          <table:table-cell office:value-type="string">
            <text:p>https://localhost/cupons/wp-content/uploads/2019/04/AliExpress-Promo.png</text:p>
          </table:table-cell>
          <table:table-cell office:value-type="float" office:value="2">
            <text:p>2</text:p>
          </table:table-cell>
          <table:table-cell office:value-type="string">
            <text:p>https://alitems.com/g/1e8d11449481f1e9292e16525dc3e8/</text:p>
          </table:table-cell>
          <table:table-cell office:value-type="string">
            <text:p>publish</text:p>
          </table:table-cell>
          <table:table-cell office:value-type="string">
            <text:p>aliexpress-promo-codes</text:p>
          </table:table-cell>
          <table:table-cell table:number-columns-repeated="1016"/>
        </table:table-row>
        <table:table-row table:style-name="ro1">
          <table:table-cell office:value-type="float" office:value="1268">
            <text:p>1268</text:p>
          </table:table-cell>
          <table:table-cell office:value-type="string">
            <text:p>Banggood</text:p>
          </table:table-cell>
          <table:table-cell office:value-type="string">
            <text:p>Banggood Coupon Codes &amp; Promo Codes</text:p>
          </table:table-cell>
          <table:table-cell office:value-type="string">
            <text:p>https://localhost/cupons/wp-content/uploads/2019/04/Banggood-Coupon.png</text:p>
          </table:table-cell>
          <table:table-cell office:value-type="float" office:value="1">
            <text:p>1</text:p>
          </table:table-cell>
          <table:table-cell office:value-type="string">
            <text:p>https://ad.admitad.com/g/e8f129b05e81f1e9292e6213826a88/</text:p>
          </table:table-cell>
          <table:table-cell office:value-type="string">
            <text:p>publish</text:p>
          </table:table-cell>
          <table:table-cell office:value-type="string">
            <text:p>banggood-coupon-codes</text:p>
          </table:table-cell>
          <table:table-cell table:number-columns-repeated="1016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BeautifulHalo</text:p>
          </table:table-cell>
          <table:table-cell office:value-type="string">
            <text:p>BeautifulHalo Coupon Codes &amp; Promo Codes</text:p>
          </table:table-cell>
          <table:table-cell office:value-type="string">
            <text:p>https://localhost/cupons/wp-content/uploads/2019/04/BeautifulHalo-Coupon.png</text:p>
          </table:table-cell>
          <table:table-cell office:value-type="float" office:value="1">
            <text:p>1</text:p>
          </table:table-cell>
          <table:table-cell office:value-type="string">
            <text:p>https://ad.admitad.com/g/ke1179qg1b81f1e9292ec8804a75ef/</text:p>
          </table:table-cell>
          <table:table-cell office:value-type="string">
            <text:p>publish</text:p>
          </table:table-cell>
          <table:table-cell office:value-type="string">
            <text:p>beautifulhalo-coupon-codes</text:p>
          </table:table-cell>
          <table:table-cell table:number-columns-repeated="1016"/>
        </table:table-row>
        <table:table-row table:style-name="ro1">
          <table:table-cell office:value-type="float" office:value="1273">
            <text:p>1273</text:p>
          </table:table-cell>
          <table:table-cell office:value-type="string">
            <text:p>Booking.com</text:p>
          </table:table-cell>
          <table:table-cell office:value-type="string">
            <text:p>Booking.com Coupon Codes &amp; Promo Codes</text:p>
          </table:table-cell>
          <table:table-cell office:value-type="string">
            <text:p>https://localhost/cupons/wp-content/uploads/2019/04/Booking.com-Coupon.png</text:p>
          </table:table-cell>
          <table:table-cell office:value-type="float" office:value="1">
            <text:p>1</text:p>
          </table:table-cell>
          <table:table-cell office:value-type="string">
            <text:p>https://www.booking.com/</text:p>
          </table:table-cell>
          <table:table-cell office:value-type="string">
            <text:p>publish</text:p>
          </table:table-cell>
          <table:table-cell office:value-type="string">
            <text:p>bookingcom-coupon-codes</text:p>
          </table:table-cell>
          <table:table-cell table:number-columns-repeated="1016"/>
        </table:table-row>
        <table:table-row table:style-name="ro1">
          <table:table-cell office:value-type="float" office:value="1275">
            <text:p>1275</text:p>
          </table:table-cell>
          <table:table-cell office:value-type="string">
            <text:p>Boutiquefeel</text:p>
          </table:table-cell>
          <table:table-cell office:value-type="string">
            <text:p>Boutiquefeel Coupon Codes &amp; Promo Codes</text:p>
          </table:table-cell>
          <table:table-cell office:value-type="string">
            <text:p>https://localhost/cupons/wp-content/uploads/2019/04/Boutiquefeel-Coupon.png</text:p>
          </table:table-cell>
          <table:table-cell office:value-type="float" office:value="2">
            <text:p>2</text:p>
          </table:table-cell>
          <table:table-cell office:value-type="string">
            <text:p>https://t.cfjump.com/49166/t/49283</text:p>
          </table:table-cell>
          <table:table-cell office:value-type="string">
            <text:p>publish</text:p>
          </table:table-cell>
          <table:table-cell office:value-type="string">
            <text:p>boutiquefeel-coupon-codes</text:p>
          </table:table-cell>
          <table:table-cell table:number-columns-repeated="1016"/>
        </table:table-row>
        <table:table-row table:style-name="ro1">
          <table:table-cell office:value-type="float" office:value="1277">
            <text:p>1277</text:p>
          </table:table-cell>
          <table:table-cell office:value-type="string">
            <text:p>BuyInCoins</text:p>
          </table:table-cell>
          <table:table-cell office:value-type="string">
            <text:p>BuyInCoins Coupon Codes &amp; Promo Codes</text:p>
          </table:table-cell>
          <table:table-cell office:value-type="string">
            <text:p>https://localhost/cupons/wp-content/uploads/2019/04/BuyInCoins-Coupon.png</text:p>
          </table:table-cell>
          <table:table-cell office:value-type="float" office:value="1">
            <text:p>1</text:p>
          </table:table-cell>
          <table:table-cell office:value-type="string">
            <text:p>https://ad.admitad.com/g/qxqywp9nit81f1e9292e84077c549c/</text:p>
          </table:table-cell>
          <table:table-cell office:value-type="string">
            <text:p>publish</text:p>
          </table:table-cell>
          <table:table-cell office:value-type="string">
            <text:p>buyincoins-coupon-codes</text:p>
          </table:table-cell>
          <table:table-cell table:number-columns-repeated="1016"/>
        </table:table-row>
        <table:table-row table:style-name="ro1">
          <table:table-cell office:value-type="float" office:value="1324">
            <text:p>1324</text:p>
          </table:table-cell>
          <table:table-cell office:value-type="string">
            <text:p>DHGate</text:p>
          </table:table-cell>
          <table:table-cell office:value-type="string">
            <text:p>DHGate Coupon Codes &amp; Promo Codes</text:p>
          </table:table-cell>
          <table:table-cell office:value-type="string">
            <text:p>https://localhost/cupons/wp-content/uploads/2019/04/Dhgate-Coupon.png</text:p>
          </table:table-cell>
          <table:table-cell office:value-type="float" office:value="1">
            <text:p>1</text:p>
          </table:table-cell>
          <table:table-cell office:value-type="string">
            <text:p>https://ad.admitad.com/g/pzwp2neyhy81f1e9292e6a95c12d58/</text:p>
          </table:table-cell>
          <table:table-cell office:value-type="string">
            <text:p>publish</text:p>
          </table:table-cell>
          <table:table-cell office:value-type="string">
            <text:p>dhgate-coupon-codes</text:p>
          </table:table-cell>
          <table:table-cell table:number-columns-repeated="1016"/>
        </table:table-row>
        <table:table-row table:style-name="ro1">
          <table:table-cell office:value-type="float" office:value="1328">
            <text:p>1328</text:p>
          </table:table-cell>
          <table:table-cell office:value-type="string">
            <text:p>Joom</text:p>
          </table:table-cell>
          <table:table-cell office:value-type="string">
            <text:p>Joom Promo Codes &amp; Coupon Codes</text:p>
          </table:table-cell>
          <table:table-cell office:value-type="string">
            <text:p>https://localhost/cupons/wp-content/uploads/2019/04/Joom-Coupon.jpg|https://localhost/cupons/wp-content/uploads/2019/04/Joom-Promo-Code.png</text:p>
          </table:table-cell>
          <table:table-cell office:value-type="float" office:value="75">
            <text:p>75</text:p>
          </table:table-cell>
          <table:table-cell office:value-type="string">
            <text:p>https://ad.admitad.com/g/g46pi7hswh81f1e9292e6f40230861/?ulp=https%3A%2F%2Fwww.joom.com%2Fen</text:p>
          </table:table-cell>
          <table:table-cell office:value-type="string">
            <text:p>publish</text:p>
          </table:table-cell>
          <table:table-cell office:value-type="string">
            <text:p>joom-promo-codes</text:p>
          </table:table-cell>
          <table:table-cell table:number-columns-repeated="101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Bellechloe</text:p>
          </table:table-cell>
          <table:table-cell office:value-type="string">
            <text:p>BelleChloe Coupon Codes &amp; Promo Codes</text:p>
          </table:table-cell>
          <table:table-cell office:value-type="string">
            <text:p>https://localhost/cupons/wp-content/uploads/2019/04/BelleChloe-Coupon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ublish</text:p>
          </table:table-cell>
          <table:table-cell office:value-type="string">
            <text:p>bellechloe-coupon-codes</text:p>
          </table:table-cell>
          <table:table-cell table:number-columns-repeated="1016"/>
        </table:table-row>
        <table:table-row table:style-name="ro1">
          <table:table-cell office:value-type="float" office:value="1333">
            <text:p>1333</text:p>
          </table:table-cell>
          <table:table-cell office:value-type="string">
            <text:p>BodyBoss</text:p>
          </table:table-cell>
          <table:table-cell office:value-type="string">
            <text:p>BodyBoss Coupon Codes &amp; Promo Codes</text:p>
          </table:table-cell>
          <table:table-cell office:value-type="string">
            <text:p>https://localhost/cupons/wp-content/uploads/2019/04/BodyBoss-Coupon.png</text:p>
          </table:table-cell>
          <table:table-cell office:value-type="float" office:value="2">
            <text:p>2</text:p>
          </table:table-cell>
          <table:table-cell office:value-type="string">
            <text:p>http://www.tkqlhce.com/click-9108547-13700476</text:p>
          </table:table-cell>
          <table:table-cell office:value-type="string">
            <text:p>publish</text:p>
          </table:table-cell>
          <table:table-cell office:value-type="string">
            <text:p>bodyboss-coupon-codes</text:p>
          </table:table-cell>
          <table:table-cell table:number-columns-repeated="1016"/>
        </table:table-row>
        <table:table-row table:style-name="ro1">
          <table:table-cell office:value-type="float" office:value="1335">
            <text:p>1335</text:p>
          </table:table-cell>
          <table:table-cell office:value-type="string">
            <text:p>JAC Vapour</text:p>
          </table:table-cell>
          <table:table-cell office:value-type="string">
            <text:p>Jac Vapour Coupon Codes &amp; Promo Codes</text:p>
          </table:table-cell>
          <table:table-cell office:value-type="string">
            <text:p>https://localhost/cupons/wp-content/uploads/2019/04/Jac-Vapour-Coupon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ublish</text:p>
          </table:table-cell>
          <table:table-cell office:value-type="string">
            <text:p>jacvapour-coupon-codes</text:p>
          </table:table-cell>
          <table:table-cell table:number-columns-repeated="1016"/>
        </table:table-row>
        <table:table-row table:style-name="ro1">
          <table:table-cell office:value-type="float" office:value="1341">
            <text:p>1341</text:p>
          </table:table-cell>
          <table:table-cell office:value-type="string">
            <text:p>Casetify</text:p>
          </table:table-cell>
          <table:table-cell office:value-type="string">
            <text:p>Casetify Coupon Codes &amp; Promo Codes</text:p>
          </table:table-cell>
          <table:table-cell office:value-type="string">
            <text:p>https://localhost/cupons/wp-content/uploads/2019/04/Casetify-Coupon.png</text:p>
          </table:table-cell>
          <table:table-cell office:value-type="float" office:value="2">
            <text:p>2</text:p>
          </table:table-cell>
          <table:table-cell office:value-type="string">
            <text:p>https://ad.admitad.com/g/otnkzxupsn81f1e9292e1ca20eff7f/</text:p>
          </table:table-cell>
          <table:table-cell office:value-type="string">
            <text:p>publish</text:p>
          </table:table-cell>
          <table:table-cell office:value-type="string">
            <text:p>casetify-coupon-codes</text:p>
          </table:table-cell>
          <table:table-cell table:number-columns-repeated="1016"/>
        </table:table-row>
        <table:table-row table:style-name="ro1">
          <table:table-cell office:value-type="float" office:value="1369">
            <text:p>1369</text:p>
          </table:table-cell>
          <table:table-cell office:value-type="string">
            <text:p>ChicMe</text:p>
          </table:table-cell>
          <table:table-cell office:value-type="string">
            <text:p>ChicMe Coupon Codes &amp; Promo Codes</text:p>
          </table:table-cell>
          <table:table-cell office:value-type="string">
            <text:p>https://localhost/cupons/wp-content/uploads/2019/04/ChicMe-Coupon.png</text:p>
          </table:table-cell>
          <table:table-cell office:value-type="float" office:value="1">
            <text:p>1</text:p>
          </table:table-cell>
          <table:table-cell office:value-type="string">
            <text:p>https://t.cfjump.com/49166/t/49287</text:p>
          </table:table-cell>
          <table:table-cell office:value-type="string">
            <text:p>publish</text:p>
          </table:table-cell>
          <table:table-cell office:value-type="string">
            <text:p>chicme-coupon-codes</text:p>
          </table:table-cell>
          <table:table-cell table:number-columns-repeated="1016"/>
        </table:table-row>
        <table:table-row table:style-name="ro1">
          <table:table-cell office:value-type="float" office:value="1371">
            <text:p>1371</text:p>
          </table:table-cell>
          <table:table-cell office:value-type="string">
            <text:p>Chinavasion</text:p>
          </table:table-cell>
          <table:table-cell office:value-type="string">
            <text:p>Chinavasion Coupon Codes &amp; Promo Codes</text:p>
          </table:table-cell>
          <table:table-cell office:value-type="string">
            <text:p>https://localhost/cupons/wp-content/uploads/2019/04/Chinavasion-Coupon.png</text:p>
          </table:table-cell>
          <table:table-cell table:number-columns-repeated="2"/>
          <table:table-cell office:value-type="string">
            <text:p>publish</text:p>
          </table:table-cell>
          <table:table-cell office:value-type="string">
            <text:p>chinavasion-coupon-codes</text:p>
          </table:table-cell>
          <table:table-cell table:number-columns-repeated="1016"/>
        </table:table-row>
        <table:table-row table:style-name="ro1">
          <table:table-cell office:value-type="float" office:value="1374">
            <text:p>1374</text:p>
          </table:table-cell>
          <table:table-cell office:value-type="string">
            <text:p>Dresslily</text:p>
          </table:table-cell>
          <table:table-cell office:value-type="string">
            <text:p>DressLily Coupon Codes &amp; Promo Codes</text:p>
          </table:table-cell>
          <table:table-cell office:value-type="string">
            <text:p>https://localhost/cupons/wp-content/uploads/2019/04/Dresslily-Coupon.png</text:p>
          </table:table-cell>
          <table:table-cell office:value-type="float" office:value="1">
            <text:p>1</text:p>
          </table:table-cell>
          <table:table-cell office:value-type="string">
            <text:p>https://t.cfjump.com/49166/t/36006</text:p>
          </table:table-cell>
          <table:table-cell office:value-type="string">
            <text:p>publish</text:p>
          </table:table-cell>
          <table:table-cell office:value-type="string">
            <text:p>dresslily-coupon-codes</text:p>
          </table:table-cell>
          <table:table-cell table:number-columns-repeated="1016"/>
        </table:table-row>
        <table:table-row table:style-name="ro1">
          <table:table-cell office:value-type="float" office:value="1376">
            <text:p>1376</text:p>
          </table:table-cell>
          <table:table-cell office:value-type="string">
            <text:p>DX.com</text:p>
          </table:table-cell>
          <table:table-cell office:value-type="string">
            <text:p>DX.com Coupon Codes &amp; Promo Codes</text:p>
          </table:table-cell>
          <table:table-cell office:value-type="string">
            <text:p>https://localhost/cupons/wp-content/uploads/2019/04/DX.com-Coupon.png</text:p>
          </table:table-cell>
          <table:table-cell office:value-type="float" office:value="1">
            <text:p>1</text:p>
          </table:table-cell>
          <table:table-cell office:value-type="string">
            <text:p>https://ad.admitad.com/g/4510c4dda681f1e9292e31edb8141e/</text:p>
          </table:table-cell>
          <table:table-cell office:value-type="string">
            <text:p>publish</text:p>
          </table:table-cell>
          <table:table-cell office:value-type="string">
            <text:p>dxcom-coupon-codes</text:p>
          </table:table-cell>
          <table:table-cell table:number-columns-repeated="1016"/>
        </table:table-row>
        <table:table-row table:style-name="ro1">
          <table:table-cell office:value-type="float" office:value="1378">
            <text:p>1378</text:p>
          </table:table-cell>
          <table:table-cell office:value-type="string">
            <text:p>EconomyBookings.com</text:p>
          </table:table-cell>
          <table:table-cell office:value-type="string">
            <text:p>EconomyBookings.com Coupon Codes &amp; Promo Codes</text:p>
          </table:table-cell>
          <table:table-cell office:value-type="string">
            <text:p>https://localhost/cupons/wp-content/uploads/2019/04/EconomyBookings.com-Coupon.png</text:p>
          </table:table-cell>
          <table:table-cell table:number-columns-repeated="2"/>
          <table:table-cell office:value-type="string">
            <text:p>publish</text:p>
          </table:table-cell>
          <table:table-cell office:value-type="string">
            <text:p>economybookingscom-coupon-codes</text:p>
          </table:table-cell>
          <table:table-cell table:number-columns-repeated="1016"/>
        </table:table-row>
        <table:table-row table:style-name="ro1">
          <table:table-cell office:value-type="float" office:value="1380">
            <text:p>1380</text:p>
          </table:table-cell>
          <table:table-cell office:value-type="string">
            <text:p>Etihad Airways</text:p>
          </table:table-cell>
          <table:table-cell office:value-type="string">
            <text:p>Etihad Airways Promo Codes &amp; Coupon Codes</text:p>
          </table:table-cell>
          <table:table-cell office:value-type="string">
            <text:p>https://localhost/cupons/wp-content/uploads/2019/04/Etihad-Airways-Promo.png</text:p>
          </table:table-cell>
          <table:table-cell office:value-type="float" office:value="1">
            <text:p>1</text:p>
          </table:table-cell>
          <table:table-cell office:value-type="string">
            <text:p>https://ad.admitad.com/g/jmv9kwepx181f1e9292e28c1090438/</text:p>
          </table:table-cell>
          <table:table-cell office:value-type="string">
            <text:p>publish</text:p>
          </table:table-cell>
          <table:table-cell office:value-type="string">
            <text:p>etihadairways-promo-codes</text:p>
          </table:table-cell>
          <table:table-cell table:number-columns-repeated="1016"/>
        </table:table-row>
        <table:table-row table:style-name="ro1">
          <table:table-cell office:value-type="float" office:value="1383">
            <text:p>1383</text:p>
          </table:table-cell>
          <table:table-cell office:value-type="string">
            <text:p>FabFitFun</text:p>
          </table:table-cell>
          <table:table-cell office:value-type="string">
            <text:p>FabFitFun Coupon Codes &amp; Promo Codes</text:p>
          </table:table-cell>
          <table:table-cell office:value-type="string">
            <text:p>https://localhost/cupons/wp-content/uploads/2019/04/FabFitFun-Coupon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ublish</text:p>
          </table:table-cell>
          <table:table-cell office:value-type="string">
            <text:p>fabfitfun-coupon-codes</text:p>
          </table:table-cell>
          <table:table-cell table:number-columns-repeated="1016"/>
        </table:table-row>
        <table:table-row table:style-name="ro1">
          <table:table-cell office:value-type="float" office:value="1385">
            <text:p>1385</text:p>
          </table:table-cell>
          <table:table-cell office:value-type="string">
            <text:p>Forzieri</text:p>
          </table:table-cell>
          <table:table-cell office:value-type="string">
            <text:p>Forzieri Coupon Codes &amp; Promo Codes</text:p>
          </table:table-cell>
          <table:table-cell office:value-type="string">
            <text:p>https://localhost/cupons/wp-content/uploads/2019/04/Forzieri-Coupon.png</text:p>
          </table:table-cell>
          <table:table-cell office:value-type="float" office:value="4">
            <text:p>4</text:p>
          </table:table-cell>
          <table:table-cell office:value-type="string">
            <text:p>https://ad.admitad.com/g/1a00d1cde981f1e9292ea7333f369c/</text:p>
          </table:table-cell>
          <table:table-cell office:value-type="string">
            <text:p>publish</text:p>
          </table:table-cell>
          <table:table-cell office:value-type="string">
            <text:p>forzieri-coupon-codes</text:p>
          </table:table-cell>
          <table:table-cell table:number-columns-repeated="1016"/>
        </table:table-row>
        <table:table-row table:style-name="ro1">
          <table:table-cell office:value-type="float" office:value="1388">
            <text:p>1388</text:p>
          </table:table-cell>
          <table:table-cell office:value-type="string">
            <text:p>GearBest</text:p>
          </table:table-cell>
          <table:table-cell office:value-type="string">
            <text:p>GearBest Coupon Codes &amp; Promo Codes</text:p>
          </table:table-cell>
          <table:table-cell office:value-type="string">
            <text:p>https://localhost/cupons/wp-content/uploads/2019/04/GearBest-Coupon-2.png|https://localhost/cupons/wp-content/uploads/2019/04/GearBest-Coupon-1.png|https://localhost/cupons/wp-content/uploads/2019/04/GearBest-Coupon.png</text:p>
          </table:table-cell>
          <table:table-cell office:value-type="float" office:value="3">
            <text:p>3</text:p>
          </table:table-cell>
          <table:table-cell office:value-type="string">
            <text:p>https://lenkmio.com/g/2316b8f85681f1e9292e22af2ed61b/</text:p>
          </table:table-cell>
          <table:table-cell office:value-type="string">
            <text:p>publish</text:p>
          </table:table-cell>
          <table:table-cell office:value-type="string">
            <text:p>gearbest-coupon-codes</text:p>
          </table:table-cell>
          <table:table-cell table:number-columns-repeated="1016"/>
        </table:table-row>
        <table:table-row table:style-name="ro1">
          <table:table-cell office:value-type="float" office:value="1477">
            <text:p>1477</text:p>
          </table:table-cell>
          <table:table-cell office:value-type="string">
            <text:p>Geekbuying</text:p>
          </table:table-cell>
          <table:table-cell office:value-type="string">
            <text:p>Geekbuying Coupon Codes &amp; Geekbuying Promo Codes</text:p>
          </table:table-cell>
          <table:table-cell office:value-type="string">
            <text:p>https://localhost/cupons/wp-content/uploads/2019/05/Geekbuying-Coupon.png</text:p>
          </table:table-cell>
          <table:table-cell office:value-type="float" office:value="1">
            <text:p>1</text:p>
          </table:table-cell>
          <table:table-cell office:value-type="string">
            <text:p>https://ad.admitad.com/g/78tuvzaw8k81f1e9292e0267b86f6e/</text:p>
          </table:table-cell>
          <table:table-cell office:value-type="string">
            <text:p>publish</text:p>
          </table:table-cell>
          <table:table-cell office:value-type="string">
            <text:p>geekbuying-coupon-codes</text:p>
          </table:table-cell>
          <table:table-cell table:number-columns-repeated="1016"/>
        </table:table-row>
        <table:table-row table:style-name="ro1">
          <table:table-cell office:value-type="float" office:value="1478">
            <text:p>1478</text:p>
          </table:table-cell>
          <table:table-cell office:value-type="string">
            <text:p>McAfee</text:p>
          </table:table-cell>
          <table:table-cell office:value-type="string">
            <text:p>McAfee Promo Codes &amp; Coupon Codes</text:p>
          </table:table-cell>
          <table:table-cell office:value-type="string">
            <text:p>https://localhost/cupons/wp-content/uploads/2019/05/McAfee-Promo.png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ublish</text:p>
          </table:table-cell>
          <table:table-cell office:value-type="string">
            <text:p>mcafee-promo-codes</text:p>
          </table:table-cell>
          <table:table-cell table:number-columns-repeated="1016"/>
        </table:table-row>
        <table:table-row table:style-name="ro1">
          <table:table-cell office:value-type="float" office:value="1481">
            <text:p>1481</text:p>
          </table:table-cell>
          <table:table-cell office:value-type="string">
            <text:p>NewChic</text:p>
          </table:table-cell>
          <table:table-cell office:value-type="string">
            <text:p>NewChic Coupon Codes &amp; Promo Codes</text:p>
          </table:table-cell>
          <table:table-cell office:value-type="string">
            <text:p>https://localhost/cupons/wp-content/uploads/2019/05/Newchic-Coupon.png</text:p>
          </table:table-cell>
          <table:table-cell office:value-type="float" office:value="1">
            <text:p>1</text:p>
          </table:table-cell>
          <table:table-cell office:value-type="string">
            <text:p>https://ad.admitad.com/g/0i4jszvwip81f1e9292e3442850f04/</text:p>
          </table:table-cell>
          <table:table-cell office:value-type="string">
            <text:p>publish</text:p>
          </table:table-cell>
          <table:table-cell office:value-type="string">
            <text:p>newchic-coupon-codes</text:p>
          </table:table-cell>
          <table:table-cell table:number-columns-repeated="1016"/>
        </table:table-row>
        <table:table-row table:style-name="ro1">
          <table:table-cell office:value-type="float" office:value="1482">
            <text:p>1482</text:p>
          </table:table-cell>
          <table:table-cell office:value-type="string">
            <text:p>RoseGal</text:p>
          </table:table-cell>
          <table:table-cell office:value-type="string">
            <text:p>RoseGal Coupon Codes &amp; Promo Codes</text:p>
          </table:table-cell>
          <table:table-cell office:value-type="string">
            <text:p>https://localhost/cupons/wp-content/uploads/2019/05/Rosegal-Coupon.png|https://localhost/cupons/wp-content/uploads/2019/05/Azbro-Coupon.jpg</text:p>
          </table:table-cell>
          <table:table-cell office:value-type="float" office:value="1">
            <text:p>1</text:p>
          </table:table-cell>
          <table:table-cell office:value-type="string">
            <text:p>https://ad.admitad.com/g/d2jtns1h0x81f1e9292ee683584499/</text:p>
          </table:table-cell>
          <table:table-cell office:value-type="string">
            <text:p>publish</text:p>
          </table:table-cell>
          <table:table-cell office:value-type="string">
            <text:p>rosegal-coupon-codes</text:p>
          </table:table-cell>
          <table:table-cell table:number-columns-repeated="1016"/>
        </table:table-row>
        <table:table-row table:style-name="ro1">
          <table:table-cell office:value-type="float" office:value="1485">
            <text:p>1485</text:p>
          </table:table-cell>
          <table:table-cell office:value-type="string">
            <text:p>SammyDress</text:p>
          </table:table-cell>
          <table:table-cell office:value-type="string">
            <text:p>SammyDress Coupon Codes &amp; Promo Codes</text:p>
          </table:table-cell>
          <table:table-cell office:value-type="string">
            <text:p>https://localhost/cupons/wp-content/uploads/2019/05/Sammydress-Coupon.png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ublish</text:p>
          </table:table-cell>
          <table:table-cell office:value-type="string">
            <text:p>sammydress-coupon-codes</text:p>
          </table:table-cell>
          <table:table-cell table:number-columns-repeated="1016"/>
        </table:table-row>
        <table:table-row table:style-name="ro1">
          <table:table-cell office:value-type="float" office:value="1489">
            <text:p>1489</text:p>
          </table:table-cell>
          <table:table-cell office:value-type="string">
            <text:p>SHEIN</text:p>
          </table:table-cell>
          <table:table-cell office:value-type="string">
            <text:p>SHEIN Coupon Codes &amp; Promo Codes</text:p>
          </table:table-cell>
          <table:table-cell office:value-type="string">
            <text:p>https://localhost/cupons/wp-content/uploads/2019/05/Shein-Coupon.png</text:p>
          </table:table-cell>
          <table:table-cell office:value-type="float" office:value="1">
            <text:p>1</text:p>
          </table:table-cell>
          <table:table-cell office:value-type="string">
            <text:p>https://ad.admitad.com/g/1kjlqr06u081f1e9292ef0af71e07a/</text:p>
          </table:table-cell>
          <table:table-cell office:value-type="string">
            <text:p>publish</text:p>
          </table:table-cell>
          <table:table-cell office:value-type="string">
            <text:p>shein-coupon-codes</text:p>
          </table:table-cell>
          <table:table-cell table:number-columns-repeated="1016"/>
        </table:table-row>
        <table:table-row table:style-name="ro1">
          <table:table-cell office:value-type="float" office:value="1491">
            <text:p>1491</text:p>
          </table:table-cell>
          <table:table-cell office:value-type="string">
            <text:p>Zaful</text:p>
          </table:table-cell>
          <table:table-cell office:value-type="string">
            <text:p>Zaful Coupon Codes &amp; Promo Codes</text:p>
          </table:table-cell>
          <table:table-cell office:value-type="string">
            <text:p>https://localhost/cupons/wp-content/uploads/2019/05/Zaful-Coupon.png</text:p>
          </table:table-cell>
          <table:table-cell office:value-type="float" office:value="1">
            <text:p>1</text:p>
          </table:table-cell>
          <table:table-cell office:value-type="string">
            <text:p>https://tmoki.com/?a=463&amp;c=770&amp;p=r&amp;s1=</text:p>
          </table:table-cell>
          <table:table-cell office:value-type="string">
            <text:p>publish</text:p>
          </table:table-cell>
          <table:table-cell office:value-type="string">
            <text:p>zaful-coupon-codes</text:p>
          </table:table-cell>
          <table:table-cell table:number-columns-repeated="1016"/>
        </table:table-row>
        <table:table-row table:style-name="ro1">
          <table:table-cell office:value-type="float" office:value="1493">
            <text:p>1493</text:p>
          </table:table-cell>
          <table:table-cell office:value-type="string">
            <text:p>BitDefender</text:p>
          </table:table-cell>
          <table:table-cell office:value-type="string">
            <text:p>Bitdefender Coupon Codes &amp; Promo Codes</text:p>
          </table:table-cell>
          <table:table-cell office:value-type="string">
            <text:p>https://localhost/cupons/wp-content/uploads/2019/05/Bitdefender-Coupon.png</text:p>
          </table:table-cell>
          <table:table-cell office:value-type="float" office:value="1">
            <text:p>1</text:p>
          </table:table-cell>
          <table:table-cell office:value-type="string">
            <text:p>https://ad.admitad.com/g/mtbthwoafm81f1e9292e526db92b70/</text:p>
          </table:table-cell>
          <table:table-cell office:value-type="string">
            <text:p>publish</text:p>
          </table:table-cell>
          <table:table-cell office:value-type="string">
            <text:p>bitdefender-coupon-codes</text:p>
          </table:table-cell>
          <table:table-cell table:number-columns-repeated="1016"/>
        </table:table-row>
        <table:table-row table:style-name="ro1">
          <table:table-cell office:value-type="float" office:value="1495">
            <text:p>1495</text:p>
          </table:table-cell>
          <table:table-cell office:value-type="string">
            <text:p>Glasseslit</text:p>
          </table:table-cell>
          <table:table-cell office:value-type="string">
            <text:p>Glasseslit Coupon Codes</text:p>
          </table:table-cell>
          <table:table-cell office:value-type="string">
            <text:p>https://localhost/cupons/wp-content/uploads/2019/05/Glasseslit-Coupon.png</text:p>
          </table:table-cell>
          <table:table-cell office:value-type="float" office:value="1">
            <text:p>1</text:p>
          </table:table-cell>
          <table:table-cell office:value-type="string">
            <text:p>https://ad.admitad.com/g/mmjnepjawo81f1e9292ede0721ef8d/</text:p>
          </table:table-cell>
          <table:table-cell office:value-type="string">
            <text:p>publish</text:p>
          </table:table-cell>
          <table:table-cell office:value-type="string">
            <text:p>glasseslit-coupon-codes</text:p>
          </table:table-cell>
          <table:table-cell table:number-columns-repeated="1016"/>
        </table:table-row>
        <table:table-row table:style-name="ro1">
          <table:table-cell office:value-type="float" office:value="1497">
            <text:p>1497</text:p>
          </table:table-cell>
          <table:table-cell office:value-type="string">
            <text:p>Funko</text:p>
          </table:table-cell>
          <table:table-cell office:value-type="string">
            <text:p>Funko Coupon Codes &amp; Promo Codes</text:p>
          </table:table-cell>
          <table:table-cell office:value-type="string">
            <text:p>https://localhost/cupons/wp-content/uploads/2019/05/Funko-Coupon.png</text:p>
          </table:table-cell>
          <table:table-cell office:value-type="float" office:value="1">
            <text:p>1</text:p>
          </table:table-cell>
          <table:table-cell office:value-type="string">
            <text:p>https://ad.admitad.com/g/sxaujmw6gk81f1e9292e3d00080fc1/</text:p>
          </table:table-cell>
          <table:table-cell office:value-type="string">
            <text:p>publish</text:p>
          </table:table-cell>
          <table:table-cell office:value-type="string">
            <text:p>funko-coupon-codes</text:p>
          </table:table-cell>
          <table:table-cell table:number-columns-repeated="1016"/>
        </table:table-row>
        <table:table-row table:style-name="ro1">
          <table:table-cell office:value-type="float" office:value="1544">
            <text:p>1544</text:p>
          </table:table-cell>
          <table:table-cell office:value-type="string">
            <text:p>DD4</text:p>
          </table:table-cell>
          <table:table-cell office:value-type="string">
            <text:p>DD4 Coupon Codes &amp; Promo Codes</text:p>
          </table:table-cell>
          <table:table-cell office:value-type="string">
            <text:p>https://localhost/cupons/wp-content/uploads/2019/05/DD4-Coupon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ublish</text:p>
          </table:table-cell>
          <table:table-cell office:value-type="string">
            <text:p>dd4-coupon-codes</text:p>
          </table:table-cell>
          <table:table-cell table:number-columns-repeated="1016"/>
        </table:table-row>
        <table:table-row table:style-name="ro1">
          <table:table-cell office:value-type="float" office:value="1546">
            <text:p>1546</text:p>
          </table:table-cell>
          <table:table-cell office:value-type="string">
            <text:p>NordVPN</text:p>
          </table:table-cell>
          <table:table-cell office:value-type="string">
            <text:p>NordVPN Coupon Codes &amp; Promo Codes</text:p>
          </table:table-cell>
          <table:table-cell office:value-type="string">
            <text:p>https://localhost/cupons/wp-content/uploads/2019/05/Nordvpn-Coupon.png</text:p>
          </table:table-cell>
          <table:table-cell office:value-type="float" office:value="1">
            <text:p>1</text:p>
          </table:table-cell>
          <table:table-cell office:value-type="string">
            <text:p>https://ad.admitad.com/g/mai1uhgx1681f1e9292e004ed038cb/</text:p>
          </table:table-cell>
          <table:table-cell office:value-type="string">
            <text:p>publish</text:p>
          </table:table-cell>
          <table:table-cell office:value-type="string">
            <text:p>nordvpn-coupon-codes</text:p>
          </table:table-cell>
          <table:table-cell table:number-columns-repeated="1016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Shutterstock</text:p>
          </table:table-cell>
          <table:table-cell office:value-type="string">
            <text:p>Shutterstock Coupon Codes &amp; Promo Codes</text:p>
          </table:table-cell>
          <table:table-cell office:value-type="string">
            <text:p>https://localhost/cupons/wp-content/uploads/2019/05/Shutterstock-Coupon.png</text:p>
          </table:table-cell>
          <table:table-cell office:value-type="float" office:value="4">
            <text:p>4</text:p>
          </table:table-cell>
          <table:table-cell/>
          <table:table-cell office:value-type="string">
            <text:p>publish</text:p>
          </table:table-cell>
          <table:table-cell office:value-type="string">
            <text:p>shutterstock-coupon-codes</text:p>
          </table:table-cell>
          <table:table-cell table:number-columns-repeated="1016"/>
        </table:table-row>
        <table:table-row table:style-name="ro1">
          <table:table-cell office:value-type="float" office:value="1550">
            <text:p>1550</text:p>
          </table:table-cell>
          <table:table-cell office:value-type="string">
            <text:p>SouFeel Jewelry</text:p>
          </table:table-cell>
          <table:table-cell office:value-type="string">
            <text:p>Soufeel Jewelry Coupon Codes &amp; Promo Codes</text:p>
          </table:table-cell>
          <table:table-cell office:value-type="string">
            <text:p>https://localhost/cupons/wp-content/uploads/2019/05/SouFeel-Jewelry-Coupon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ublish</text:p>
          </table:table-cell>
          <table:table-cell office:value-type="string">
            <text:p>soufeel-jewelry-coupon-codes</text:p>
          </table:table-cell>
          <table:table-cell table:number-columns-repeated="1016"/>
        </table:table-row>
        <table:table-row table:style-name="ro1">
          <table:table-cell office:value-type="float" office:value="1554">
            <text:p>1554</text:p>
          </table:table-cell>
          <table:table-cell office:value-type="string">
            <text:p>Alamo Rent A Car</text:p>
          </table:table-cell>
          <table:table-cell office:value-type="string">
            <text:p>Alamo Rent A Car Coupon Codes &amp; Promo Codes</text:p>
          </table:table-cell>
          <table:table-cell office:value-type="string">
            <text:p>https://localhost/cupons/wp-content/uploads/2019/05/Alamo-Rent-A-Car-Coupon.png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ublish</text:p>
          </table:table-cell>
          <table:table-cell office:value-type="string">
            <text:p>alamo-rent-a-car-coupon-codes</text:p>
          </table:table-cell>
          <table:table-cell table:number-columns-repeated="1016"/>
        </table:table-row>
        <table:table-row table:style-name="ro1">
          <table:table-cell office:value-type="float" office:value="1556">
            <text:p>1556</text:p>
          </table:table-cell>
          <table:table-cell office:value-type="string">
            <text:p>Enterprise Car Rental</text:p>
          </table:table-cell>
          <table:table-cell office:value-type="string">
            <text:p>Enterprise Car Rental Coupon Codes &amp; Promo Codes</text:p>
          </table:table-cell>
          <table:table-cell office:value-type="string">
            <text:p>https://localhost/cupons/wp-content/uploads/2019/05/Enterprise-Car-Rental-Coupon.png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ublish</text:p>
          </table:table-cell>
          <table:table-cell office:value-type="string">
            <text:p>enterprise-car-rental-coupon-codes</text:p>
          </table:table-cell>
          <table:table-cell table:number-columns-repeated="1016"/>
        </table:table-row>
        <table:table-row table:style-name="ro1">
          <table:table-cell office:value-type="float" office:value="1558">
            <text:p>1558</text:p>
          </table:table-cell>
          <table:table-cell office:value-type="string">
            <text:p>G2A</text:p>
          </table:table-cell>
          <table:table-cell office:value-type="string">
            <text:p>G2A Coupon Codes &amp; Promo Codes</text:p>
          </table:table-cell>
          <table:table-cell office:value-type="string">
            <text:p>https://localhost/cupons/wp-content/uploads/2019/05/G2A-Coupon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ublish</text:p>
          </table:table-cell>
          <table:table-cell office:value-type="string">
            <text:p>g2a-coupon-codes</text:p>
          </table:table-cell>
          <table:table-cell table:number-columns-repeated="1016"/>
        </table:table-row>
        <table:table-row table:style-name="ro1">
          <table:table-cell office:value-type="float" office:value="1560">
            <text:p>1560</text:p>
          </table:table-cell>
          <table:table-cell office:value-type="string">
            <text:p>Houzz</text:p>
          </table:table-cell>
          <table:table-cell office:value-type="string">
            <text:p>Houzz Coupon Codes &amp; Promo Codes</text:p>
          </table:table-cell>
          <table:table-cell office:value-type="string">
            <text:p>https://localhost/cupons/wp-content/uploads/2019/05/Houzz-Coupon.png</text:p>
          </table:table-cell>
          <table:table-cell table:number-columns-repeated="2"/>
          <table:table-cell office:value-type="string">
            <text:p>publish</text:p>
          </table:table-cell>
          <table:table-cell office:value-type="string">
            <text:p>houzz-coupon-codes</text:p>
          </table:table-cell>
          <table:table-cell table:number-columns-repeated="1016"/>
        </table:table-row>
        <table:table-row table:style-name="ro1">
          <table:table-cell office:value-type="float" office:value="1562">
            <text:p>1562</text:p>
          </table:table-cell>
          <table:table-cell office:value-type="string">
            <text:p>Marriott</text:p>
          </table:table-cell>
          <table:table-cell office:value-type="string">
            <text:p>Marriott Promo Codes &amp; Coupon Codes</text:p>
          </table:table-cell>
          <table:table-cell office:value-type="string">
            <text:p>https://localhost/cupons/wp-content/uploads/2019/05/Marriott-Promo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ublish</text:p>
          </table:table-cell>
          <table:table-cell office:value-type="string">
            <text:p>marriott-promo-codes</text:p>
          </table:table-cell>
          <table:table-cell table:number-columns-repeated="1016"/>
        </table:table-row>
        <table:table-row table:style-name="ro1">
          <table:table-cell office:value-type="float" office:value="1564">
            <text:p>1564</text:p>
          </table:table-cell>
          <table:table-cell office:value-type="string">
            <text:p>National Car Rental</text:p>
          </table:table-cell>
          <table:table-cell office:value-type="string">
            <text:p>National Car Rental Coupon Codes &amp; Promo Codes</text:p>
          </table:table-cell>
          <table:table-cell office:value-type="string">
            <text:p>https://localhost/cupons/wp-content/uploads/2019/05/National-Car-Rental-Coupon.p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publish</text:p>
          </table:table-cell>
          <table:table-cell office:value-type="string">
            <text:p>national-car-rental-coupon-codes</text:p>
          </table:table-cell>
          <table:table-cell table:number-columns-repeated="1016"/>
        </table:table-row>
        <table:table-row table:style-name="ro1">
          <table:table-cell office:value-type="float" office:value="1566">
            <text:p>1566</text:p>
          </table:table-cell>
          <table:table-cell office:value-type="string">
            <text:p>Airport Parking Reservations</text:p>
          </table:table-cell>
          <table:table-cell office:value-type="string">
            <text:p>Airport Parking Reservations Coupon Codes &amp; Promo Codes</text:p>
          </table:table-cell>
          <table:table-cell office:value-type="string">
            <text:p>https://localhost/cupons/wp-content/uploads/2019/05/Airport-Parking-Reservations-Coupon.png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ublish</text:p>
          </table:table-cell>
          <table:table-cell office:value-type="string">
            <text:p>airport-parking-reservations-coupon-codes</text:p>
          </table:table-cell>
          <table:table-cell table:number-columns-repeated="1016"/>
        </table:table-row>
        <table:table-row table:style-name="ro1">
          <table:table-cell office:value-type="float" office:value="1568">
            <text:p>1568</text:p>
          </table:table-cell>
          <table:table-cell office:value-type="string">
            <text:p>Simply Dresses</text:p>
          </table:table-cell>
          <table:table-cell/>
          <table:table-cell office:value-type="string">
            <text:p>https://localhost/cupons/wp-content/uploads/2019/05/Simply-Dresses-Promo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ublish</text:p>
          </table:table-cell>
          <table:table-cell office:value-type="string">
            <text:p>simply-dresses-promo-codes</text:p>
          </table:table-cell>
          <table:table-cell table:number-columns-repeated="1016"/>
        </table:table-row>
        <table:table-row table:style-name="ro1">
          <table:table-cell office:value-type="float" office:value="1892">
            <text:p>1892</text:p>
          </table:table-cell>
          <table:table-cell office:value-type="string">
            <text:p>Hobby Lobby</text:p>
          </table:table-cell>
          <table:table-cell office:value-type="string">
            <text:p>Hobby Lobby Coupon Codes &amp; Hobby Lobby Promo Codes</text:p>
          </table:table-cell>
          <table:table-cell office:value-type="string">
            <text:p>https://localhost/cupons/wp-content/uploads/2019/07/Hobby-Lobby-Coupon.png</text:p>
          </table:table-cell>
          <table:table-cell/>
          <table:table-cell office:value-type="string">
            <text:p>https://www.hobbylobby.com/</text:p>
          </table:table-cell>
          <table:table-cell office:value-type="string">
            <text:p>publish</text:p>
          </table:table-cell>
          <table:table-cell office:value-type="string">
            <text:p>hobby-lobby-coupon-codes</text:p>
          </table:table-cell>
          <table:table-cell table:number-columns-repeated="1016"/>
        </table:table-row>
        <table:table-row table:style-name="ro1">
          <table:table-cell office:value-type="float" office:value="1895">
            <text:p>1895</text:p>
          </table:table-cell>
          <table:table-cell office:value-type="string">
            <text:p>Papa Johns</text:p>
          </table:table-cell>
          <table:table-cell office:value-type="string">
            <text:p>Papa Johns Coupon Codes &amp; Papa Johns Promo Codes</text:p>
          </table:table-cell>
          <table:table-cell office:value-type="string">
            <text:p>https://localhost/cupons/wp-content/uploads/2019/07/Papa-Johns-Coupon.png</text:p>
          </table:table-cell>
          <table:table-cell office:value-type="float" office:value="1">
            <text:p>1</text:p>
          </table:table-cell>
          <table:table-cell office:value-type="string">
            <text:p>https://www.papajohns.com/</text:p>
          </table:table-cell>
          <table:table-cell office:value-type="string">
            <text:p>publish</text:p>
          </table:table-cell>
          <table:table-cell office:value-type="string">
            <text:p>papa-johns-coupon-codes</text:p>
          </table:table-cell>
          <table:table-cell table:number-columns-repeated="1016"/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Grubhub</text:p>
          </table:table-cell>
          <table:table-cell office:value-type="string">
            <text:p>Grubhub Coupon Codes &amp; Grubhub Promo Codes</text:p>
          </table:table-cell>
          <table:table-cell office:value-type="string">
            <text:p>https://localhost/cupons/wp-content/uploads/2019/07/Grubhub-Coupon.jpg</text:p>
          </table:table-cell>
          <table:table-cell/>
          <table:table-cell office:value-type="string">
            <text:p>https://www.grubhub.com/</text:p>
          </table:table-cell>
          <table:table-cell office:value-type="string">
            <text:p>publish</text:p>
          </table:table-cell>
          <table:table-cell office:value-type="string">
            <text:p>grubhub-coupon-codes</text:p>
          </table:table-cell>
          <table:table-cell table:number-columns-repeated="1016"/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Bath And Body Works</text:p>
          </table:table-cell>
          <table:table-cell office:value-type="string">
            <text:p>Bath And Body Works Coupon Codes &amp; Bath And Body Works Promo Codes</text:p>
          </table:table-cell>
          <table:table-cell office:value-type="string">
            <text:p>https://localhost/cupons/wp-content/uploads/2019/07/Bath-And-Body-Works-Coupon.jpg</text:p>
          </table:table-cell>
          <table:table-cell/>
          <table:table-cell office:value-type="string">
            <text:p>https://www.bathandbodyworks.com/</text:p>
          </table:table-cell>
          <table:table-cell office:value-type="string">
            <text:p>publish</text:p>
          </table:table-cell>
          <table:table-cell office:value-type="string">
            <text:p>bath-and-body-works-coupon-codes</text:p>
          </table:table-cell>
          <table:table-cell table:number-columns-repeated="1016"/>
        </table:table-row>
        <table:table-row table:style-name="ro1">
          <table:table-cell office:value-type="float" office:value="1904">
            <text:p>1904</text:p>
          </table:table-cell>
          <table:table-cell office:value-type="string">
            <text:p>Nordstrom Rack</text:p>
          </table:table-cell>
          <table:table-cell office:value-type="string">
            <text:p>Nordstrom Rack Coupon Codes &amp; Nordstrom Rack Promo Codes</text:p>
          </table:table-cell>
          <table:table-cell office:value-type="string">
            <text:p>https://localhost/cupons/wp-content/uploads/2019/07/Nordstrom-Rack-Coupon.jpg</text:p>
          </table:table-cell>
          <table:table-cell/>
          <table:table-cell office:value-type="string">
            <text:p>https://www.nordstromrack.com/</text:p>
          </table:table-cell>
          <table:table-cell office:value-type="string">
            <text:p>publish</text:p>
          </table:table-cell>
          <table:table-cell office:value-type="string">
            <text:p>nordstrom-rack-coupon-codes</text:p>
          </table:table-cell>
          <table:table-cell table:number-columns-repeated="1016"/>
        </table:table-row>
        <table:table-row table:style-name="ro1">
          <table:table-cell office:value-type="float" office:value="1907">
            <text:p>1907</text:p>
          </table:table-cell>
          <table:table-cell office:value-type="string">
            <text:p>JCPenney</text:p>
          </table:table-cell>
          <table:table-cell office:value-type="string">
            <text:p>JCPenney Coupon Codes &amp; JCPenney Promo Codes</text:p>
          </table:table-cell>
          <table:table-cell office:value-type="string">
            <text:p>https://localhost/cupons/wp-content/uploads/2019/07/Jcpenney-Coupon.jpg</text:p>
          </table:table-cell>
          <table:table-cell/>
          <table:table-cell office:value-type="string">
            <text:p>https://www.jcpenney.com/</text:p>
          </table:table-cell>
          <table:table-cell office:value-type="string">
            <text:p>publish</text:p>
          </table:table-cell>
          <table:table-cell office:value-type="string">
            <text:p>jcpenney-coupon-codes</text:p>
          </table:table-cell>
          <table:table-cell table:number-columns-repeated="1016"/>
        </table:table-row>
        <table:table-row table:style-name="ro1">
          <table:table-cell office:value-type="float" office:value="1925">
            <text:p>1925</text:p>
          </table:table-cell>
          <table:table-cell office:value-type="string">
            <text:p>Best Buy</text:p>
          </table:table-cell>
          <table:table-cell office:value-type="string">
            <text:p>Best Buy Coupon Codes &amp; Best Buy Promo Codes</text:p>
          </table:table-cell>
          <table:table-cell office:value-type="string">
            <text:p>https://localhost/cupons/wp-content/uploads/2019/07/Best-Buy-Coupon.jpg</text:p>
          </table:table-cell>
          <table:table-cell/>
          <table:table-cell office:value-type="string">
            <text:p>https://www.bestbuy.com/</text:p>
          </table:table-cell>
          <table:table-cell office:value-type="string">
            <text:p>publish</text:p>
          </table:table-cell>
          <table:table-cell office:value-type="string">
            <text:p>best-buy-coupon-codes</text:p>
          </table:table-cell>
          <table:table-cell table:number-columns-repeated="1016"/>
        </table:table-row>
        <table:table-row table:style-name="ro1">
          <table:table-cell office:value-type="float" office:value="1927">
            <text:p>1927</text:p>
          </table:table-cell>
          <table:table-cell office:value-type="string">
            <text:p>Famous Footwear</text:p>
          </table:table-cell>
          <table:table-cell office:value-type="string">
            <text:p>Famous Footwear Coupon Codes &amp; Famous Footwear Promo Codes</text:p>
          </table:table-cell>
          <table:table-cell office:value-type="string">
            <text:p>https://localhost/cupons/wp-content/uploads/2019/07/Famous-Footwear-Coupon.jpg</text:p>
          </table:table-cell>
          <table:table-cell/>
          <table:table-cell office:value-type="string">
            <text:p>https://www.famousfootwear.com/</text:p>
          </table:table-cell>
          <table:table-cell office:value-type="string">
            <text:p>publish</text:p>
          </table:table-cell>
          <table:table-cell office:value-type="string">
            <text:p>famousfootwear-coupon-codes</text:p>
          </table:table-cell>
          <table:table-cell table:number-columns-repeated="1016"/>
        </table:table-row>
        <table:table-row table:style-name="ro1">
          <table:table-cell office:value-type="float" office:value="1933">
            <text:p>1933</text:p>
          </table:table-cell>
          <table:table-cell office:value-type="string">
            <text:p>Buybuybaby</text:p>
          </table:table-cell>
          <table:table-cell office:value-type="string">
            <text:p>Buybuybaby Coupon Codes &amp; Buybuybaby Promo Codes</text:p>
          </table:table-cell>
          <table:table-cell office:value-type="string">
            <text:p>https://localhost/cupons/wp-content/uploads/2019/07/Buybuybaby-Coupon.jpg</text:p>
          </table:table-cell>
          <table:table-cell/>
          <table:table-cell office:value-type="string">
            <text:p>https://www.buybuybaby.com/</text:p>
          </table:table-cell>
          <table:table-cell office:value-type="string">
            <text:p>publish</text:p>
          </table:table-cell>
          <table:table-cell office:value-type="string">
            <text:p>buybuybaby-coupon-codes</text:p>
          </table:table-cell>
          <table:table-cell table:number-columns-repeated="1016"/>
        </table:table-row>
        <table:table-row table:style-name="ro1">
          <table:table-cell office:value-type="float" office:value="1936">
            <text:p>1936</text:p>
          </table:table-cell>
          <table:table-cell office:value-type="string">
            <text:p>Doordash</text:p>
          </table:table-cell>
          <table:table-cell office:value-type="string">
            <text:p>Doordash Coupon Codes &amp; Doordash Promo Codes</text:p>
          </table:table-cell>
          <table:table-cell office:value-type="string">
            <text:p>https://localhost/cupons/wp-content/uploads/2019/07/Doordash-Coupon.png</text:p>
          </table:table-cell>
          <table:table-cell office:value-type="float" office:value="8">
            <text:p>8</text:p>
          </table:table-cell>
          <table:table-cell office:value-type="string">
            <text:p>https://www.doordash.com/</text:p>
          </table:table-cell>
          <table:table-cell office:value-type="string">
            <text:p>publish</text:p>
          </table:table-cell>
          <table:table-cell office:value-type="string">
            <text:p>doordash-coupon-codes</text:p>
          </table:table-cell>
          <table:table-cell table:number-columns-repeated="1016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Wayfair</text:p>
          </table:table-cell>
          <table:table-cell office:value-type="string">
            <text:p>Wayfair Coupon Codes &amp; Wayfair Promo Codes</text:p>
          </table:table-cell>
          <table:table-cell office:value-type="string">
            <text:p>https://localhost/cupons/wp-content/uploads/2019/07/Wayfair-Coupon.png</text:p>
          </table:table-cell>
          <table:table-cell/>
          <table:table-cell office:value-type="string">
            <text:p>https://www.wayfair.com/</text:p>
          </table:table-cell>
          <table:table-cell office:value-type="string">
            <text:p>publish</text:p>
          </table:table-cell>
          <table:table-cell office:value-type="string">
            <text:p>wayfair-coupon-codes</text:p>
          </table:table-cell>
          <table:table-cell table:number-columns-repeated="1016"/>
        </table:table-row>
        <table:table-row table:style-name="ro1">
          <table:table-cell office:value-type="float" office:value="1942">
            <text:p>1942</text:p>
          </table:table-cell>
          <table:table-cell office:value-type="string">
            <text:p>Fashion Nova</text:p>
          </table:table-cell>
          <table:table-cell office:value-type="string">
            <text:p>Fashion Nova Coupon Codes &amp; Fashion NovaPromo Codes</text:p>
          </table:table-cell>
          <table:table-cell office:value-type="string">
            <text:p>https://localhost/cupons/wp-content/uploads/2019/07/Fashion-Nova-Coupon.jpg</text:p>
          </table:table-cell>
          <table:table-cell office:value-type="float" office:value="2">
            <text:p>2</text:p>
          </table:table-cell>
          <table:table-cell office:value-type="string">
            <text:p>https://www.fashionnova.com/</text:p>
          </table:table-cell>
          <table:table-cell office:value-type="string">
            <text:p>publish</text:p>
          </table:table-cell>
          <table:table-cell office:value-type="string">
            <text:p>fashion-nova-coupon-codes</text:p>
          </table:table-cell>
          <table:table-cell table:number-columns-repeated="1016"/>
        </table:table-row>
        <table:table-row table:style-name="ro1">
          <table:table-cell office:value-type="float" office:value="1946">
            <text:p>1946</text:p>
          </table:table-cell>
          <table:table-cell office:value-type="string">
            <text:p>Walgreens</text:p>
          </table:table-cell>
          <table:table-cell office:value-type="string">
            <text:p>Walgreens Coupon Codes &amp; Walgreens Promo Codes</text:p>
          </table:table-cell>
          <table:table-cell office:value-type="string">
            <text:p>https://localhost/cupons/wp-content/uploads/2019/07/Walgreens-Coupon.png</text:p>
          </table:table-cell>
          <table:table-cell/>
          <table:table-cell office:value-type="string">
            <text:p>https://www.walgreens.com/</text:p>
          </table:table-cell>
          <table:table-cell office:value-type="string">
            <text:p>publish</text:p>
          </table:table-cell>
          <table:table-cell office:value-type="string">
            <text:p>walgreens-coupon-codes</text:p>
          </table:table-cell>
          <table:table-cell table:number-columns-repeated="1016"/>
        </table:table-row>
        <table:table-row table:style-name="ro1">
          <table:table-cell office:value-type="float" office:value="1948">
            <text:p>1948</text:p>
          </table:table-cell>
          <table:table-cell office:value-type="string">
            <text:p>Ruby Tuesday</text:p>
          </table:table-cell>
          <table:table-cell office:value-type="string">
            <text:p>Ruby Tuesday Coupon Codes &amp; Ruby Tuesday Promo Codes</text:p>
          </table:table-cell>
          <table:table-cell office:value-type="string">
            <text:p>https://localhost/cupons/wp-content/uploads/2019/07/Ruby-Tuesday-Coupon.png</text:p>
          </table:table-cell>
          <table:table-cell/>
          <table:table-cell office:value-type="string">
            <text:p>http://rubytuesday.com/</text:p>
          </table:table-cell>
          <table:table-cell office:value-type="string">
            <text:p>publish</text:p>
          </table:table-cell>
          <table:table-cell office:value-type="string">
            <text:p>ruby-tuesday-coupon-codes</text:p>
          </table:table-cell>
          <table:table-cell table:number-columns-repeated="1016"/>
        </table:table-row>
        <table:table-row table:style-name="ro1">
          <table:table-cell office:value-type="float" office:value="1951">
            <text:p>1951</text:p>
          </table:table-cell>
          <table:table-cell office:value-type="string">
            <text:p>Ulta</text:p>
          </table:table-cell>
          <table:table-cell office:value-type="string">
            <text:p>Ulta Coupon Codes &amp; Ulta Promo Codes</text:p>
          </table:table-cell>
          <table:table-cell office:value-type="string">
            <text:p>https://localhost/cupons/wp-content/uploads/2019/07/Ulta-Coupon.jpg</text:p>
          </table:table-cell>
          <table:table-cell/>
          <table:table-cell office:value-type="string">
            <text:p>https://www.ulta.com/</text:p>
          </table:table-cell>
          <table:table-cell office:value-type="string">
            <text:p>publish</text:p>
          </table:table-cell>
          <table:table-cell office:value-type="string">
            <text:p>ulta-coupon-codes</text:p>
          </table:table-cell>
          <table:table-cell table:number-columns-repeated="1016"/>
        </table:table-row>
        <table:table-row table:style-name="ro1">
          <table:table-cell office:value-type="float" office:value="1955">
            <text:p>1955</text:p>
          </table:table-cell>
          <table:table-cell office:value-type="string">
            <text:p>Acmoore</text:p>
          </table:table-cell>
          <table:table-cell office:value-type="string">
            <text:p>Acmoore Coupon Codes &amp; Acmoore Promo Codes</text:p>
          </table:table-cell>
          <table:table-cell office:value-type="string">
            <text:p>https://localhost/cupons/wp-content/uploads/2019/07/Acmoore-Coupon.png</text:p>
          </table:table-cell>
          <table:table-cell/>
          <table:table-cell office:value-type="string">
            <text:p>https://acmoore.com/</text:p>
          </table:table-cell>
          <table:table-cell office:value-type="string">
            <text:p>publish</text:p>
          </table:table-cell>
          <table:table-cell office:value-type="string">
            <text:p>acmoore-coupon-codes</text:p>
          </table:table-cell>
          <table:table-cell table:number-columns-repeated="1016"/>
        </table:table-row>
        <table:table-row table:style-name="ro1">
          <table:table-cell office:value-type="float" office:value="1957">
            <text:p>1957</text:p>
          </table:table-cell>
          <table:table-cell office:value-type="string">
            <text:p>Home Depot</text:p>
          </table:table-cell>
          <table:table-cell office:value-type="string">
            <text:p>Home Depot Coupon Codes &amp; Home Depot Promo Codes</text:p>
          </table:table-cell>
          <table:table-cell office:value-type="string">
            <text:p>https://localhost/cupons/wp-content/uploads/2019/07/Home-Depot-Coupon.png</text:p>
          </table:table-cell>
          <table:table-cell office:value-type="float" office:value="1">
            <text:p>1</text:p>
          </table:table-cell>
          <table:table-cell office:value-type="string">
            <text:p>https://www.homedepot.com/</text:p>
          </table:table-cell>
          <table:table-cell office:value-type="string">
            <text:p>publish</text:p>
          </table:table-cell>
          <table:table-cell office:value-type="string">
            <text:p>homedepot-coupon-codes</text:p>
          </table:table-cell>
          <table:table-cell table:number-columns-repeated="1016"/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Chuck E Cheese</text:p>
          </table:table-cell>
          <table:table-cell office:value-type="string">
            <text:p>Chuck E Cheese Coupon Codes &amp; Chuck E Cheese Promo Codes</text:p>
          </table:table-cell>
          <table:table-cell office:value-type="string">
            <text:p>https://localhost/cupons/wp-content/uploads/2019/07/Chuck-E-Cheese-Coupon.jpg</text:p>
          </table:table-cell>
          <table:table-cell/>
          <table:table-cell office:value-type="string">
            <text:p>https://www.chuckecheese.com/</text:p>
          </table:table-cell>
          <table:table-cell office:value-type="string">
            <text:p>publish</text:p>
          </table:table-cell>
          <table:table-cell office:value-type="string">
            <text:p>chuckecheese-coupon-codes</text:p>
          </table:table-cell>
          <table:table-cell table:number-columns-repeated="1016"/>
        </table:table-row>
        <table:table-row table:style-name="ro1">
          <table:table-cell office:value-type="float" office:value="1965">
            <text:p>1965</text:p>
          </table:table-cell>
          <table:table-cell office:value-type="string">
            <text:p>Llbean</text:p>
          </table:table-cell>
          <table:table-cell office:value-type="string">
            <text:p>Llbean Coupon Codes &amp; Llbean Promo Codes</text:p>
          </table:table-cell>
          <table:table-cell office:value-type="string">
            <text:p>https://localhost/cupons/wp-content/uploads/2019/07/Llbean-Coupon.png</text:p>
          </table:table-cell>
          <table:table-cell/>
          <table:table-cell office:value-type="string">
            <text:p>https://www.llbean.com/</text:p>
          </table:table-cell>
          <table:table-cell office:value-type="string">
            <text:p>publish</text:p>
          </table:table-cell>
          <table:table-cell office:value-type="string">
            <text:p>llbean-coupon-codes</text:p>
          </table:table-cell>
          <table:table-cell table:number-columns-repeated="1016"/>
        </table:table-row>
        <table:table-row table:style-name="ro1">
          <table:table-cell office:value-type="float" office:value="1968">
            <text:p>1968</text:p>
          </table:table-cell>
          <table:table-cell office:value-type="string">
            <text:p>Carters</text:p>
          </table:table-cell>
          <table:table-cell office:value-type="string">
            <text:p>Carters Coupon Codes &amp; Carters Promo Codes</text:p>
          </table:table-cell>
          <table:table-cell office:value-type="string">
            <text:p>https://localhost/cupons/wp-content/uploads/2019/07/Carters-Coupon.jpg</text:p>
          </table:table-cell>
          <table:table-cell/>
          <table:table-cell office:value-type="string">
            <text:p>https://www.carters.com/</text:p>
          </table:table-cell>
          <table:table-cell office:value-type="string">
            <text:p>publish</text:p>
          </table:table-cell>
          <table:table-cell office:value-type="string">
            <text:p>carters-coupon-codes</text:p>
          </table:table-cell>
          <table:table-cell table:number-columns-repeated="1016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Aeropostale</text:p>
          </table:table-cell>
          <table:table-cell office:value-type="string">
            <text:p>Aeropostale Coupon Codes &amp; Aeropostale Promo Codes</text:p>
          </table:table-cell>
          <table:table-cell office:value-type="string">
            <text:p>https://localhost/cupons/wp-content/uploads/2019/07/Aeropostale-Coupon.png</text:p>
          </table:table-cell>
          <table:table-cell/>
          <table:table-cell office:value-type="string">
            <text:p>https://www.aeropostale.com/</text:p>
          </table:table-cell>
          <table:table-cell office:value-type="string">
            <text:p>publish</text:p>
          </table:table-cell>
          <table:table-cell office:value-type="string">
            <text:p>aeropostale-coupon-codes</text:p>
          </table:table-cell>
          <table:table-cell table:number-columns-repeated="1016"/>
        </table:table-row>
        <table:table-row table:style-name="ro1">
          <table:table-cell office:value-type="float" office:value="1973">
            <text:p>1973</text:p>
          </table:table-cell>
          <table:table-cell office:value-type="string">
            <text:p>Gymshark</text:p>
          </table:table-cell>
          <table:table-cell office:value-type="string">
            <text:p>Gymshark Coupon Codes &amp; Gymshark Promo Codes</text:p>
          </table:table-cell>
          <table:table-cell office:value-type="string">
            <text:p>https://localhost/cupons/wp-content/uploads/2019/07/Gymshark-Coupon.jpg</text:p>
          </table:table-cell>
          <table:table-cell office:value-type="float" office:value="1">
            <text:p>1</text:p>
          </table:table-cell>
          <table:table-cell office:value-type="string">
            <text:p>https://www.gymshark.com/</text:p>
          </table:table-cell>
          <table:table-cell office:value-type="string">
            <text:p>publish</text:p>
          </table:table-cell>
          <table:table-cell office:value-type="string">
            <text:p>gymshark-coupon-codes</text:p>
          </table:table-cell>
          <table:table-cell table:number-columns-repeated="1016"/>
        </table:table-row>
        <table:table-row table:style-name="ro1">
          <table:table-cell office:value-type="float" office:value="1976">
            <text:p>1976</text:p>
          </table:table-cell>
          <table:table-cell office:value-type="string">
            <text:p>Popkeep</text:p>
          </table:table-cell>
          <table:table-cell office:value-type="string">
            <text:p>Popkeep Coupon Codes &amp; Popkeep Promo Codes</text:p>
          </table:table-cell>
          <table:table-cell office:value-type="string">
            <text:p>https://localhost/cupons/wp-content/uploads/2019/07/Popkeep-Coupon.png</text:p>
          </table:table-cell>
          <table:table-cell/>
          <table:table-cell office:value-type="string">
            <text:p>https://tmoki.com/?a=463&amp;c=736&amp;p=r&amp;s1=</text:p>
          </table:table-cell>
          <table:table-cell office:value-type="string">
            <text:p>publish</text:p>
          </table:table-cell>
          <table:table-cell office:value-type="string">
            <text:p>popkeep-coupon-codes</text:p>
          </table:table-cell>
          <table:table-cell table:number-columns-repeated="1016"/>
        </table:table-row>
        <table:table-row table:style-name="ro1">
          <table:table-cell office:value-type="float" office:value="2024">
            <text:p>2024</text:p>
          </table:table-cell>
          <table:table-cell office:value-type="string">
            <text:p>Crazy Sales</text:p>
          </table:table-cell>
          <table:table-cell office:value-type="string">
            <text:p>Crazy Sales Coupon Codes &amp; Crazy Sales Promo Codes</text:p>
          </table:table-cell>
          <table:table-cell office:value-type="string">
            <text:p>https://localhost/cupons/wp-content/uploads/2019/07/Crazy-Sales-Coupon.jpg</text:p>
          </table:table-cell>
          <table:table-cell/>
          <table:table-cell office:value-type="string">
            <text:p>https://t.cfjump.com/49166/t/12475</text:p>
          </table:table-cell>
          <table:table-cell office:value-type="string">
            <text:p>publish</text:p>
          </table:table-cell>
          <table:table-cell office:value-type="string">
            <text:p>crazysales-coupon-codes</text:p>
          </table:table-cell>
          <table:table-cell table:number-columns-repeated="1016"/>
        </table:table-row>
        <table:table-row table:style-name="ro2">
          <table:table-cell office:value-type="float" office:value="2028">
            <text:p>2028</text:p>
          </table:table-cell>
          <table:table-cell office:value-type="string">
            <text:p>Real Smart</text:p>
          </table:table-cell>
          <table:table-cell office:value-type="string"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/>
          </table:table-cell>
          <table:table-cell office:value-type="string">
            <text:p>https://localhost/cupons/wp-content/uploads/2019/07/Real-Smart-Coupon.png</text:p>
          </table:table-cell>
          <table:table-cell/>
          <table:table-cell office:value-type="string">
            <text:p>https://t.cfjump.com/49166/t/34476</text:p>
          </table:table-cell>
          <table:table-cell office:value-type="string">
            <text:p>publish</text:p>
          </table:table-cell>
          <table:table-cell office:value-type="string">
            <text:p>realsmart-coupon-codes</text:p>
          </table:table-cell>
          <table:table-cell table:number-columns-repeated="1016"/>
        </table:table-row>
        <table:table-row table:style-name="ro1">
          <table:table-cell office:value-type="float" office:value="2032">
            <text:p>2032</text:p>
          </table:table-cell>
          <table:table-cell office:value-type="string">
            <text:p>Quicklens</text:p>
          </table:table-cell>
          <table:table-cell office:value-type="string">
            <text:p>Quicklens Coupon Codes &amp; Quicklens Promo Codes</text:p>
          </table:table-cell>
          <table:table-cell office:value-type="string">
            <text:p>https://localhost/cupons/wp-content/uploads/2019/07/Quicklens-Coupon.png</text:p>
          </table:table-cell>
          <table:table-cell office:value-type="float" office:value="1">
            <text:p>1</text:p>
          </table:table-cell>
          <table:table-cell office:value-type="string">
            <text:p>https://t.cfjump.com/49166/t/39163</text:p>
          </table:table-cell>
          <table:table-cell office:value-type="string">
            <text:p>publish</text:p>
          </table:table-cell>
          <table:table-cell office:value-type="string">
            <text:p>quicklens-coupon-codes</text:p>
          </table:table-cell>
          <table:table-cell table:number-columns-repeated="1016"/>
        </table:table-row>
        <table:table-row table:style-name="ro1">
          <table:table-cell office:value-type="float" office:value="2035">
            <text:p>2035</text:p>
          </table:table-cell>
          <table:table-cell office:value-type="string">
            <text:p>The Man Shake</text:p>
          </table:table-cell>
          <table:table-cell office:value-type="string">
            <text:p>The Man Shake Coupon Codes &amp; The Man Shake Promo Codes</text:p>
          </table:table-cell>
          <table:table-cell office:value-type="string">
            <text:p>https://localhost/cupons/wp-content/uploads/2019/07/The-Man-Shake-Coupon.png</text:p>
          </table:table-cell>
          <table:table-cell office:value-type="float" office:value="7">
            <text:p>7</text:p>
          </table:table-cell>
          <table:table-cell office:value-type="string">
            <text:p>https://t.cfjump.com/49166/t/64576</text:p>
          </table:table-cell>
          <table:table-cell office:value-type="string">
            <text:p>publish</text:p>
          </table:table-cell>
          <table:table-cell office:value-type="string">
            <text:p>themanshake-coupon-codes</text:p>
          </table:table-cell>
          <table:table-cell table:number-columns-repeated="1016"/>
        </table:table-row>
        <table:table-row table:style-name="ro1">
          <table:table-cell office:value-type="float" office:value="2041">
            <text:p>2041</text:p>
          </table:table-cell>
          <table:table-cell office:value-type="string">
            <text:p>TAG La</text:p>
          </table:table-cell>
          <table:table-cell office:value-type="string">
            <text:p>TAG La Coupon Codes &amp; TAG La Promo Codes</text:p>
          </table:table-cell>
          <table:table-cell office:value-type="string">
            <text:p>https://localhost/cupons/wp-content/uploads/2019/07/TAG-La-Coupon.png</text:p>
          </table:table-cell>
          <table:table-cell/>
          <table:table-cell office:value-type="string">
            <text:p>https://t.cfjump.com/49166/t/62994</text:p>
          </table:table-cell>
          <table:table-cell office:value-type="string">
            <text:p>publish</text:p>
          </table:table-cell>
          <table:table-cell office:value-type="string">
            <text:p>tagla-coupon-codes</text:p>
          </table:table-cell>
          <table:table-cell table:number-columns-repeated="1016"/>
        </table:table-row>
        <table:table-row table:style-name="ro1">
          <table:table-cell office:value-type="float" office:value="2043">
            <text:p>2043</text:p>
          </table:table-cell>
          <table:table-cell office:value-type="string">
            <text:p>Atomic Cherry</text:p>
          </table:table-cell>
          <table:table-cell office:value-type="string">
            <text:p>Atomic Cherry Coupon Codes &amp; Atomic Cherry Promo Codes</text:p>
          </table:table-cell>
          <table:table-cell office:value-type="string">
            <text:p>https://localhost/cupons/wp-content/uploads/2019/07/Atomic-Cherry-Coupon.png</text:p>
          </table:table-cell>
          <table:table-cell/>
          <table:table-cell office:value-type="string">
            <text:p>https://t.cfjump.com/49166/t/15502</text:p>
          </table:table-cell>
          <table:table-cell office:value-type="string">
            <text:p>publish</text:p>
          </table:table-cell>
          <table:table-cell office:value-type="string">
            <text:p>atomiccherry-coupon-codes</text:p>
          </table:table-cell>
          <table:table-cell table:number-columns-repeated="1016"/>
        </table:table-row>
        <table:table-row table:style-name="ro1">
          <table:table-cell office:value-type="float" office:value="2046">
            <text:p>2046</text:p>
          </table:table-cell>
          <table:table-cell office:value-type="string">
            <text:p>Heaven Gifts</text:p>
          </table:table-cell>
          <table:table-cell office:value-type="string">
            <text:p>Heaven Gifts Coupon Codes &amp; Heaven Gifts Promo Codes</text:p>
          </table:table-cell>
          <table:table-cell office:value-type="string">
            <text:p>https://localhost/cupons/wp-content/uploads/2019/07/Heaven-Gifts-Coupon.png</text:p>
          </table:table-cell>
          <table:table-cell office:value-type="float" office:value="1">
            <text:p>1</text:p>
          </table:table-cell>
          <table:table-cell office:value-type="string">
            <text:p>https://t.cfjump.com/49166/t/22931</text:p>
          </table:table-cell>
          <table:table-cell office:value-type="string">
            <text:p>publish</text:p>
          </table:table-cell>
          <table:table-cell office:value-type="string">
            <text:p>heavengifts-coupon-codes</text:p>
          </table:table-cell>
          <table:table-cell table:number-columns-repeated="1016"/>
        </table:table-row>
        <table:table-row table:style-name="ro1">
          <table:table-cell office:value-type="float" office:value="2049">
            <text:p>2049</text:p>
          </table:table-cell>
          <table:table-cell office:value-type="string">
            <text:p>Motoquipe</text:p>
          </table:table-cell>
          <table:table-cell office:value-type="string">
            <text:p>Motoquipe Coupon Codes &amp; Motoquipe Promo Codes</text:p>
          </table:table-cell>
          <table:table-cell office:value-type="string">
            <text:p>https://localhost/cupons/wp-content/uploads/2019/07/Motoquipe-Coupon.jpg</text:p>
          </table:table-cell>
          <table:table-cell/>
          <table:table-cell office:value-type="string">
            <text:p>https://t.cfjump.com/49166/t/31314</text:p>
          </table:table-cell>
          <table:table-cell office:value-type="string">
            <text:p>publish</text:p>
          </table:table-cell>
          <table:table-cell office:value-type="string">
            <text:p>motoquipe-coupon-codes</text:p>
          </table:table-cell>
          <table:table-cell table:number-columns-repeated="1016"/>
        </table:table-row>
        <table:table-row table:style-name="ro1">
          <table:table-cell office:value-type="float" office:value="2051">
            <text:p>2051</text:p>
          </table:table-cell>
          <table:table-cell office:value-type="string">
            <text:p>Khongboon Swimwear</text:p>
          </table:table-cell>
          <table:table-cell office:value-type="string">
            <text:p>Khongboon Swimwear Coupon Codes &amp; Khongboon Promo Codes</text:p>
          </table:table-cell>
          <table:table-cell office:value-type="string">
            <text:p>https://localhost/cupons/wp-content/uploads/2019/07/Khongboon-Swimwear-Coupon.png</text:p>
          </table:table-cell>
          <table:table-cell/>
          <table:table-cell office:value-type="string">
            <text:p>https://t.cfjump.com/49166/t/59228</text:p>
          </table:table-cell>
          <table:table-cell office:value-type="string">
            <text:p>publish</text:p>
          </table:table-cell>
          <table:table-cell office:value-type="string">
            <text:p>khongboonswimwear-coupon-codes</text:p>
          </table:table-cell>
          <table:table-cell table:number-columns-repeated="1016"/>
        </table:table-row>
        <table:table-row table:style-name="ro1">
          <table:table-cell office:value-type="float" office:value="2055">
            <text:p>2055</text:p>
          </table:table-cell>
          <table:table-cell office:value-type="string">
            <text:p>Beer Cartel</text:p>
          </table:table-cell>
          <table:table-cell office:value-type="string">
            <text:p>Beer Cartel Coupon Codes &amp; Beer Cartel Promo Codes</text:p>
          </table:table-cell>
          <table:table-cell office:value-type="string">
            <text:p>https://localhost/cupons/wp-content/uploads/2019/07/Beer-Cartel-Coupon.png</text:p>
          </table:table-cell>
          <table:table-cell/>
          <table:table-cell office:value-type="string">
            <text:p>https://t.cfjump.com/49166/t/60466</text:p>
          </table:table-cell>
          <table:table-cell office:value-type="string">
            <text:p>publish</text:p>
          </table:table-cell>
          <table:table-cell office:value-type="string">
            <text:p>beercartel-coupon-codes</text:p>
          </table:table-cell>
          <table:table-cell table:number-columns-repeated="1016"/>
        </table:table-row>
        <table:table-row table:style-name="ro1">
          <table:table-cell office:value-type="float" office:value="2084">
            <text:p>2084</text:p>
          </table:table-cell>
          <table:table-cell office:value-type="string">
            <text:p>Ace Airport Parking</text:p>
          </table:table-cell>
          <table:table-cell office:value-type="string">
            <text:p>Ace Airport Parking Coupon Codes &amp; Ace Airport Parking Promo Codes</text:p>
          </table:table-cell>
          <table:table-cell office:value-type="string">
            <text:p>https://localhost/cupons/wp-content/uploads/2019/07/Ace-Airport-Parking-Coupon.jpg</text:p>
          </table:table-cell>
          <table:table-cell/>
          <table:table-cell office:value-type="string">
            <text:p>https://t.cfjump.com/49166/c/21487</text:p>
          </table:table-cell>
          <table:table-cell office:value-type="string">
            <text:p>publish</text:p>
          </table:table-cell>
          <table:table-cell office:value-type="string">
            <text:p>aceairportparking-coupon-codes</text:p>
          </table:table-cell>
          <table:table-cell table:number-columns-repeated="1016"/>
        </table:table-row>
        <table:table-row table:style-name="ro1">
          <table:table-cell office:value-type="float" office:value="2088">
            <text:p>2088</text:p>
          </table:table-cell>
          <table:table-cell office:value-type="string">
            <text:p>Nautica</text:p>
          </table:table-cell>
          <table:table-cell office:value-type="string">
            <text:p>Nautica Coupon Codes &amp; Nautica Promo Codes</text:p>
          </table:table-cell>
          <table:table-cell office:value-type="string">
            <text:p>https://localhost/cupons/wp-content/uploads/2019/07/Nautica-Coupon.png</text:p>
          </table:table-cell>
          <table:table-cell/>
          <table:table-cell office:value-type="string">
            <text:p>https://t.cfjump.com/49166/t/57398</text:p>
          </table:table-cell>
          <table:table-cell office:value-type="string">
            <text:p>publish</text:p>
          </table:table-cell>
          <table:table-cell office:value-type="string">
            <text:p>nautica-coupon-codes</text:p>
          </table:table-cell>
          <table:table-cell table:number-columns-repeated="1016"/>
        </table:table-row>
        <table:table-row table:style-name="ro1">
          <table:table-cell office:value-type="float" office:value="2091">
            <text:p>2091</text:p>
          </table:table-cell>
          <table:table-cell office:value-type="string">
            <text:p>DK</text:p>
          </table:table-cell>
          <table:table-cell office:value-type="string">
            <text:p>DK Promo Coupon Codes &amp; DK Promo Codes</text:p>
          </table:table-cell>
          <table:table-cell office:value-type="string">
            <text:p>https://localhost/cupons/wp-content/uploads/2019/07/DK-Promo.png</text:p>
          </table:table-cell>
          <table:table-cell office:value-type="float" office:value="1">
            <text:p>1</text:p>
          </table:table-cell>
          <table:table-cell office:value-type="string">
            <text:p>https://t.cfjump.com/49166/b/112812</text:p>
          </table:table-cell>
          <table:table-cell office:value-type="string">
            <text:p>publish</text:p>
          </table:table-cell>
          <table:table-cell office:value-type="string">
            <text:p>dk-promo-codes</text:p>
          </table:table-cell>
          <table:table-cell table:number-columns-repeated="1016"/>
        </table:table-row>
        <table:table-row table:style-name="ro1">
          <table:table-cell office:value-type="float" office:value="2094">
            <text:p>2094</text:p>
          </table:table-cell>
          <table:table-cell office:value-type="string">
            <text:p>Soho</text:p>
          </table:table-cell>
          <table:table-cell office:value-type="string">
            <text:p>Soho Coupon Codes &amp; Soho Promo Codes</text:p>
          </table:table-cell>
          <table:table-cell office:value-type="string">
            <text:p>https://localhost/cupons/wp-content/uploads/2019/07/Soho-Coupon.png</text:p>
          </table:table-cell>
          <table:table-cell/>
          <table:table-cell office:value-type="string">
            <text:p>https://t.cfjump.com/49166/b/110779</text:p>
          </table:table-cell>
          <table:table-cell office:value-type="string">
            <text:p>publish</text:p>
          </table:table-cell>
          <table:table-cell office:value-type="string">
            <text:p>soho-coupon-codes</text:p>
          </table:table-cell>
          <table:table-cell table:number-columns-repeated="1016"/>
        </table:table-row>
        <table:table-row table:style-name="ro1">
          <table:table-cell office:value-type="float" office:value="2096">
            <text:p>2096</text:p>
          </table:table-cell>
          <table:table-cell office:value-type="string">
            <text:p>Canvas Champ</text:p>
          </table:table-cell>
          <table:table-cell office:value-type="string">
            <text:p>Canvas Champ Coupon Codes &amp; Canvas Champ Promo Codes</text:p>
          </table:table-cell>
          <table:table-cell office:value-type="string">
            <text:p>https://localhost/cupons/wp-content/uploads/2019/07/Canvas-Champ-Coupon.png</text:p>
          </table:table-cell>
          <table:table-cell/>
          <table:table-cell office:value-type="string">
            <text:p>https://t.cfjump.com/49166/b/91763</text:p>
          </table:table-cell>
          <table:table-cell office:value-type="string">
            <text:p>publish</text:p>
          </table:table-cell>
          <table:table-cell office:value-type="string">
            <text:p>canvaschamp-coupon-code</text:p>
          </table:table-cell>
          <table:table-cell table:number-columns-repeated="1016"/>
        </table:table-row>
        <table:table-row table:style-name="ro1">
          <table:table-cell office:value-type="float" office:value="2100">
            <text:p>2100</text:p>
          </table:table-cell>
          <table:table-cell office:value-type="string">
            <text:p>Dinnerly</text:p>
          </table:table-cell>
          <table:table-cell office:value-type="string">
            <text:p>Dinnerly Promo Codes &amp; Dinnerly Coupon Codes</text:p>
          </table:table-cell>
          <table:table-cell office:value-type="string">
            <text:p>https://localhost/cupons/wp-content/uploads/2019/07/Dinnerly-Promo.png</text:p>
          </table:table-cell>
          <table:table-cell/>
          <table:table-cell office:value-type="string">
            <text:p>https://t.cfjump.com/49166/t/54324</text:p>
          </table:table-cell>
          <table:table-cell office:value-type="string">
            <text:p>publish</text:p>
          </table:table-cell>
          <table:table-cell office:value-type="string">
            <text:p>dinnerly-promo-codes</text:p>
          </table:table-cell>
          <table:table-cell table:number-columns-repeated="1016"/>
        </table:table-row>
        <table:table-row table:style-name="ro1">
          <table:table-cell office:value-type="float" office:value="2102">
            <text:p>2102</text:p>
          </table:table-cell>
          <table:table-cell office:value-type="string">
            <text:p>TobyDeals</text:p>
          </table:table-cell>
          <table:table-cell office:value-type="string">
            <text:p>Tobydeals Coupon Codes &amp; Tobydeals Promo Codes</text:p>
          </table:table-cell>
          <table:table-cell office:value-type="string">
            <text:p>https://localhost/cupons/wp-content/uploads/2019/07/Tobydeals-Coupon.png</text:p>
          </table:table-cell>
          <table:table-cell office:value-type="float" office:value="9">
            <text:p>9</text:p>
          </table:table-cell>
          <table:table-cell office:value-type="string">
            <text:p>https://t.cfjump.com/49166/b/113291</text:p>
          </table:table-cell>
          <table:table-cell office:value-type="string">
            <text:p>publish</text:p>
          </table:table-cell>
          <table:table-cell office:value-type="string">
            <text:p>tobydeals-coupon-codes</text:p>
          </table:table-cell>
          <table:table-cell table:number-columns-repeated="1016"/>
        </table:table-row>
        <table:table-row table:style-name="ro1">
          <table:table-cell office:value-type="float" office:value="2108">
            <text:p>2108</text:p>
          </table:table-cell>
          <table:table-cell office:value-type="string">
            <text:p>Mocha</text:p>
          </table:table-cell>
          <table:table-cell office:value-type="string">
            <text:p>Mocha Coupon Codes &amp; Mocha Promo Codes</text:p>
          </table:table-cell>
          <table:table-cell office:value-type="string">
            <text:p>https://localhost/cupons/wp-content/uploads/2019/07/Mocha-Coupon.png</text:p>
          </table:table-cell>
          <table:table-cell/>
          <table:table-cell office:value-type="string">
            <text:p>https://t.cfjump.com/49166/t/63704</text:p>
          </table:table-cell>
          <table:table-cell office:value-type="string">
            <text:p>publish</text:p>
          </table:table-cell>
          <table:table-cell office:value-type="string">
            <text:p>mocha-coupon-codes</text:p>
          </table:table-cell>
          <table:table-cell table:number-columns-repeated="1016"/>
        </table:table-row>
        <table:table-row table:style-name="ro1">
          <table:table-cell office:value-type="float" office:value="2112">
            <text:p>2112</text:p>
          </table:table-cell>
          <table:table-cell office:value-type="string">
            <text:p>Kkday</text:p>
          </table:table-cell>
          <table:table-cell office:value-type="string">
            <text:p>Kkday Coupon Codes &amp; Kkday Promo Codes</text:p>
          </table:table-cell>
          <table:table-cell office:value-type="string">
            <text:p>https://localhost/cupons/wp-content/uploads/2019/07/Kkday-Coupon.png</text:p>
          </table:table-cell>
          <table:table-cell office:value-type="float" office:value="2">
            <text:p>2</text:p>
          </table:table-cell>
          <table:table-cell office:value-type="string">
            <text:p>https://t.cfjump.com/49166/b/111414</text:p>
          </table:table-cell>
          <table:table-cell office:value-type="string">
            <text:p>publish</text:p>
          </table:table-cell>
          <table:table-cell office:value-type="string">
            <text:p>kkday-coupon-codes</text:p>
          </table:table-cell>
          <table:table-cell table:number-columns-repeated="1016"/>
        </table:table-row>
        <table:table-row table:style-name="ro1">
          <table:table-cell office:value-type="float" office:value="2115">
            <text:p>2115</text:p>
          </table:table-cell>
          <table:table-cell office:value-type="string">
            <text:p>Yoins</text:p>
          </table:table-cell>
          <table:table-cell office:value-type="string">
            <text:p>Yoins Coupon Codes &amp; Yoins Promo Codes</text:p>
          </table:table-cell>
          <table:table-cell office:value-type="string">
            <text:p>https://localhost/cupons/wp-content/uploads/2019/07/Yoins-Coupon.jpg</text:p>
          </table:table-cell>
          <table:table-cell/>
          <table:table-cell office:value-type="string">
            <text:p>https://t.cfjump.com/49166/t/49469</text:p>
          </table:table-cell>
          <table:table-cell office:value-type="string">
            <text:p>publish</text:p>
          </table:table-cell>
          <table:table-cell office:value-type="string">
            <text:p>yoins-coupon-codes</text:p>
          </table:table-cell>
          <table:table-cell table:number-columns-repeated="1016"/>
        </table:table-row>
        <table:table-row table:style-name="ro1">
          <table:table-cell office:value-type="float" office:value="2117">
            <text:p>2117</text:p>
          </table:table-cell>
          <table:table-cell office:value-type="string">
            <text:p>Elite Supps</text:p>
          </table:table-cell>
          <table:table-cell office:value-type="string">
            <text:p>Elite Supps Coupon Codes &amp; Elite Supps Promo Codes</text:p>
          </table:table-cell>
          <table:table-cell office:value-type="string">
            <text:p>https://localhost/cupons/wp-content/uploads/2019/07/Elite-Supps-Coupon.png</text:p>
          </table:table-cell>
          <table:table-cell/>
          <table:table-cell office:value-type="string">
            <text:p>https://t.cfjump.com/49166/b/110125</text:p>
          </table:table-cell>
          <table:table-cell office:value-type="string">
            <text:p>publish</text:p>
          </table:table-cell>
          <table:table-cell office:value-type="string">
            <text:p>elitesupps-coupon-codes</text:p>
          </table:table-cell>
          <table:table-cell table:number-columns-repeated="1016"/>
        </table:table-row>
        <table:table-row table:style-name="ro1">
          <table:table-cell office:value-type="float" office:value="2119">
            <text:p>2119</text:p>
          </table:table-cell>
          <table:table-cell office:value-type="string">
            <text:p>Nisbets</text:p>
          </table:table-cell>
          <table:table-cell office:value-type="string">
            <text:p>Nisbets Coupon Codes &amp; Nisbets Promo Codes</text:p>
          </table:table-cell>
          <table:table-cell office:value-type="string">
            <text:p>https://localhost/cupons/wp-content/uploads/2019/07/Nisbets-Coupon.png</text:p>
          </table:table-cell>
          <table:table-cell/>
          <table:table-cell office:value-type="string">
            <text:p>https://t.cfjump.com/49166/t/38943</text:p>
          </table:table-cell>
          <table:table-cell office:value-type="string">
            <text:p>publish</text:p>
          </table:table-cell>
          <table:table-cell office:value-type="string">
            <text:p>nisbets-coupon-codes</text:p>
          </table:table-cell>
          <table:table-cell table:number-columns-repeated="1016"/>
        </table:table-row>
        <table:table-row table:style-name="ro1">
          <table:table-cell office:value-type="float" office:value="2123">
            <text:p>2123</text:p>
          </table:table-cell>
          <table:table-cell office:value-type="string">
            <text:p>Amber Sceats</text:p>
          </table:table-cell>
          <table:table-cell office:value-type="string">
            <text:p>Amber Sceats Coupon Codes &amp; Amber Sceats Promo Codes</text:p>
          </table:table-cell>
          <table:table-cell office:value-type="string">
            <text:p>https://localhost/cupons/wp-content/uploads/2019/07/Amber-Sceats-Coupon.png</text:p>
          </table:table-cell>
          <table:table-cell/>
          <table:table-cell office:value-type="string">
            <text:p>https://t.cfjump.com/49166/t/14981</text:p>
          </table:table-cell>
          <table:table-cell office:value-type="string">
            <text:p>publish</text:p>
          </table:table-cell>
          <table:table-cell office:value-type="string">
            <text:p>ambersceats-coupon-codes</text:p>
          </table:table-cell>
          <table:table-cell table:number-columns-repeated="1016"/>
        </table:table-row>
        <table:table-row table:style-name="ro1">
          <table:table-cell office:value-type="float" office:value="2125">
            <text:p>2125</text:p>
          </table:table-cell>
          <table:table-cell office:value-type="string">
            <text:p>Xenia Boutique</text:p>
          </table:table-cell>
          <table:table-cell office:value-type="string">
            <text:p>Xenia Boutique Coupon Codes &amp; Xenia Boutique Promo Codes</text:p>
          </table:table-cell>
          <table:table-cell office:value-type="string">
            <text:p>https://localhost/cupons/wp-content/uploads/2019/07/Xenia-Boutique-Coupon.jpg</text:p>
          </table:table-cell>
          <table:table-cell/>
          <table:table-cell office:value-type="string">
            <text:p>https://t.cfjump.com/49166/b/128033</text:p>
          </table:table-cell>
          <table:table-cell office:value-type="string">
            <text:p>publish</text:p>
          </table:table-cell>
          <table:table-cell office:value-type="string">
            <text:p>xeniaboutique-coupon-codes</text:p>
          </table:table-cell>
          <table:table-cell table:number-columns-repeated="1016"/>
        </table:table-row>
        <table:table-row table:style-name="ro1">
          <table:table-cell office:value-type="float" office:value="2128">
            <text:p>2128</text:p>
          </table:table-cell>
          <table:table-cell office:value-type="string">
            <text:p>Goodwin Smith</text:p>
          </table:table-cell>
          <table:table-cell office:value-type="string">
            <text:p>Goodwin Smith Coupon Codes &amp; Goodwin Smith Promo Codes</text:p>
          </table:table-cell>
          <table:table-cell office:value-type="string">
            <text:p>https://localhost/cupons/wp-content/uploads/2019/07/Goodwin-Smith-Coupon.png</text:p>
          </table:table-cell>
          <table:table-cell office:value-type="float" office:value="1">
            <text:p>1</text:p>
          </table:table-cell>
          <table:table-cell office:value-type="string">
            <text:p>https://t.cfjump.com/49166/b/129582</text:p>
          </table:table-cell>
          <table:table-cell office:value-type="string">
            <text:p>publish</text:p>
          </table:table-cell>
          <table:table-cell office:value-type="string">
            <text:p>goodwinsmith-coupon-codes</text:p>
          </table:table-cell>
          <table:table-cell table:number-columns-repeated="1016"/>
        </table:table-row>
        <table:table-row table:style-name="ro1">
          <table:table-cell office:value-type="float" office:value="2131">
            <text:p>2131</text:p>
          </table:table-cell>
          <table:table-cell office:value-type="string">
            <text:p>Lucky Pet</text:p>
          </table:table-cell>
          <table:table-cell office:value-type="string">
            <text:p>Lucky Pet Coupon Codes &amp; Lucky Pet Promo Codes</text:p>
          </table:table-cell>
          <table:table-cell office:value-type="string">
            <text:p>https://localhost/cupons/wp-content/uploads/2019/07/Lucky-Pet-Coupon.png</text:p>
          </table:table-cell>
          <table:table-cell/>
          <table:table-cell office:value-type="string">
            <text:p>https://t.cfjump.com/49166/t/63804</text:p>
          </table:table-cell>
          <table:table-cell office:value-type="string">
            <text:p>publish</text:p>
          </table:table-cell>
          <table:table-cell office:value-type="string">
            <text:p>luckypet-coupon-codes</text:p>
          </table:table-cell>
          <table:table-cell table:number-columns-repeated="1016"/>
        </table:table-row>
        <table:table-row table:style-name="ro1">
          <table:table-cell office:value-type="float" office:value="2174">
            <text:p>2174</text:p>
          </table:table-cell>
          <table:table-cell office:value-type="string">
            <text:p>INSPORT</text:p>
          </table:table-cell>
          <table:table-cell office:value-type="string">
            <text:p>INSPORT Coupon Codes &amp; INSPORT Promo Codes</text:p>
          </table:table-cell>
          <table:table-cell office:value-type="string">
            <text:p>https://localhost/cupons/wp-content/uploads/2019/07/INSPORT-Coupon.png</text:p>
          </table:table-cell>
          <table:table-cell/>
          <table:table-cell office:value-type="string">
            <text:p>https://t.cfjump.com/49166/b/118032</text:p>
          </table:table-cell>
          <table:table-cell office:value-type="string">
            <text:p>publish</text:p>
          </table:table-cell>
          <table:table-cell office:value-type="string">
            <text:p>insport-coupon-codes</text:p>
          </table:table-cell>
          <table:table-cell table:number-columns-repeated="1016"/>
        </table:table-row>
        <table:table-row table:style-name="ro1">
          <table:table-cell office:value-type="float" office:value="2176">
            <text:p>2176</text:p>
          </table:table-cell>
          <table:table-cell office:value-type="string">
            <text:p>The Beach People</text:p>
          </table:table-cell>
          <table:table-cell office:value-type="string">
            <text:p>The Beach People Coupon Codes &amp; The Beach People Promo Codes</text:p>
          </table:table-cell>
          <table:table-cell office:value-type="string">
            <text:p>https://localhost/cupons/wp-content/uploads/2019/07/The-Beach-People-Coupon-1.png|https://localhost/cupons/wp-content/uploads/2019/07/The-Beach-People-Coupon.png</text:p>
          </table:table-cell>
          <table:table-cell/>
          <table:table-cell office:value-type="string">
            <text:p>https://t.cfjump.com/49166/t/54603</text:p>
          </table:table-cell>
          <table:table-cell office:value-type="string">
            <text:p>publish</text:p>
          </table:table-cell>
          <table:table-cell office:value-type="string">
            <text:p>the-beach-people-coupon-codes</text:p>
          </table:table-cell>
          <table:table-cell table:number-columns-repeated="1016"/>
        </table:table-row>
        <table:table-row table:style-name="ro1">
          <table:table-cell office:value-type="float" office:value="2179">
            <text:p>2179</text:p>
          </table:table-cell>
          <table:table-cell office:value-type="string">
            <text:p>The Stork Nest</text:p>
          </table:table-cell>
          <table:table-cell office:value-type="string">
            <text:p>The Stork Nest Coupon Codes &amp; The Stork Nest Promo Codes</text:p>
          </table:table-cell>
          <table:table-cell office:value-type="string">
            <text:p>https://localhost/cupons/wp-content/uploads/2019/07/The-Stork-Nest-Coupon.png</text:p>
          </table:table-cell>
          <table:table-cell/>
          <table:table-cell office:value-type="string">
            <text:p>https://t.cfjump.com/49166/t/49527</text:p>
          </table:table-cell>
          <table:table-cell office:value-type="string">
            <text:p>publish</text:p>
          </table:table-cell>
          <table:table-cell office:value-type="string">
            <text:p>the-stork-nest-coupon-codes</text:p>
          </table:table-cell>
          <table:table-cell table:number-columns-repeated="1016"/>
        </table:table-row>
        <table:table-row table:style-name="ro1">
          <table:table-cell office:value-type="float" office:value="2180">
            <text:p>2180</text:p>
          </table:table-cell>
          <table:table-cell office:value-type="string">
            <text:p>Christian Paul</text:p>
          </table:table-cell>
          <table:table-cell office:value-type="string">
            <text:p>Christian Paul Coupon Codes &amp; Christian Paul Promo Codes</text:p>
          </table:table-cell>
          <table:table-cell office:value-type="string">
            <text:p>https://localhost/cupons/wp-content/uploads/2019/07/Christian-Paul-Coupon.png</text:p>
          </table:table-cell>
          <table:table-cell/>
          <table:table-cell office:value-type="string">
            <text:p>https://t.cfjump.com/t/49166/43585/</text:p>
          </table:table-cell>
          <table:table-cell office:value-type="string">
            <text:p>publish</text:p>
          </table:table-cell>
          <table:table-cell office:value-type="string">
            <text:p>christianpaul-coupon-codes</text:p>
          </table:table-cell>
          <table:table-cell table:number-columns-repeated="1016"/>
        </table:table-row>
        <table:table-row table:style-name="ro1">
          <table:table-cell office:value-type="float" office:value="2182">
            <text:p>2182</text:p>
          </table:table-cell>
          <table:table-cell office:value-type="string">
            <text:p>Noa Sleep</text:p>
          </table:table-cell>
          <table:table-cell office:value-type="string">
            <text:p>Noa Sleep Coupon Codes &amp; Noa Sleep Promo Codes</text:p>
          </table:table-cell>
          <table:table-cell office:value-type="string">
            <text:p>https://localhost/cupons/wp-content/uploads/2019/07/Noa-Sleep-Coupon.png</text:p>
          </table:table-cell>
          <table:table-cell office:value-type="float" office:value="1">
            <text:p>1</text:p>
          </table:table-cell>
          <table:table-cell office:value-type="string">
            <text:p>https://t.cfjump.com/49166/t/51525</text:p>
          </table:table-cell>
          <table:table-cell office:value-type="string">
            <text:p>publish</text:p>
          </table:table-cell>
          <table:table-cell office:value-type="string">
            <text:p>noasleep-coupon-codes</text:p>
          </table:table-cell>
          <table:table-cell table:number-columns-repeated="1016"/>
        </table:table-row>
        <table:table-row table:style-name="ro1">
          <table:table-cell office:value-type="float" office:value="2184">
            <text:p>2184</text:p>
          </table:table-cell>
          <table:table-cell office:value-type="string">
            <text:p>Budget Pet Products</text:p>
          </table:table-cell>
          <table:table-cell office:value-type="string">
            <text:p>Budget Pet Products Coupon Codes &amp; Budget Pet Products Promo Codes</text:p>
          </table:table-cell>
          <table:table-cell office:value-type="string">
            <text:p>https://localhost/cupons/wp-content/uploads/2019/07/Budget-Pet-Products-Coupon.png</text:p>
          </table:table-cell>
          <table:table-cell office:value-type="float" office:value="1">
            <text:p>1</text:p>
          </table:table-cell>
          <table:table-cell office:value-type="string">
            <text:p>https://t.cfjump.com/49166/b/106667</text:p>
          </table:table-cell>
          <table:table-cell office:value-type="string">
            <text:p>publish</text:p>
          </table:table-cell>
          <table:table-cell office:value-type="string">
            <text:p>budgetpetproducts-coupon-codes</text:p>
          </table:table-cell>
          <table:table-cell table:number-columns-repeated="1016"/>
        </table:table-row>
        <table:table-row table:style-name="ro1">
          <table:table-cell office:value-type="float" office:value="2186">
            <text:p>2186</text:p>
          </table:table-cell>
          <table:table-cell office:value-type="string">
            <text:p>Chemist Direct</text:p>
          </table:table-cell>
          <table:table-cell office:value-type="string">
            <text:p>Chemist Direct Coupon Codes &amp; Chemist Direct Promo Codes</text:p>
          </table:table-cell>
          <table:table-cell office:value-type="string">
            <text:p>https://localhost/cupons/wp-content/uploads/2019/07/Chemist-Direct-Coupon.jpg</text:p>
          </table:table-cell>
          <table:table-cell office:value-type="float" office:value="2">
            <text:p>2</text:p>
          </table:table-cell>
          <table:table-cell office:value-type="string">
            <text:p>https://t.cfjump.com/t/49166/58397/</text:p>
          </table:table-cell>
          <table:table-cell office:value-type="string">
            <text:p>publish</text:p>
          </table:table-cell>
          <table:table-cell office:value-type="string">
            <text:p>chemist-direct-coupon-codes</text:p>
          </table:table-cell>
          <table:table-cell table:number-columns-repeated="1016"/>
        </table:table-row>
        <table:table-row table:style-name="ro1">
          <table:table-cell office:value-type="float" office:value="2187">
            <text:p>2187</text:p>
          </table:table-cell>
          <table:table-cell office:value-type="string">
            <text:p>Find Sports</text:p>
          </table:table-cell>
          <table:table-cell office:value-type="string">
            <text:p>Find Sports Coupon Codes &amp; Find Sports Promo Codes</text:p>
          </table:table-cell>
          <table:table-cell office:value-type="string">
            <text:p>https://localhost/cupons/wp-content/uploads/2019/07/Find-Sports-Coupon-1.png|https://localhost/cupons/wp-content/uploads/2019/07/Find-Sports-Coupon.png</text:p>
          </table:table-cell>
          <table:table-cell office:value-type="float" office:value="1">
            <text:p>1</text:p>
          </table:table-cell>
          <table:table-cell office:value-type="string">
            <text:p>https://t.cfjump.com/49166/b/123524</text:p>
          </table:table-cell>
          <table:table-cell office:value-type="string">
            <text:p>publish</text:p>
          </table:table-cell>
          <table:table-cell office:value-type="string">
            <text:p>findsports-coupon-codes</text:p>
          </table:table-cell>
          <table:table-cell table:number-columns-repeated="101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The Pharmacy</text:p>
          </table:table-cell>
          <table:table-cell office:value-type="string">
            <text:p>The Pharmacy Coupon Codes &amp; The Pharmacy Promo Codes</text:p>
          </table:table-cell>
          <table:table-cell office:value-type="string">
            <text:p>https://localhost/cupons/wp-content/uploads/2019/07/The-Pharmacy-Coupon.png</text:p>
          </table:table-cell>
          <table:table-cell office:value-type="float" office:value="1">
            <text:p>1</text:p>
          </table:table-cell>
          <table:table-cell office:value-type="string">
            <text:p>https://t.cfjump.com/49166/t/45232</text:p>
          </table:table-cell>
          <table:table-cell office:value-type="string">
            <text:p>publish</text:p>
          </table:table-cell>
          <table:table-cell office:value-type="string">
            <text:p>thepharmacy-coupon-codes</text:p>
          </table:table-cell>
          <table:table-cell table:number-columns-repeated="1016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National Pen</text:p>
          </table:table-cell>
          <table:table-cell office:value-type="string">
            <text:p>National Pen Coupon Codes &amp; National Pen Promo Codes</text:p>
          </table:table-cell>
          <table:table-cell office:value-type="string">
            <text:p>https://localhost/cupons/wp-content/uploads/2019/07/National-Pen-Coupon.png</text:p>
          </table:table-cell>
          <table:table-cell/>
          <table:table-cell office:value-type="string">
            <text:p>https://t.cfjump.com/49166/t/31350</text:p>
          </table:table-cell>
          <table:table-cell office:value-type="string">
            <text:p>publish</text:p>
          </table:table-cell>
          <table:table-cell office:value-type="string">
            <text:p>nationalpen-coupon-codes</text:p>
          </table:table-cell>
          <table:table-cell table:number-columns-repeated="1016"/>
        </table:table-row>
        <table:table-row table:style-name="ro1">
          <table:table-cell office:value-type="float" office:value="2192">
            <text:p>2192</text:p>
          </table:table-cell>
          <table:table-cell office:value-type="string">
            <text:p>Becextech</text:p>
          </table:table-cell>
          <table:table-cell office:value-type="string">
            <text:p>Becextech Coupon Codes &amp; Becextech Promo Codes</text:p>
          </table:table-cell>
          <table:table-cell office:value-type="string">
            <text:p>https://localhost/cupons/wp-content/uploads/2019/07/Becextech-Coupon.png</text:p>
          </table:table-cell>
          <table:table-cell/>
          <table:table-cell office:value-type="string">
            <text:p>https://t.cfjump.com/49166/b/106642</text:p>
          </table:table-cell>
          <table:table-cell office:value-type="string">
            <text:p>publish</text:p>
          </table:table-cell>
          <table:table-cell office:value-type="string">
            <text:p>becextech-coupon-codes</text:p>
          </table:table-cell>
          <table:table-cell table:number-columns-repeated="1016"/>
        </table:table-row>
        <table:table-row table:style-name="ro1">
          <table:table-cell office:value-type="float" office:value="2193">
            <text:p>2193</text:p>
          </table:table-cell>
          <table:table-cell office:value-type="string">
            <text:p>Jumbo Pets</text:p>
          </table:table-cell>
          <table:table-cell office:value-type="string">
            <text:p>Jumbo Pets Coupon Codes &amp; Jumbo Pets Promo Codes</text:p>
          </table:table-cell>
          <table:table-cell office:value-type="string">
            <text:p>https://localhost/cupons/wp-content/uploads/2019/07/Jumbo-Pets-Coupon.png</text:p>
          </table:table-cell>
          <table:table-cell/>
          <table:table-cell office:value-type="string">
            <text:p>https://t.cfjump.com/49166/t/30946</text:p>
          </table:table-cell>
          <table:table-cell office:value-type="string">
            <text:p>publish</text:p>
          </table:table-cell>
          <table:table-cell office:value-type="string">
            <text:p>jumbopets-coupon-codes</text:p>
          </table:table-cell>
          <table:table-cell table:number-columns-repeated="1016"/>
        </table:table-row>
        <table:table-row table:style-name="ro1">
          <table:table-cell office:value-type="float" office:value="2195">
            <text:p>2195</text:p>
          </table:table-cell>
          <table:table-cell office:value-type="string">
            <text:p>Oobi</text:p>
          </table:table-cell>
          <table:table-cell office:value-type="string">
            <text:p>Oobi Coupon Codes &amp; Oobi Promo Codes</text:p>
          </table:table-cell>
          <table:table-cell office:value-type="string">
            <text:p>https://localhost/cupons/wp-content/uploads/2019/07/Oobi-Coupon.jpg</text:p>
          </table:table-cell>
          <table:table-cell/>
          <table:table-cell office:value-type="string">
            <text:p>https://t.cfjump.com/49166/b/112572</text:p>
          </table:table-cell>
          <table:table-cell office:value-type="string">
            <text:p>publish</text:p>
          </table:table-cell>
          <table:table-cell office:value-type="string">
            <text:p>oobi-coupon-codes</text:p>
          </table:table-cell>
          <table:table-cell table:number-columns-repeated="1016"/>
        </table:table-row>
        <table:table-row table:style-name="ro1">
          <table:table-cell office:value-type="float" office:value="2197">
            <text:p>2197</text:p>
          </table:table-cell>
          <table:table-cell office:value-type="string">
            <text:p>BudgetAir</text:p>
          </table:table-cell>
          <table:table-cell office:value-type="string">
            <text:p>BudgetAir Coupon Codes &amp; BudgetAir Promo Codes</text:p>
          </table:table-cell>
          <table:table-cell office:value-type="string">
            <text:p>https://localhost/cupons/wp-content/uploads/2019/07/BudgetAir-Coupon.png</text:p>
          </table:table-cell>
          <table:table-cell/>
          <table:table-cell office:value-type="string">
            <text:p>https://t.cfjump.com/49166/t/63075</text:p>
          </table:table-cell>
          <table:table-cell office:value-type="string">
            <text:p>publish</text:p>
          </table:table-cell>
          <table:table-cell office:value-type="string">
            <text:p>budgetair-coupon-codes</text:p>
          </table:table-cell>
          <table:table-cell table:number-columns-repeated="1016"/>
        </table:table-row>
        <table:table-row table:style-name="ro1">
          <table:table-cell office:value-type="float" office:value="2201">
            <text:p>2201</text:p>
          </table:table-cell>
          <table:table-cell office:value-type="string">
            <text:p>Gelpro</text:p>
          </table:table-cell>
          <table:table-cell office:value-type="string">
            <text:p>Gelpro Coupon Codes &amp; Gelpro Promo Codes</text:p>
          </table:table-cell>
          <table:table-cell office:value-type="string">
            <text:p>https://localhost/cupons/wp-content/uploads/2019/07/Gelpro-Coupon.jpg</text:p>
          </table:table-cell>
          <table:table-cell/>
          <table:table-cell office:value-type="string">
            <text:p>https://t.cfjump.com/49166/b/134469</text:p>
          </table:table-cell>
          <table:table-cell office:value-type="string">
            <text:p>publish</text:p>
          </table:table-cell>
          <table:table-cell office:value-type="string">
            <text:p>gelpro-coupon-codes</text:p>
          </table:table-cell>
          <table:table-cell table:number-columns-repeated="1016"/>
        </table:table-row>
        <table:table-row table:style-name="ro1">
          <table:table-cell office:value-type="float" office:value="2203">
            <text:p>2203</text:p>
          </table:table-cell>
          <table:table-cell office:value-type="string">
            <text:p>Toy Universe</text:p>
          </table:table-cell>
          <table:table-cell office:value-type="string">
            <text:p>Toy Universe Coupon Codes &amp; Toy Universe Promo Codes</text:p>
          </table:table-cell>
          <table:table-cell office:value-type="string">
            <text:p>https://localhost/cupons/wp-content/uploads/2019/07/Toy-Universe-Coupon.jpg</text:p>
          </table:table-cell>
          <table:table-cell/>
          <table:table-cell office:value-type="string">
            <text:p>https://t.cfjump.com/49166/b/40221</text:p>
          </table:table-cell>
          <table:table-cell office:value-type="string">
            <text:p>publish</text:p>
          </table:table-cell>
          <table:table-cell office:value-type="string">
            <text:p>toyuniverse-coupon-codes</text:p>
          </table:table-cell>
          <table:table-cell table:number-columns-repeated="1016"/>
        </table:table-row>
        <table:table-row table:style-name="ro1">
          <table:table-cell office:value-type="float" office:value="2205">
            <text:p>2205</text:p>
          </table:table-cell>
          <table:table-cell office:value-type="string">
            <text:p>Light In The Box</text:p>
          </table:table-cell>
          <table:table-cell office:value-type="string">
            <text:p>Light In The Box Coupon Codes &amp; Light In The Box Promo Codes</text:p>
          </table:table-cell>
          <table:table-cell office:value-type="string">
            <text:p>https://localhost/cupons/wp-content/uploads/2019/07/Light-In-The-Box-Coupon.png</text:p>
          </table:table-cell>
          <table:table-cell/>
          <table:table-cell office:value-type="string">
            <text:p>https://t.cfjump.com/49166/t/14207</text:p>
          </table:table-cell>
          <table:table-cell office:value-type="string">
            <text:p>publish</text:p>
          </table:table-cell>
          <table:table-cell office:value-type="string">
            <text:p>lightinthebox-coupon-codes</text:p>
          </table:table-cell>
          <table:table-cell table:number-columns-repeated="1016"/>
        </table:table-row>
        <table:table-row table:style-name="ro1">
          <table:table-cell office:value-type="float" office:value="2207">
            <text:p>2207</text:p>
          </table:table-cell>
          <table:table-cell office:value-type="string">
            <text:p>Shhh Silk</text:p>
          </table:table-cell>
          <table:table-cell office:value-type="string">
            <text:p>Shhh Silk Coupon Codes &amp; Shhh Silk Promo Codes</text:p>
          </table:table-cell>
          <table:table-cell office:value-type="string">
            <text:p>https://localhost/cupons/wp-content/uploads/2019/07/Shhh-Silk-Coupon.jpg</text:p>
          </table:table-cell>
          <table:table-cell/>
          <table:table-cell office:value-type="string">
            <text:p>https://t.cfjump.com/49166/b/90669</text:p>
          </table:table-cell>
          <table:table-cell office:value-type="string">
            <text:p>publish</text:p>
          </table:table-cell>
          <table:table-cell office:value-type="string">
            <text:p>shhhsilk-coupon-codes</text:p>
          </table:table-cell>
          <table:table-cell table:number-columns-repeated="1016"/>
        </table:table-row>
        <table:table-row table:style-name="ro1">
          <table:table-cell office:value-type="float" office:value="2209">
            <text:p>2209</text:p>
          </table:table-cell>
          <table:table-cell office:value-type="string">
            <text:p>SKYCOMP</text:p>
          </table:table-cell>
          <table:table-cell office:value-type="string">
            <text:p>SKYCOMP Coupon Codes &amp; SKYCOMP Promo Codes</text:p>
          </table:table-cell>
          <table:table-cell office:value-type="string">
            <text:p>https://localhost/cupons/wp-content/uploads/2019/07/SKYCOMP-Coupon.jpg</text:p>
          </table:table-cell>
          <table:table-cell/>
          <table:table-cell office:value-type="string">
            <text:p>https://t.cfjump.com/49166/t/14309</text:p>
          </table:table-cell>
          <table:table-cell office:value-type="string">
            <text:p>publish</text:p>
          </table:table-cell>
          <table:table-cell office:value-type="string">
            <text:p>skycomp-coupon-codes</text:p>
          </table:table-cell>
          <table:table-cell table:number-columns-repeated="1016"/>
        </table:table-row>
        <table:table-row table:style-name="ro1">
          <table:table-cell office:value-type="float" office:value="2212">
            <text:p>2212</text:p>
          </table:table-cell>
          <table:table-cell office:value-type="string">
            <text:p>My Generator</text:p>
          </table:table-cell>
          <table:table-cell office:value-type="string">
            <text:p>My Generator Coupon Codes &amp; My Generator Promo Codes</text:p>
          </table:table-cell>
          <table:table-cell office:value-type="string">
            <text:p>https://localhost/cupons/wp-content/uploads/2019/07/My-Generator-Coupon.png</text:p>
          </table:table-cell>
          <table:table-cell office:value-type="float" office:value="1">
            <text:p>1</text:p>
          </table:table-cell>
          <table:table-cell office:value-type="string">
            <text:p>https://t.cfjump.com/49166/t/45738</text:p>
          </table:table-cell>
          <table:table-cell office:value-type="string">
            <text:p>publish</text:p>
          </table:table-cell>
          <table:table-cell office:value-type="string">
            <text:p>mygenerator-coupon-codes</text:p>
          </table:table-cell>
          <table:table-cell table:number-columns-repeated="1016"/>
        </table:table-row>
        <table:table-row table:style-name="ro1">
          <table:table-cell office:value-type="float" office:value="2214">
            <text:p>2214</text:p>
          </table:table-cell>
          <table:table-cell office:value-type="string">
            <text:p>Lime Tree Kids</text:p>
          </table:table-cell>
          <table:table-cell office:value-type="string">
            <text:p>Lime Tree Kids Coupon Codes &amp; Lime Tree Kids Promo Codes</text:p>
          </table:table-cell>
          <table:table-cell office:value-type="string">
            <text:p>https://localhost/cupons/wp-content/uploads/2019/07/Lime-Tree-Kids-Coupon.jpg</text:p>
          </table:table-cell>
          <table:table-cell/>
          <table:table-cell office:value-type="string">
            <text:p>https://t.cfjump.com/b/49166/34279/</text:p>
          </table:table-cell>
          <table:table-cell office:value-type="string">
            <text:p>publish</text:p>
          </table:table-cell>
          <table:table-cell office:value-type="string">
            <text:p>limetreekids-coupon-codes</text:p>
          </table:table-cell>
          <table:table-cell table:number-columns-repeated="1016"/>
        </table:table-row>
        <table:table-row table:style-name="ro1">
          <table:table-cell office:value-type="float" office:value="2217">
            <text:p>2217</text:p>
          </table:table-cell>
          <table:table-cell office:value-type="string">
            <text:p>Crumpler</text:p>
          </table:table-cell>
          <table:table-cell office:value-type="string">
            <text:p>Crumpler Coupon Codes &amp; Crumpler Promo Codes</text:p>
          </table:table-cell>
          <table:table-cell office:value-type="string">
            <text:p>https://localhost/cupons/wp-content/uploads/2019/07/Crumpler-Coupon.jpg</text:p>
          </table:table-cell>
          <table:table-cell/>
          <table:table-cell office:value-type="string">
            <text:p>https://t.cfjump.com/t/49166/41496/</text:p>
          </table:table-cell>
          <table:table-cell office:value-type="string">
            <text:p>publish</text:p>
          </table:table-cell>
          <table:table-cell office:value-type="string">
            <text:p>crumpler-coupon-codes</text:p>
          </table:table-cell>
          <table:table-cell table:number-columns-repeated="1016"/>
        </table:table-row>
        <table:table-row table:style-name="ro1">
          <table:table-cell office:value-type="float" office:value="2220">
            <text:p>2220</text:p>
          </table:table-cell>
          <table:table-cell office:value-type="string">
            <text:p>Camera House</text:p>
          </table:table-cell>
          <table:table-cell office:value-type="string">
            <text:p>Camera House Coupon Codes &amp; Camera House Promo Codes</text:p>
          </table:table-cell>
          <table:table-cell office:value-type="string">
            <text:p>https://localhost/cupons/wp-content/uploads/2019/07/Camera-House-Coupon.png</text:p>
          </table:table-cell>
          <table:table-cell/>
          <table:table-cell office:value-type="string">
            <text:p>https://t.cfjump.com/49166/t/21198</text:p>
          </table:table-cell>
          <table:table-cell office:value-type="string">
            <text:p>publish</text:p>
          </table:table-cell>
          <table:table-cell office:value-type="string">
            <text:p>camerahouse-coupon-codes</text:p>
          </table:table-cell>
          <table:table-cell table:number-columns-repeated="1016"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Ecosa</text:p>
          </table:table-cell>
          <table:table-cell office:value-type="string">
            <text:p>Ecosa Coupon Codes &amp; Ecosa Promo Codes</text:p>
          </table:table-cell>
          <table:table-cell office:value-type="string">
            <text:p>https://localhost/cupons/wp-content/uploads/2019/07/Ecosa-Coupon.png</text:p>
          </table:table-cell>
          <table:table-cell/>
          <table:table-cell office:value-type="string">
            <text:p>https://t.cfjump.com/49166/b/126151</text:p>
          </table:table-cell>
          <table:table-cell office:value-type="string">
            <text:p>publish</text:p>
          </table:table-cell>
          <table:table-cell office:value-type="string">
            <text:p>ecosa-coupon-codes</text:p>
          </table:table-cell>
          <table:table-cell table:number-columns-repeated="1016"/>
        </table:table-row>
        <table:table-row table:style-name="ro1">
          <table:table-cell office:value-type="float" office:value="2224">
            <text:p>2224</text:p>
          </table:table-cell>
          <table:table-cell office:value-type="string">
            <text:p>Froothie</text:p>
          </table:table-cell>
          <table:table-cell office:value-type="string">
            <text:p>Froothie Coupon Codes &amp; Froothie Promo Codes</text:p>
          </table:table-cell>
          <table:table-cell office:value-type="string">
            <text:p>https://localhost/cupons/wp-content/uploads/2019/07/Froothie-Coupon.png</text:p>
          </table:table-cell>
          <table:table-cell/>
          <table:table-cell office:value-type="string">
            <text:p>https://t.cfjump.com/t/49166/24870/</text:p>
          </table:table-cell>
          <table:table-cell office:value-type="string">
            <text:p>publish</text:p>
          </table:table-cell>
          <table:table-cell office:value-type="string">
            <text:p>froothie-coupon-codes</text:p>
          </table:table-cell>
          <table:table-cell table:number-columns-repeated="1016"/>
        </table:table-row>
        <table:table-row table:style-name="ro1">
          <table:table-cell office:value-type="float" office:value="2225">
            <text:p>2225</text:p>
          </table:table-cell>
          <table:table-cell office:value-type="string">
            <text:p>Perfumed Jewelry</text:p>
          </table:table-cell>
          <table:table-cell office:value-type="string">
            <text:p>Perfumed Jewelry Coupon Codes &amp; Perfumed Jewelry Promo Codes</text:p>
          </table:table-cell>
          <table:table-cell office:value-type="string">
            <text:p>https://localhost/cupons/wp-content/uploads/2019/07/Perfumed-Jewelry-Coupon.jpg</text:p>
          </table:table-cell>
          <table:table-cell/>
          <table:table-cell office:value-type="string">
            <text:p>https://t.cfjump.com/49166/b/100140</text:p>
          </table:table-cell>
          <table:table-cell office:value-type="string">
            <text:p>publish</text:p>
          </table:table-cell>
          <table:table-cell office:value-type="string">
            <text:p>perfumedjewelry-coupon-codes</text:p>
          </table:table-cell>
          <table:table-cell table:number-columns-repeated="1016"/>
        </table:table-row>
        <table:table-row table:style-name="ro1">
          <table:table-cell office:value-type="float" office:value="2227">
            <text:p>2227</text:p>
          </table:table-cell>
          <table:table-cell office:value-type="string">
            <text:p>Mamaway</text:p>
          </table:table-cell>
          <table:table-cell office:value-type="string">
            <text:p>Mamaway Coupon Codes &amp; Mamaway Promo Codes</text:p>
          </table:table-cell>
          <table:table-cell office:value-type="string">
            <text:p>https://localhost/cupons/wp-content/uploads/2019/07/Mamaway-Coupon-1.png|https://localhost/cupons/wp-content/uploads/2019/07/Mamaway-Coupon.png</text:p>
          </table:table-cell>
          <table:table-cell/>
          <table:table-cell office:value-type="string">
            <text:p>https://t.cfjump.com/t/49166/37379/</text:p>
          </table:table-cell>
          <table:table-cell office:value-type="string">
            <text:p>publish</text:p>
          </table:table-cell>
          <table:table-cell office:value-type="string">
            <text:p>mamaway-coupon-codes</text:p>
          </table:table-cell>
          <table:table-cell table:number-columns-repeated="1016"/>
        </table:table-row>
        <table:table-row table:style-name="ro1">
          <table:table-cell office:value-type="float" office:value="2230">
            <text:p>2230</text:p>
          </table:table-cell>
          <table:table-cell office:value-type="string">
            <text:p>Mini In The Box</text:p>
          </table:table-cell>
          <table:table-cell office:value-type="string">
            <text:p>Mini In The Box Coupon Codes &amp; Mini In The Box Promo Codes</text:p>
          </table:table-cell>
          <table:table-cell office:value-type="string">
            <text:p>https://localhost/cupons/wp-content/uploads/2019/07/Mini-In-The-Box-Coupon.png</text:p>
          </table:table-cell>
          <table:table-cell/>
          <table:table-cell office:value-type="string">
            <text:p>https://t.cfjump.com/49166/t/14316</text:p>
          </table:table-cell>
          <table:table-cell office:value-type="string">
            <text:p>publish</text:p>
          </table:table-cell>
          <table:table-cell office:value-type="string">
            <text:p>miniinthebox-coupon-codes</text:p>
          </table:table-cell>
          <table:table-cell table:number-columns-repeated="1016"/>
        </table:table-row>
        <table:table-row table:style-name="ro1">
          <table:table-cell office:value-type="float" office:value="2231">
            <text:p>2231</text:p>
          </table:table-cell>
          <table:table-cell office:value-type="string">
            <text:p>Rockport</text:p>
          </table:table-cell>
          <table:table-cell office:value-type="string">
            <text:p>Rockport Coupon Codes &amp; Rockport Promo Codes</text:p>
          </table:table-cell>
          <table:table-cell office:value-type="string">
            <text:p>https://localhost/cupons/wp-content/uploads/2019/07/Rockport-Coupon.png</text:p>
          </table:table-cell>
          <table:table-cell/>
          <table:table-cell office:value-type="string">
            <text:p>https://t.cfjump.com/49166/t/57396</text:p>
          </table:table-cell>
          <table:table-cell office:value-type="string">
            <text:p>publish</text:p>
          </table:table-cell>
          <table:table-cell office:value-type="string">
            <text:p>rockport-coupon-codes</text:p>
          </table:table-cell>
          <table:table-cell table:number-columns-repeated="1016"/>
        </table:table-row>
        <table:table-row table:style-name="ro1">
          <table:table-cell office:value-type="float" office:value="2237">
            <text:p>2237</text:p>
          </table:table-cell>
          <table:table-cell office:value-type="string">
            <text:p>Kivari</text:p>
          </table:table-cell>
          <table:table-cell office:value-type="string">
            <text:p>Kivari Coupon Codes &amp; Kivari Promo Codes</text:p>
          </table:table-cell>
          <table:table-cell office:value-type="string">
            <text:p>https://localhost/cupons/wp-content/uploads/2019/07/Kivari-Coupon.png</text:p>
          </table:table-cell>
          <table:table-cell/>
          <table:table-cell office:value-type="string">
            <text:p>https://t.cfjump.com/49166/b/113086</text:p>
          </table:table-cell>
          <table:table-cell office:value-type="string">
            <text:p>publish</text:p>
          </table:table-cell>
          <table:table-cell office:value-type="string">
            <text:p>kivari-coupon-codes</text:p>
          </table:table-cell>
          <table:table-cell table:number-columns-repeated="1016"/>
        </table:table-row>
        <table:table-row table:style-name="ro1">
          <table:table-cell office:value-type="float" office:value="2241">
            <text:p>2241</text:p>
          </table:table-cell>
          <table:table-cell office:value-type="string">
            <text:p>Buy Mac</text:p>
          </table:table-cell>
          <table:table-cell office:value-type="string">
            <text:p>Buy Mac Coupon Codes &amp; Buy Mac Promo Codes</text:p>
          </table:table-cell>
          <table:table-cell office:value-type="string">
            <text:p>https://localhost/cupons/wp-content/uploads/2019/07/Buy-Mac-Coupon.png</text:p>
          </table:table-cell>
          <table:table-cell office:value-type="float" office:value="1">
            <text:p>1</text:p>
          </table:table-cell>
          <table:table-cell office:value-type="string">
            <text:p>https://t.cfjump.com/49166/t/45453</text:p>
          </table:table-cell>
          <table:table-cell office:value-type="string">
            <text:p>publish</text:p>
          </table:table-cell>
          <table:table-cell office:value-type="string">
            <text:p>buymac-coupon-codes</text:p>
          </table:table-cell>
          <table:table-cell table:number-columns-repeated="1016"/>
        </table:table-row>
        <table:table-row table:style-name="ro1">
          <table:table-cell office:value-type="float" office:value="2243">
            <text:p>2243</text:p>
          </table:table-cell>
          <table:table-cell office:value-type="string">
            <text:p>Beaurepaires</text:p>
          </table:table-cell>
          <table:table-cell office:value-type="string">
            <text:p>Beaurepaires Coupon Codes &amp; Beaurepaires Promo Codes</text:p>
          </table:table-cell>
          <table:table-cell office:value-type="string">
            <text:p>https://localhost/cupons/wp-content/uploads/2019/07/Beaurepaires-Coupon.png</text:p>
          </table:table-cell>
          <table:table-cell office:value-type="float" office:value="1">
            <text:p>1</text:p>
          </table:table-cell>
          <table:table-cell office:value-type="string">
            <text:p>https://t.cfjump.com/49166/b/106780</text:p>
          </table:table-cell>
          <table:table-cell office:value-type="string">
            <text:p>publish</text:p>
          </table:table-cell>
          <table:table-cell office:value-type="string">
            <text:p>beaurepaires-coupon-codes</text:p>
          </table:table-cell>
          <table:table-cell table:number-columns-repeated="1016"/>
        </table:table-row>
        <table:table-row table:style-name="ro1">
          <table:table-cell office:value-type="float" office:value="2248">
            <text:p>2248</text:p>
          </table:table-cell>
          <table:table-cell office:value-type="string">
            <text:p>Celebration Giftware</text:p>
          </table:table-cell>
          <table:table-cell office:value-type="string">
            <text:p>Celebration Giftware Coupon Codes &amp; Celebration Giftware Promo Codes</text:p>
          </table:table-cell>
          <table:table-cell office:value-type="string">
            <text:p>https://localhost/cupons/wp-content/uploads/2019/07/Celebration-Giftware-Coupon.jpg</text:p>
          </table:table-cell>
          <table:table-cell office:value-type="float" office:value="1">
            <text:p>1</text:p>
          </table:table-cell>
          <table:table-cell office:value-type="string">
            <text:p>https://t.cfjump.com/49166/b/100723</text:p>
          </table:table-cell>
          <table:table-cell office:value-type="string">
            <text:p>publish</text:p>
          </table:table-cell>
          <table:table-cell office:value-type="string">
            <text:p>celebrationgiftware-coupon-codes</text:p>
          </table:table-cell>
          <table:table-cell table:number-columns-repeated="1016"/>
        </table:table-row>
        <table:table-row table:style-name="ro1">
          <table:table-cell office:value-type="float" office:value="2251">
            <text:p>2251</text:p>
          </table:table-cell>
          <table:table-cell office:value-type="string">
            <text:p>Purple Turtle Toys</text:p>
          </table:table-cell>
          <table:table-cell office:value-type="string">
            <text:p>Purple Turtle Toys Coupon Codes &amp; Purple Turtle Toys Promo Codes</text:p>
          </table:table-cell>
          <table:table-cell office:value-type="string">
            <text:p>https://localhost/cupons/wp-content/uploads/2019/07/Purple-Turtle-Toys-Coupon.jpg</text:p>
          </table:table-cell>
          <table:table-cell/>
          <table:table-cell office:value-type="string">
            <text:p>https://t.cfjump.com/49166/t/45598</text:p>
          </table:table-cell>
          <table:table-cell office:value-type="string">
            <text:p>publish</text:p>
          </table:table-cell>
          <table:table-cell office:value-type="string">
            <text:p>purpleturtletoys-coupon-codes</text:p>
          </table:table-cell>
          <table:table-cell table:number-columns-repeated="1016"/>
        </table:table-row>
        <table:table-row table:style-name="ro1">
          <table:table-cell office:value-type="float" office:value="2282">
            <text:p>2282</text:p>
          </table:table-cell>
          <table:table-cell office:value-type="string">
            <text:p>Looprita</text:p>
          </table:table-cell>
          <table:table-cell office:value-type="string">
            <text:p>Looprita Coupon Codes &amp; Looprita Promo Codes</text:p>
          </table:table-cell>
          <table:table-cell office:value-type="string">
            <text:p>https://localhost/cupons/wp-content/uploads/2019/07/Looprita-Coupon.png</text:p>
          </table:table-cell>
          <table:table-cell office:value-type="float" office:value="1">
            <text:p>1</text:p>
          </table:table-cell>
          <table:table-cell office:value-type="string">
            <text:p>https://tmoki.com/?a=463&amp;c=2910&amp;p=r&amp;s1=</text:p>
          </table:table-cell>
          <table:table-cell office:value-type="string">
            <text:p>publish</text:p>
          </table:table-cell>
          <table:table-cell office:value-type="string">
            <text:p>looprita-coupon-codes</text:p>
          </table:table-cell>
          <table:table-cell table:number-columns-repeated="1016"/>
        </table:table-row>
        <table:table-row table:style-name="ro1">
          <table:table-cell office:value-type="float" office:value="2284">
            <text:p>2284</text:p>
          </table:table-cell>
          <table:table-cell office:value-type="string">
            <text:p>Colorednue</text:p>
          </table:table-cell>
          <table:table-cell office:value-type="string">
            <text:p>Colorednue Coupon Codes &amp; Colorednue Promo Codes</text:p>
          </table:table-cell>
          <table:table-cell office:value-type="string">
            <text:p>https://localhost/cupons/wp-content/uploads/2019/07/Colorednue-Coupon.png</text:p>
          </table:table-cell>
          <table:table-cell/>
          <table:table-cell office:value-type="string">
            <text:p>https://tmoki.com/?a=463&amp;c=2955&amp;p=r&amp;s1=</text:p>
          </table:table-cell>
          <table:table-cell office:value-type="string">
            <text:p>publish</text:p>
          </table:table-cell>
          <table:table-cell office:value-type="string">
            <text:p>colorednue-coupon-codes</text:p>
          </table:table-cell>
          <table:table-cell table:number-columns-repeated="1016"/>
        </table:table-row>
        <table:table-row table:style-name="ro1">
          <table:table-cell office:value-type="float" office:value="2286">
            <text:p>2286</text:p>
          </table:table-cell>
          <table:table-cell office:value-type="string">
            <text:p>Childbud</text:p>
          </table:table-cell>
          <table:table-cell office:value-type="string">
            <text:p>Childbud Coupon Codes &amp; Childbud Promo Codes</text:p>
          </table:table-cell>
          <table:table-cell office:value-type="string">
            <text:p>https://localhost/cupons/wp-content/uploads/2019/07/Childbud-Coupon.png</text:p>
          </table:table-cell>
          <table:table-cell office:value-type="float" office:value="1">
            <text:p>1</text:p>
          </table:table-cell>
          <table:table-cell office:value-type="string">
            <text:p>https://tmoki.com/?a=463&amp;c=2206&amp;p=r&amp;s1=</text:p>
          </table:table-cell>
          <table:table-cell office:value-type="string">
            <text:p>publish</text:p>
          </table:table-cell>
          <table:table-cell office:value-type="string">
            <text:p>childbud-coupon-codes</text:p>
          </table:table-cell>
          <table:table-cell table:number-columns-repeated="1016"/>
        </table:table-row>
        <table:table-row table:style-name="ro1">
          <table:table-cell office:value-type="float" office:value="2288">
            <text:p>2288</text:p>
          </table:table-cell>
          <table:table-cell office:value-type="string">
            <text:p>Bugatchi</text:p>
          </table:table-cell>
          <table:table-cell office:value-type="string">
            <text:p>Bugatchi Coupon Codes &amp; Bugatchi Promo Codes</text:p>
          </table:table-cell>
          <table:table-cell office:value-type="string">
            <text:p>https://localhost/cupons/wp-content/uploads/2019/07/Bugatchi-Coupon.png</text:p>
          </table:table-cell>
          <table:table-cell/>
          <table:table-cell office:value-type="string">
            <text:p>https://tmoki.com/?a=463&amp;c=2213&amp;p=r&amp;s1=</text:p>
          </table:table-cell>
          <table:table-cell office:value-type="string">
            <text:p>publish</text:p>
          </table:table-cell>
          <table:table-cell office:value-type="string">
            <text:p>bugatchi-coupon-codes</text:p>
          </table:table-cell>
          <table:table-cell table:number-columns-repeated="1016"/>
        </table:table-row>
        <table:table-row table:style-name="ro1">
          <table:table-cell office:value-type="float" office:value="2290">
            <text:p>2290</text:p>
          </table:table-cell>
          <table:table-cell office:value-type="string">
            <text:p>Beliosa</text:p>
          </table:table-cell>
          <table:table-cell office:value-type="string">
            <text:p>Beliosa Coupon Codes &amp; Belisa Promo Codes</text:p>
          </table:table-cell>
          <table:table-cell office:value-type="string">
            <text:p>https://localhost/cupons/wp-content/uploads/2019/07/Beliosa-Coupon.png</text:p>
          </table:table-cell>
          <table:table-cell/>
          <table:table-cell office:value-type="string">
            <text:p>https://tmoki.com/?a=463&amp;c=2963&amp;p=r&amp;s1=</text:p>
          </table:table-cell>
          <table:table-cell office:value-type="string">
            <text:p>publish</text:p>
          </table:table-cell>
          <table:table-cell office:value-type="string">
            <text:p>beliosa-coupon-codes</text:p>
          </table:table-cell>
          <table:table-cell table:number-columns-repeated="1016"/>
        </table:table-row>
        <table:table-row table:style-name="ro1">
          <table:table-cell office:value-type="float" office:value="2292">
            <text:p>2292</text:p>
          </table:table-cell>
          <table:table-cell office:value-type="string">
            <text:p>Bebitus</text:p>
          </table:table-cell>
          <table:table-cell office:value-type="string">
            <text:p>Bebitus Coupon Codes &amp; Bebitus Promo Codes</text:p>
          </table:table-cell>
          <table:table-cell office:value-type="string">
            <text:p>https://localhost/cupons/wp-content/uploads/2019/07/Bebitus-Coupon.png</text:p>
          </table:table-cell>
          <table:table-cell/>
          <table:table-cell office:value-type="string">
            <text:p>https://tmoki.com/?a=463&amp;c=2144&amp;p=r&amp;s1=</text:p>
          </table:table-cell>
          <table:table-cell office:value-type="string">
            <text:p>publish</text:p>
          </table:table-cell>
          <table:table-cell office:value-type="string">
            <text:p>bebitus-coupon-codes</text:p>
          </table:table-cell>
          <table:table-cell table:number-columns-repeated="101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Ancheer</text:p>
          </table:table-cell>
          <table:table-cell office:value-type="string">
            <text:p>Ancheer Coupon Codes &amp; Ancheer Promo Codes</text:p>
          </table:table-cell>
          <table:table-cell office:value-type="string">
            <text:p>https://localhost/cupons/wp-content/uploads/2019/07/Ancheer-Coupon.png</text:p>
          </table:table-cell>
          <table:table-cell office:value-type="float" office:value="1">
            <text:p>1</text:p>
          </table:table-cell>
          <table:table-cell office:value-type="string">
            <text:p>https://tmoki.com/?a=463&amp;c=2917&amp;p=r&amp;s1=</text:p>
          </table:table-cell>
          <table:table-cell office:value-type="string">
            <text:p>publish</text:p>
          </table:table-cell>
          <table:table-cell office:value-type="string">
            <text:p>ancheer-coupon-codes</text:p>
          </table:table-cell>
          <table:table-cell table:number-columns-repeated="1016"/>
        </table:table-row>
        <table:table-row table:style-name="ro1">
          <table:table-cell office:value-type="float" office:value="2297">
            <text:p>2297</text:p>
          </table:table-cell>
          <table:table-cell office:value-type="string">
            <text:p>Aleumdr</text:p>
          </table:table-cell>
          <table:table-cell office:value-type="string">
            <text:p>Aleumdr Coupon Codes &amp; Aleumdr Promo Codes</text:p>
          </table:table-cell>
          <table:table-cell office:value-type="string">
            <text:p>https://localhost/cupons/wp-content/uploads/2019/07/Aleumdr-Coupon.png</text:p>
          </table:table-cell>
          <table:table-cell/>
          <table:table-cell office:value-type="string">
            <text:p>https://tmoki.com/?a=463&amp;c=2232&amp;p=r&amp;s1=</text:p>
          </table:table-cell>
          <table:table-cell office:value-type="string">
            <text:p>publish</text:p>
          </table:table-cell>
          <table:table-cell office:value-type="string">
            <text:p>aleumdr-coupon-codes</text:p>
          </table:table-cell>
          <table:table-cell table:number-columns-repeated="1016"/>
        </table:table-row>
        <table:table-row table:style-name="ro1">
          <table:table-cell office:value-type="float" office:value="2299">
            <text:p>2299</text:p>
          </table:table-cell>
          <table:table-cell office:value-type="string">
            <text:p>Huffer</text:p>
          </table:table-cell>
          <table:table-cell office:value-type="string">
            <text:p>Huffer Coupon Codes &amp; Huffer Promo Codes</text:p>
          </table:table-cell>
          <table:table-cell office:value-type="string">
            <text:p>https://localhost/cupons/wp-content/uploads/2019/07/Huffer-Coupon.png</text:p>
          </table:table-cell>
          <table:table-cell/>
          <table:table-cell office:value-type="string">
            <text:p>https://t.cfjump.com/49166/t/64046</text:p>
          </table:table-cell>
          <table:table-cell office:value-type="string">
            <text:p>publish</text:p>
          </table:table-cell>
          <table:table-cell office:value-type="string">
            <text:p>huffer-coupon-codes</text:p>
          </table:table-cell>
          <table:table-cell table:number-columns-repeated="1016"/>
        </table:table-row>
        <table:table-row table:style-name="ro1">
          <table:table-cell office:value-type="float" office:value="2302">
            <text:p>2302</text:p>
          </table:table-cell>
          <table:table-cell office:value-type="string">
            <text:p>DSoar Hair</text:p>
          </table:table-cell>
          <table:table-cell office:value-type="string">
            <text:p>DSoar Hair Coupon Codes &amp; DSoar Hair Promo Codes</text:p>
          </table:table-cell>
          <table:table-cell office:value-type="string">
            <text:p>https://localhost/cupons/wp-content/uploads/2019/07/download.png</text:p>
          </table:table-cell>
          <table:table-cell/>
          <table:table-cell office:value-type="string">
            <text:p>https://tmoki.com/?a=463&amp;c=1399&amp;p=r&amp;s1=</text:p>
          </table:table-cell>
          <table:table-cell office:value-type="string">
            <text:p>publish</text:p>
          </table:table-cell>
          <table:table-cell office:value-type="string">
            <text:p>dsoarhair-coupon-codes</text:p>
          </table:table-cell>
          <table:table-cell table:number-columns-repeated="1016"/>
        </table:table-row>
        <table:table-row table:style-name="ro1">
          <table:table-cell office:value-type="float" office:value="2334">
            <text:p>2334</text:p>
          </table:table-cell>
          <table:table-cell office:value-type="string">
            <text:p>Superbuys Warehouse</text:p>
          </table:table-cell>
          <table:table-cell office:value-type="string">
            <text:p>Superbuys Warehouse Coupon Codes &amp; Superbuys Warehouse Promo Codes</text:p>
          </table:table-cell>
          <table:table-cell office:value-type="string">
            <text:p>https://localhost/cupons/wp-content/uploads/2019/07/Superbuys-Warehouse-Coupon.png</text:p>
          </table:table-cell>
          <table:table-cell/>
          <table:table-cell office:value-type="string">
            <text:p>https://t.cfjump.com/49166/t/60447</text:p>
          </table:table-cell>
          <table:table-cell office:value-type="string">
            <text:p>publish</text:p>
          </table:table-cell>
          <table:table-cell office:value-type="string">
            <text:p>superbuyswarehouse-coupon-codes</text:p>
          </table:table-cell>
          <table:table-cell table:number-columns-repeated="1016"/>
        </table:table-row>
        <table:table-row table:style-name="ro1">
          <table:table-cell office:value-type="float" office:value="2336">
            <text:p>2336</text:p>
          </table:table-cell>
          <table:table-cell office:value-type="string">
            <text:p>0cm</text:p>
          </table:table-cell>
          <table:table-cell office:value-type="string">
            <text:p>0cm Coupon Codes &amp; 0cm Promo Codes</text:p>
          </table:table-cell>
          <table:table-cell office:value-type="string">
            <text:p>https://localhost/cupons/wp-content/uploads/2019/07/0cm-Coupon.png</text:p>
          </table:table-cell>
          <table:table-cell/>
          <table:table-cell office:value-type="string">
            <text:p>https://t.cfjump.com/49166/t/48059</text:p>
          </table:table-cell>
          <table:table-cell office:value-type="string">
            <text:p>publish</text:p>
          </table:table-cell>
          <table:table-cell office:value-type="string">
            <text:p>0cm-coupon-codes</text:p>
          </table:table-cell>
          <table:table-cell table:number-columns-repeated="1016"/>
        </table:table-row>
        <table:table-row table:style-name="ro1">
          <table:table-cell office:value-type="float" office:value="2348">
            <text:p>2348</text:p>
          </table:table-cell>
          <table:table-cell office:value-type="string">
            <text:p>AURA Home</text:p>
          </table:table-cell>
          <table:table-cell office:value-type="string">
            <text:p>AURA Home Coupon Codes &amp; AURA Home Promo Codes</text:p>
          </table:table-cell>
          <table:table-cell office:value-type="string">
            <text:p>https://localhost/cupons/wp-content/uploads/2019/07/AURA-Home-Coupon-min.png</text:p>
          </table:table-cell>
          <table:table-cell office:value-type="float" office:value="2">
            <text:p>2</text:p>
          </table:table-cell>
          <table:table-cell office:value-type="string">
            <text:p>https://t.cfjump.com/49166/t/57654</text:p>
          </table:table-cell>
          <table:table-cell office:value-type="string">
            <text:p>publish</text:p>
          </table:table-cell>
          <table:table-cell office:value-type="string">
            <text:p>aurahome-coupon-codes</text:p>
          </table:table-cell>
          <table:table-cell table:number-columns-repeated="1016"/>
        </table:table-row>
        <table:table-row table:style-name="ro1">
          <table:table-cell office:value-type="float" office:value="2353">
            <text:p>2353</text:p>
          </table:table-cell>
          <table:table-cell office:value-type="string">
            <text:p>Autodesk</text:p>
          </table:table-cell>
          <table:table-cell office:value-type="string">
            <text:p>Autodesk Coupon Codes &amp; Autodesk Promo Codes</text:p>
          </table:table-cell>
          <table:table-cell office:value-type="string">
            <text:p>https://localhost/cupons/wp-content/uploads/2019/07/Autodesk-Coupon-min.png</text:p>
          </table:table-cell>
          <table:table-cell/>
          <table:table-cell office:value-type="string">
            <text:p>https://t.cfjump.com/49166/t/15672</text:p>
          </table:table-cell>
          <table:table-cell office:value-type="string">
            <text:p>publish</text:p>
          </table:table-cell>
          <table:table-cell office:value-type="string">
            <text:p>autodesk-coupon-codes</text:p>
          </table:table-cell>
          <table:table-cell table:number-columns-repeated="1016"/>
        </table:table-row>
        <table:table-row table:style-name="ro1">
          <table:table-cell office:value-type="float" office:value="2355">
            <text:p>2355</text:p>
          </table:table-cell>
          <table:table-cell office:value-type="string">
            <text:p>Avery WePrint</text:p>
          </table:table-cell>
          <table:table-cell office:value-type="string">
            <text:p>Avery WePrint Coupon Codes &amp; Avery WePrint Promo Codes</text:p>
          </table:table-cell>
          <table:table-cell office:value-type="string">
            <text:p>https://localhost/cupons/wp-content/uploads/2019/07/Avery-WePrint-Coupon-min.png</text:p>
          </table:table-cell>
          <table:table-cell office:value-type="float" office:value="1">
            <text:p>1</text:p>
          </table:table-cell>
          <table:table-cell office:value-type="string">
            <text:p>https://t.cfjump.com/49166/t/54187</text:p>
          </table:table-cell>
          <table:table-cell office:value-type="string">
            <text:p>publish</text:p>
          </table:table-cell>
          <table:table-cell office:value-type="string">
            <text:p>averyweprint-coupon-codes</text:p>
          </table:table-cell>
          <table:table-cell table:number-columns-repeated="1016"/>
        </table:table-row>
        <table:table-row table:style-name="ro1">
          <table:table-cell office:value-type="float" office:value="2357">
            <text:p>2357</text:p>
          </table:table-cell>
          <table:table-cell office:value-type="string">
            <text:p>AWE Cosmeceuticals</text:p>
          </table:table-cell>
          <table:table-cell office:value-type="string">
            <text:p>AWE Cosmeceuticals Coupon Codes &amp; AWE Cosmeceuticals Promo Codes</text:p>
          </table:table-cell>
          <table:table-cell office:value-type="string">
            <text:p>https://localhost/cupons/wp-content/uploads/2019/07/AWE-Cosmeceuticals-Coupon.jpg</text:p>
          </table:table-cell>
          <table:table-cell office:value-type="float" office:value="1">
            <text:p>1</text:p>
          </table:table-cell>
          <table:table-cell office:value-type="string">
            <text:p>https://t.cfjump.com/49166/t/62653</text:p>
          </table:table-cell>
          <table:table-cell office:value-type="string">
            <text:p>publish</text:p>
          </table:table-cell>
          <table:table-cell office:value-type="string">
            <text:p>awecosmeceuticals-coupon-codes</text:p>
          </table:table-cell>
          <table:table-cell table:number-columns-repeated="1016"/>
        </table:table-row>
        <table:table-row table:style-name="ro1">
          <table:table-cell office:value-type="float" office:value="2362">
            <text:p>2362</text:p>
          </table:table-cell>
          <table:table-cell office:value-type="string">
            <text:p>180 Nutrition</text:p>
          </table:table-cell>
          <table:table-cell office:value-type="string">
            <text:p>180 Nutrition Coupon Codes &amp; 180 Nutrition Promo Codes</text:p>
          </table:table-cell>
          <table:table-cell office:value-type="string">
            <text:p>https://localhost/cupons/wp-content/uploads/2019/07/180-Nutrition-Coupon.png</text:p>
          </table:table-cell>
          <table:table-cell/>
          <table:table-cell office:value-type="string">
            <text:p>https://t.cfjump.com/49166/t/38153</text:p>
          </table:table-cell>
          <table:table-cell office:value-type="string">
            <text:p>publish</text:p>
          </table:table-cell>
          <table:table-cell office:value-type="string">
            <text:p>180nutrition-coupon-codes</text:p>
          </table:table-cell>
          <table:table-cell table:number-columns-repeated="101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1001 Optical</text:p>
          </table:table-cell>
          <table:table-cell office:value-type="string">
            <text:p>1001 Optical Coupon Codes &amp; 1001 Optical Promo Codes</text:p>
          </table:table-cell>
          <table:table-cell office:value-type="string">
            <text:p>https://localhost/cupons/wp-content/uploads/2019/07/1001-Optical-Coupons.png</text:p>
          </table:table-cell>
          <table:table-cell/>
          <table:table-cell office:value-type="string">
            <text:p>https://t.cfjump.com/49166/t/63467</text:p>
          </table:table-cell>
          <table:table-cell office:value-type="string">
            <text:p>publish</text:p>
          </table:table-cell>
          <table:table-cell office:value-type="string">
            <text:p>1001optical-coupon-codes</text:p>
          </table:table-cell>
          <table:table-cell table:number-columns-repeated="1016"/>
        </table:table-row>
        <table:table-row table:style-name="ro1">
          <table:table-cell office:value-type="float" office:value="2370">
            <text:p>2370</text:p>
          </table:table-cell>
          <table:table-cell office:value-type="string">
            <text:p>Adrenaline</text:p>
          </table:table-cell>
          <table:table-cell office:value-type="string">
            <text:p>Adrenaline Coupon Codes &amp; <text:s/>Adrenaline Promo Codes</text:p>
          </table:table-cell>
          <table:table-cell office:value-type="string">
            <text:p>https://localhost/cupons/wp-content/uploads/2019/07/Adrenaline-Coupon.png</text:p>
          </table:table-cell>
          <table:table-cell/>
          <table:table-cell office:value-type="string">
            <text:p>https://t.cfjump.com/49166/t/21836</text:p>
          </table:table-cell>
          <table:table-cell office:value-type="string">
            <text:p>publish</text:p>
          </table:table-cell>
          <table:table-cell office:value-type="string">
            <text:p>adrenaline-coupon-codes</text:p>
          </table:table-cell>
          <table:table-cell table:number-columns-repeated="1016"/>
        </table:table-row>
        <table:table-row table:style-name="ro1">
          <table:table-cell office:value-type="float" office:value="2372">
            <text:p>2372</text:p>
          </table:table-cell>
          <table:table-cell office:value-type="string">
            <text:p>Ark and Arrow</text:p>
          </table:table-cell>
          <table:table-cell office:value-type="string">
            <text:p>Ark and Arrow Coupon Codes &amp; Ark and Arrow Promo Codes</text:p>
          </table:table-cell>
          <table:table-cell office:value-type="string">
            <text:p>https://localhost/cupons/wp-content/uploads/2019/07/ark-and-Arrow-Coupon.jpg</text:p>
          </table:table-cell>
          <table:table-cell/>
          <table:table-cell office:value-type="string">
            <text:p>https://t.cfjump.com/49166/t/53602</text:p>
          </table:table-cell>
          <table:table-cell office:value-type="string">
            <text:p>publish</text:p>
          </table:table-cell>
          <table:table-cell office:value-type="string">
            <text:p>arkandarrow-coupon-codes</text:p>
          </table:table-cell>
          <table:table-cell table:number-columns-repeated="1016"/>
        </table:table-row>
        <table:table-row table:style-name="ro1">
          <table:table-cell office:value-type="float" office:value="2496">
            <text:p>2496</text:p>
          </table:table-cell>
          <table:table-cell office:value-type="string">
            <text:p>Abba Patio</text:p>
          </table:table-cell>
          <table:table-cell office:value-type="string">
            <text:p>Abba Patio Coupon Codes &amp; Abba Patio Promo Codes</text:p>
          </table:table-cell>
          <table:table-cell office:value-type="string">
            <text:p>https://localhost/cupons/wp-content/uploads/2019/07/Abba-Patio-Coupon.jpg</text:p>
          </table:table-cell>
          <table:table-cell/>
          <table:table-cell office:value-type="string">
            <text:p>http://www.tkqlhce.com/click-9108547-13750341</text:p>
          </table:table-cell>
          <table:table-cell office:value-type="string">
            <text:p>publish</text:p>
          </table:table-cell>
          <table:table-cell office:value-type="string">
            <text:p>abbapatio-coupon-codes</text:p>
          </table:table-cell>
          <table:table-cell table:number-columns-repeated="1016"/>
        </table:table-row>
        <table:table-row table:style-name="ro1">
          <table:table-cell office:value-type="float" office:value="2501">
            <text:p>2501</text:p>
          </table:table-cell>
          <table:table-cell office:value-type="string">
            <text:p>Ahua Surf</text:p>
          </table:table-cell>
          <table:table-cell office:value-type="string">
            <text:p>Ahua Surf Coupon codes &amp; Ahua Surf Promo codes</text:p>
          </table:table-cell>
          <table:table-cell office:value-type="string">
            <text:p>https://localhost/cupons/wp-content/uploads/2019/07/Ahua-surf-Coupon.png</text:p>
          </table:table-cell>
          <table:table-cell/>
          <table:table-cell office:value-type="string">
            <text:p>http://www.kqzyfj.com/click-9108547-13760081</text:p>
          </table:table-cell>
          <table:table-cell office:value-type="string">
            <text:p>publish</text:p>
          </table:table-cell>
          <table:table-cell office:value-type="string">
            <text:p>ahuasurf-coupon-codes</text:p>
          </table:table-cell>
          <table:table-cell table:number-columns-repeated="1016"/>
        </table:table-row>
        <table:table-row table:style-name="ro1">
          <table:table-cell office:value-type="float" office:value="2504">
            <text:p>2504</text:p>
          </table:table-cell>
          <table:table-cell office:value-type="string">
            <text:p>Airport Park And Ride</text:p>
          </table:table-cell>
          <table:table-cell office:value-type="string">
            <text:p>Airport Park And Ride Coupon codes &amp; Airport Park And Ride Promo codes</text:p>
          </table:table-cell>
          <table:table-cell office:value-type="string">
            <text:p>https://localhost/cupons/wp-content/uploads/2019/07/Airport-Park-And-Ride-Coupon.png</text:p>
          </table:table-cell>
          <table:table-cell office:value-type="float" office:value="4">
            <text:p>4</text:p>
          </table:table-cell>
          <table:table-cell office:value-type="string">
            <text:p>http://www.jdoqocy.com/click-9108547-13658826</text:p>
          </table:table-cell>
          <table:table-cell office:value-type="string">
            <text:p>publish</text:p>
          </table:table-cell>
          <table:table-cell office:value-type="string">
            <text:p>airportparkandride-coupon-codes</text:p>
          </table:table-cell>
          <table:table-cell table:number-columns-repeated="1016"/>
        </table:table-row>
        <table:table-row table:style-name="ro1">
          <table:table-cell office:value-type="float" office:value="2506">
            <text:p>2506</text:p>
          </table:table-cell>
          <table:table-cell office:value-type="string">
            <text:p>Ananda Games</text:p>
          </table:table-cell>
          <table:table-cell office:value-type="string">
            <text:p>Ananda Games Coupon codes &amp; <text:s/>Ananda Games Promo Codes</text:p>
          </table:table-cell>
          <table:table-cell office:value-type="string">
            <text:p>https://localhost/cupons/wp-content/uploads/2019/07/Ananda-Games-Coupon.png</text:p>
          </table:table-cell>
          <table:table-cell office:value-type="float" office:value="2">
            <text:p>2</text:p>
          </table:table-cell>
          <table:table-cell office:value-type="string">
            <text:p>http://www.jdoqocy.com/click-9108547-13508985</text:p>
          </table:table-cell>
          <table:table-cell office:value-type="string">
            <text:p>publish</text:p>
          </table:table-cell>
          <table:table-cell office:value-type="string">
            <text:p>anandagames-coupon-codes</text:p>
          </table:table-cell>
          <table:table-cell table:number-columns-repeated="1016"/>
        </table:table-row>
        <table:table-row table:style-name="ro1">
          <table:table-cell office:value-type="float" office:value="2509">
            <text:p>2509</text:p>
          </table:table-cell>
          <table:table-cell office:value-type="string">
            <text:p>Book Like A Boss</text:p>
          </table:table-cell>
          <table:table-cell office:value-type="string">
            <text:p>Book Like A Boss Coupon codes &amp; Book Like A Boss Promo codes</text:p>
          </table:table-cell>
          <table:table-cell office:value-type="string">
            <text:p>https://localhost/cupons/wp-content/uploads/2019/07/Book-Like-A-Boss-Coupon.png</text:p>
          </table:table-cell>
          <table:table-cell/>
          <table:table-cell office:value-type="string">
            <text:p>http://www.jdoqocy.com/click-9108547-13739369</text:p>
          </table:table-cell>
          <table:table-cell office:value-type="string">
            <text:p>publish</text:p>
          </table:table-cell>
          <table:table-cell office:value-type="string">
            <text:p>booklikeaboss-coupon-codes</text:p>
          </table:table-cell>
          <table:table-cell table:number-columns-repeated="101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Callbridge</text:p>
          </table:table-cell>
          <table:table-cell office:value-type="string">
            <text:p>Callbridge Coupon codes &amp; Callbridge Promo codes</text:p>
          </table:table-cell>
          <table:table-cell office:value-type="string">
            <text:p>https://localhost/cupons/wp-content/uploads/2019/07/Callbridge-Coupon.png</text:p>
          </table:table-cell>
          <table:table-cell/>
          <table:table-cell office:value-type="string">
            <text:p>http://www.anrdoezrs.net/click-9108547-13626362</text:p>
          </table:table-cell>
          <table:table-cell office:value-type="string">
            <text:p>publish</text:p>
          </table:table-cell>
          <table:table-cell office:value-type="string">
            <text:p>callbridge-coupon-codes</text:p>
          </table:table-cell>
          <table:table-cell table:number-columns-repeated="1016"/>
        </table:table-row>
        <table:table-row table:style-name="ro1">
          <table:table-cell office:value-type="float" office:value="2514">
            <text:p>2514</text:p>
          </table:table-cell>
          <table:table-cell office:value-type="string">
            <text:p>Craig Shelly</text:p>
          </table:table-cell>
          <table:table-cell office:value-type="string">
            <text:p>Craig Shelly Coupon codes &amp; Craig Shelly Promo codes</text:p>
          </table:table-cell>
          <table:table-cell office:value-type="string">
            <text:p>https://localhost/cupons/wp-content/uploads/2019/07/Craig-Shelly-Coupon.png</text:p>
          </table:table-cell>
          <table:table-cell/>
          <table:table-cell office:value-type="string">
            <text:p>http://www.anrdoezrs.net/click-9108547-13745946</text:p>
          </table:table-cell>
          <table:table-cell office:value-type="string">
            <text:p>publish</text:p>
          </table:table-cell>
          <table:table-cell office:value-type="string">
            <text:p>craigshelly-coupon-codes</text:p>
          </table:table-cell>
          <table:table-cell table:number-columns-repeated="1016"/>
        </table:table-row>
        <table:table-row table:style-name="ro1">
          <table:table-cell office:value-type="float" office:value="2517">
            <text:p>2517</text:p>
          </table:table-cell>
          <table:table-cell office:value-type="string">
            <text:p>Exam Edge</text:p>
          </table:table-cell>
          <table:table-cell office:value-type="string">
            <text:p>Exam Edge Coupon codes &amp; Exam Edge Promo codes</text:p>
          </table:table-cell>
          <table:table-cell office:value-type="string">
            <text:p>https://localhost/cupons/wp-content/uploads/2019/07/Exam-Edge-Coupon.jpg</text:p>
          </table:table-cell>
          <table:table-cell office:value-type="float" office:value="1">
            <text:p>1</text:p>
          </table:table-cell>
          <table:table-cell office:value-type="string">
            <text:p>http://www.anrdoezrs.net/click-9108547-13260667</text:p>
          </table:table-cell>
          <table:table-cell office:value-type="string">
            <text:p>publish</text:p>
          </table:table-cell>
          <table:table-cell office:value-type="string">
            <text:p>examedge-coupon-codes</text:p>
          </table:table-cell>
          <table:table-cell table:number-columns-repeated="1016"/>
        </table:table-row>
        <table:table-row table:style-name="ro1">
          <table:table-cell office:value-type="float" office:value="2519">
            <text:p>2519</text:p>
          </table:table-cell>
          <table:table-cell office:value-type="string">
            <text:p>Parfumdreams Global</text:p>
          </table:table-cell>
          <table:table-cell office:value-type="string">
            <text:p>Parfumdreams Global Coupon Codes &amp; Parfumdreams Global Promo Codes</text:p>
          </table:table-cell>
          <table:table-cell office:value-type="string">
            <text:p>https://localhost/cupons/wp-content/uploads/2019/07/Parfumdreams-Global-Coupon.png</text:p>
          </table:table-cell>
          <table:table-cell/>
          <table:table-cell office:value-type="string">
            <text:p>http://www.jdoqocy.com/click-9108547-13408597</text:p>
          </table:table-cell>
          <table:table-cell office:value-type="string">
            <text:p>publish</text:p>
          </table:table-cell>
          <table:table-cell office:value-type="string">
            <text:p>parfumdreamsglobal-coupon-codes</text:p>
          </table:table-cell>
          <table:table-cell table:number-columns-repeated="1016"/>
        </table:table-row>
        <table:table-row table:style-name="ro1">
          <table:table-cell office:value-type="float" office:value="2538">
            <text:p>2538</text:p>
          </table:table-cell>
          <table:table-cell office:value-type="string">
            <text:p>Joyshoetique</text:p>
          </table:table-cell>
          <table:table-cell office:value-type="string">
            <text:p>Joyshoetique Coupon Codes &amp; Joyshoetique Promo Codes</text:p>
          </table:table-cell>
          <table:table-cell office:value-type="string">
            <text:p>https://localhost/cupons/wp-content/uploads/2019/07/Joyshoetique-Coupon-min.png|https://localhost/cupons/wp-content/uploads/2019/07/Joyshoetique-Coupon.png</text:p>
          </table:table-cell>
          <table:table-cell/>
          <table:table-cell office:value-type="string">
            <text:p>https://ad.admitad.com/g/co1pvwmcsq81f1e9292e750f8f7f18/</text:p>
          </table:table-cell>
          <table:table-cell office:value-type="string">
            <text:p>publish</text:p>
          </table:table-cell>
          <table:table-cell office:value-type="string">
            <text:p>joyshoetique-coupon-codes</text:p>
          </table:table-cell>
          <table:table-cell table:number-columns-repeated="1016"/>
        </table:table-row>
        <table:table-row table:style-name="ro1">
          <table:table-cell office:value-type="float" office:value="2541">
            <text:p>2541</text:p>
          </table:table-cell>
          <table:table-cell office:value-type="string">
            <text:p>Life Is Feudal</text:p>
          </table:table-cell>
          <table:table-cell office:value-type="string">
            <text:p>Life Is Feudal Coupon Codes &amp; Life Is Feudal Promo Codes</text:p>
          </table:table-cell>
          <table:table-cell office:value-type="string">
            <text:p>https://localhost/cupons/wp-content/uploads/2019/07/Life-is-Fedual-Coupon-min-1.jpg|https://localhost/cupons/wp-content/uploads/2019/07/Life-is-Fedual-Coupon-min.jpg</text:p>
          </table:table-cell>
          <table:table-cell/>
          <table:table-cell office:value-type="string">
            <text:p>https://ad.admitad.com/g/4163oyv0a581f1e9292ebae5f7f92e/</text:p>
          </table:table-cell>
          <table:table-cell office:value-type="string">
            <text:p>publish</text:p>
          </table:table-cell>
          <table:table-cell office:value-type="string">
            <text:p>lifeisfeudal-coupon-codes</text:p>
          </table:table-cell>
          <table:table-cell table:number-columns-repeated="1016"/>
        </table:table-row>
        <table:table-row table:style-name="ro1">
          <table:table-cell office:value-type="float" office:value="2542">
            <text:p>2542</text:p>
          </table:table-cell>
          <table:table-cell office:value-type="string">
            <text:p>Engaged Media Mags</text:p>
          </table:table-cell>
          <table:table-cell office:value-type="string">
            <text:p>Engaged Media Mags Coupon Codes &amp; Engaged Media Mags Promo Codes</text:p>
          </table:table-cell>
          <table:table-cell office:value-type="string">
            <text:p>https://localhost/cupons/wp-content/uploads/2019/07/engaged-media-coupon-min.jpg|https://localhost/cupons/wp-content/uploads/2019/07/EMU-Australia-Coupon-min.png</text:p>
          </table:table-cell>
          <table:table-cell/>
          <table:table-cell office:value-type="string">
            <text:p>http://www.tkqlhce.com/click-9108547-13747588</text:p>
          </table:table-cell>
          <table:table-cell office:value-type="string">
            <text:p>publish</text:p>
          </table:table-cell>
          <table:table-cell office:value-type="string">
            <text:p>engagedmediamags-coupon-codes</text:p>
          </table:table-cell>
          <table:table-cell table:number-columns-repeated="1016"/>
        </table:table-row>
        <table:table-row table:style-name="ro1">
          <table:table-cell office:value-type="float" office:value="2559">
            <text:p>2559</text:p>
          </table:table-cell>
          <table:table-cell office:value-type="string">
            <text:p>Chiquedoll</text:p>
          </table:table-cell>
          <table:table-cell office:value-type="string">
            <text:p>Chiquedoll Coupon Codes &amp; Chiquedoll Promo Codes</text:p>
          </table:table-cell>
          <table:table-cell office:value-type="string">
            <text:p>https://localhost/cupons/wp-content/uploads/2019/07/Chiquedoll-Coupon-min.png|https://localhost/cupons/wp-content/uploads/2019/07/EMU-Australia-Coupon-min-1.png</text:p>
          </table:table-cell>
          <table:table-cell/>
          <table:table-cell office:value-type="string">
            <text:p>https://ad.admitad.com/g/265h6nzby881f1e9292e5553940e1f/</text:p>
          </table:table-cell>
          <table:table-cell office:value-type="string">
            <text:p>publish</text:p>
          </table:table-cell>
          <table:table-cell office:value-type="string">
            <text:p>chiquedoll-coupon-codes</text:p>
          </table:table-cell>
          <table:table-cell table:number-columns-repeated="1016"/>
        </table:table-row>
        <table:table-row table:style-name="ro1">
          <table:table-cell office:value-type="float" office:value="2562">
            <text:p>2562</text:p>
          </table:table-cell>
          <table:table-cell office:value-type="string">
            <text:p>EMU Australia</text:p>
          </table:table-cell>
          <table:table-cell office:value-type="string">
            <text:p>EMU Australia Coupon &amp; EMU Australia Promo Codes</text:p>
          </table:table-cell>
          <table:table-cell office:value-type="string">
            <text:p>https://localhost/cupons/wp-content/uploads/2019/07/EMU-Australia-Coupon-min-1.png</text:p>
          </table:table-cell>
          <table:table-cell office:value-type="float" office:value="1">
            <text:p>1</text:p>
          </table:table-cell>
          <table:table-cell office:value-type="string">
            <text:p>https://t.cfjump.com/49166/b/133991</text:p>
          </table:table-cell>
          <table:table-cell office:value-type="string">
            <text:p>publish</text:p>
          </table:table-cell>
          <table:table-cell office:value-type="string">
            <text:p>emuaustralia-coupon-codes</text:p>
          </table:table-cell>
          <table:table-cell table:number-columns-repeated="1016"/>
        </table:table-row>
        <table:table-row table:style-name="ro1">
          <table:table-cell office:value-type="float" office:value="2564">
            <text:p>2564</text:p>
          </table:table-cell>
          <table:table-cell office:value-type="string">
            <text:p>Now Finance</text:p>
          </table:table-cell>
          <table:table-cell office:value-type="string">
            <text:p>Now Finance Coupon &amp; <text:s/>Now Finance Promo Codes</text:p>
          </table:table-cell>
          <table:table-cell office:value-type="string">
            <text:p>https://localhost/cupons/wp-content/uploads/2019/07/Now-Finance-Coupon-min.png</text:p>
          </table:table-cell>
          <table:table-cell/>
          <table:table-cell office:value-type="string">
            <text:p>https://t.cfjump.com/49166/t/40595</text:p>
          </table:table-cell>
          <table:table-cell office:value-type="string">
            <text:p>publish</text:p>
          </table:table-cell>
          <table:table-cell office:value-type="string">
            <text:p>nowfinance-coupon-codes</text:p>
          </table:table-cell>
          <table:table-cell table:number-columns-repeated="1016"/>
        </table:table-row>
        <table:table-row table:style-name="ro1">
          <table:table-cell office:value-type="float" office:value="2566">
            <text:p>2566</text:p>
          </table:table-cell>
          <table:table-cell office:value-type="string">
            <text:p>Cheap Tickets</text:p>
          </table:table-cell>
          <table:table-cell office:value-type="string">
            <text:p>Cheap Tickets Coupon &amp; Cheap Tickets Promo Codes</text:p>
          </table:table-cell>
          <table:table-cell office:value-type="string">
            <text:p>https://localhost/cupons/wp-content/uploads/2019/07/Cheap-Tickets-Coupons-min.png</text:p>
          </table:table-cell>
          <table:table-cell/>
          <table:table-cell office:value-type="string">
            <text:p>https://t.cfjump.com/49166/t/63074</text:p>
          </table:table-cell>
          <table:table-cell office:value-type="string">
            <text:p>publish</text:p>
          </table:table-cell>
          <table:table-cell office:value-type="string">
            <text:p>cheaptickets-coupon-codes</text:p>
          </table:table-cell>
          <table:table-cell table:number-columns-repeated="1016"/>
        </table:table-row>
        <table:table-row table:style-name="ro1">
          <table:table-cell office:value-type="float" office:value="2568">
            <text:p>2568</text:p>
          </table:table-cell>
          <table:table-cell office:value-type="string">
            <text:p>PatPat</text:p>
          </table:table-cell>
          <table:table-cell office:value-type="string">
            <text:p>PatPat Coupon &amp; PatPat Promo Codes</text:p>
          </table:table-cell>
          <table:table-cell office:value-type="string">
            <text:p>https://localhost/cupons/wp-content/uploads/2019/07/PatPat-Coupon-min.png</text:p>
          </table:table-cell>
          <table:table-cell/>
          <table:table-cell office:value-type="string">
            <text:p>https://t.cfjump.com/49166/t/60117</text:p>
          </table:table-cell>
          <table:table-cell office:value-type="string">
            <text:p>publish</text:p>
          </table:table-cell>
          <table:table-cell office:value-type="string">
            <text:p>patpat-coupon-codes</text:p>
          </table:table-cell>
          <table:table-cell table:number-columns-repeated="1016"/>
        </table:table-row>
        <table:table-row table:style-name="ro1">
          <table:table-cell office:value-type="float" office:value="2570">
            <text:p>2570</text:p>
          </table:table-cell>
          <table:table-cell office:value-type="string">
            <text:p>Walnut Melbourne</text:p>
          </table:table-cell>
          <table:table-cell office:value-type="string">
            <text:p>Walnut Melbourne Coupon &amp; Walnut Melbourne Promo codes</text:p>
          </table:table-cell>
          <table:table-cell office:value-type="string">
            <text:p>https://localhost/cupons/wp-content/uploads/2019/07/Walnut-Melbourne-Coupons-min.jpg</text:p>
          </table:table-cell>
          <table:table-cell/>
          <table:table-cell office:value-type="string">
            <text:p>https://t.cfjump.com/49166/t/63556</text:p>
          </table:table-cell>
          <table:table-cell office:value-type="string">
            <text:p>publish</text:p>
          </table:table-cell>
          <table:table-cell office:value-type="string">
            <text:p>walnutmelbourne-coupon-codes</text:p>
          </table:table-cell>
          <table:table-cell table:number-columns-repeated="1016"/>
        </table:table-row>
        <table:table-row table:style-name="ro1">
          <table:table-cell office:value-type="float" office:value="2572">
            <text:p>2572</text:p>
          </table:table-cell>
          <table:table-cell office:value-type="string">
            <text:p>Fortunate One</text:p>
          </table:table-cell>
          <table:table-cell office:value-type="string">
            <text:p>Fortunate One Coupon &amp; Fortunate One Promo Codes</text:p>
          </table:table-cell>
          <table:table-cell office:value-type="string">
            <text:p>https://localhost/cupons/wp-content/uploads/2019/07/Fortunate-One-Coupon-min.png</text:p>
          </table:table-cell>
          <table:table-cell/>
          <table:table-cell office:value-type="string">
            <text:p>https://t.cfjump.com/49166/t/53498</text:p>
          </table:table-cell>
          <table:table-cell office:value-type="string">
            <text:p>publish</text:p>
          </table:table-cell>
          <table:table-cell office:value-type="string">
            <text:p>fortunateone-coupon-codes</text:p>
          </table:table-cell>
          <table:table-cell table:number-columns-repeated="1016"/>
        </table:table-row>
        <table:table-row table:style-name="ro1">
          <table:table-cell office:value-type="float" office:value="2606">
            <text:p>2606</text:p>
          </table:table-cell>
          <table:table-cell office:value-type="string">
            <text:p>Panama Jack</text:p>
          </table:table-cell>
          <table:table-cell office:value-type="string">
            <text:p>Panama Jack Coupon Codes &amp; Panama Jack Promop codes</text:p>
          </table:table-cell>
          <table:table-cell office:value-type="string">
            <text:p>https://localhost/cupons/wp-content/uploads/2019/07/Panama-Jack-Coupon.png</text:p>
          </table:table-cell>
          <table:table-cell/>
          <table:table-cell office:value-type="string">
            <text:p>https://www.panamajack.com/</text:p>
          </table:table-cell>
          <table:table-cell office:value-type="string">
            <text:p>publish</text:p>
          </table:table-cell>
          <table:table-cell office:value-type="string">
            <text:p>panamajack-coupon-codes</text:p>
          </table:table-cell>
          <table:table-cell table:number-columns-repeated="1016"/>
        </table:table-row>
        <table:table-row table:style-name="ro1">
          <table:table-cell office:value-type="float" office:value="2608">
            <text:p>2608</text:p>
          </table:table-cell>
          <table:table-cell office:value-type="string">
            <text:p>Mac Tools</text:p>
          </table:table-cell>
          <table:table-cell office:value-type="string">
            <text:p>Mac Tools Coupon Codes &amp; Mac Tools Promo Codes</text:p>
          </table:table-cell>
          <table:table-cell office:value-type="string">
            <text:p>https://localhost/cupons/wp-content/uploads/2019/07/Mac-Tools-Coupon.png</text:p>
          </table:table-cell>
          <table:table-cell/>
          <table:table-cell office:value-type="string">
            <text:p>https://www.mactools.com/en-us</text:p>
          </table:table-cell>
          <table:table-cell office:value-type="string">
            <text:p>publish</text:p>
          </table:table-cell>
          <table:table-cell office:value-type="string">
            <text:p>mactools-coupon-codes</text:p>
          </table:table-cell>
          <table:table-cell table:number-columns-repeated="1016"/>
        </table:table-row>
        <table:table-row table:style-name="ro1">
          <table:table-cell office:value-type="float" office:value="2610">
            <text:p>2610</text:p>
          </table:table-cell>
          <table:table-cell office:value-type="string">
            <text:p>Superboleteria</text:p>
          </table:table-cell>
          <table:table-cell office:value-type="string">
            <text:p>Super Boleteria Coupon codes &amp; Super Boleteria Promo codes</text:p>
          </table:table-cell>
          <table:table-cell office:value-type="string">
            <text:p>https://localhost/cupons/wp-content/uploads/2019/07/Super-Boleteria-Coupon.jpeg</text:p>
          </table:table-cell>
          <table:table-cell/>
          <table:table-cell office:value-type="string">
            <text:p>https://www.superboleteria.com/#</text:p>
          </table:table-cell>
          <table:table-cell office:value-type="string">
            <text:p>publish</text:p>
          </table:table-cell>
          <table:table-cell office:value-type="string">
            <text:p>superboleteria-coupon-codes</text:p>
          </table:table-cell>
          <table:table-cell table:number-columns-repeated="1016"/>
        </table:table-row>
        <table:table-row table:style-name="ro1">
          <table:table-cell office:value-type="float" office:value="2615">
            <text:p>2615</text:p>
          </table:table-cell>
          <table:table-cell office:value-type="string">
            <text:p>The Tribez</text:p>
          </table:table-cell>
          <table:table-cell office:value-type="string">
            <text:p>The Tribez Coupon codes &amp; The Tribez Promo codes</text:p>
          </table:table-cell>
          <table:table-cell office:value-type="string">
            <text:p>https://localhost/cupons/wp-content/uploads/2019/07/The-Tribez-Coupon.jpg</text:p>
          </table:table-cell>
          <table:table-cell/>
          <table:table-cell office:value-type="string">
            <text:p>www.thetribez.com</text:p>
          </table:table-cell>
          <table:table-cell office:value-type="string">
            <text:p>publish</text:p>
          </table:table-cell>
          <table:table-cell office:value-type="string">
            <text:p>thetribez-coupon-codes</text:p>
          </table:table-cell>
          <table:table-cell table:number-columns-repeated="1016"/>
        </table:table-row>
        <table:table-row table:style-name="ro1">
          <table:table-cell office:value-type="float" office:value="2617">
            <text:p>2617</text:p>
          </table:table-cell>
          <table:table-cell office:value-type="string">
            <text:p>Buy My Trip</text:p>
          </table:table-cell>
          <table:table-cell office:value-type="string">
            <text:p>Buy My Trip Coupon codes &amp; Buy My Trip Promo codes</text:p>
          </table:table-cell>
          <table:table-cell office:value-type="string">
            <text:p>https://localhost/cupons/wp-content/uploads/2019/07/Buy-My-Trip-Coupon.png</text:p>
          </table:table-cell>
          <table:table-cell/>
          <table:table-cell office:value-type="string">
            <text:p>www.buymytrip.com</text:p>
          </table:table-cell>
          <table:table-cell office:value-type="string">
            <text:p>publish</text:p>
          </table:table-cell>
          <table:table-cell office:value-type="string">
            <text:p>buymytrip-coupon-codes</text:p>
          </table:table-cell>
          <table:table-cell table:number-columns-repeated="1016"/>
        </table:table-row>
        <table:table-row table:style-name="ro1">
          <table:table-cell office:value-type="float" office:value="2619">
            <text:p>2619</text:p>
          </table:table-cell>
          <table:table-cell office:value-type="string">
            <text:p>Adlens</text:p>
          </table:table-cell>
          <table:table-cell office:value-type="string">
            <text:p>Adlens Coupon codes &amp; Adlens Promo codes</text:p>
          </table:table-cell>
          <table:table-cell office:value-type="string">
            <text:p>https://localhost/cupons/wp-content/uploads/2019/07/Adlens-Coupon.png</text:p>
          </table:table-cell>
          <table:table-cell/>
          <table:table-cell office:value-type="string">
            <text:p>https://www.adlens.com/</text:p>
          </table:table-cell>
          <table:table-cell office:value-type="string">
            <text:p>publish</text:p>
          </table:table-cell>
          <table:table-cell office:value-type="string">
            <text:p>adlense-coupon-codes</text:p>
          </table:table-cell>
          <table:table-cell table:number-columns-repeated="1016"/>
        </table:table-row>
        <table:table-row table:style-name="ro1">
          <table:table-cell office:value-type="float" office:value="2624">
            <text:p>2624</text:p>
          </table:table-cell>
          <table:table-cell office:value-type="string">
            <text:p>Skillz</text:p>
          </table:table-cell>
          <table:table-cell office:value-type="string">
            <text:p>Skillz Coupon codes &amp; Skillz Promo codes</text:p>
          </table:table-cell>
          <table:table-cell office:value-type="string">
            <text:p>https://localhost/cupons/wp-content/uploads/2019/07/Skillz-Coupon.jpeg</text:p>
          </table:table-cell>
          <table:table-cell/>
          <table:table-cell office:value-type="string">
            <text:p>https://www.skillz.com/</text:p>
          </table:table-cell>
          <table:table-cell office:value-type="string">
            <text:p>publish</text:p>
          </table:table-cell>
          <table:table-cell office:value-type="string">
            <text:p>skillz-coupon-codes</text:p>
          </table:table-cell>
          <table:table-cell table:number-columns-repeated="1016"/>
        </table:table-row>
        <table:table-row table:style-name="ro1">
          <table:table-cell office:value-type="float" office:value="2627">
            <text:p>2627</text:p>
          </table:table-cell>
          <table:table-cell office:value-type="string">
            <text:p>K And G</text:p>
          </table:table-cell>
          <table:table-cell office:value-type="string">
            <text:p>K And G Coupon codes &amp; K and G Promo codes</text:p>
          </table:table-cell>
          <table:table-cell office:value-type="string">
            <text:p>https://localhost/cupons/wp-content/uploads/2019/07/K-and-G-Coupon.jpg</text:p>
          </table:table-cell>
          <table:table-cell/>
          <table:table-cell office:value-type="string">
            <text:p>https://www.kgstores.com/kg/index.jsp</text:p>
          </table:table-cell>
          <table:table-cell office:value-type="string">
            <text:p>publish</text:p>
          </table:table-cell>
          <table:table-cell office:value-type="string">
            <text:p>kandg-coupon-codes</text:p>
          </table:table-cell>
          <table:table-cell table:number-columns-repeated="101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Lite Mf</text:p>
          </table:table-cell>
          <table:table-cell office:value-type="string">
            <text:p>Lite Mf Coupon codes &amp; Lite Mf Promo codes</text:p>
          </table:table-cell>
          <table:table-cell office:value-type="string">
            <text:p>https://localhost/cupons/wp-content/uploads/2019/07/Lite-Mf-Coupon.jpg</text:p>
          </table:table-cell>
          <table:table-cell/>
          <table:table-cell office:value-type="string">
            <text:p>https://litemf.com/en</text:p>
          </table:table-cell>
          <table:table-cell office:value-type="string">
            <text:p>publish</text:p>
          </table:table-cell>
          <table:table-cell office:value-type="string">
            <text:p>litemf-coupon-codes</text:p>
          </table:table-cell>
          <table:table-cell table:number-columns-repeated="1016"/>
        </table:table-row>
        <table:table-row table:style-name="ro1">
          <table:table-cell office:value-type="float" office:value="2632">
            <text:p>2632</text:p>
          </table:table-cell>
          <table:table-cell office:value-type="string">
            <text:p>Soft Surroundings</text:p>
          </table:table-cell>
          <table:table-cell office:value-type="string">
            <text:p>Soft Surroundings Coupon &amp; Safe Surroundings Promo codes</text:p>
          </table:table-cell>
          <table:table-cell office:value-type="string">
            <text:p>https://localhost/cupons/wp-content/uploads/2019/07/Soft-Surroundings-Coupon.png</text:p>
          </table:table-cell>
          <table:table-cell/>
          <table:table-cell office:value-type="string">
            <text:p>https://www.softsurroundings.com/</text:p>
          </table:table-cell>
          <table:table-cell office:value-type="string">
            <text:p>publish</text:p>
          </table:table-cell>
          <table:table-cell office:value-type="string">
            <text:p>softsurroundings-coupon-codes</text:p>
          </table:table-cell>
          <table:table-cell table:number-columns-repeated="1016"/>
        </table:table-row>
        <table:table-row table:style-name="ro1">
          <table:table-cell office:value-type="float" office:value="2638">
            <text:p>2638</text:p>
          </table:table-cell>
          <table:table-cell office:value-type="string">
            <text:p>NewAir</text:p>
          </table:table-cell>
          <table:table-cell office:value-type="string">
            <text:p>NewAir Coupon Codes &amp; NewAir Promo Codes</text:p>
          </table:table-cell>
          <table:table-cell office:value-type="string">
            <text:p>https://localhost/cupons/wp-content/uploads/2019/07/New-Air-Coupon.png</text:p>
          </table:table-cell>
          <table:table-cell/>
          <table:table-cell office:value-type="string">
            <text:p>https://www.newair.com/</text:p>
          </table:table-cell>
          <table:table-cell office:value-type="string">
            <text:p>publish</text:p>
          </table:table-cell>
          <table:table-cell office:value-type="string">
            <text:p>newair-coupon-codes</text:p>
          </table:table-cell>
          <table:table-cell table:number-columns-repeated="1016"/>
        </table:table-row>
        <table:table-row table:style-name="ro1">
          <table:table-cell office:value-type="float" office:value="2644">
            <text:p>2644</text:p>
          </table:table-cell>
          <table:table-cell office:value-type="string">
            <text:p>Bistro MD</text:p>
          </table:table-cell>
          <table:table-cell office:value-type="string">
            <text:p>Bistro MD Coupon Codes &amp; Bistro MD Promo Codes</text:p>
          </table:table-cell>
          <table:table-cell office:value-type="string">
            <text:p>https://localhost/cupons/wp-content/uploads/2019/07/Bistro-MD-Coupon.png</text:p>
          </table:table-cell>
          <table:table-cell/>
          <table:table-cell office:value-type="string">
            <text:p>http://www.anrdoezrs.net/click-9108547-13737843</text:p>
          </table:table-cell>
          <table:table-cell office:value-type="string">
            <text:p>publish</text:p>
          </table:table-cell>
          <table:table-cell office:value-type="string">
            <text:p>bistromd-coupon-codes</text:p>
          </table:table-cell>
          <table:table-cell table:number-columns-repeated="1016"/>
        </table:table-row>
        <table:table-row table:style-name="ro1">
          <table:table-cell office:value-type="float" office:value="2646">
            <text:p>2646</text:p>
          </table:table-cell>
          <table:table-cell office:value-type="string">
            <text:p>Born Shoes</text:p>
          </table:table-cell>
          <table:table-cell office:value-type="string">
            <text:p>Born Shoes Coupon Codes &amp; Born Shoes Promo Codes</text:p>
          </table:table-cell>
          <table:table-cell office:value-type="string">
            <text:p>https://localhost/cupons/wp-content/uploads/2019/07/Born-Shoes-Coupon.png</text:p>
          </table:table-cell>
          <table:table-cell office:value-type="float" office:value="1">
            <text:p>1</text:p>
          </table:table-cell>
          <table:table-cell office:value-type="string">
            <text:p>http://www.dpbolvw.net/click-9108547-13457477</text:p>
          </table:table-cell>
          <table:table-cell office:value-type="string">
            <text:p>publish</text:p>
          </table:table-cell>
          <table:table-cell office:value-type="string">
            <text:p>bornshoes-coupon-codes</text:p>
          </table:table-cell>
          <table:table-cell table:number-columns-repeated="1016"/>
        </table:table-row>
        <table:table-row table:style-name="ro1">
          <table:table-cell office:value-type="float" office:value="2649">
            <text:p>2649</text:p>
          </table:table-cell>
          <table:table-cell office:value-type="string">
            <text:p>Carhartt</text:p>
          </table:table-cell>
          <table:table-cell office:value-type="string">
            <text:p>Carhartt Coupon Codes &amp; Carhartt Promo Codes</text:p>
          </table:table-cell>
          <table:table-cell office:value-type="string">
            <text:p>https://localhost/cupons/wp-content/uploads/2019/07/Carhart-Coupon.png</text:p>
          </table:table-cell>
          <table:table-cell/>
          <table:table-cell office:value-type="string">
            <text:p>https://www.carhartt.com/gb/en-gb</text:p>
          </table:table-cell>
          <table:table-cell office:value-type="string">
            <text:p>publish</text:p>
          </table:table-cell>
          <table:table-cell office:value-type="string">
            <text:p>carhart-coupon-codes</text:p>
          </table:table-cell>
          <table:table-cell table:number-columns-repeated="1016"/>
        </table:table-row>
        <table:table-row table:style-name="ro1">
          <table:table-cell office:value-type="float" office:value="2652">
            <text:p>2652</text:p>
          </table:table-cell>
          <table:table-cell office:value-type="string">
            <text:p>Design Toscano</text:p>
          </table:table-cell>
          <table:table-cell office:value-type="string">
            <text:p>Design Toscano Coupon Codes &amp; Design Toscano Promo Codes</text:p>
          </table:table-cell>
          <table:table-cell office:value-type="string">
            <text:p>https://localhost/cupons/wp-content/uploads/2019/07/Design-Toscano-Coupon.png</text:p>
          </table:table-cell>
          <table:table-cell/>
          <table:table-cell office:value-type="string">
            <text:p>http://www.jdoqocy.com/click-9108547-13470178</text:p>
          </table:table-cell>
          <table:table-cell office:value-type="string">
            <text:p>publish</text:p>
          </table:table-cell>
          <table:table-cell office:value-type="string">
            <text:p>designtoscano-coupon-codes</text:p>
          </table:table-cell>
          <table:table-cell table:number-columns-repeated="1016"/>
        </table:table-row>
        <table:table-row table:style-name="ro1">
          <table:table-cell office:value-type="float" office:value="2654">
            <text:p>2654</text:p>
          </table:table-cell>
          <table:table-cell office:value-type="string">
            <text:p>Furla AU</text:p>
          </table:table-cell>
          <table:table-cell office:value-type="string">
            <text:p>Furla AU Coupon Codes &amp; Furla AU Promo Codes</text:p>
          </table:table-cell>
          <table:table-cell office:value-type="string">
            <text:p>https://localhost/cupons/wp-content/uploads/2019/07/Furla-AU-Coupon.jpg</text:p>
          </table:table-cell>
          <table:table-cell/>
          <table:table-cell office:value-type="string">
            <text:p>https://www.furla.com/au/en/</text:p>
          </table:table-cell>
          <table:table-cell office:value-type="string">
            <text:p>publish</text:p>
          </table:table-cell>
          <table:table-cell office:value-type="string">
            <text:p>furla-au-coupon-codes</text:p>
          </table:table-cell>
          <table:table-cell table:number-columns-repeated="1016"/>
        </table:table-row>
        <table:table-row table:style-name="ro1">
          <table:table-cell office:value-type="float" office:value="2665">
            <text:p>2665</text:p>
          </table:table-cell>
          <table:table-cell office:value-type="string">
            <text:p>Hidden Fashion</text:p>
          </table:table-cell>
          <table:table-cell office:value-type="string">
            <text:p>Hidden Fashion Coupon Codes &amp; Hidden Fashion Promo Codes</text:p>
          </table:table-cell>
          <table:table-cell office:value-type="string">
            <text:p>https://localhost/cupons/wp-content/uploads/2019/07/Hidden-Fashion-Coupon.png</text:p>
          </table:table-cell>
          <table:table-cell/>
          <table:table-cell office:value-type="string">
            <text:p>https://www.hiddenfashion.com/</text:p>
          </table:table-cell>
          <table:table-cell office:value-type="string">
            <text:p>publish</text:p>
          </table:table-cell>
          <table:table-cell office:value-type="string">
            <text:p>hiddenfashion-coupon-codes</text:p>
          </table:table-cell>
          <table:table-cell table:number-columns-repeated="1016"/>
        </table:table-row>
        <table:table-row table:style-name="ro1">
          <table:table-cell office:value-type="float" office:value="2667">
            <text:p>2667</text:p>
          </table:table-cell>
          <table:table-cell office:value-type="string">
            <text:p>IMyFone</text:p>
          </table:table-cell>
          <table:table-cell office:value-type="string">
            <text:p>IMyFone Coupon Codes &amp; IMyFone Promo Codes</text:p>
          </table:table-cell>
          <table:table-cell office:value-type="string">
            <text:p>https://localhost/cupons/wp-content/uploads/2019/07/IMyFone-Coupon.jpg</text:p>
          </table:table-cell>
          <table:table-cell/>
          <table:table-cell office:value-type="string">
            <text:p>https://www.imyfone.com/</text:p>
          </table:table-cell>
          <table:table-cell office:value-type="string">
            <text:p>publish</text:p>
          </table:table-cell>
          <table:table-cell office:value-type="string">
            <text:p>imyfone-coupon-codes</text:p>
          </table:table-cell>
          <table:table-cell table:number-columns-repeated="1016"/>
        </table:table-row>
        <table:table-row table:style-name="ro1">
          <table:table-cell office:value-type="float" office:value="2670">
            <text:p>2670</text:p>
          </table:table-cell>
          <table:table-cell office:value-type="string">
            <text:p>Just CBD</text:p>
          </table:table-cell>
          <table:table-cell office:value-type="string">
            <text:p>Just CBD Coupon Codes &amp; Just CBD Promo Codes</text:p>
          </table:table-cell>
          <table:table-cell office:value-type="string">
            <text:p>https://localhost/cupons/wp-content/uploads/2019/07/Just-CBD-Coupon.png</text:p>
          </table:table-cell>
          <table:table-cell/>
          <table:table-cell office:value-type="string">
            <text:p>https://www.justcbdstore.com/</text:p>
          </table:table-cell>
          <table:table-cell office:value-type="string">
            <text:p>publish</text:p>
          </table:table-cell>
          <table:table-cell office:value-type="string">
            <text:p>justcbd-coupon-codes</text:p>
          </table:table-cell>
          <table:table-cell table:number-columns-repeated="1016"/>
        </table:table-row>
        <table:table-row table:style-name="ro1">
          <table:table-cell office:value-type="float" office:value="2732">
            <text:p>2732</text:p>
          </table:table-cell>
          <table:table-cell office:value-type="string">
            <text:p>IGXO</text:p>
          </table:table-cell>
          <table:table-cell office:value-type="string">
            <text:p>IGXO Coupon codes &amp; IGXO Promo codes</text:p>
          </table:table-cell>
          <table:table-cell office:value-type="string">
            <text:p>https://localhost/cupons/wp-content/uploads/2019/07/IGXO-Cosmetics-Coupon.png</text:p>
          </table:table-cell>
          <table:table-cell/>
          <table:table-cell office:value-type="string">
            <text:p>https://igxocosmetics.com/</text:p>
          </table:table-cell>
          <table:table-cell office:value-type="string">
            <text:p>publish</text:p>
          </table:table-cell>
          <table:table-cell office:value-type="string">
            <text:p>igxo-coupon-codes</text:p>
          </table:table-cell>
          <table:table-cell table:number-columns-repeated="1016"/>
        </table:table-row>
        <table:table-row table:style-name="ro1">
          <table:table-cell office:value-type="float" office:value="2734">
            <text:p>2734</text:p>
          </table:table-cell>
          <table:table-cell office:value-type="string">
            <text:p>Harley Davidson Footwear</text:p>
          </table:table-cell>
          <table:table-cell office:value-type="string">
            <text:p>Harley Davidson Footwear Coupon codes &amp; Harley Davidson Footwear Promo codes</text:p>
          </table:table-cell>
          <table:table-cell office:value-type="string">
            <text:p>https://localhost/cupons/wp-content/uploads/2019/07/Harley-Davidson-Footwear-Coupon.png</text:p>
          </table:table-cell>
          <table:table-cell/>
          <table:table-cell office:value-type="string">
            <text:p>https://www.harley-davidsonfootwear.com/US/en/home</text:p>
          </table:table-cell>
          <table:table-cell office:value-type="string">
            <text:p>publish</text:p>
          </table:table-cell>
          <table:table-cell office:value-type="string">
            <text:p>harleydavidsonfootwear-coupon-codes</text:p>
          </table:table-cell>
          <table:table-cell table:number-columns-repeated="1016"/>
        </table:table-row>
        <table:table-row table:style-name="ro1">
          <table:table-cell office:value-type="float" office:value="2736">
            <text:p>2736</text:p>
          </table:table-cell>
          <table:table-cell office:value-type="string">
            <text:p>Big City Sports Wear</text:p>
          </table:table-cell>
          <table:table-cell office:value-type="string">
            <text:p>Big City Sports Wear Coupon codes &amp; Big City Sports Wear Promo codes</text:p>
          </table:table-cell>
          <table:table-cell office:value-type="string">
            <text:p>https://localhost/cupons/wp-content/uploads/2019/07/Big-City-Sports-Wear-Coupon.png</text:p>
          </table:table-cell>
          <table:table-cell/>
          <table:table-cell office:value-type="string">
            <text:p>https://www.bigcitysportswear.com/</text:p>
          </table:table-cell>
          <table:table-cell office:value-type="string">
            <text:p>publish</text:p>
          </table:table-cell>
          <table:table-cell office:value-type="string">
            <text:p>bigcitysportswear-coupon-codes</text:p>
          </table:table-cell>
          <table:table-cell table:number-columns-repeated="1016"/>
        </table:table-row>
        <table:table-row table:style-name="ro1">
          <table:table-cell office:value-type="float" office:value="2740">
            <text:p>2740</text:p>
          </table:table-cell>
          <table:table-cell office:value-type="string">
            <text:p>Voyagin</text:p>
          </table:table-cell>
          <table:table-cell office:value-type="string">
            <text:p>Voyagin Coupon Codes &amp; Voyagin Promo Codes</text:p>
          </table:table-cell>
          <table:table-cell office:value-type="string">
            <text:p>https://localhost/cupons/wp-content/uploads/2019/07/Voyagin-Coupon.png</text:p>
          </table:table-cell>
          <table:table-cell office:value-type="float" office:value="2">
            <text:p>2</text:p>
          </table:table-cell>
          <table:table-cell office:value-type="string">
            <text:p>https://www.govoyagin.com/</text:p>
          </table:table-cell>
          <table:table-cell office:value-type="string">
            <text:p>publish</text:p>
          </table:table-cell>
          <table:table-cell office:value-type="string">
            <text:p>voyagin-coupon-codes</text:p>
          </table:table-cell>
          <table:table-cell table:number-columns-repeated="1016"/>
        </table:table-row>
        <table:table-row table:style-name="ro1">
          <table:table-cell office:value-type="float" office:value="2743">
            <text:p>2743</text:p>
          </table:table-cell>
          <table:table-cell office:value-type="string">
            <text:p>Globe Router</text:p>
          </table:table-cell>
          <table:table-cell office:value-type="string">
            <text:p>Globe Router Coupon codes &amp; Globe Router Promo codes</text:p>
          </table:table-cell>
          <table:table-cell office:value-type="string">
            <text:p>https://localhost/cupons/wp-content/uploads/2019/07/Globe-Router-Coupon.png</text:p>
          </table:table-cell>
          <table:table-cell/>
          <table:table-cell office:value-type="string">
            <text:p>https://www.globerouter.com/</text:p>
          </table:table-cell>
          <table:table-cell office:value-type="string">
            <text:p>publish</text:p>
          </table:table-cell>
          <table:table-cell office:value-type="string">
            <text:p>globerouter-coupon-codes</text:p>
          </table:table-cell>
          <table:table-cell table:number-columns-repeated="1016"/>
        </table:table-row>
        <table:table-row table:style-name="ro1">
          <table:table-cell office:value-type="float" office:value="2745">
            <text:p>2745</text:p>
          </table:table-cell>
          <table:table-cell office:value-type="string">
            <text:p>Smokstore</text:p>
          </table:table-cell>
          <table:table-cell office:value-type="string">
            <text:p>Smokstore Coupon codes &amp; Smokstore Promo codes</text:p>
          </table:table-cell>
          <table:table-cell office:value-type="string">
            <text:p>https://localhost/cupons/wp-content/uploads/2019/07/Smokstore-Coupon.png</text:p>
          </table:table-cell>
          <table:table-cell/>
          <table:table-cell office:value-type="string">
            <text:p>https://www.smokstore.com/</text:p>
          </table:table-cell>
          <table:table-cell office:value-type="string">
            <text:p>publish</text:p>
          </table:table-cell>
          <table:table-cell office:value-type="string">
            <text:p>smokestore-coupon-codes</text:p>
          </table:table-cell>
          <table:table-cell table:number-columns-repeated="1016"/>
        </table:table-row>
        <table:table-row table:style-name="ro1">
          <table:table-cell office:value-type="float" office:value="2747">
            <text:p>2747</text:p>
          </table:table-cell>
          <table:table-cell office:value-type="string">
            <text:p>Termsfeed</text:p>
          </table:table-cell>
          <table:table-cell office:value-type="string">
            <text:p>Termsfeed Coupon codes &amp; Termsfeed Promo codes</text:p>
          </table:table-cell>
          <table:table-cell office:value-type="string">
            <text:p>https://localhost/cupons/wp-content/uploads/2019/07/Termsfeed-Coupon.jpg</text:p>
          </table:table-cell>
          <table:table-cell/>
          <table:table-cell office:value-type="string">
            <text:p>https://www.termsfeed.com/</text:p>
          </table:table-cell>
          <table:table-cell office:value-type="string">
            <text:p>publish</text:p>
          </table:table-cell>
          <table:table-cell office:value-type="string">
            <text:p>termsfeed-coupon-codes</text:p>
          </table:table-cell>
          <table:table-cell table:number-columns-repeated="101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Vova</text:p>
          </table:table-cell>
          <table:table-cell office:value-type="string">
            <text:p>Vova Coupon codes &amp; Vova Promo codes|Vova Coupon codes &amp; Vova Promo codes</text:p>
          </table:table-cell>
          <table:table-cell office:value-type="string">
            <text:p>https://localhost/cupons/wp-content/uploads/2019/07/Vova-Coupon.png</text:p>
          </table:table-cell>
          <table:table-cell office:value-type="float" office:value="1">
            <text:p>1</text:p>
          </table:table-cell>
          <table:table-cell office:value-type="string">
            <text:p>https://www.vova.com/</text:p>
          </table:table-cell>
          <table:table-cell office:value-type="string">
            <text:p>publish</text:p>
          </table:table-cell>
          <table:table-cell office:value-type="string">
            <text:p>vova-coupon-codes</text:p>
          </table:table-cell>
          <table:table-cell table:number-columns-repeated="1016"/>
        </table:table-row>
        <table:table-row table:style-name="ro1">
          <table:table-cell office:value-type="float" office:value="2777">
            <text:p>2777</text:p>
          </table:table-cell>
          <table:table-cell office:value-type="string">
            <text:p>Twinkledeals</text:p>
          </table:table-cell>
          <table:table-cell office:value-type="string">
            <text:p>Twinkledeals Coupon Twinkledeals Promo Codes</text:p>
          </table:table-cell>
          <table:table-cell office:value-type="string">
            <text:p>https://localhost/cupons/wp-content/uploads/2019/07/Twinkledeals-Copon-min.png</text:p>
          </table:table-cell>
          <table:table-cell/>
          <table:table-cell office:value-type="string">
            <text:p>https://www.twinkledeals.com/</text:p>
          </table:table-cell>
          <table:table-cell office:value-type="string">
            <text:p>publish</text:p>
          </table:table-cell>
          <table:table-cell office:value-type="string">
            <text:p>twinkledeals-copon-codes</text:p>
          </table:table-cell>
          <table:table-cell table:number-columns-repeated="1016"/>
        </table:table-row>
        <table:table-row table:style-name="ro1">
          <table:table-cell office:value-type="float" office:value="2779">
            <text:p>2779</text:p>
          </table:table-cell>
          <table:table-cell office:value-type="string">
            <text:p>MTR Superstore</text:p>
          </table:table-cell>
          <table:table-cell office:value-type="string">
            <text:p>MTR Superstore Coupon &amp; MTR Superstore Promo Codes</text:p>
          </table:table-cell>
          <table:table-cell office:value-type="string">
            <text:p>https://localhost/cupons/wp-content/uploads/2019/07/MTR-Superstore-Couon-min.png</text:p>
          </table:table-cell>
          <table:table-cell/>
          <table:table-cell office:value-type="string">
            <text:p>https://www.mtrsuperstore.com/</text:p>
          </table:table-cell>
          <table:table-cell office:value-type="string">
            <text:p>publish</text:p>
          </table:table-cell>
          <table:table-cell office:value-type="string">
            <text:p>mtrsuperstore-couon-codes</text:p>
          </table:table-cell>
          <table:table-cell table:number-columns-repeated="1016"/>
        </table:table-row>
        <table:table-row table:style-name="ro1">
          <table:table-cell office:value-type="float" office:value="2782">
            <text:p>2782</text:p>
          </table:table-cell>
          <table:table-cell office:value-type="string">
            <text:p>Swyft Filings</text:p>
          </table:table-cell>
          <table:table-cell office:value-type="string">
            <text:p>Swyft Filings Coupon &amp; Swyft Filings Promo Codes</text:p>
          </table:table-cell>
          <table:table-cell office:value-type="string">
            <text:p>https://localhost/cupons/wp-content/uploads/2019/07/Swyft-Filings-Coupon-min.png</text:p>
          </table:table-cell>
          <table:table-cell/>
          <table:table-cell office:value-type="string">
            <text:p>https://www.swyftfilings.com</text:p>
          </table:table-cell>
          <table:table-cell office:value-type="string">
            <text:p>publish</text:p>
          </table:table-cell>
          <table:table-cell office:value-type="string">
            <text:p>swyftfilings-coupon-codes</text:p>
          </table:table-cell>
          <table:table-cell table:number-columns-repeated="1016"/>
        </table:table-row>
        <table:table-row table:style-name="ro1">
          <table:table-cell office:value-type="float" office:value="2784">
            <text:p>2784</text:p>
          </table:table-cell>
          <table:table-cell office:value-type="string">
            <text:p>Novashe</text:p>
          </table:table-cell>
          <table:table-cell office:value-type="string">
            <text:p>Novashe Coupon &amp; Novashe Promo Codes</text:p>
          </table:table-cell>
          <table:table-cell office:value-type="string">
            <text:p>https://localhost/cupons/wp-content/uploads/2019/07/Novashe-Coupon-min.png</text:p>
          </table:table-cell>
          <table:table-cell/>
          <table:table-cell office:value-type="string">
            <text:p>http://www.novashe.co.uk/</text:p>
          </table:table-cell>
          <table:table-cell office:value-type="string">
            <text:p>publish</text:p>
          </table:table-cell>
          <table:table-cell office:value-type="string">
            <text:p>novashe-coupon-codes</text:p>
          </table:table-cell>
          <table:table-cell table:number-columns-repeated="1016"/>
        </table:table-row>
        <table:table-row table:style-name="ro1">
          <table:table-cell office:value-type="float" office:value="2786">
            <text:p>2786</text:p>
          </table:table-cell>
          <table:table-cell office:value-type="string">
            <text:p>Porzellantreff</text:p>
          </table:table-cell>
          <table:table-cell office:value-type="string">
            <text:p>Porzellantreff Coupon &amp; Porzellantreff Promo Codes</text:p>
          </table:table-cell>
          <table:table-cell office:value-type="string">
            <text:p>https://localhost/cupons/wp-content/uploads/2019/07/Porzellantreff-Coupon-min.png</text:p>
          </table:table-cell>
          <table:table-cell/>
          <table:table-cell office:value-type="string">
            <text:p>https://www.porzellantreff.de</text:p>
          </table:table-cell>
          <table:table-cell office:value-type="string">
            <text:p>publish</text:p>
          </table:table-cell>
          <table:table-cell office:value-type="string">
            <text:p>porzellantreff-coupon-codes</text:p>
          </table:table-cell>
          <table:table-cell table:number-columns-repeated="1016"/>
        </table:table-row>
        <table:table-row table:style-name="ro1">
          <table:table-cell office:value-type="float" office:value="2788">
            <text:p>2788</text:p>
          </table:table-cell>
          <table:table-cell office:value-type="string">
            <text:p>Giftworks Plus</text:p>
          </table:table-cell>
          <table:table-cell office:value-type="string">
            <text:p>Giftworks Plus Coupon &amp; Giftworks Plus Promo Codes</text:p>
          </table:table-cell>
          <table:table-cell office:value-type="string">
            <text:p>https://localhost/cupons/wp-content/uploads/2019/07/Giftworks-Plus-Coupon-min.png</text:p>
          </table:table-cell>
          <table:table-cell office:value-type="float" office:value="1">
            <text:p>1</text:p>
          </table:table-cell>
          <table:table-cell office:value-type="string">
            <text:p>https://giftworksplus.com</text:p>
          </table:table-cell>
          <table:table-cell office:value-type="string">
            <text:p>publish</text:p>
          </table:table-cell>
          <table:table-cell office:value-type="string">
            <text:p>giftworksplus-coupon-codes</text:p>
          </table:table-cell>
          <table:table-cell table:number-columns-repeated="1016"/>
        </table:table-row>
        <table:table-row table:style-name="ro1">
          <table:table-cell office:value-type="float" office:value="2790">
            <text:p>2790</text:p>
          </table:table-cell>
          <table:table-cell office:value-type="string">
            <text:p>Fabrik</text:p>
          </table:table-cell>
          <table:table-cell office:value-type="string">
            <text:p>Fabrik Coupon &amp; Fabrik Promo Codes</text:p>
          </table:table-cell>
          <table:table-cell office:value-type="string">
            <text:p>https://localhost/cupons/wp-content/uploads/2019/07/Fabrik-Coupon-min.png</text:p>
          </table:table-cell>
          <table:table-cell/>
          <table:table-cell office:value-type="string">
            <text:p>https://fabrikstyle.com/</text:p>
          </table:table-cell>
          <table:table-cell office:value-type="string">
            <text:p>publish</text:p>
          </table:table-cell>
          <table:table-cell office:value-type="string">
            <text:p>fabrik-coupon-codes</text:p>
          </table:table-cell>
          <table:table-cell table:number-columns-repeated="1016"/>
        </table:table-row>
        <table:table-row table:style-name="ro1">
          <table:table-cell office:value-type="float" office:value="2792">
            <text:p>2792</text:p>
          </table:table-cell>
          <table:table-cell office:value-type="string">
            <text:p>Eaglesaver</text:p>
          </table:table-cell>
          <table:table-cell office:value-type="string">
            <text:p>Eaglesaver Coupon &amp; Eaglesaver Promo Codes</text:p>
          </table:table-cell>
          <table:table-cell office:value-type="string">
            <text:p>https://localhost/cupons/wp-content/uploads/2019/07/Eaglesaver-Coupon-min.png</text:p>
          </table:table-cell>
          <table:table-cell/>
          <table:table-cell office:value-type="string">
            <text:p>https://www.eaglesaver.com</text:p>
          </table:table-cell>
          <table:table-cell office:value-type="string">
            <text:p>publish</text:p>
          </table:table-cell>
          <table:table-cell office:value-type="string">
            <text:p>eaglesaver-coupon-codes</text:p>
          </table:table-cell>
          <table:table-cell table:number-columns-repeated="1016"/>
        </table:table-row>
        <table:table-row table:style-name="ro1">
          <table:table-cell office:value-type="float" office:value="2794">
            <text:p>2794</text:p>
          </table:table-cell>
          <table:table-cell office:value-type="string">
            <text:p>Tripsta</text:p>
          </table:table-cell>
          <table:table-cell office:value-type="string">
            <text:p>Tripsta Coupon &amp; Tripsta Promo Codes</text:p>
          </table:table-cell>
          <table:table-cell office:value-type="string">
            <text:p>https://localhost/cupons/wp-content/uploads/2019/07/Tripsta-Coupon-min.png</text:p>
          </table:table-cell>
          <table:table-cell/>
          <table:table-cell office:value-type="string">
            <text:p>https://www.tripsta.com/</text:p>
          </table:table-cell>
          <table:table-cell office:value-type="string">
            <text:p>publish</text:p>
          </table:table-cell>
          <table:table-cell office:value-type="string">
            <text:p>tripsta-coupon-codes</text:p>
          </table:table-cell>
          <table:table-cell table:number-columns-repeated="1016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Whatsmode</text:p>
          </table:table-cell>
          <table:table-cell office:value-type="string">
            <text:p>Whatsmode Coupon codes &amp; Whatsmode Promo codes</text:p>
          </table:table-cell>
          <table:table-cell office:value-type="string">
            <text:p>https://localhost/cupons/wp-content/uploads/2019/07/Whatsmode-Coupon.jpg</text:p>
          </table:table-cell>
          <table:table-cell/>
          <table:table-cell office:value-type="string">
            <text:p>https://whatsmode.com/</text:p>
          </table:table-cell>
          <table:table-cell office:value-type="string">
            <text:p>publish</text:p>
          </table:table-cell>
          <table:table-cell office:value-type="string">
            <text:p>whatsmode-coupon-codes</text:p>
          </table:table-cell>
          <table:table-cell table:number-columns-repeated="1016"/>
        </table:table-row>
        <table:table-row table:style-name="ro1">
          <table:table-cell office:value-type="float" office:value="2803">
            <text:p>2803</text:p>
          </table:table-cell>
          <table:table-cell office:value-type="string">
            <text:p>SCTrending</text:p>
          </table:table-cell>
          <table:table-cell office:value-type="string">
            <text:p>SCTrending Coupon codes &amp; SCTrending Promo codes</text:p>
          </table:table-cell>
          <table:table-cell office:value-type="string">
            <text:p>https://localhost/cupons/wp-content/uploads/2019/07/SCTrending-Coupon.png</text:p>
          </table:table-cell>
          <table:table-cell office:value-type="float" office:value="2">
            <text:p>2</text:p>
          </table:table-cell>
          <table:table-cell office:value-type="string">
            <text:p>https://tmoki.com/?a=463&amp;c=368&amp;p=r&amp;s1=</text:p>
          </table:table-cell>
          <table:table-cell office:value-type="string">
            <text:p>publish</text:p>
          </table:table-cell>
          <table:table-cell office:value-type="string">
            <text:p>sctrending-coupon-codes</text:p>
          </table:table-cell>
          <table:table-cell table:number-columns-repeated="1016"/>
        </table:table-row>
        <table:table-row table:style-name="ro1">
          <table:table-cell office:value-type="float" office:value="2805">
            <text:p>2805</text:p>
          </table:table-cell>
          <table:table-cell office:value-type="string">
            <text:p>Volotea</text:p>
          </table:table-cell>
          <table:table-cell office:value-type="string">
            <text:p>Volotea Coupon &amp; Volotea Promo Codes</text:p>
          </table:table-cell>
          <table:table-cell office:value-type="string">
            <text:p>https://localhost/cupons/wp-content/uploads/2019/07/Volotea-Coupon-min-2.png|https://localhost/cupons/wp-content/uploads/2019/07/Volotea-Coupon-min-1.png</text:p>
          </table:table-cell>
          <table:table-cell/>
          <table:table-cell office:value-type="string">
            <text:p>https://www.volotea.com</text:p>
          </table:table-cell>
          <table:table-cell office:value-type="string">
            <text:p>publish</text:p>
          </table:table-cell>
          <table:table-cell office:value-type="string">
            <text:p>volotea-coupon-codes</text:p>
          </table:table-cell>
          <table:table-cell table:number-columns-repeated="1016"/>
        </table:table-row>
        <table:table-row table:style-name="ro1">
          <table:table-cell office:value-type="float" office:value="2806">
            <text:p>2806</text:p>
          </table:table-cell>
          <table:table-cell office:value-type="string">
            <text:p>Whatwears</text:p>
          </table:table-cell>
          <table:table-cell office:value-type="string">
            <text:p>Whatwears Coupon codes &amp; Whatwears Promo codes</text:p>
          </table:table-cell>
          <table:table-cell office:value-type="string">
            <text:p>https://localhost/cupons/wp-content/uploads/2019/07/Whatwears-Coupon.jpg</text:p>
          </table:table-cell>
          <table:table-cell office:value-type="float" office:value="1">
            <text:p>1</text:p>
          </table:table-cell>
          <table:table-cell office:value-type="string">
            <text:p>https://tmoki.com/?a=463&amp;c=698&amp;p=r&amp;s1=</text:p>
          </table:table-cell>
          <table:table-cell office:value-type="string">
            <text:p>publish</text:p>
          </table:table-cell>
          <table:table-cell office:value-type="string">
            <text:p>whatwears-coupon-codes</text:p>
          </table:table-cell>
          <table:table-cell table:number-columns-repeated="1016"/>
        </table:table-row>
        <table:table-row table:style-name="ro1">
          <table:table-cell office:value-type="float" office:value="2808">
            <text:p>2808</text:p>
          </table:table-cell>
          <table:table-cell office:value-type="string">
            <text:p>Style We</text:p>
          </table:table-cell>
          <table:table-cell office:value-type="string">
            <text:p>Style We Coupon &amp; Style We Promo Codes</text:p>
          </table:table-cell>
          <table:table-cell office:value-type="string">
            <text:p>https://localhost/cupons/wp-content/uploads/2019/07/Style-We-Coupon-min.png</text:p>
          </table:table-cell>
          <table:table-cell/>
          <table:table-cell office:value-type="string">
            <text:p>https://www.stylewe.com</text:p>
          </table:table-cell>
          <table:table-cell office:value-type="string">
            <text:p>publish</text:p>
          </table:table-cell>
          <table:table-cell office:value-type="string">
            <text:p>stylewe-coupon-codes</text:p>
          </table:table-cell>
          <table:table-cell table:number-columns-repeated="1016"/>
        </table:table-row>
        <table:table-row table:style-name="ro1">
          <table:table-cell office:value-type="float" office:value="2810">
            <text:p>2810</text:p>
          </table:table-cell>
          <table:table-cell office:value-type="string">
            <text:p>Soccerdealshop</text:p>
          </table:table-cell>
          <table:table-cell office:value-type="string">
            <text:p>Soccerdealshop Coupon codes &amp; Soccerdealshop Promo codes</text:p>
          </table:table-cell>
          <table:table-cell office:value-type="string">
            <text:p>https://localhost/cupons/wp-content/uploads/2019/07/Soccerdealshop-Coupon.jpg</text:p>
          </table:table-cell>
          <table:table-cell/>
          <table:table-cell office:value-type="string">
            <text:p>https://www.soccerdealshop.cn/</text:p>
          </table:table-cell>
          <table:table-cell office:value-type="string">
            <text:p>publish</text:p>
          </table:table-cell>
          <table:table-cell office:value-type="string">
            <text:p>soccerdealshop-coupon-codes</text:p>
          </table:table-cell>
          <table:table-cell table:number-columns-repeated="1016"/>
        </table:table-row>
        <table:table-row table:style-name="ro1">
          <table:table-cell office:value-type="float" office:value="2812">
            <text:p>2812</text:p>
          </table:table-cell>
          <table:table-cell office:value-type="string">
            <text:p>In Touch Ministries</text:p>
          </table:table-cell>
          <table:table-cell office:value-type="string">
            <text:p>In Touch Ministries Coupon &amp; In Touch Ministries Promo Codes</text:p>
          </table:table-cell>
          <table:table-cell office:value-type="string">
            <text:p>https://localhost/cupons/wp-content/uploads/2019/07/In-Touch-Ministries-Coupon-min.png</text:p>
          </table:table-cell>
          <table:table-cell office:value-type="float" office:value="3">
            <text:p>3</text:p>
          </table:table-cell>
          <table:table-cell office:value-type="string">
            <text:p>https://www.intouch.org/</text:p>
          </table:table-cell>
          <table:table-cell office:value-type="string">
            <text:p>publish</text:p>
          </table:table-cell>
          <table:table-cell office:value-type="string">
            <text:p>intouchministries-coupon-codes</text:p>
          </table:table-cell>
          <table:table-cell table:number-columns-repeated="1016"/>
        </table:table-row>
        <table:table-row table:style-name="ro1">
          <table:table-cell office:value-type="float" office:value="2815">
            <text:p>2815</text:p>
          </table:table-cell>
          <table:table-cell office:value-type="string">
            <text:p>Hydro Flask Pros</text:p>
          </table:table-cell>
          <table:table-cell office:value-type="string">
            <text:p>Hydro Flask Pros Coupon codes &amp; Hydro Flask Pros Promo codes</text:p>
          </table:table-cell>
          <table:table-cell office:value-type="string">
            <text:p>https://localhost/cupons/wp-content/uploads/2019/07/Hydro-Flask-Pros-Coupon.png</text:p>
          </table:table-cell>
          <table:table-cell/>
          <table:table-cell office:value-type="string">
            <text:p>https://www.hydroflask.com</text:p>
          </table:table-cell>
          <table:table-cell office:value-type="string">
            <text:p>publish</text:p>
          </table:table-cell>
          <table:table-cell office:value-type="string">
            <text:p>hydroflaskpros-coupon-codes</text:p>
          </table:table-cell>
          <table:table-cell table:number-columns-repeated="1016"/>
        </table:table-row>
        <table:table-row table:style-name="ro1">
          <table:table-cell office:value-type="float" office:value="2818">
            <text:p>2818</text:p>
          </table:table-cell>
          <table:table-cell office:value-type="string">
            <text:p>Goal Jerseys</text:p>
          </table:table-cell>
          <table:table-cell office:value-type="string">
            <text:p>Goal Jerseys Coupon codes &amp; Goal Jerseys Promo codes</text:p>
          </table:table-cell>
          <table:table-cell office:value-type="string">
            <text:p>https://localhost/cupons/wp-content/uploads/2019/07/Goal-Jerseys-Coupon.jpg</text:p>
          </table:table-cell>
          <table:table-cell office:value-type="float" office:value="1">
            <text:p>1</text:p>
          </table:table-cell>
          <table:table-cell office:value-type="string">
            <text:p>https://www.goaljerseys.co/</text:p>
          </table:table-cell>
          <table:table-cell office:value-type="string">
            <text:p>publish</text:p>
          </table:table-cell>
          <table:table-cell office:value-type="string">
            <text:p>goaljerseys-coupon-codes</text:p>
          </table:table-cell>
          <table:table-cell table:number-columns-repeated="1016"/>
        </table:table-row>
        <table:table-row table:style-name="ro1">
          <table:table-cell office:value-type="float" office:value="2820">
            <text:p>2820</text:p>
          </table:table-cell>
          <table:table-cell office:value-type="string">
            <text:p>Poppoly</text:p>
          </table:table-cell>
          <table:table-cell office:value-type="string">
            <text:p>Poppoly Coupon &amp; Poppoly Promo Codes</text:p>
          </table:table-cell>
          <table:table-cell office:value-type="string">
            <text:p>https://localhost/cupons/wp-content/uploads/2019/07/Poppoly-Coupon-min.png</text:p>
          </table:table-cell>
          <table:table-cell/>
          <table:table-cell office:value-type="string">
            <text:p>https://www.poppoly.com</text:p>
          </table:table-cell>
          <table:table-cell office:value-type="string">
            <text:p>publish</text:p>
          </table:table-cell>
          <table:table-cell office:value-type="string">
            <text:p>poppoly-coupon-codes</text:p>
          </table:table-cell>
          <table:table-cell table:number-columns-repeated="1016"/>
        </table:table-row>
        <table:table-row table:style-name="ro1">
          <table:table-cell office:value-type="float" office:value="2824">
            <text:p>2824</text:p>
          </table:table-cell>
          <table:table-cell office:value-type="string">
            <text:p>Pool Zone</text:p>
          </table:table-cell>
          <table:table-cell office:value-type="string">
            <text:p>Pool Zone Coupon &amp; Pool Zone Promo Codes</text:p>
          </table:table-cell>
          <table:table-cell office:value-type="string">
            <text:p>https://localhost/cupons/wp-content/uploads/2019/07/Pool-Zone-Coupon-min.png</text:p>
          </table:table-cell>
          <table:table-cell/>
          <table:table-cell office:value-type="string">
            <text:p>https://www.poolzone.com/</text:p>
          </table:table-cell>
          <table:table-cell office:value-type="string">
            <text:p>publish</text:p>
          </table:table-cell>
          <table:table-cell office:value-type="string">
            <text:p>poolzone-coupon-codes</text:p>
          </table:table-cell>
          <table:table-cell table:number-columns-repeated="1016"/>
        </table:table-row>
        <table:table-row table:style-name="ro1">
          <table:table-cell office:value-type="float" office:value="2826">
            <text:p>2826</text:p>
          </table:table-cell>
          <table:table-cell office:value-type="string">
            <text:p>Carolina Lemke</text:p>
          </table:table-cell>
          <table:table-cell office:value-type="string">
            <text:p>Carolina Lemke Coupon &amp; Carolina Lemke Promo Codes</text:p>
          </table:table-cell>
          <table:table-cell office:value-type="string">
            <text:p>https://localhost/cupons/wp-content/uploads/2019/07/Carolina-Lemke-Coupon-min.png</text:p>
          </table:table-cell>
          <table:table-cell/>
          <table:table-cell office:value-type="string">
            <text:p>https://www.carolinalemke.com</text:p>
          </table:table-cell>
          <table:table-cell office:value-type="string">
            <text:p>publish</text:p>
          </table:table-cell>
          <table:table-cell office:value-type="string">
            <text:p>carolinalemke-coupon-codes</text:p>
          </table:table-cell>
          <table:table-cell table:number-columns-repeated="1016"/>
        </table:table-row>
        <table:table-row table:style-name="ro1">
          <table:table-cell office:value-type="float" office:value="2828">
            <text:p>2828</text:p>
          </table:table-cell>
          <table:table-cell office:value-type="string">
            <text:p>Holabird Sports</text:p>
          </table:table-cell>
          <table:table-cell office:value-type="string">
            <text:p>Holabird Sports Coupon &amp; Holabird Sports Promo Codes</text:p>
          </table:table-cell>
          <table:table-cell office:value-type="string">
            <text:p>https://localhost/cupons/wp-content/uploads/2019/07/Holabird-Sports-Coupon-min.png</text:p>
          </table:table-cell>
          <table:table-cell/>
          <table:table-cell office:value-type="string">
            <text:p>https://www.holabirdsports.com</text:p>
          </table:table-cell>
          <table:table-cell office:value-type="string">
            <text:p>publish</text:p>
          </table:table-cell>
          <table:table-cell office:value-type="string">
            <text:p>holabirdsports-coupon-codes</text:p>
          </table:table-cell>
          <table:table-cell table:number-columns-repeated="1016"/>
        </table:table-row>
        <table:table-row table:style-name="ro1">
          <table:table-cell office:value-type="float" office:value="2830">
            <text:p>2830</text:p>
          </table:table-cell>
          <table:table-cell office:value-type="string">
            <text:p>ShineOnWe</text:p>
          </table:table-cell>
          <table:table-cell office:value-type="string">
            <text:p>ShineOnWe Coupon &amp; ShineOnWe Promo Codes</text:p>
          </table:table-cell>
          <table:table-cell office:value-type="string">
            <text:p>https://localhost/cupons/wp-content/uploads/2019/07/ShineOnWe-Coupon-min.png</text:p>
          </table:table-cell>
          <table:table-cell/>
          <table:table-cell office:value-type="string">
            <text:p>https://www.shineonwe.com</text:p>
          </table:table-cell>
          <table:table-cell office:value-type="string">
            <text:p>publish</text:p>
          </table:table-cell>
          <table:table-cell office:value-type="string">
            <text:p>shineonwe-coupon-codes</text:p>
          </table:table-cell>
          <table:table-cell table:number-columns-repeated="1016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Naturopress</text:p>
          </table:table-cell>
          <table:table-cell office:value-type="string">
            <text:p>Naturopress Coupon &amp; Naturopress Promo Codes</text:p>
          </table:table-cell>
          <table:table-cell office:value-type="string">
            <text:p>https://localhost/cupons/wp-content/uploads/2019/07/Naturopress-Coupon-min.png</text:p>
          </table:table-cell>
          <table:table-cell/>
          <table:table-cell office:value-type="string">
            <text:p>https://t.cfjump.com/49166/t/63035</text:p>
          </table:table-cell>
          <table:table-cell office:value-type="string">
            <text:p>publish</text:p>
          </table:table-cell>
          <table:table-cell office:value-type="string">
            <text:p>naturopress-coupon-codes</text:p>
          </table:table-cell>
          <table:table-cell table:number-columns-repeated="1016"/>
        </table:table-row>
        <table:table-row table:style-name="ro1">
          <table:table-cell office:value-type="float" office:value="2835">
            <text:p>2835</text:p>
          </table:table-cell>
          <table:table-cell office:value-type="string">
            <text:p>Markchico</text:p>
          </table:table-cell>
          <table:table-cell office:value-type="string">
            <text:p>Markchico Coupon &amp; Vmarkchico Promo codes</text:p>
          </table:table-cell>
          <table:table-cell office:value-type="string">
            <text:p>https://localhost/cupons/wp-content/uploads/2019/07/Markchico-Coupon-min.png</text:p>
          </table:table-cell>
          <table:table-cell/>
          <table:table-cell office:value-type="string">
            <text:p>https://www.markchico.com</text:p>
          </table:table-cell>
          <table:table-cell office:value-type="string">
            <text:p>publish</text:p>
          </table:table-cell>
          <table:table-cell office:value-type="string">
            <text:p>markchico-coupon-codes</text:p>
          </table:table-cell>
          <table:table-cell table:number-columns-repeated="1016"/>
        </table:table-row>
        <table:table-row table:style-name="ro1">
          <table:table-cell office:value-type="float" office:value="2837">
            <text:p>2837</text:p>
          </table:table-cell>
          <table:table-cell office:value-type="string">
            <text:p>3FVape</text:p>
          </table:table-cell>
          <table:table-cell office:value-type="string">
            <text:p>3FVape Coupon &amp; 3FVape Promo Codes</text:p>
          </table:table-cell>
          <table:table-cell office:value-type="string">
            <text:p>https://localhost/cupons/wp-content/uploads/2019/07/3FVape-Coupon-min.png</text:p>
          </table:table-cell>
          <table:table-cell office:value-type="float" office:value="1">
            <text:p>1</text:p>
          </table:table-cell>
          <table:table-cell office:value-type="string">
            <text:p>https://www.3fvape.com/</text:p>
          </table:table-cell>
          <table:table-cell office:value-type="string">
            <text:p>publish</text:p>
          </table:table-cell>
          <table:table-cell office:value-type="string">
            <text:p>3fvape-coupon-codes</text:p>
          </table:table-cell>
          <table:table-cell table:number-columns-repeated="1016"/>
        </table:table-row>
        <table:table-row table:style-name="ro1">
          <table:table-cell office:value-type="float" office:value="2838">
            <text:p>2838</text:p>
          </table:table-cell>
          <table:table-cell office:value-type="string">
            <text:p>Gina k Designs</text:p>
          </table:table-cell>
          <table:table-cell office:value-type="string">
            <text:p>gina k designs Coupon &amp; gina k designs Promo Codes</text:p>
          </table:table-cell>
          <table:table-cell office:value-type="string">
            <text:p>https://localhost/cupons/wp-content/uploads/2019/07/gina-k-designs-Coupon-min.png</text:p>
          </table:table-cell>
          <table:table-cell/>
          <table:table-cell office:value-type="string">
            <text:p>https://www.ginakdesigns.com/</text:p>
          </table:table-cell>
          <table:table-cell office:value-type="string">
            <text:p>publish</text:p>
          </table:table-cell>
          <table:table-cell office:value-type="string">
            <text:p>ginakdesigns-coupon-codes</text:p>
          </table:table-cell>
          <table:table-cell table:number-columns-repeated="1016"/>
        </table:table-row>
        <table:table-row table:style-name="ro1">
          <table:table-cell office:value-type="float" office:value="2841">
            <text:p>2841</text:p>
          </table:table-cell>
          <table:table-cell office:value-type="string">
            <text:p>Holidayme</text:p>
          </table:table-cell>
          <table:table-cell office:value-type="string">
            <text:p>Holidayme Coupon &amp; Holidayme Promo Codes</text:p>
          </table:table-cell>
          <table:table-cell office:value-type="string">
            <text:p>https://localhost/cupons/wp-content/uploads/2019/07/Holidayme-Coupon-min.png</text:p>
          </table:table-cell>
          <table:table-cell/>
          <table:table-cell office:value-type="string">
            <text:p>https://www.holidayme.com/</text:p>
          </table:table-cell>
          <table:table-cell office:value-type="string">
            <text:p>publish</text:p>
          </table:table-cell>
          <table:table-cell office:value-type="string">
            <text:p>holidayme-coupon-codes</text:p>
          </table:table-cell>
          <table:table-cell table:number-columns-repeated="1016"/>
        </table:table-row>
        <table:table-row table:style-name="ro1">
          <table:table-cell office:value-type="float" office:value="2842">
            <text:p>2842</text:p>
          </table:table-cell>
          <table:table-cell office:value-type="string">
            <text:p>One Two Trip</text:p>
          </table:table-cell>
          <table:table-cell office:value-type="string">
            <text:p>One Two Trip Coupon &amp; One Two Trip Promo codes</text:p>
          </table:table-cell>
          <table:table-cell office:value-type="string">
            <text:p>https://localhost/cupons/wp-content/uploads/2019/07/One-Two-Trip-Coupon-min.png</text:p>
          </table:table-cell>
          <table:table-cell/>
          <table:table-cell office:value-type="string">
            <text:p>https://www.onetwotrip.com</text:p>
          </table:table-cell>
          <table:table-cell office:value-type="string">
            <text:p>publish</text:p>
          </table:table-cell>
          <table:table-cell office:value-type="string">
            <text:p>onetwotrip-coupon-codes</text:p>
          </table:table-cell>
          <table:table-cell table:number-columns-repeated="1016"/>
        </table:table-row>
        <table:table-row table:style-name="ro1">
          <table:table-cell office:value-type="float" office:value="2845">
            <text:p>2845</text:p>
          </table:table-cell>
          <table:table-cell office:value-type="string">
            <text:p>Gameladen</text:p>
          </table:table-cell>
          <table:table-cell office:value-type="string">
            <text:p>Gameladen Coupon codes &amp; Gameladen Promo codes</text:p>
          </table:table-cell>
          <table:table-cell office:value-type="string">
            <text:p>https://localhost/cupons/wp-content/uploads/2019/07/Gameladen-Coupon.jpg</text:p>
          </table:table-cell>
          <table:table-cell/>
          <table:table-cell office:value-type="string">
            <text:p>https://www.gameladen.com/</text:p>
          </table:table-cell>
          <table:table-cell office:value-type="string">
            <text:p>publish</text:p>
          </table:table-cell>
          <table:table-cell office:value-type="string">
            <text:p>gameladen-coupon-codes</text:p>
          </table:table-cell>
          <table:table-cell table:number-columns-repeated="1016"/>
        </table:table-row>
        <table:table-row table:style-name="ro1">
          <table:table-cell office:value-type="float" office:value="2847">
            <text:p>2847</text:p>
          </table:table-cell>
          <table:table-cell office:value-type="string">
            <text:p>Bestsoccerstore</text:p>
          </table:table-cell>
          <table:table-cell office:value-type="string">
            <text:p>Bestsoccerstore Coupon codes &amp; Bestsoccerstore Promo codes</text:p>
          </table:table-cell>
          <table:table-cell office:value-type="string">
            <text:p>https://localhost/cupons/wp-content/uploads/2019/07/Bestsoccerstore-Coupon.png</text:p>
          </table:table-cell>
          <table:table-cell office:value-type="float" office:value="3">
            <text:p>3</text:p>
          </table:table-cell>
          <table:table-cell office:value-type="string">
            <text:p><text:s/>https://tmoki.com/?a=463&amp;c=997&amp;p=r&amp;s1=</text:p>
          </table:table-cell>
          <table:table-cell office:value-type="string">
            <text:p>publish</text:p>
          </table:table-cell>
          <table:table-cell office:value-type="string">
            <text:p>bestsoccerstore-coupon-codes</text:p>
          </table:table-cell>
          <table:table-cell table:number-columns-repeated="1016"/>
        </table:table-row>
        <table:table-row table:style-name="ro1">
          <table:table-cell office:value-type="float" office:value="2885">
            <text:p>2885</text:p>
          </table:table-cell>
          <table:table-cell office:value-type="string">
            <text:p>Neer</text:p>
          </table:table-cell>
          <table:table-cell office:value-type="string">
            <text:p>Neer Coupon Codes &amp; Neer Promo Codes</text:p>
          </table:table-cell>
          <table:table-cell office:value-type="string">
            <text:p>https://localhost/cupons/wp-content/uploads/2019/07/Neer-Coupon.jpg</text:p>
          </table:table-cell>
          <table:table-cell/>
          <table:table-cell office:value-type="string">
            <text:p>http://www.neer.com/</text:p>
          </table:table-cell>
          <table:table-cell office:value-type="string">
            <text:p>publish</text:p>
          </table:table-cell>
          <table:table-cell office:value-type="string">
            <text:p>neer-coupon-codes</text:p>
          </table:table-cell>
          <table:table-cell table:number-columns-repeated="1016"/>
        </table:table-row>
        <table:table-row table:style-name="ro1">
          <table:table-cell office:value-type="float" office:value="2892">
            <text:p>2892</text:p>
          </table:table-cell>
          <table:table-cell office:value-type="string">
            <text:p>PromoFarma</text:p>
          </table:table-cell>
          <table:table-cell office:value-type="string">
            <text:p>PromoFarma Coupon Codes &amp; PromoFarma Promo Codes</text:p>
          </table:table-cell>
          <table:table-cell office:value-type="string">
            <text:p>https://localhost/cupons/wp-content/uploads/2019/07/PromoFarma-Coupon.png</text:p>
          </table:table-cell>
          <table:table-cell/>
          <table:table-cell office:value-type="string">
            <text:p>https://www.promofarma.com/</text:p>
          </table:table-cell>
          <table:table-cell office:value-type="string">
            <text:p>publish</text:p>
          </table:table-cell>
          <table:table-cell office:value-type="string">
            <text:p>promofarma-coupon-codes</text:p>
          </table:table-cell>
          <table:table-cell table:number-columns-repeated="1016"/>
        </table:table-row>
        <table:table-row table:style-name="ro1">
          <table:table-cell office:value-type="float" office:value="2895">
            <text:p>2895</text:p>
          </table:table-cell>
          <table:table-cell office:value-type="string">
            <text:p>Discover Car Hire</text:p>
          </table:table-cell>
          <table:table-cell office:value-type="string">
            <text:p>Discover Car Hire Coupon Codes &amp; Discover Car Hire Promo Codes</text:p>
          </table:table-cell>
          <table:table-cell office:value-type="string">
            <text:p>https://localhost/cupons/wp-content/uploads/2019/07/Discover-Car-Hire-Coupon.png</text:p>
          </table:table-cell>
          <table:table-cell/>
          <table:table-cell office:value-type="string">
            <text:p>https://www.discovercarhire.com/</text:p>
          </table:table-cell>
          <table:table-cell office:value-type="string">
            <text:p>publish</text:p>
          </table:table-cell>
          <table:table-cell office:value-type="string">
            <text:p>discover-car-hire-coupon-codes</text:p>
          </table:table-cell>
          <table:table-cell table:number-columns-repeated="1016"/>
        </table:table-row>
        <table:table-row table:style-name="ro1">
          <table:table-cell office:value-type="float" office:value="2899">
            <text:p>2899</text:p>
          </table:table-cell>
          <table:table-cell office:value-type="string">
            <text:p>Floryday</text:p>
          </table:table-cell>
          <table:table-cell office:value-type="string">
            <text:p>Floryday Coupon Codes &amp; Floryday Promo Codes</text:p>
          </table:table-cell>
          <table:table-cell office:value-type="string">
            <text:p>https://localhost/cupons/wp-content/uploads/2019/07/Floryday-Coupon.png</text:p>
          </table:table-cell>
          <table:table-cell/>
          <table:table-cell office:value-type="string">
            <text:p>https://www.floryday.com/</text:p>
          </table:table-cell>
          <table:table-cell office:value-type="string">
            <text:p>publish</text:p>
          </table:table-cell>
          <table:table-cell office:value-type="string">
            <text:p>floryday-coupon-codes</text:p>
          </table:table-cell>
          <table:table-cell table:number-columns-repeated="1016"/>
        </table:table-row>
        <table:table-row table:style-name="ro1">
          <table:table-cell office:value-type="float" office:value="2904">
            <text:p>2904</text:p>
          </table:table-cell>
          <table:table-cell office:value-type="string">
            <text:p>ManoMano</text:p>
          </table:table-cell>
          <table:table-cell office:value-type="string">
            <text:p>ManoMano Coupon Codes &amp; ManoMano Promo Codes</text:p>
          </table:table-cell>
          <table:table-cell office:value-type="string">
            <text:p>https://localhost/cupons/wp-content/uploads/2019/07/ManoMano-Coupon.png</text:p>
          </table:table-cell>
          <table:table-cell office:value-type="float" office:value="2">
            <text:p>2</text:p>
          </table:table-cell>
          <table:table-cell office:value-type="string">
            <text:p>https://www.manomano.com/</text:p>
          </table:table-cell>
          <table:table-cell office:value-type="string">
            <text:p>publish</text:p>
          </table:table-cell>
          <table:table-cell office:value-type="string">
            <text:p>manomano-coupon-codes</text:p>
          </table:table-cell>
          <table:table-cell table:number-columns-repeated="1016"/>
        </table:table-row>
        <table:table-row table:style-name="ro1">
          <table:table-cell office:value-type="float" office:value="2907">
            <text:p>2907</text:p>
          </table:table-cell>
          <table:table-cell office:value-type="string">
            <text:p>Conquerors Blade</text:p>
          </table:table-cell>
          <table:table-cell office:value-type="string">
            <text:p>Conquerors Blade Coupon Codes &amp; Conqueror's Blade Promo Codes</text:p>
          </table:table-cell>
          <table:table-cell office:value-type="string">
            <text:p>https://localhost/cupons/wp-content/uploads/2019/07/Conquerors-Blade-Coupon.jpg</text:p>
          </table:table-cell>
          <table:table-cell office:value-type="float" office:value="9">
            <text:p>9</text:p>
          </table:table-cell>
          <table:table-cell office:value-type="string">
            <text:p>https://cb.my.com</text:p>
          </table:table-cell>
          <table:table-cell office:value-type="string">
            <text:p>publish</text:p>
          </table:table-cell>
          <table:table-cell office:value-type="string">
            <text:p>conquerors-blade-coupon-codes</text:p>
          </table:table-cell>
          <table:table-cell table:number-columns-repeated="1016"/>
        </table:table-row>
        <table:table-row table:style-name="ro1">
          <table:table-cell office:value-type="float" office:value="2910">
            <text:p>2910</text:p>
          </table:table-cell>
          <table:table-cell office:value-type="string">
            <text:p>RVCA</text:p>
          </table:table-cell>
          <table:table-cell office:value-type="string">
            <text:p>RVCA Coupon Codes &amp; RVCA Promo Codes</text:p>
          </table:table-cell>
          <table:table-cell office:value-type="string">
            <text:p>https://localhost/cupons/wp-content/uploads/2019/07/RVCA-Coupon.png</text:p>
          </table:table-cell>
          <table:table-cell/>
          <table:table-cell office:value-type="string">
            <text:p>https://www.rvca.com/</text:p>
          </table:table-cell>
          <table:table-cell office:value-type="string">
            <text:p>publish</text:p>
          </table:table-cell>
          <table:table-cell office:value-type="string">
            <text:p>rvca-coupon-codes</text:p>
          </table:table-cell>
          <table:table-cell table:number-columns-repeated="1016"/>
        </table:table-row>
        <table:table-row table:style-name="ro1">
          <table:table-cell office:value-type="float" office:value="2915">
            <text:p>2915</text:p>
          </table:table-cell>
          <table:table-cell office:value-type="string">
            <text:p>Liligal</text:p>
          </table:table-cell>
          <table:table-cell office:value-type="string">
            <text:p>Liligal Coupon Codes &amp; Liligal Promo Codes</text:p>
          </table:table-cell>
          <table:table-cell office:value-type="string">
            <text:p>https://localhost/cupons/wp-content/uploads/2019/07/Liligal-Coupon.png</text:p>
          </table:table-cell>
          <table:table-cell/>
          <table:table-cell office:value-type="string">
            <text:p>https://www.liligal.com/</text:p>
          </table:table-cell>
          <table:table-cell office:value-type="string">
            <text:p>publish</text:p>
          </table:table-cell>
          <table:table-cell office:value-type="string">
            <text:p>liligal-coupon-codes</text:p>
          </table:table-cell>
          <table:table-cell table:number-columns-repeated="1016"/>
        </table:table-row>
        <table:table-row table:style-name="ro1">
          <table:table-cell office:value-type="float" office:value="3029">
            <text:p>3029</text:p>
          </table:table-cell>
          <table:table-cell office:value-type="string">
            <text:p>BabyonlineWholesale</text:p>
          </table:table-cell>
          <table:table-cell office:value-type="string">
            <text:p>BabyonlineWholesale Coupon codes &amp; BabyonlineWholesale Promo codes</text:p>
          </table:table-cell>
          <table:table-cell office:value-type="string">
            <text:p>https://localhost/cupons/wp-content/uploads/2019/07/BabyonlineWholesale-Coupon.jpg</text:p>
          </table:table-cell>
          <table:table-cell/>
          <table:table-cell office:value-type="string">
            <text:p>https://www.babyonlinewholesale.com</text:p>
          </table:table-cell>
          <table:table-cell office:value-type="string">
            <text:p>publish</text:p>
          </table:table-cell>
          <table:table-cell office:value-type="string">
            <text:p>babyonlinewholesale-coupon-codes</text:p>
          </table:table-cell>
          <table:table-cell table:number-columns-repeated="1016"/>
        </table:table-row>
        <table:table-row table:style-name="ro1">
          <table:table-cell office:value-type="float" office:value="3031">
            <text:p>3031</text:p>
          </table:table-cell>
          <table:table-cell office:value-type="string">
            <text:p>BeddingInn</text:p>
          </table:table-cell>
          <table:table-cell office:value-type="string">
            <text:p>BeddingInn Coupon codes &amp; BeddingInn Promo codes</text:p>
          </table:table-cell>
          <table:table-cell office:value-type="string">
            <text:p>https://localhost/cupons/wp-content/uploads/2019/07/BeddingInn-Coupon.jpg</text:p>
          </table:table-cell>
          <table:table-cell/>
          <table:table-cell office:value-type="string">
            <text:p>https://www.beddinginn.com/</text:p>
          </table:table-cell>
          <table:table-cell office:value-type="string">
            <text:p>publish</text:p>
          </table:table-cell>
          <table:table-cell office:value-type="string">
            <text:p>beddinginn-coupon-codes</text:p>
          </table:table-cell>
          <table:table-cell table:number-columns-repeated="1016"/>
        </table:table-row>
        <table:table-row table:style-name="ro1">
          <table:table-cell office:value-type="float" office:value="3128">
            <text:p>3128</text:p>
          </table:table-cell>
          <table:table-cell office:value-type="string">
            <text:p>Skyscanner</text:p>
          </table:table-cell>
          <table:table-cell office:value-type="string">
            <text:p>Skyscanner Coupon Codes &amp; Skyscanner Promo Codes</text:p>
          </table:table-cell>
          <table:table-cell office:value-type="string">
            <text:p>https://localhost/cupons/wp-content/uploads/2019/07/Skyscanner-Coupon.jpg</text:p>
          </table:table-cell>
          <table:table-cell office:value-type="float" office:value="1">
            <text:p>1</text:p>
          </table:table-cell>
          <table:table-cell office:value-type="string">
            <text:p>https://t.cfjump.com/49166/t/63647</text:p>
          </table:table-cell>
          <table:table-cell office:value-type="string">
            <text:p>publish</text:p>
          </table:table-cell>
          <table:table-cell office:value-type="string">
            <text:p>skyscanner-coupon-codes</text:p>
          </table:table-cell>
          <table:table-cell table:number-columns-repeated="1016"/>
        </table:table-row>
        <table:table-row table:style-name="ro1">
          <table:table-cell office:value-type="float" office:value="3132">
            <text:p>3132</text:p>
          </table:table-cell>
          <table:table-cell office:value-type="string">
            <text:p>Wilderness Wear</text:p>
          </table:table-cell>
          <table:table-cell office:value-type="string">
            <text:p>Wilderness Wear Coupon Codes &amp; Wilderness Wear Promo Codes</text:p>
          </table:table-cell>
          <table:table-cell office:value-type="string">
            <text:p>https://localhost/cupons/wp-content/uploads/2019/07/Wilderness-Wear-Coupon.jpg</text:p>
          </table:table-cell>
          <table:table-cell/>
          <table:table-cell office:value-type="string">
            <text:p>https://t.cfjump.com/49166/t/14143</text:p>
          </table:table-cell>
          <table:table-cell office:value-type="string">
            <text:p>publish</text:p>
          </table:table-cell>
          <table:table-cell office:value-type="string">
            <text:p>wilderness-wear-coupon-codes</text:p>
          </table:table-cell>
          <table:table-cell table:number-columns-repeated="1016"/>
        </table:table-row>
        <table:table-row table:style-name="ro1">
          <table:table-cell office:value-type="float" office:value="3134">
            <text:p>3134</text:p>
          </table:table-cell>
          <table:table-cell office:value-type="string">
            <text:p>Michael Kors</text:p>
          </table:table-cell>
          <table:table-cell office:value-type="string">
            <text:p>Michael Kors Coupon Codes &amp; Michael Kors Promo Codes</text:p>
          </table:table-cell>
          <table:table-cell office:value-type="string">
            <text:p>https://localhost/cupons/wp-content/uploads/2019/07/Michael-Kors-Coupon.png</text:p>
          </table:table-cell>
          <table:table-cell/>
          <table:table-cell office:value-type="string">
            <text:p>https://www.michaelkors.com/</text:p>
          </table:table-cell>
          <table:table-cell office:value-type="string">
            <text:p>publish</text:p>
          </table:table-cell>
          <table:table-cell office:value-type="string">
            <text:p>michael-kors-coupon-codes</text:p>
          </table:table-cell>
          <table:table-cell table:number-columns-repeated="1016"/>
        </table:table-row>
        <table:table-row table:style-name="ro1">
          <table:table-cell office:value-type="float" office:value="3140">
            <text:p>3140</text:p>
          </table:table-cell>
          <table:table-cell office:value-type="string">
            <text:p>Bambury</text:p>
          </table:table-cell>
          <table:table-cell office:value-type="string">
            <text:p>Bambury Coupon Codes &amp; Bambury Promo Codes</text:p>
          </table:table-cell>
          <table:table-cell office:value-type="string">
            <text:p>https://localhost/cupons/wp-content/uploads/2019/07/Bambury-Coupon.png</text:p>
          </table:table-cell>
          <table:table-cell/>
          <table:table-cell office:value-type="string">
            <text:p>https://bambury.com.au/</text:p>
          </table:table-cell>
          <table:table-cell office:value-type="string">
            <text:p>publish</text:p>
          </table:table-cell>
          <table:table-cell office:value-type="string">
            <text:p>bambury-coupon-codes</text:p>
          </table:table-cell>
          <table:table-cell table:number-columns-repeated="1016"/>
        </table:table-row>
        <table:table-row table:style-name="ro1">
          <table:table-cell office:value-type="float" office:value="3190">
            <text:p>3190</text:p>
          </table:table-cell>
          <table:table-cell office:value-type="string">
            <text:p>624 Foam Mattresses</text:p>
          </table:table-cell>
          <table:table-cell office:value-type="string">
            <text:p>624 Foam Mattresses Coupon codes &amp; 624 Foam Mattresses Promo codes</text:p>
          </table:table-cell>
          <table:table-cell office:value-type="string">
            <text:p>https://localhost/cupons/wp-content/uploads/2019/07/624-Foam-Mattresses-Coupon.gif</text:p>
          </table:table-cell>
          <table:table-cell/>
          <table:table-cell office:value-type="string">
            <text:p>https://t.cfjump.com/49166/t/54131</text:p>
          </table:table-cell>
          <table:table-cell office:value-type="string">
            <text:p>publish</text:p>
          </table:table-cell>
          <table:table-cell office:value-type="string">
            <text:p>624foammattresses-coupon-codes</text:p>
          </table:table-cell>
          <table:table-cell table:number-columns-repeated="1016"/>
        </table:table-row>
        <table:table-row table:style-name="ro1">
          <table:table-cell office:value-type="float" office:value="3195">
            <text:p>3195</text:p>
          </table:table-cell>
          <table:table-cell office:value-type="string">
            <text:p>A little Bit Different Store</text:p>
          </table:table-cell>
          <table:table-cell office:value-type="string">
            <text:p>A little Bit Different Store Coupon codes &amp; A little Bit Different Store Promo codes</text:p>
          </table:table-cell>
          <table:table-cell office:value-type="string">
            <text:p>https://localhost/cupons/wp-content/uploads/2019/07/A-little-Bit-Different-Store-Coupon.png</text:p>
          </table:table-cell>
          <table:table-cell/>
          <table:table-cell office:value-type="string">
            <text:p>https://t.cfjump.com/49166/t/62650</text:p>
          </table:table-cell>
          <table:table-cell office:value-type="string">
            <text:p>publish</text:p>
          </table:table-cell>
          <table:table-cell office:value-type="string">
            <text:p>alittlebitdifferentstore-coupon-codes</text:p>
          </table:table-cell>
          <table:table-cell table:number-columns-repeated="1016"/>
        </table:table-row>
        <table:table-row table:style-name="ro1">
          <table:table-cell office:value-type="float" office:value="3198">
            <text:p>3198</text:p>
          </table:table-cell>
          <table:table-cell office:value-type="string">
            <text:p>Adrift</text:p>
          </table:table-cell>
          <table:table-cell office:value-type="string">
            <text:p>Adrift Coupon codes &amp; Adrift Promo codes</text:p>
          </table:table-cell>
          <table:table-cell office:value-type="string">
            <text:p>https://localhost/cupons/wp-content/uploads/2019/07/Adrift-Coupon-1.png|https://localhost/cupons/wp-content/uploads/2019/07/Adrift-Coupon.png</text:p>
          </table:table-cell>
          <table:table-cell/>
          <table:table-cell office:value-type="string">
            <text:p>https://t.cfjump.com/49166/t/32734</text:p>
          </table:table-cell>
          <table:table-cell office:value-type="string">
            <text:p>publish</text:p>
          </table:table-cell>
          <table:table-cell office:value-type="string">
            <text:p>adrift-coupon-codes</text:p>
          </table:table-cell>
          <table:table-cell table:number-columns-repeated="1016"/>
        </table:table-row>
        <table:table-row table:style-name="ro1">
          <table:table-cell office:value-type="float" office:value="3200">
            <text:p>3200</text:p>
          </table:table-cell>
          <table:table-cell office:value-type="string">
            <text:p>Aetertek</text:p>
          </table:table-cell>
          <table:table-cell office:value-type="string">
            <text:p>Aetertek Coupon codes &amp; Aetertek Promo codes</text:p>
          </table:table-cell>
          <table:table-cell office:value-type="string">
            <text:p>https://localhost/cupons/wp-content/uploads/2019/07/Aetertek-Coupon.png</text:p>
          </table:table-cell>
          <table:table-cell/>
          <table:table-cell office:value-type="string">
            <text:p>https://t.cfjump.com/49166/t/50668</text:p>
          </table:table-cell>
          <table:table-cell office:value-type="string">
            <text:p>publish</text:p>
          </table:table-cell>
          <table:table-cell office:value-type="string">
            <text:p>aetertek-coupon-codes</text:p>
          </table:table-cell>
          <table:table-cell table:number-columns-repeated="1016"/>
        </table:table-row>
        <table:table-row table:style-name="ro1">
          <table:table-cell office:value-type="float" office:value="3203">
            <text:p>3203</text:p>
          </table:table-cell>
          <table:table-cell office:value-type="string">
            <text:p>Amoralle</text:p>
          </table:table-cell>
          <table:table-cell office:value-type="string">
            <text:p>Amoralle Coupon codes &amp; Amoralle Promo codes</text:p>
          </table:table-cell>
          <table:table-cell office:value-type="string">
            <text:p>https://localhost/cupons/wp-content/uploads/2019/07/Amoralle-Coupon.png</text:p>
          </table:table-cell>
          <table:table-cell/>
          <table:table-cell office:value-type="string">
            <text:p>https://t.cfjump.com/49166/t/50014</text:p>
          </table:table-cell>
          <table:table-cell office:value-type="string">
            <text:p>publish</text:p>
          </table:table-cell>
          <table:table-cell office:value-type="string">
            <text:p>amoralle-coupon-codes</text:p>
          </table:table-cell>
          <table:table-cell table:number-columns-repeated="1016"/>
        </table:table-row>
        <table:table-row table:style-name="ro1">
          <table:table-cell office:value-type="float" office:value="3205">
            <text:p>3205</text:p>
          </table:table-cell>
          <table:table-cell office:value-type="string">
            <text:p>April &amp; Oak</text:p>
          </table:table-cell>
          <table:table-cell office:value-type="string">
            <text:p>April &amp; Oak Coupon codes &amp; April &amp; Oak Promo codes</text:p>
          </table:table-cell>
          <table:table-cell office:value-type="string">
            <text:p>https://localhost/cupons/wp-content/uploads/2019/07/April-Oak-Coupon.gif</text:p>
          </table:table-cell>
          <table:table-cell/>
          <table:table-cell office:value-type="string">
            <text:p>https://t.cfjump.com/49166/t/39351</text:p>
          </table:table-cell>
          <table:table-cell office:value-type="string">
            <text:p>publish</text:p>
          </table:table-cell>
          <table:table-cell office:value-type="string">
            <text:p>apriloak-coupon-codes</text:p>
          </table:table-cell>
          <table:table-cell table:number-columns-repeated="1016"/>
        </table:table-row>
        <table:table-row table:style-name="ro1">
          <table:table-cell office:value-type="float" office:value="3207">
            <text:p>3207</text:p>
          </table:table-cell>
          <table:table-cell office:value-type="string">
            <text:p>Australian Firefighters Calendar</text:p>
          </table:table-cell>
          <table:table-cell office:value-type="string">
            <text:p>Australian Firefighters Calendar Coupon codes &amp; Australian Firefighters Calendar Promo codes</text:p>
          </table:table-cell>
          <table:table-cell office:value-type="string">
            <text:p>https://localhost/cupons/wp-content/uploads/2019/07/Australian-Firefighters-Calendar-Coupon.jpg</text:p>
          </table:table-cell>
          <table:table-cell/>
          <table:table-cell office:value-type="string">
            <text:p>https://t.cfjump.com/49166/t/61055</text:p>
          </table:table-cell>
          <table:table-cell office:value-type="string">
            <text:p>publish</text:p>
          </table:table-cell>
          <table:table-cell office:value-type="string">
            <text:p>australianfirefighterscalendar-coupon-codes</text:p>
          </table:table-cell>
          <table:table-cell table:number-columns-repeated="1016"/>
        </table:table-row>
        <table:table-row table:style-name="ro1">
          <table:table-cell office:value-type="float" office:value="3211">
            <text:p>3211</text:p>
          </table:table-cell>
          <table:table-cell office:value-type="string">
            <text:p>BFree Intimate Apparel</text:p>
          </table:table-cell>
          <table:table-cell office:value-type="string">
            <text:p>BFree Intimate Apparel Coupon codes &amp; BFree Intimate Apparel Promo codes</text:p>
          </table:table-cell>
          <table:table-cell office:value-type="string">
            <text:p>https://localhost/cupons/wp-content/uploads/2019/07/BFree-Intimate-Apparel-Coupon.png</text:p>
          </table:table-cell>
          <table:table-cell/>
          <table:table-cell office:value-type="string">
            <text:p>https://t.cfjump.com/49166/t/54693</text:p>
          </table:table-cell>
          <table:table-cell office:value-type="string">
            <text:p>publish</text:p>
          </table:table-cell>
          <table:table-cell office:value-type="string">
            <text:p>bfreeintimateapparel-coupon-codes</text:p>
          </table:table-cell>
          <table:table-cell table:number-columns-repeated="1016"/>
        </table:table-row>
        <table:table-row table:style-name="ro1">
          <table:table-cell office:value-type="float" office:value="3323">
            <text:p>3323</text:p>
          </table:table-cell>
          <table:table-cell office:value-type="string">
            <text:p>Just Wines</text:p>
          </table:table-cell>
          <table:table-cell office:value-type="string">
            <text:p>Just Wines Coupon &amp; Just Wines promo Codes</text:p>
          </table:table-cell>
          <table:table-cell office:value-type="string">
            <text:p>https://localhost/cupons/wp-content/uploads/2019/07/Just-Wines-Coupon-min.png</text:p>
          </table:table-cell>
          <table:table-cell/>
          <table:table-cell office:value-type="string">
            <text:p>https://t.cfjump.com/49166/t/63713</text:p>
          </table:table-cell>
          <table:table-cell office:value-type="string">
            <text:p>publish</text:p>
          </table:table-cell>
          <table:table-cell office:value-type="string">
            <text:p>justwines-coupon-codes</text:p>
          </table:table-cell>
          <table:table-cell table:number-columns-repeated="1016"/>
        </table:table-row>
        <table:table-row table:style-name="ro1">
          <table:table-cell office:value-type="float" office:value="3333">
            <text:p>3333</text:p>
          </table:table-cell>
          <table:table-cell office:value-type="string">
            <text:p>Koko Black</text:p>
          </table:table-cell>
          <table:table-cell office:value-type="string">
            <text:p>Koko Black Coupon &amp; Koko Black Promo Codes</text:p>
          </table:table-cell>
          <table:table-cell office:value-type="string">
            <text:p>https://localhost/cupons/wp-content/uploads/2019/07/Koko-Black-Coupon-min.png|https://localhost/cupons/wp-content/uploads/2019/07/Koko-Black-Coupon-min-1.png</text:p>
          </table:table-cell>
          <table:table-cell/>
          <table:table-cell office:value-type="string">
            <text:p>https://t.cfjump.com/49166/t/61910</text:p>
          </table:table-cell>
          <table:table-cell office:value-type="string">
            <text:p>publish</text:p>
          </table:table-cell>
          <table:table-cell office:value-type="string">
            <text:p>kokoblack-coupon-codes</text:p>
          </table:table-cell>
          <table:table-cell table:number-columns-repeated="1016"/>
        </table:table-row>
        <table:table-row table:style-name="ro1">
          <table:table-cell office:value-type="float" office:value="3335">
            <text:p>3335</text:p>
          </table:table-cell>
          <table:table-cell office:value-type="string">
            <text:p>Later Gator</text:p>
          </table:table-cell>
          <table:table-cell office:value-type="string">
            <text:p>Later Gator Coupon &amp; Later Gator Promo Codes</text:p>
          </table:table-cell>
          <table:table-cell office:value-type="string">
            <text:p>https://localhost/cupons/wp-content/uploads/2019/07/Later-Gator-Coupon-min.png</text:p>
          </table:table-cell>
          <table:table-cell/>
          <table:table-cell office:value-type="string">
            <text:p>https://t.cfjump.com/49166/t/62325</text:p>
          </table:table-cell>
          <table:table-cell office:value-type="string">
            <text:p>publish</text:p>
          </table:table-cell>
          <table:table-cell office:value-type="string">
            <text:p>latergator-coupon-codes</text:p>
          </table:table-cell>
          <table:table-cell table:number-columns-repeated="1016"/>
        </table:table-row>
        <table:table-row table:style-name="ro1">
          <table:table-cell office:value-type="float" office:value="3342">
            <text:p>3342</text:p>
          </table:table-cell>
          <table:table-cell office:value-type="string">
            <text:p>Life Reader</text:p>
          </table:table-cell>
          <table:table-cell office:value-type="string">
            <text:p>Life Reader Coupon &amp; Life Reader Promo Codes</text:p>
          </table:table-cell>
          <table:table-cell office:value-type="string">
            <text:p>https://localhost/cupons/wp-content/uploads/2019/07/Life-Reader-Coupon-min.png</text:p>
          </table:table-cell>
          <table:table-cell/>
          <table:table-cell office:value-type="string">
            <text:p>https://t.cfjump.com/49166/t/22041</text:p>
          </table:table-cell>
          <table:table-cell office:value-type="string">
            <text:p>publish</text:p>
          </table:table-cell>
          <table:table-cell office:value-type="string">
            <text:p>lifereadern-coupon-codes</text:p>
          </table:table-cell>
          <table:table-cell table:number-columns-repeated="1016"/>
        </table:table-row>
        <table:table-row table:style-name="ro1">
          <table:table-cell office:value-type="float" office:value="3343">
            <text:p>3343</text:p>
          </table:table-cell>
          <table:table-cell office:value-type="string">
            <text:p>Linenly</text:p>
          </table:table-cell>
          <table:table-cell office:value-type="string">
            <text:p>Linenly Coupon &amp; Linenly Promo Codes</text:p>
          </table:table-cell>
          <table:table-cell office:value-type="string">
            <text:p>https://localhost/cupons/wp-content/uploads/2019/07/Linenly-Coupon-min.png</text:p>
          </table:table-cell>
          <table:table-cell/>
          <table:table-cell office:value-type="string">
            <text:p>https://t.cfjump.com/49166/t/64147</text:p>
          </table:table-cell>
          <table:table-cell office:value-type="string">
            <text:p>publish</text:p>
          </table:table-cell>
          <table:table-cell office:value-type="string">
            <text:p>linenly-coupon-codes</text:p>
          </table:table-cell>
          <table:table-cell table:number-columns-repeated="1016"/>
        </table:table-row>
        <table:table-row table:style-name="ro1">
          <table:table-cell office:value-type="float" office:value="3348">
            <text:p>3348</text:p>
          </table:table-cell>
          <table:table-cell office:value-type="string">
            <text:p>Lonely Kids Club</text:p>
          </table:table-cell>
          <table:table-cell office:value-type="string">
            <text:p>Lonely Kids Club Coupon &amp; Lonely Kids Club Promo Codes</text:p>
          </table:table-cell>
          <table:table-cell office:value-type="string">
            <text:p>https://localhost/cupons/wp-content/uploads/2019/07/Lonely-kids-Club-Coupon-min.png</text:p>
          </table:table-cell>
          <table:table-cell/>
          <table:table-cell office:value-type="string">
            <text:p>https://t.cfjump.com/49166/t/62043</text:p>
          </table:table-cell>
          <table:table-cell office:value-type="string">
            <text:p>publish</text:p>
          </table:table-cell>
          <table:table-cell office:value-type="string">
            <text:p>lonelykids-coupon-codes</text:p>
          </table:table-cell>
          <table:table-cell table:number-columns-repeated="1016"/>
        </table:table-row>
        <table:table-row table:style-name="ro1">
          <table:table-cell office:value-type="float" office:value="3349">
            <text:p>3349</text:p>
          </table:table-cell>
          <table:table-cell office:value-type="string">
            <text:p>Luxo Living</text:p>
          </table:table-cell>
          <table:table-cell office:value-type="string">
            <text:p>Luxo Living Coupon &amp; Luxo Living Promo Codes</text:p>
          </table:table-cell>
          <table:table-cell office:value-type="string">
            <text:p>https://localhost/cupons/wp-content/uploads/2019/07/luxo-Living-Coupon-min.png</text:p>
          </table:table-cell>
          <table:table-cell/>
          <table:table-cell office:value-type="string">
            <text:p>https://t.cfjump.com/49166/t/31581</text:p>
          </table:table-cell>
          <table:table-cell office:value-type="string">
            <text:p>publish</text:p>
          </table:table-cell>
          <table:table-cell office:value-type="string">
            <text:p>luxoliving-coupon-codes</text:p>
          </table:table-cell>
          <table:table-cell table:number-columns-repeated="1016"/>
        </table:table-row>
        <table:table-row table:style-name="ro1">
          <table:table-cell office:value-type="float" office:value="3353">
            <text:p>3353</text:p>
          </table:table-cell>
          <table:table-cell office:value-type="string">
            <text:p>Mammojo</text:p>
          </table:table-cell>
          <table:table-cell office:value-type="string">
            <text:p>Mammojo Coupon &amp; Mammojo Promo Codes</text:p>
          </table:table-cell>
          <table:table-cell office:value-type="string">
            <text:p>https://localhost/cupons/wp-content/uploads/2019/07/Mammojo-Coupon-min.png</text:p>
          </table:table-cell>
          <table:table-cell/>
          <table:table-cell office:value-type="string">
            <text:p>https://t.cfjump.com/49166/t/61549</text:p>
          </table:table-cell>
          <table:table-cell office:value-type="string">
            <text:p>publish</text:p>
          </table:table-cell>
          <table:table-cell office:value-type="string">
            <text:p>mammojo-coupon-codes</text:p>
          </table:table-cell>
          <table:table-cell table:number-columns-repeated="1016"/>
        </table:table-row>
        <table:table-row table:style-name="ro1">
          <table:table-cell office:value-type="float" office:value="3354">
            <text:p>3354</text:p>
          </table:table-cell>
          <table:table-cell office:value-type="string">
            <text:p>Macarthur Baskets</text:p>
          </table:table-cell>
          <table:table-cell office:value-type="string">
            <text:p>Macarthur Baskets Coupon &amp; Macarthur Baskets Promo Codes</text:p>
          </table:table-cell>
          <table:table-cell office:value-type="string">
            <text:p>https://localhost/cupons/wp-content/uploads/2019/07/Macarthur-Baskets-Coupon-min.png</text:p>
          </table:table-cell>
          <table:table-cell/>
          <table:table-cell office:value-type="string">
            <text:p>https://t.cfjump.com/49166/t/394</text:p>
          </table:table-cell>
          <table:table-cell office:value-type="string">
            <text:p>publish</text:p>
          </table:table-cell>
          <table:table-cell office:value-type="string">
            <text:p>macarthurbaskets-coupon-codes</text:p>
          </table:table-cell>
          <table:table-cell table:number-columns-repeated="1016"/>
        </table:table-row>
        <table:table-row table:style-name="ro1">
          <table:table-cell office:value-type="float" office:value="3358">
            <text:p>3358</text:p>
          </table:table-cell>
          <table:table-cell office:value-type="string">
            <text:p>Man Perfected</text:p>
          </table:table-cell>
          <table:table-cell office:value-type="string">
            <text:p>Man Perfected Coupon &amp; Man Perfected Promo Codes</text:p>
          </table:table-cell>
          <table:table-cell office:value-type="string">
            <text:p>https://localhost/cupons/wp-content/uploads/2019/07/Man-Perfected-Coupon-min.png</text:p>
          </table:table-cell>
          <table:table-cell/>
          <table:table-cell office:value-type="string">
            <text:p>https://t.cfjump.com/49166/t/61237</text:p>
          </table:table-cell>
          <table:table-cell office:value-type="string">
            <text:p>publish</text:p>
          </table:table-cell>
          <table:table-cell office:value-type="string">
            <text:p>manperfected-coupon-codes</text:p>
          </table:table-cell>
          <table:table-cell table:number-columns-repeated="1016"/>
        </table:table-row>
        <table:table-row table:style-name="ro1">
          <table:table-cell office:value-type="float" office:value="3359">
            <text:p>3359</text:p>
          </table:table-cell>
          <table:table-cell office:value-type="string">
            <text:p>Maurie &amp; Eve</text:p>
          </table:table-cell>
          <table:table-cell office:value-type="string">
            <text:p>Maurie &amp; Eve Coupon &amp; Maurie &amp; Eve Promo Codes</text:p>
          </table:table-cell>
          <table:table-cell office:value-type="string">
            <text:p>https://localhost/cupons/wp-content/uploads/2019/07/Maurie-Eve-Coupon-min.png</text:p>
          </table:table-cell>
          <table:table-cell office:value-type="float" office:value="1">
            <text:p>1</text:p>
          </table:table-cell>
          <table:table-cell office:value-type="string">
            <text:p>https://t.cfjump.com/49166/t/51520</text:p>
          </table:table-cell>
          <table:table-cell office:value-type="string">
            <text:p>publish</text:p>
          </table:table-cell>
          <table:table-cell office:value-type="string">
            <text:p>maurieeve-coupon-codes</text:p>
          </table:table-cell>
          <table:table-cell table:number-columns-repeated="1016"/>
        </table:table-row>
        <table:table-row table:style-name="ro1">
          <table:table-cell office:value-type="float" office:value="3365">
            <text:p>3365</text:p>
          </table:table-cell>
          <table:table-cell office:value-type="string">
            <text:p>Merchant 1948</text:p>
          </table:table-cell>
          <table:table-cell office:value-type="string">
            <text:p>Merchant 1948 Coupon &amp; Merchant 1948 Promo Codes</text:p>
          </table:table-cell>
          <table:table-cell office:value-type="string">
            <text:p>https://localhost/cupons/wp-content/uploads/2019/07/Merchant-1948-Coupon-min.png</text:p>
          </table:table-cell>
          <table:table-cell/>
          <table:table-cell office:value-type="string">
            <text:p>https://t.cfjump.com/49166/t/22138</text:p>
          </table:table-cell>
          <table:table-cell office:value-type="string">
            <text:p>publish</text:p>
          </table:table-cell>
          <table:table-cell office:value-type="string">
            <text:p>merchant1948-coupon-codes</text:p>
          </table:table-cell>
          <table:table-cell table:number-columns-repeated="1016"/>
        </table:table-row>
        <table:table-row table:style-name="ro1">
          <table:table-cell office:value-type="float" office:value="3367">
            <text:p>3367</text:p>
          </table:table-cell>
          <table:table-cell office:value-type="string">
            <text:p>Merchant 1948 NZ</text:p>
          </table:table-cell>
          <table:table-cell office:value-type="string">
            <text:p>Merchant 1948 (NZ) Coupon &amp; Merchant 1948 (NZ) Promo Codes</text:p>
          </table:table-cell>
          <table:table-cell office:value-type="string">
            <text:p>https://localhost/cupons/wp-content/uploads/2019/07/Merchant-1948-NZ-Coupon-min.png</text:p>
          </table:table-cell>
          <table:table-cell/>
          <table:table-cell office:value-type="string">
            <text:p>https://t.cfjump.com/49166/t/22137</text:p>
          </table:table-cell>
          <table:table-cell office:value-type="string">
            <text:p>publish</text:p>
          </table:table-cell>
          <table:table-cell office:value-type="string">
            <text:p>merchant1948nz-coupon-codes</text:p>
          </table:table-cell>
          <table:table-cell table:number-columns-repeated="1016"/>
        </table:table-row>
        <table:table-row table:style-name="ro1">
          <table:table-cell office:value-type="float" office:value="3370">
            <text:p>3370</text:p>
          </table:table-cell>
          <table:table-cell office:value-type="string">
            <text:p>Merino &amp; Co</text:p>
          </table:table-cell>
          <table:table-cell office:value-type="string">
            <text:p>Merino &amp; Co Coupon &amp; Merino &amp; Co Promo Codes</text:p>
          </table:table-cell>
          <table:table-cell office:value-type="string">
            <text:p>https://localhost/cupons/wp-content/uploads/2019/07/Merino-Co-Coupon-min.png</text:p>
          </table:table-cell>
          <table:table-cell/>
          <table:table-cell office:value-type="string">
            <text:p>https://t.cfjump.com/49166/t/57501</text:p>
          </table:table-cell>
          <table:table-cell office:value-type="string">
            <text:p>publish</text:p>
          </table:table-cell>
          <table:table-cell office:value-type="string">
            <text:p>merinoco-coupon-codes</text:p>
          </table:table-cell>
          <table:table-cell table:number-columns-repeated="1016"/>
        </table:table-row>
        <table:table-row table:style-name="ro1">
          <table:table-cell office:value-type="float" office:value="3380">
            <text:p>3380</text:p>
          </table:table-cell>
          <table:table-cell office:value-type="string">
            <text:p>Upto $20 OFF Coupon Code</text:p>
          </table:table-cell>
          <table:table-cell table:number-columns-repeated="4"/>
          <table:table-cell office:value-type="string">
            <text:p>draft</text:p>
          </table:table-cell>
          <table:table-cell table:number-columns-repeated="1017"/>
        </table:table-row>
        <table:table-row table:style-name="ro1">
          <table:table-cell office:value-type="float" office:value="3452">
            <text:p>3452</text:p>
          </table:table-cell>
          <table:table-cell office:value-type="string">
            <text:p>Miss Runway Boutique</text:p>
          </table:table-cell>
          <table:table-cell office:value-type="string">
            <text:p>Miss Runway Boutique coupon &amp; Miss Runway Boutique Promo Codes</text:p>
          </table:table-cell>
          <table:table-cell office:value-type="string">
            <text:p>https://localhost/cupons/wp-content/uploads/2019/08/Miss-Runway-Boutique-coupon-min.png</text:p>
          </table:table-cell>
          <table:table-cell/>
          <table:table-cell office:value-type="string">
            <text:p>https://t.cfjump.com/49166/t/60894</text:p>
          </table:table-cell>
          <table:table-cell office:value-type="string">
            <text:p>publish</text:p>
          </table:table-cell>
          <table:table-cell office:value-type="string">
            <text:p>miss-runway-boutique</text:p>
          </table:table-cell>
          <table:table-cell table:number-columns-repeated="1016"/>
        </table:table-row>
        <table:table-row table:style-name="ro1">
          <table:table-cell office:value-type="float" office:value="3455">
            <text:p>3455</text:p>
          </table:table-cell>
          <table:table-cell office:value-type="string">
            <text:p>Mick Fanning Softboards</text:p>
          </table:table-cell>
          <table:table-cell office:value-type="string">
            <text:p>Mick Fanning Softboards coupon &amp; Mick Fanning Softboards Promo Codes</text:p>
          </table:table-cell>
          <table:table-cell office:value-type="string">
            <text:p>https://localhost/cupons/wp-content/uploads/2019/08/Mick-Fanning-Softboards-Coupon-min.png</text:p>
          </table:table-cell>
          <table:table-cell/>
          <table:table-cell office:value-type="string">
            <text:p>https://t.cfjump.com/49166/t/60422</text:p>
          </table:table-cell>
          <table:table-cell office:value-type="string">
            <text:p>publish</text:p>
          </table:table-cell>
          <table:table-cell office:value-type="string">
            <text:p>mickfanningsoftboards-coupon-codes</text:p>
          </table:table-cell>
          <table:table-cell table:number-columns-repeated="1016"/>
        </table:table-row>
        <table:table-row table:style-name="ro1">
          <table:table-cell office:value-type="float" office:value="3459">
            <text:p>3459</text:p>
          </table:table-cell>
          <table:table-cell office:value-type="string">
            <text:p>Motto</text:p>
          </table:table-cell>
          <table:table-cell office:value-type="string">
            <text:p>Motto coupon &amp; Motto Promo Codes</text:p>
          </table:table-cell>
          <table:table-cell office:value-type="string">
            <text:p>https://localhost/cupons/wp-content/uploads/2019/08/Motto-coupon-min.png</text:p>
          </table:table-cell>
          <table:table-cell/>
          <table:table-cell office:value-type="string">
            <text:p>https://t.cfjump.com/49166/t/37939</text:p>
          </table:table-cell>
          <table:table-cell office:value-type="string">
            <text:p>publish</text:p>
          </table:table-cell>
          <table:table-cell office:value-type="string">
            <text:p>mottocoupon-codes</text:p>
          </table:table-cell>
          <table:table-cell table:number-columns-repeated="1016"/>
        </table:table-row>
        <table:table-row table:style-name="ro1">
          <table:table-cell office:value-type="float" office:value="3463">
            <text:p>3463</text:p>
          </table:table-cell>
          <table:table-cell office:value-type="string">
            <text:p>MS SOUS</text:p>
          </table:table-cell>
          <table:table-cell office:value-type="string">
            <text:p>MS SOUS coupon &amp; MS SOUS Promo Codes</text:p>
          </table:table-cell>
          <table:table-cell office:value-type="string">
            <text:p>https://localhost/cupons/wp-content/uploads/2019/08/MS-SOUS-coupon-min.png</text:p>
          </table:table-cell>
          <table:table-cell/>
          <table:table-cell office:value-type="string">
            <text:p>https://t.cfjump.com/49166/t/63674</text:p>
          </table:table-cell>
          <table:table-cell office:value-type="string">
            <text:p>publish</text:p>
          </table:table-cell>
          <table:table-cell office:value-type="string">
            <text:p>mssous-coupon-codes</text:p>
          </table:table-cell>
          <table:table-cell table:number-columns-repeated="1016"/>
        </table:table-row>
        <table:table-row table:style-name="ro1">
          <table:table-cell office:value-type="float" office:value="3469">
            <text:p>3469</text:p>
          </table:table-cell>
          <table:table-cell office:value-type="string">
            <text:p>Muscle Coach Supplements</text:p>
          </table:table-cell>
          <table:table-cell office:value-type="string">
            <text:p>Muscle Coach Supplements coupon &amp; Muscle Coach Supplements Promo Codes</text:p>
          </table:table-cell>
          <table:table-cell office:value-type="string">
            <text:p>https://localhost/cupons/wp-content/uploads/2019/08/Muscle-Coach-Supplements-coupon-min.png</text:p>
          </table:table-cell>
          <table:table-cell/>
          <table:table-cell office:value-type="string">
            <text:p>https://t.cfjump.com/49166/t/61056</text:p>
          </table:table-cell>
          <table:table-cell office:value-type="string">
            <text:p>publish</text:p>
          </table:table-cell>
          <table:table-cell office:value-type="string">
            <text:p>musclecoachsupplements-coupon-codes</text:p>
          </table:table-cell>
          <table:table-cell table:number-columns-repeated="1016"/>
        </table:table-row>
        <table:table-row table:style-name="ro1">
          <table:table-cell office:value-type="float" office:value="3473">
            <text:p>3473</text:p>
          </table:table-cell>
          <table:table-cell office:value-type="string">
            <text:p>MyBestGift</text:p>
          </table:table-cell>
          <table:table-cell office:value-type="string">
            <text:p>MyBestGift coupon &amp; MyBestGift Promo Codes</text:p>
          </table:table-cell>
          <table:table-cell office:value-type="string">
            <text:p>https://localhost/cupons/wp-content/uploads/2019/08/MyBestGift-coupon-min.png</text:p>
          </table:table-cell>
          <table:table-cell/>
          <table:table-cell office:value-type="string">
            <text:p>https://t.cfjump.com/49166/t/56644</text:p>
          </table:table-cell>
          <table:table-cell office:value-type="string">
            <text:p>publish</text:p>
          </table:table-cell>
          <table:table-cell office:value-type="string">
            <text:p>mybestgiftcoupon-codes</text:p>
          </table:table-cell>
          <table:table-cell table:number-columns-repeated="1016"/>
        </table:table-row>
        <table:table-row table:style-name="ro1">
          <table:table-cell office:value-type="float" office:value="3474">
            <text:p>3474</text:p>
          </table:table-cell>
          <table:table-cell office:value-type="string">
            <text:p>Myprotein</text:p>
          </table:table-cell>
          <table:table-cell office:value-type="string">
            <text:p>Myprotein coupon &amp; Myprotein Promo Codes</text:p>
          </table:table-cell>
          <table:table-cell office:value-type="string">
            <text:p>https://localhost/cupons/wp-content/uploads/2019/08/Myprotein-coupon-min.png|https://localhost/cupons/wp-content/uploads/2019/08/MyBestGift-coupon-min-1.png</text:p>
          </table:table-cell>
          <table:table-cell/>
          <table:table-cell office:value-type="string">
            <text:p>https://t.cfjump.com/49166/t/38206</text:p>
          </table:table-cell>
          <table:table-cell office:value-type="string">
            <text:p>publish</text:p>
          </table:table-cell>
          <table:table-cell office:value-type="string">
            <text:p>myproteincoupon-codes</text:p>
          </table:table-cell>
          <table:table-cell table:number-columns-repeated="1016"/>
        </table:table-row>
        <table:table-row table:style-name="ro1">
          <table:table-cell office:value-type="float" office:value="3479">
            <text:p>3479</text:p>
          </table:table-cell>
          <table:table-cell office:value-type="string">
            <text:p>Naturally Sweet</text:p>
          </table:table-cell>
          <table:table-cell office:value-type="string">
            <text:p>Naturally Sweet Products coupon Codes &amp; Naturally Sweet Products Promo Codes</text:p>
          </table:table-cell>
          <table:table-cell office:value-type="string">
            <text:p>https://localhost/cupons/wp-content/uploads/2019/08/Naturally-Sweet-Products-coupon-min.png</text:p>
          </table:table-cell>
          <table:table-cell/>
          <table:table-cell office:value-type="string">
            <text:p>https://t.cfjump.com/49166/t/871</text:p>
          </table:table-cell>
          <table:table-cell office:value-type="string">
            <text:p>publish</text:p>
          </table:table-cell>
          <table:table-cell office:value-type="string">
            <text:p>naturallysweetproducts-coupon-codes</text:p>
          </table:table-cell>
          <table:table-cell table:number-columns-repeated="1016"/>
        </table:table-row>
        <table:table-row table:style-name="ro1">
          <table:table-cell office:value-type="float" office:value="3540">
            <text:p>3540</text:p>
          </table:table-cell>
          <table:table-cell office:value-type="string">
            <text:p>Baby &amp; Toddler Town</text:p>
          </table:table-cell>
          <table:table-cell office:value-type="string">
            <text:p>Baby &amp; Toddler Town Coupon codes &amp; Baby &amp; Toddler Town Promo codes</text:p>
          </table:table-cell>
          <table:table-cell office:value-type="string">
            <text:p>https://localhost/cupons/wp-content/uploads/2019/08/Baby-Toddler-Town-Coupon.png</text:p>
          </table:table-cell>
          <table:table-cell/>
          <table:table-cell office:value-type="string">
            <text:p>https://t.cfjump.com/49166/t/54009</text:p>
          </table:table-cell>
          <table:table-cell office:value-type="string">
            <text:p>publish</text:p>
          </table:table-cell>
          <table:table-cell office:value-type="string">
            <text:p>babytoddler-town-coupon-codes</text:p>
          </table:table-cell>
          <table:table-cell table:number-columns-repeated="1016"/>
        </table:table-row>
        <table:table-row table:style-name="ro1">
          <table:table-cell office:value-type="float" office:value="3542">
            <text:p>3542</text:p>
          </table:table-cell>
          <table:table-cell office:value-type="string">
            <text:p>Baby Tula Australia</text:p>
          </table:table-cell>
          <table:table-cell office:value-type="string">
            <text:p>Baby Tula Australia Coupon codes &amp; Baby Tula Australia Promo codes</text:p>
          </table:table-cell>
          <table:table-cell office:value-type="string">
            <text:p>https://localhost/cupons/wp-content/uploads/2019/08/Baby-Tula-Australia-Coupon.png</text:p>
          </table:table-cell>
          <table:table-cell/>
          <table:table-cell office:value-type="string">
            <text:p>https://t.cfjump.com/49166/t/56457</text:p>
          </table:table-cell>
          <table:table-cell office:value-type="string">
            <text:p>publish</text:p>
          </table:table-cell>
          <table:table-cell office:value-type="string">
            <text:p>babytulaaustralia-coupon-codes</text:p>
          </table:table-cell>
          <table:table-cell table:number-columns-repeated="1016"/>
        </table:table-row>
        <table:table-row table:style-name="ro1">
          <table:table-cell office:value-type="float" office:value="3544">
            <text:p>3544</text:p>
          </table:table-cell>
          <table:table-cell office:value-type="string">
            <text:p>BabyHeart</text:p>
          </table:table-cell>
          <table:table-cell office:value-type="string">
            <text:p>BabyHeart Coupon codes &amp; BabyHeart Promo codes</text:p>
          </table:table-cell>
          <table:table-cell office:value-type="string">
            <text:p>https://localhost/cupons/wp-content/uploads/2019/08/BabyHeart-Coupon.jpg</text:p>
          </table:table-cell>
          <table:table-cell/>
          <table:table-cell office:value-type="string">
            <text:p>https://t.cfjump.com/49166/t/59795</text:p>
          </table:table-cell>
          <table:table-cell office:value-type="string">
            <text:p>publish</text:p>
          </table:table-cell>
          <table:table-cell office:value-type="string">
            <text:p>babyheart-coupon-codes</text:p>
          </table:table-cell>
          <table:table-cell table:number-columns-repeated="1016"/>
        </table:table-row>
        <table:table-row table:style-name="ro1">
          <table:table-cell office:value-type="float" office:value="3546">
            <text:p>3546</text:p>
          </table:table-cell>
          <table:table-cell office:value-type="string">
            <text:p>Bamboo Watches</text:p>
          </table:table-cell>
          <table:table-cell office:value-type="string">
            <text:p>Bamboo Watches Coupon codes &amp; Bamboo Watches Promo codes</text:p>
          </table:table-cell>
          <table:table-cell office:value-type="string">
            <text:p>https://localhost/cupons/wp-content/uploads/2019/08/Bamboo-Watches-Coupon.png</text:p>
          </table:table-cell>
          <table:table-cell/>
          <table:table-cell office:value-type="string">
            <text:p>https://t.cfjump.com/49166/t/60170</text:p>
          </table:table-cell>
          <table:table-cell office:value-type="string">
            <text:p>publish</text:p>
          </table:table-cell>
          <table:table-cell office:value-type="string">
            <text:p>bamboowatches-coupon-codes</text:p>
          </table:table-cell>
          <table:table-cell table:number-columns-repeated="1016"/>
        </table:table-row>
        <table:table-row table:style-name="ro1">
          <table:table-cell office:value-type="float" office:value="3548">
            <text:p>3548</text:p>
          </table:table-cell>
          <table:table-cell office:value-type="string">
            <text:p>Bavas Music City</text:p>
          </table:table-cell>
          <table:table-cell office:value-type="string">
            <text:p>Bavas Music City Coupon codes &amp; Bavas Music City Promo codes</text:p>
          </table:table-cell>
          <table:table-cell office:value-type="string">
            <text:p>https://localhost/cupons/wp-content/uploads/2019/08/Bavas-Music-City-Coupon.jpg</text:p>
          </table:table-cell>
          <table:table-cell/>
          <table:table-cell office:value-type="string">
            <text:p>https://t.cfjump.com/49166/t/61493</text:p>
          </table:table-cell>
          <table:table-cell office:value-type="string">
            <text:p>publish</text:p>
          </table:table-cell>
          <table:table-cell office:value-type="string">
            <text:p>bavasmusiccity-coupon-codes</text:p>
          </table:table-cell>
          <table:table-cell table:number-columns-repeated="1016"/>
        </table:table-row>
        <table:table-row table:style-name="ro1">
          <table:table-cell office:value-type="float" office:value="3567">
            <text:p>3567</text:p>
          </table:table-cell>
          <table:table-cell office:value-type="string">
            <text:p>Becextech NZ</text:p>
          </table:table-cell>
          <table:table-cell office:value-type="string">
            <text:p>Becextech NZ Coupon codes &amp; Becextech NZ Promo codes</text:p>
          </table:table-cell>
          <table:table-cell office:value-type="string">
            <text:p>https://localhost/cupons/wp-content/uploads/2019/08/Becextech-NZ-Coupon.jpg</text:p>
          </table:table-cell>
          <table:table-cell/>
          <table:table-cell office:value-type="string">
            <text:p>https://t.cfjump.com/49166/t/56059</text:p>
          </table:table-cell>
          <table:table-cell office:value-type="string">
            <text:p>publish</text:p>
          </table:table-cell>
          <table:table-cell office:value-type="string">
            <text:p>becextechnz-coupon-codes</text:p>
          </table:table-cell>
          <table:table-cell table:number-columns-repeated="1016"/>
        </table:table-row>
        <table:table-row table:style-name="ro1">
          <table:table-cell office:value-type="float" office:value="3569">
            <text:p>3569</text:p>
          </table:table-cell>
          <table:table-cell office:value-type="string">
            <text:p>Bella Boutique</text:p>
          </table:table-cell>
          <table:table-cell office:value-type="string">
            <text:p>Bella Boutique <text:s/>Coupon codes &amp; Bella Boutique Promo codes</text:p>
          </table:table-cell>
          <table:table-cell office:value-type="string">
            <text:p>https://localhost/cupons/wp-content/uploads/2019/08/Bella-Boutique-Coupon-1.png|https://localhost/cupons/wp-content/uploads/2019/08/Bella-Boutique-Coupon.png</text:p>
          </table:table-cell>
          <table:table-cell/>
          <table:table-cell office:value-type="string">
            <text:p>https://t.cfjump.com/49166/t/57404</text:p>
          </table:table-cell>
          <table:table-cell office:value-type="string">
            <text:p>publish</text:p>
          </table:table-cell>
          <table:table-cell office:value-type="string">
            <text:p>bellaboutique-coupon-codes</text:p>
          </table:table-cell>
          <table:table-cell table:number-columns-repeated="1016"/>
        </table:table-row>
        <table:table-row table:style-name="ro1">
          <table:table-cell office:value-type="float" office:value="3572">
            <text:p>3572</text:p>
          </table:table-cell>
          <table:table-cell office:value-type="string">
            <text:p>BelleWholesale</text:p>
          </table:table-cell>
          <table:table-cell office:value-type="string">
            <text:p>BelleWholesale Coupon codes &amp; BelleWholesale Promo codes</text:p>
          </table:table-cell>
          <table:table-cell office:value-type="string">
            <text:p>https://localhost/cupons/wp-content/uploads/2019/08/BelleWholesale-Coupon.jpg</text:p>
          </table:table-cell>
          <table:table-cell/>
          <table:table-cell office:value-type="string">
            <text:p>https://t.cfjump.com/49166/t/64223</text:p>
          </table:table-cell>
          <table:table-cell office:value-type="string">
            <text:p>publish</text:p>
          </table:table-cell>
          <table:table-cell office:value-type="string">
            <text:p>bellewholesale-coupon-codes</text:p>
          </table:table-cell>
          <table:table-cell table:number-columns-repeated="1016"/>
        </table:table-row>
        <table:table-row table:style-name="ro1">
          <table:table-cell office:value-type="float" office:value="3574">
            <text:p>3574</text:p>
          </table:table-cell>
          <table:table-cell office:value-type="string">
            <text:p>Billy Bones Club</text:p>
          </table:table-cell>
          <table:table-cell office:value-type="string">
            <text:p>Billy Bones Club Coupon codes &amp; Billy Bones Club Promo codes</text:p>
          </table:table-cell>
          <table:table-cell office:value-type="string">
            <text:p>https://localhost/cupons/wp-content/uploads/2019/08/Billy-Bones-Club-Coupon.png</text:p>
          </table:table-cell>
          <table:table-cell/>
          <table:table-cell office:value-type="string">
            <text:p>https://t.cfjump.com/49166/t/51091</text:p>
          </table:table-cell>
          <table:table-cell office:value-type="string">
            <text:p>publish</text:p>
          </table:table-cell>
          <table:table-cell office:value-type="string">
            <text:p>billybonesclub-coupon-codes</text:p>
          </table:table-cell>
          <table:table-cell table:number-columns-repeated="1016"/>
        </table:table-row>
        <table:table-row table:style-name="ro1">
          <table:table-cell office:value-type="float" office:value="3592">
            <text:p>3592</text:p>
          </table:table-cell>
          <table:table-cell office:value-type="string">
            <text:p>Billy Guyatts</text:p>
          </table:table-cell>
          <table:table-cell office:value-type="string">
            <text:p>Billy Guyatts Coupon codes &amp; Billy Guyatts Promo codes</text:p>
          </table:table-cell>
          <table:table-cell office:value-type="string">
            <text:p>https://localhost/cupons/wp-content/uploads/2019/08/Billy-Guyatts-Coupon.png</text:p>
          </table:table-cell>
          <table:table-cell/>
          <table:table-cell office:value-type="string">
            <text:p>https://t.cfjump.com/49166/t/32977</text:p>
          </table:table-cell>
          <table:table-cell office:value-type="string">
            <text:p>publish</text:p>
          </table:table-cell>
          <table:table-cell office:value-type="string">
            <text:p>billyguyatts-coupon-codes</text:p>
          </table:table-cell>
          <table:table-cell table:number-columns-repeated="1016"/>
        </table:table-row>
        <table:table-row table:style-name="ro1">
          <table:table-cell office:value-type="float" office:value="3594">
            <text:p>3594</text:p>
          </table:table-cell>
          <table:table-cell office:value-type="string">
            <text:p>Black Label Sex Toys</text:p>
          </table:table-cell>
          <table:table-cell office:value-type="string">
            <text:p>Black Label Sex Toys Coupon codes &amp; Black Label Sex Toys Promo codes</text:p>
          </table:table-cell>
          <table:table-cell office:value-type="string">
            <text:p>https://localhost/cupons/wp-content/uploads/2019/08/Black-Label-Sex-Toys-Coupon.jpg</text:p>
          </table:table-cell>
          <table:table-cell/>
          <table:table-cell office:value-type="string">
            <text:p>https://t.cfjump.com/49166/t/9454</text:p>
          </table:table-cell>
          <table:table-cell office:value-type="string">
            <text:p>publish</text:p>
          </table:table-cell>
          <table:table-cell office:value-type="string">
            <text:p>blacklabelsextoys-coupon-codes</text:p>
          </table:table-cell>
          <table:table-cell table:number-columns-repeated="1016"/>
        </table:table-row>
        <table:table-row table:style-name="ro1">
          <table:table-cell office:value-type="float" office:value="3596">
            <text:p>3596</text:p>
          </table:table-cell>
          <table:table-cell office:value-type="string">
            <text:p>Blue Bungalow</text:p>
          </table:table-cell>
          <table:table-cell office:value-type="string">
            <text:p>Blue Bungalow Coupon codes &amp; Blue Bungalow Promo codes</text:p>
          </table:table-cell>
          <table:table-cell office:value-type="string">
            <text:p>https://localhost/cupons/wp-content/uploads/2019/08/Blue-Bungalow-Coupon.jpg</text:p>
          </table:table-cell>
          <table:table-cell office:value-type="float" office:value="1">
            <text:p>1</text:p>
          </table:table-cell>
          <table:table-cell office:value-type="string">
            <text:p>https://t.cfjump.com/49166/t/51137</text:p>
          </table:table-cell>
          <table:table-cell office:value-type="string">
            <text:p>publish</text:p>
          </table:table-cell>
          <table:table-cell office:value-type="string">
            <text:p>bluebungalow-coupon-codes</text:p>
          </table:table-cell>
          <table:table-cell table:number-columns-repeated="1016"/>
        </table:table-row>
        <table:table-row table:style-name="ro1">
          <table:table-cell office:value-type="float" office:value="3598">
            <text:p>3598</text:p>
          </table:table-cell>
          <table:table-cell office:value-type="string">
            <text:p>Bohemian Traders</text:p>
          </table:table-cell>
          <table:table-cell office:value-type="string">
            <text:p>Bohemian Traders Coupon codes &amp; Bohemian Traders Promo codes</text:p>
          </table:table-cell>
          <table:table-cell office:value-type="string">
            <text:p>https://localhost/cupons/wp-content/uploads/2019/08/Bohemian-Traders-Coupon.png</text:p>
          </table:table-cell>
          <table:table-cell/>
          <table:table-cell office:value-type="string">
            <text:p>https://t.cfjump.com/49166/t/27280</text:p>
          </table:table-cell>
          <table:table-cell office:value-type="string">
            <text:p>publish</text:p>
          </table:table-cell>
          <table:table-cell office:value-type="string">
            <text:p>bohemiantraders-coupon-codes</text:p>
          </table:table-cell>
          <table:table-cell table:number-columns-repeated="1016"/>
        </table:table-row>
        <table:table-row table:style-name="ro1">
          <table:table-cell office:value-type="float" office:value="3599">
            <text:p>3599</text:p>
          </table:table-cell>
          <table:table-cell office:value-type="string">
            <text:p>Nature Talk</text:p>
          </table:table-cell>
          <table:table-cell office:value-type="string">
            <text:p>Nature Talk coupon &amp; Nature Talk Promo Codes</text:p>
          </table:table-cell>
          <table:table-cell office:value-type="string">
            <text:p>https://localhost/cupons/wp-content/uploads/2019/08/Nature-Talk-coupon-min.png</text:p>
          </table:table-cell>
          <table:table-cell/>
          <table:table-cell office:value-type="string">
            <text:p>https://t.cfjump.com/49166/t/63044</text:p>
          </table:table-cell>
          <table:table-cell office:value-type="string">
            <text:p>publish</text:p>
          </table:table-cell>
          <table:table-cell office:value-type="string">
            <text:p>naturetalk-coupon-codes</text:p>
          </table:table-cell>
          <table:table-cell table:number-columns-repeated="1016"/>
        </table:table-row>
        <table:table-row table:style-name="ro1">
          <table:table-cell office:value-type="float" office:value="3602">
            <text:p>3602</text:p>
          </table:table-cell>
          <table:table-cell office:value-type="string">
            <text:p>Nestz</text:p>
          </table:table-cell>
          <table:table-cell office:value-type="string">
            <text:p>Nestz coupon &amp; Nestz Promo Codes</text:p>
          </table:table-cell>
          <table:table-cell office:value-type="string">
            <text:p>https://localhost/cupons/wp-content/uploads/2019/08/Nestz-coupon-min.png</text:p>
          </table:table-cell>
          <table:table-cell/>
          <table:table-cell office:value-type="string">
            <text:p>https://t.cfjump.com/49166/t/62445</text:p>
          </table:table-cell>
          <table:table-cell office:value-type="string">
            <text:p>publish</text:p>
          </table:table-cell>
          <table:table-cell office:value-type="string">
            <text:p>nestzcoupon-codes</text:p>
          </table:table-cell>
          <table:table-cell table:number-columns-repeated="1016"/>
        </table:table-row>
        <table:table-row table:style-name="ro1">
          <table:table-cell office:value-type="float" office:value="3603">
            <text:p>3603</text:p>
          </table:table-cell>
          <table:table-cell office:value-type="string">
            <text:p>Nisbets Australia</text:p>
          </table:table-cell>
          <table:table-cell office:value-type="string">
            <text:p>Nisbets Australia coupon &amp; Nisbets Australia Promo Codes</text:p>
          </table:table-cell>
          <table:table-cell office:value-type="string">
            <text:p>https://localhost/cupons/wp-content/uploads/2019/08/Nisbets-Australia-coupon-min-1.png|https://localhost/cupons/wp-content/uploads/2019/08/Nisbets-Australia-coupon-min.png</text:p>
          </table:table-cell>
          <table:table-cell/>
          <table:table-cell office:value-type="string">
            <text:p>https://t.cfjump.com/49166/t/38943</text:p>
          </table:table-cell>
          <table:table-cell office:value-type="string">
            <text:p>publish</text:p>
          </table:table-cell>
          <table:table-cell office:value-type="string">
            <text:p>nisbetsaustralia-coupon-codes</text:p>
          </table:table-cell>
          <table:table-cell table:number-columns-repeated="1016"/>
        </table:table-row>
        <table:table-row table:style-name="ro1">
          <table:table-cell office:value-type="float" office:value="3604">
            <text:p>3604</text:p>
          </table:table-cell>
          <table:table-cell office:value-type="string">
            <text:p>Bondi Smile Australia</text:p>
          </table:table-cell>
          <table:table-cell office:value-type="string">
            <text:p>Bondi Smile Australia Coupon codes &amp; Bondi Smile Australia Promo codes</text:p>
          </table:table-cell>
          <table:table-cell office:value-type="string">
            <text:p>https://localhost/cupons/wp-content/uploads/2019/08/Bondi-Smile-Australia-Coupon.png</text:p>
          </table:table-cell>
          <table:table-cell/>
          <table:table-cell office:value-type="string">
            <text:p>https://t.cfjump.com/49166/t/50889</text:p>
          </table:table-cell>
          <table:table-cell office:value-type="string">
            <text:p>publish</text:p>
          </table:table-cell>
          <table:table-cell office:value-type="string">
            <text:p>bondismileaustralia-coupon-codes</text:p>
          </table:table-cell>
          <table:table-cell table:number-columns-repeated="1016"/>
        </table:table-row>
        <table:table-row table:style-name="ro1">
          <table:table-cell office:value-type="float" office:value="3608">
            <text:p>3608</text:p>
          </table:table-cell>
          <table:table-cell office:value-type="string">
            <text:p>Brewquets</text:p>
          </table:table-cell>
          <table:table-cell office:value-type="string">
            <text:p>Brewquets Coupon codes &amp; Brewquets Promo codes</text:p>
          </table:table-cell>
          <table:table-cell office:value-type="string">
            <text:p>https://localhost/cupons/wp-content/uploads/2019/08/Brewquets-Coupon.png</text:p>
          </table:table-cell>
          <table:table-cell/>
          <table:table-cell office:value-type="string">
            <text:p>https://t.cfjump.com/49166/t/62908</text:p>
          </table:table-cell>
          <table:table-cell office:value-type="string">
            <text:p>publish</text:p>
          </table:table-cell>
          <table:table-cell office:value-type="string">
            <text:p>brewquets-coupon-codes</text:p>
          </table:table-cell>
          <table:table-cell table:number-columns-repeated="1016"/>
        </table:table-row>
        <table:table-row table:style-name="ro1">
          <table:table-cell office:value-type="float" office:value="3611">
            <text:p>3611</text:p>
          </table:table-cell>
          <table:table-cell office:value-type="string">
            <text:p>NO FACE</text:p>
          </table:table-cell>
          <table:table-cell office:value-type="string">
            <text:p>NO FACE coupon &amp; NO FACE Promo Codes</text:p>
          </table:table-cell>
          <table:table-cell office:value-type="string">
            <text:p>https://localhost/cupons/wp-content/uploads/2019/08/NO-FACE-coupon-min.png</text:p>
          </table:table-cell>
          <table:table-cell/>
          <table:table-cell office:value-type="string">
            <text:p>https://t.cfjump.com/49166/t/63955</text:p>
          </table:table-cell>
          <table:table-cell office:value-type="string">
            <text:p>publish</text:p>
          </table:table-cell>
          <table:table-cell office:value-type="string">
            <text:p>noface-coupon-codes</text:p>
          </table:table-cell>
          <table:table-cell table:number-columns-repeated="1016"/>
        </table:table-row>
        <table:table-row table:style-name="ro1">
          <table:table-cell office:value-type="float" office:value="3612">
            <text:p>3612</text:p>
          </table:table-cell>
          <table:table-cell office:value-type="string">
            <text:p>NSI Australia</text:p>
          </table:table-cell>
          <table:table-cell office:value-type="string">
            <text:p>NSI Australia coupon &amp; NSI Australia Promo Codes</text:p>
          </table:table-cell>
          <table:table-cell office:value-type="string">
            <text:p>https://localhost/cupons/wp-content/uploads/2019/08/NSI-Australia-coupon-min.png</text:p>
          </table:table-cell>
          <table:table-cell/>
          <table:table-cell office:value-type="string">
            <text:p>https://t.cfjump.com/49166/t/62136</text:p>
          </table:table-cell>
          <table:table-cell office:value-type="string">
            <text:p>publish</text:p>
          </table:table-cell>
          <table:table-cell office:value-type="string">
            <text:p>nsiaustralia-coupon-codes</text:p>
          </table:table-cell>
          <table:table-cell table:number-columns-repeated="1016"/>
        </table:table-row>
        <table:table-row table:style-name="ro1">
          <table:table-cell office:value-type="float" office:value="3613">
            <text:p>3613</text:p>
          </table:table-cell>
          <table:table-cell office:value-type="string">
            <text:p>Bright Star Buddies Dog Tags &amp; Bandanas</text:p>
          </table:table-cell>
          <table:table-cell office:value-type="string">
            <text:p>Bright Star Buddies Dog Tags &amp; Bandanas Coupon codes &amp; Bright Star Buddies Dog Tags &amp; Bandanas Promo codes</text:p>
          </table:table-cell>
          <table:table-cell office:value-type="string">
            <text:p>https://localhost/cupons/wp-content/uploads/2019/08/Bright-Star-Buddies-Dog-Tags-Bandanas-Coupon.jpg</text:p>
          </table:table-cell>
          <table:table-cell/>
          <table:table-cell office:value-type="string">
            <text:p>https://t.cfjump.com/49166/t/64099</text:p>
          </table:table-cell>
          <table:table-cell office:value-type="string">
            <text:p>publish</text:p>
          </table:table-cell>
          <table:table-cell office:value-type="string">
            <text:p>brightstarbuddiesdogtagsbandanas-coupon-codes</text:p>
          </table:table-cell>
          <table:table-cell table:number-columns-repeated="1016"/>
        </table:table-row>
        <table:table-row table:style-name="ro1">
          <table:table-cell office:value-type="float" office:value="3616">
            <text:p>3616</text:p>
          </table:table-cell>
          <table:table-cell office:value-type="string">
            <text:p>NTRINSICSTUDIO</text:p>
          </table:table-cell>
          <table:table-cell office:value-type="string">
            <text:p>NTRinsicstudio coupon &amp; NTRinsicstudio Promo Codes</text:p>
          </table:table-cell>
          <table:table-cell office:value-type="string">
            <text:p>https://localhost/cupons/wp-content/uploads/2019/08/NTRINSICSTUDIO-Coupon-min.png</text:p>
          </table:table-cell>
          <table:table-cell office:value-type="float" office:value="1">
            <text:p>1</text:p>
          </table:table-cell>
          <table:table-cell office:value-type="string">
            <text:p>https://t.cfjump.com/49166/t/62547</text:p>
          </table:table-cell>
          <table:table-cell office:value-type="string">
            <text:p>publish</text:p>
          </table:table-cell>
          <table:table-cell office:value-type="string">
            <text:p>ntrinsicstudio-coupon-codes</text:p>
          </table:table-cell>
          <table:table-cell table:number-columns-repeated="1016"/>
        </table:table-row>
        <table:table-row table:style-name="ro1">
          <table:table-cell office:value-type="float" office:value="3617">
            <text:p>3617</text:p>
          </table:table-cell>
          <table:table-cell office:value-type="string">
            <text:p>NZGameShop</text:p>
          </table:table-cell>
          <table:table-cell office:value-type="string">
            <text:p>NZGameShop coupon &amp; NZGameShop Promo Codes</text:p>
          </table:table-cell>
          <table:table-cell office:value-type="string">
            <text:p>https://localhost/cupons/wp-content/uploads/2019/08/NZGameShop-coupon-min.png</text:p>
          </table:table-cell>
          <table:table-cell/>
          <table:table-cell office:value-type="string">
            <text:p>https://t.cfjump.com/49166/t/13121</text:p>
          </table:table-cell>
          <table:table-cell office:value-type="string">
            <text:p>publish</text:p>
          </table:table-cell>
          <table:table-cell office:value-type="string">
            <text:p>nzgameshop-coupon-codes</text:p>
          </table:table-cell>
          <table:table-cell table:number-columns-repeated="1016"/>
        </table:table-row>
        <table:table-row table:style-name="ro1">
          <table:table-cell office:value-type="float" office:value="3620">
            <text:p>3620</text:p>
          </table:table-cell>
          <table:table-cell office:value-type="string">
            <text:p>Bright Star Kids</text:p>
          </table:table-cell>
          <table:table-cell office:value-type="string">
            <text:p>Bright Star Kids Coupon codes &amp; Bright Star Kids Promo codes</text:p>
          </table:table-cell>
          <table:table-cell office:value-type="string">
            <text:p>https://localhost/cupons/wp-content/uploads/2019/08/Bright-Star-Kids-Coupon.jpeg</text:p>
          </table:table-cell>
          <table:table-cell/>
          <table:table-cell office:value-type="string">
            <text:p>https://t.cfjump.com/49166/t/64098</text:p>
          </table:table-cell>
          <table:table-cell office:value-type="string">
            <text:p>publish</text:p>
          </table:table-cell>
          <table:table-cell office:value-type="string">
            <text:p>brightstarkids-coupon-codes</text:p>
          </table:table-cell>
          <table:table-cell table:number-columns-repeated="1016"/>
        </table:table-row>
        <table:table-row table:style-name="ro1">
          <table:table-cell office:value-type="float" office:value="3622">
            <text:p>3622</text:p>
          </table:table-cell>
          <table:table-cell office:value-type="string">
            <text:p>ONTHEGO CUSTOM APPAREL</text:p>
          </table:table-cell>
          <table:table-cell office:value-type="string">
            <text:p>ONthego custom apparel coupon &amp; ONthego custom apparel Promo Codes</text:p>
          </table:table-cell>
          <table:table-cell office:value-type="string">
            <text:p>https://localhost/cupons/wp-content/uploads/2019/08/Onthego-custom-apparel-coupon-min.png</text:p>
          </table:table-cell>
          <table:table-cell/>
          <table:table-cell office:value-type="string">
            <text:p>https://t.cfjump.com/49166/t/51098</text:p>
          </table:table-cell>
          <table:table-cell office:value-type="string">
            <text:p>publish</text:p>
          </table:table-cell>
          <table:table-cell office:value-type="string">
            <text:p>onthegocustomapparel-coupon-codes</text:p>
          </table:table-cell>
          <table:table-cell table:number-columns-repeated="1016"/>
        </table:table-row>
        <table:table-row table:style-name="ro1">
          <table:table-cell office:value-type="float" office:value="3624">
            <text:p>3624</text:p>
          </table:table-cell>
          <table:table-cell office:value-type="string">
            <text:p>Bump Shoes</text:p>
          </table:table-cell>
          <table:table-cell office:value-type="string">
            <text:p>Bump Shoes Coupon codes &amp; Bump Shoes Promo codes</text:p>
          </table:table-cell>
          <table:table-cell office:value-type="string">
            <text:p>https://localhost/cupons/wp-content/uploads/2019/08/Bump-Shoes-Coupon.png</text:p>
          </table:table-cell>
          <table:table-cell/>
          <table:table-cell office:value-type="string">
            <text:p>https://t.cfjump.com/49166/t/47629</text:p>
          </table:table-cell>
          <table:table-cell office:value-type="string">
            <text:p>publish</text:p>
          </table:table-cell>
          <table:table-cell office:value-type="string">
            <text:p>bumpshoes-coupon-codes</text:p>
          </table:table-cell>
          <table:table-cell table:number-columns-repeated="1016"/>
        </table:table-row>
        <table:table-row table:style-name="ro1">
          <table:table-cell office:value-type="float" office:value="3704">
            <text:p>3704</text:p>
          </table:table-cell>
          <table:table-cell office:value-type="string">
            <text:p>Vogue Taps</text:p>
          </table:table-cell>
          <table:table-cell office:value-type="string">
            <text:p>Vogue Taps Coupon codes &amp; Vouge Taps Promo codes</text:p>
          </table:table-cell>
          <table:table-cell office:value-type="string">
            <text:p>https://localhost/cupons/wp-content/uploads/2019/08/Vogue-Taps-Coupon.jpg</text:p>
          </table:table-cell>
          <table:table-cell/>
          <table:table-cell office:value-type="string">
            <text:p>https://voguetaps.com/</text:p>
          </table:table-cell>
          <table:table-cell office:value-type="string">
            <text:p>publish</text:p>
          </table:table-cell>
          <table:table-cell office:value-type="string">
            <text:p>voguetaps-coupon-codes</text:p>
          </table:table-cell>
          <table:table-cell table:number-columns-repeated="1016"/>
        </table:table-row>
        <table:table-row table:style-name="ro1">
          <table:table-cell office:value-type="float" office:value="3724">
            <text:p>3724</text:p>
          </table:table-cell>
          <table:table-cell office:value-type="string">
            <text:p>Envii</text:p>
          </table:table-cell>
          <table:table-cell office:value-type="string">
            <text:p>Envii Coupon codes &amp; Envii Promo codes</text:p>
          </table:table-cell>
          <table:table-cell office:value-type="string">
            <text:p>https://localhost/cupons/wp-content/uploads/2019/08/Envii-Coupon-min.jpg</text:p>
          </table:table-cell>
          <table:table-cell/>
          <table:table-cell office:value-type="string">
            <text:p>https://www.envii.com/en/home</text:p>
          </table:table-cell>
          <table:table-cell office:value-type="string">
            <text:p>publish</text:p>
          </table:table-cell>
          <table:table-cell office:value-type="string">
            <text:p>envii-coupon-codes</text:p>
          </table:table-cell>
          <table:table-cell table:number-columns-repeated="1016"/>
        </table:table-row>
        <table:table-row table:style-name="ro1">
          <table:table-cell office:value-type="float" office:value="3726">
            <text:p>3726</text:p>
          </table:table-cell>
          <table:table-cell office:value-type="string">
            <text:p>Reid Cycles</text:p>
          </table:table-cell>
          <table:table-cell table:number-columns-repeated="4"/>
          <table:table-cell office:value-type="string">
            <text:p>draft</text:p>
          </table:table-cell>
          <table:table-cell table:number-columns-repeated="1017"/>
        </table:table-row>
        <table:table-row table:style-name="ro1">
          <table:table-cell office:value-type="float" office:value="3728">
            <text:p>3728</text:p>
          </table:table-cell>
          <table:table-cell office:value-type="string">
            <text:p>Mostata</text:p>
          </table:table-cell>
          <table:table-cell office:value-type="string">
            <text:p>Mostata Coupon codes &amp; Mostata Promo codes</text:p>
          </table:table-cell>
          <table:table-cell office:value-type="string">
            <text:p>https://localhost/cupons/wp-content/uploads/2019/08/Mostata-Coupon-min.jpg</text:p>
          </table:table-cell>
          <table:table-cell office:value-type="float" office:value="1">
            <text:p>1</text:p>
          </table:table-cell>
          <table:table-cell office:value-type="string">
            <text:p>https://tmoki.com/?a=463&amp;c=2461&amp;p=r&amp;s1=</text:p>
          </table:table-cell>
          <table:table-cell office:value-type="string">
            <text:p>publish</text:p>
          </table:table-cell>
          <table:table-cell office:value-type="string">
            <text:p>mostata-coupon-codes</text:p>
          </table:table-cell>
          <table:table-cell table:number-columns-repeated="1016"/>
        </table:table-row>
        <table:table-row table:style-name="ro1">
          <table:table-cell office:value-type="float" office:value="3730">
            <text:p>3730</text:p>
          </table:table-cell>
          <table:table-cell office:value-type="string">
            <text:p>Vayama</text:p>
          </table:table-cell>
          <table:table-cell office:value-type="string">
            <text:p>Vayama Coupon codes &amp; Vayama Promo codes</text:p>
          </table:table-cell>
          <table:table-cell office:value-type="string">
            <text:p>https://localhost/cupons/wp-content/uploads/2019/08/Vayama-Coupon-min.png</text:p>
          </table:table-cell>
          <table:table-cell/>
          <table:table-cell office:value-type="string">
            <text:p>https://www.vayama.com/</text:p>
          </table:table-cell>
          <table:table-cell office:value-type="string">
            <text:p>publish</text:p>
          </table:table-cell>
          <table:table-cell office:value-type="string">
            <text:p>vayama-coupon-codes</text:p>
          </table:table-cell>
          <table:table-cell table:number-columns-repeated="1016"/>
        </table:table-row>
        <table:table-row table:style-name="ro1">
          <table:table-cell office:value-type="float" office:value="3734">
            <text:p>3734</text:p>
          </table:table-cell>
          <table:table-cell office:value-type="string">
            <text:p>Flir</text:p>
          </table:table-cell>
          <table:table-cell office:value-type="string">
            <text:p>Flir Coupon codes &amp; Flir Promo codes</text:p>
          </table:table-cell>
          <table:table-cell office:value-type="string">
            <text:p>https://localhost/cupons/wp-content/uploads/2019/08/Flir-Coupon-min.jpg</text:p>
          </table:table-cell>
          <table:table-cell/>
          <table:table-cell office:value-type="string">
            <text:p>https://www.flir.com/</text:p>
          </table:table-cell>
          <table:table-cell office:value-type="string">
            <text:p>publish</text:p>
          </table:table-cell>
          <table:table-cell office:value-type="string">
            <text:p>flir-coupon-codes</text:p>
          </table:table-cell>
          <table:table-cell table:number-columns-repeated="1016"/>
        </table:table-row>
        <table:table-row table:style-name="ro1">
          <table:table-cell office:value-type="float" office:value="3737">
            <text:p>3737</text:p>
          </table:table-cell>
          <table:table-cell office:value-type="string">
            <text:p>Ssense</text:p>
          </table:table-cell>
          <table:table-cell office:value-type="string">
            <text:p>Ssense Coupon codes &amp; Ssense Promo codes</text:p>
          </table:table-cell>
          <table:table-cell office:value-type="string">
            <text:p>https://localhost/cupons/wp-content/uploads/2019/08/Ssense-Coupon-min.png</text:p>
          </table:table-cell>
          <table:table-cell office:value-type="float" office:value="2">
            <text:p>2</text:p>
          </table:table-cell>
          <table:table-cell office:value-type="string">
            <text:p>https://tmoki.com/?a=463&amp;c=2975&amp;p=r&amp;s1=</text:p>
          </table:table-cell>
          <table:table-cell office:value-type="string">
            <text:p>publish</text:p>
          </table:table-cell>
          <table:table-cell office:value-type="string">
            <text:p>ssense-coupon-codes</text:p>
          </table:table-cell>
          <table:table-cell table:number-columns-repeated="1016"/>
        </table:table-row>
        <table:table-row table:style-name="ro1">
          <table:table-cell office:value-type="float" office:value="3741">
            <text:p>3741</text:p>
          </table:table-cell>
          <table:table-cell office:value-type="string">
            <text:p>Reid Cycles</text:p>
          </table:table-cell>
          <table:table-cell office:value-type="string">
            <text:p>Reid Cycles coupon &amp; Reid Cycles Promo Codes</text:p>
          </table:table-cell>
          <table:table-cell office:value-type="string">
            <text:p>https://localhost/cupons/wp-content/uploads/2019/08/Reid-Cycles-coupon-min.png</text:p>
          </table:table-cell>
          <table:table-cell/>
          <table:table-cell office:value-type="string">
            <text:p>https://www.reidcycles.com.au/</text:p>
          </table:table-cell>
          <table:table-cell office:value-type="string">
            <text:p>publish</text:p>
          </table:table-cell>
          <table:table-cell office:value-type="string">
            <text:p>reidcycles-coupon-codes</text:p>
          </table:table-cell>
          <table:table-cell table:number-columns-repeated="1016"/>
        </table:table-row>
        <table:table-row table:style-name="ro1">
          <table:table-cell office:value-type="float" office:value="3743">
            <text:p>3743</text:p>
          </table:table-cell>
          <table:table-cell office:value-type="string">
            <text:p>Vogca </text:p>
          </table:table-cell>
          <table:table-cell office:value-type="string">
            <text:p>Vogca coupon &amp; Vogca coupon Promo Codes</text:p>
          </table:table-cell>
          <table:table-cell office:value-type="string">
            <text:p>https://localhost/cupons/wp-content/uploads/2019/08/Vogca-coupon-min.png</text:p>
          </table:table-cell>
          <table:table-cell/>
          <table:table-cell office:value-type="string">
            <text:p> https://tmoki.com/?a=463&amp;c=2556&amp;p=r&amp;s1=</text:p>
          </table:table-cell>
          <table:table-cell office:value-type="string">
            <text:p>publish</text:p>
          </table:table-cell>
          <table:table-cell office:value-type="string">
            <text:p>vogca-coupon-codes</text:p>
          </table:table-cell>
          <table:table-cell table:number-columns-repeated="1016"/>
        </table:table-row>
        <table:table-row table:style-name="ro1">
          <table:table-cell office:value-type="float" office:value="3748">
            <text:p>3748</text:p>
          </table:table-cell>
          <table:table-cell office:value-type="string">
            <text:p>Paragon Sports</text:p>
          </table:table-cell>
          <table:table-cell office:value-type="string">
            <text:p>Paragon Sports coupon &amp; Paragon Sports Promo Codes</text:p>
          </table:table-cell>
          <table:table-cell office:value-type="string">
            <text:p>https://localhost/cupons/wp-content/uploads/2019/08/Paragon-Sports-coupon-min.png</text:p>
          </table:table-cell>
          <table:table-cell/>
          <table:table-cell office:value-type="string">
            <text:p>https://www.paragonsports.com/</text:p>
          </table:table-cell>
          <table:table-cell office:value-type="string">
            <text:p>publish</text:p>
          </table:table-cell>
          <table:table-cell office:value-type="string">
            <text:p>paragonsports-coupon-codes</text:p>
          </table:table-cell>
          <table:table-cell table:number-columns-repeated="1016"/>
        </table:table-row>
        <table:table-row table:style-name="ro1">
          <table:table-cell office:value-type="float" office:value="3752">
            <text:p>3752</text:p>
          </table:table-cell>
          <table:table-cell office:value-type="string">
            <text:p>Tulo</text:p>
          </table:table-cell>
          <table:table-cell office:value-type="string">
            <text:p>Tulo Coupon Codes &amp; Tulo Promo Codes</text:p>
          </table:table-cell>
          <table:table-cell office:value-type="string">
            <text:p>https://localhost/cupons/wp-content/uploads/2019/08/tulo-coupon-min.png</text:p>
          </table:table-cell>
          <table:table-cell office:value-type="float" office:value="1">
            <text:p>1</text:p>
          </table:table-cell>
          <table:table-cell office:value-type="string">
            <text:p>https://www.tulo.com/</text:p>
          </table:table-cell>
          <table:table-cell office:value-type="string">
            <text:p>publish</text:p>
          </table:table-cell>
          <table:table-cell office:value-type="string">
            <text:p>tulo-coupon-codes</text:p>
          </table:table-cell>
          <table:table-cell table:number-columns-repeated="1016"/>
        </table:table-row>
        <table:table-row table:style-name="ro1">
          <table:table-cell office:value-type="float" office:value="3754">
            <text:p>3754</text:p>
          </table:table-cell>
          <table:table-cell office:value-type="string">
            <text:p>Choichic</text:p>
          </table:table-cell>
          <table:table-cell office:value-type="string">
            <text:p>Choichic coupon &amp; Choichic Promo Codes</text:p>
          </table:table-cell>
          <table:table-cell office:value-type="string">
            <text:p>https://localhost/cupons/wp-content/uploads/2019/08/Choichic-coupon-min.png</text:p>
          </table:table-cell>
          <table:table-cell office:value-type="float" office:value="5">
            <text:p>5</text:p>
          </table:table-cell>
          <table:table-cell office:value-type="string">
            <text:p> https://tmoki.com/?a=463&amp;c=1173&amp;p=r&amp;s1=</text:p>
          </table:table-cell>
          <table:table-cell office:value-type="string">
            <text:p>publish</text:p>
          </table:table-cell>
          <table:table-cell office:value-type="string">
            <text:p>choichic-coupon-codes</text:p>
          </table:table-cell>
          <table:table-cell table:number-columns-repeated="1016"/>
        </table:table-row>
        <table:table-row table:style-name="ro1">
          <table:table-cell office:value-type="float" office:value="3787">
            <text:p>3787</text:p>
          </table:table-cell>
          <table:table-cell office:value-type="string">
            <text:p>C H I L D E</text:p>
          </table:table-cell>
          <table:table-cell office:value-type="string">
            <text:p>C H I L D E Coupon codes &amp; C H I L D E Promo Codes</text:p>
          </table:table-cell>
          <table:table-cell office:value-type="string">
            <text:p>https://localhost/cupons/wp-content/uploads/2019/08/C-H-I-L-D-E-Coupon.jpg</text:p>
          </table:table-cell>
          <table:table-cell office:value-type="float" office:value="5">
            <text:p>5</text:p>
          </table:table-cell>
          <table:table-cell office:value-type="string">
            <text:p>https://t.cfjump.com/49166/t/64058</text:p>
          </table:table-cell>
          <table:table-cell office:value-type="string">
            <text:p>publish</text:p>
          </table:table-cell>
          <table:table-cell office:value-type="string">
            <text:p>childe-coupon-codes</text:p>
          </table:table-cell>
          <table:table-cell table:number-columns-repeated="1016"/>
        </table:table-row>
        <table:table-row table:style-name="ro1">
          <table:table-cell office:value-type="float" office:value="3789">
            <text:p>3789</text:p>
          </table:table-cell>
          <table:table-cell office:value-type="string">
            <text:p>CarHistory</text:p>
          </table:table-cell>
          <table:table-cell office:value-type="string">
            <text:p>CarHistory Coupon codes &amp; CarHistory Promo Codes</text:p>
          </table:table-cell>
          <table:table-cell office:value-type="string">
            <text:p>https://localhost/cupons/wp-content/uploads/2019/08/CarHistory-Coupon.png</text:p>
          </table:table-cell>
          <table:table-cell office:value-type="float" office:value="1">
            <text:p>1</text:p>
          </table:table-cell>
          <table:table-cell office:value-type="string">
            <text:p>https://t.cfjump.com/49166/t/50082</text:p>
          </table:table-cell>
          <table:table-cell office:value-type="string">
            <text:p>publish</text:p>
          </table:table-cell>
          <table:table-cell office:value-type="string">
            <text:p>carhistory-coupon-codes</text:p>
          </table:table-cell>
          <table:table-cell table:number-columns-repeated="1016"/>
        </table:table-row>
        <table:table-row table:style-name="ro1">
          <table:table-cell office:value-type="float" office:value="3842">
            <text:p>3842</text:p>
          </table:table-cell>
          <table:table-cell office:value-type="string">
            <text:p>CheapTickets SG</text:p>
          </table:table-cell>
          <table:table-cell office:value-type="string">
            <text:p>CheapTickets SG Coupon codes &amp; CheapTickets SG Promo Codes</text:p>
          </table:table-cell>
          <table:table-cell office:value-type="string">
            <text:p>https://localhost/cupons/wp-content/uploads/2019/08/CheapTickets-SG-Coupon.jpg</text:p>
          </table:table-cell>
          <table:table-cell/>
          <table:table-cell office:value-type="string">
            <text:p>https://t.cfjump.com/49166/t/63074</text:p>
          </table:table-cell>
          <table:table-cell office:value-type="string">
            <text:p>publish</text:p>
          </table:table-cell>
          <table:table-cell office:value-type="string">
            <text:p>cheapticketssg-coupon-codes</text:p>
          </table:table-cell>
          <table:table-cell table:number-columns-repeated="1016"/>
        </table:table-row>
        <table:table-row table:style-name="ro1">
          <table:table-cell office:value-type="float" office:value="3844">
            <text:p>3844</text:p>
          </table:table-cell>
          <table:table-cell office:value-type="string">
            <text:p>Cherub Baby Australia</text:p>
          </table:table-cell>
          <table:table-cell office:value-type="string">
            <text:p>Cherub Baby Australia Coupon codes &amp; Cherub Baby Promo Codes</text:p>
          </table:table-cell>
          <table:table-cell office:value-type="string">
            <text:p>https://localhost/cupons/wp-content/uploads/2019/08/Cherub-Baby-Australia-Coupon.jpg</text:p>
          </table:table-cell>
          <table:table-cell/>
          <table:table-cell office:value-type="string">
            <text:p>https://t.cfjump.com/49166/t/59501</text:p>
          </table:table-cell>
          <table:table-cell office:value-type="string">
            <text:p>publish</text:p>
          </table:table-cell>
          <table:table-cell office:value-type="string">
            <text:p>cherubbabyaustralia-coupon-codes</text:p>
          </table:table-cell>
          <table:table-cell table:number-columns-repeated="1016"/>
        </table:table-row>
        <table:table-row table:style-name="ro1">
          <table:table-cell office:value-type="float" office:value="3846">
            <text:p>3846</text:p>
          </table:table-cell>
          <table:table-cell office:value-type="string">
            <text:p>Chow Sang Sang Jewellery</text:p>
          </table:table-cell>
          <table:table-cell office:value-type="string">
            <text:p>Chow Sang Sang Jewellery Coupon codes &amp; Chow Sang Sang Jewellery Promo Codes</text:p>
          </table:table-cell>
          <table:table-cell office:value-type="string">
            <text:p>https://localhost/cupons/wp-content/uploads/2019/08/Chow-Sang-Sang-Jewellery-Coupon.png</text:p>
          </table:table-cell>
          <table:table-cell/>
          <table:table-cell office:value-type="string">
            <text:p>https://t.cfjump.com/49166/t/61332</text:p>
          </table:table-cell>
          <table:table-cell office:value-type="string">
            <text:p>publish</text:p>
          </table:table-cell>
          <table:table-cell office:value-type="string">
            <text:p>chowsangsangjewellery-coupon-codes</text:p>
          </table:table-cell>
          <table:table-cell table:number-columns-repeated="1016"/>
        </table:table-row>
        <table:table-row table:style-name="ro1">
          <table:table-cell office:value-type="float" office:value="3848">
            <text:p>3848</text:p>
          </table:table-cell>
          <table:table-cell office:value-type="string">
            <text:p>CitySwoon</text:p>
          </table:table-cell>
          <table:table-cell office:value-type="string">
            <text:p>CitySwoon Coupon codes &amp; CitySwoon Promo Codes</text:p>
          </table:table-cell>
          <table:table-cell office:value-type="string">
            <text:p>https://localhost/cupons/wp-content/uploads/2019/08/CitySwoon-Coupon.jpg</text:p>
          </table:table-cell>
          <table:table-cell/>
          <table:table-cell office:value-type="string">
            <text:p>https://t.cfjump.com/49166/t/61090</text:p>
          </table:table-cell>
          <table:table-cell office:value-type="string">
            <text:p>publish</text:p>
          </table:table-cell>
          <table:table-cell office:value-type="string">
            <text:p>cityswoon-coupon-codes</text:p>
          </table:table-cell>
          <table:table-cell table:number-columns-repeated="1016"/>
        </table:table-row>
        <table:table-row table:style-name="ro1">
          <table:table-cell office:value-type="float" office:value="3850">
            <text:p>3850</text:p>
          </table:table-cell>
          <table:table-cell office:value-type="string">
            <text:p>Clark Rubber</text:p>
          </table:table-cell>
          <table:table-cell office:value-type="string">
            <text:p>Clark Rubber Coupon codes &amp; Clark Rubber Promo Codes</text:p>
          </table:table-cell>
          <table:table-cell office:value-type="string">
            <text:p>https://localhost/cupons/wp-content/uploads/2019/08/Clark-Rubber-Coupon.png</text:p>
          </table:table-cell>
          <table:table-cell/>
          <table:table-cell office:value-type="string">
            <text:p>https://t.cfjump.com/49166/t/61045</text:p>
          </table:table-cell>
          <table:table-cell office:value-type="string">
            <text:p>publish</text:p>
          </table:table-cell>
          <table:table-cell office:value-type="string">
            <text:p>clarkrubber-coupon-codes</text:p>
          </table:table-cell>
          <table:table-cell table:number-columns-repeated="1016"/>
        </table:table-row>
        <table:table-row table:style-name="ro1">
          <table:table-cell office:value-type="float" office:value="3852">
            <text:p>3852</text:p>
          </table:table-cell>
          <table:table-cell office:value-type="string">
            <text:p>Classbento</text:p>
          </table:table-cell>
          <table:table-cell office:value-type="string">
            <text:p>Classbento Coupon codes &amp; Classbento Promo Codes</text:p>
          </table:table-cell>
          <table:table-cell office:value-type="string">
            <text:p>https://localhost/cupons/wp-content/uploads/2019/08/Classbento-Coupon.jpg</text:p>
          </table:table-cell>
          <table:table-cell/>
          <table:table-cell office:value-type="string">
            <text:p>https://t.cfjump.com/49166/t/56019</text:p>
          </table:table-cell>
          <table:table-cell office:value-type="string">
            <text:p>publish</text:p>
          </table:table-cell>
          <table:table-cell office:value-type="string">
            <text:p>classbento-coupon-codes</text:p>
          </table:table-cell>
          <table:table-cell table:number-columns-repeated="1016"/>
        </table:table-row>
        <table:table-row table:style-name="ro1">
          <table:table-cell office:value-type="float" office:value="3855">
            <text:p>3855</text:p>
          </table:table-cell>
          <table:table-cell office:value-type="string">
            <text:p>Clearly</text:p>
          </table:table-cell>
          <table:table-cell office:value-type="string">
            <text:p>Clearly Coupon codes &amp; Clearly Promo Codes</text:p>
          </table:table-cell>
          <table:table-cell office:value-type="string">
            <text:p>https://localhost/cupons/wp-content/uploads/2019/08/Clearly-AU-Coupon-1.jpg|https://localhost/cupons/wp-content/uploads/2019/08/Clearly-AU-Coupon.jpg</text:p>
          </table:table-cell>
          <table:table-cell office:value-type="float" office:value="1">
            <text:p>1</text:p>
          </table:table-cell>
          <table:table-cell office:value-type="string">
            <text:p>https://t.cfjump.com/49166/t/31134</text:p>
          </table:table-cell>
          <table:table-cell office:value-type="string">
            <text:p>publish</text:p>
          </table:table-cell>
          <table:table-cell office:value-type="string">
            <text:p>clearlyau-coupon-codes</text:p>
          </table:table-cell>
          <table:table-cell table:number-columns-repeated="1016"/>
        </table:table-row>
        <table:table-row table:style-name="ro1">
          <table:table-cell office:value-type="float" office:value="3859">
            <text:p>3859</text:p>
          </table:table-cell>
          <table:table-cell office:value-type="string">
            <text:p>Club X</text:p>
          </table:table-cell>
          <table:table-cell office:value-type="string">
            <text:p>Club X Coupon codes &amp; Club X Promo Codes</text:p>
          </table:table-cell>
          <table:table-cell office:value-type="string">
            <text:p>https://localhost/cupons/wp-content/uploads/2019/08/Club-X-Coupon.gif</text:p>
          </table:table-cell>
          <table:table-cell/>
          <table:table-cell office:value-type="string">
            <text:p>https://t.cfjump.com/49166/t/64094</text:p>
          </table:table-cell>
          <table:table-cell office:value-type="string">
            <text:p>publish</text:p>
          </table:table-cell>
          <table:table-cell office:value-type="string">
            <text:p>clubx-coupon-codes</text:p>
          </table:table-cell>
          <table:table-cell table:number-columns-repeated="1016"/>
        </table:table-row>
        <table:table-row table:style-name="ro1">
          <table:table-cell office:value-type="float" office:value="3861">
            <text:p>3861</text:p>
          </table:table-cell>
          <table:table-cell office:value-type="string">
            <text:p>Core Trainer</text:p>
          </table:table-cell>
          <table:table-cell office:value-type="string">
            <text:p>Core Trainer Coupon codes &amp; Core Trainer Promo Codes</text:p>
          </table:table-cell>
          <table:table-cell office:value-type="string">
            <text:p>https://localhost/cupons/wp-content/uploads/2019/08/Core-Trainer-Coupon.jpg</text:p>
          </table:table-cell>
          <table:table-cell/>
          <table:table-cell office:value-type="string">
            <text:p>https://t.cfjump.com/49166/t/56940</text:p>
          </table:table-cell>
          <table:table-cell office:value-type="string">
            <text:p>publish</text:p>
          </table:table-cell>
          <table:table-cell office:value-type="string">
            <text:p>coretrainer-coupon-codes</text:p>
          </table:table-cell>
          <table:table-cell table:number-columns-repeated="1016"/>
        </table:table-row>
        <table:table-row table:style-name="ro1">
          <table:table-cell office:value-type="float" office:value="3863">
            <text:p>3863</text:p>
          </table:table-cell>
          <table:table-cell office:value-type="string">
            <text:p>Craft Cartel Liquor</text:p>
          </table:table-cell>
          <table:table-cell office:value-type="string">
            <text:p>Craft Cartel Liquor Coupon codes &amp; Craft Cartel Liquor Promo Codes</text:p>
          </table:table-cell>
          <table:table-cell office:value-type="string">
            <text:p>https://localhost/cupons/wp-content/uploads/2019/08/Craft-Cartel-Liquor-Coupon.png</text:p>
          </table:table-cell>
          <table:table-cell/>
          <table:table-cell office:value-type="string">
            <text:p>https://t.cfjump.com/49166/t/36793</text:p>
          </table:table-cell>
          <table:table-cell office:value-type="string">
            <text:p>publish</text:p>
          </table:table-cell>
          <table:table-cell office:value-type="string">
            <text:p>craftcartelliquor-coupon-codes</text:p>
          </table:table-cell>
          <table:table-cell table:number-columns-repeated="1016"/>
        </table:table-row>
        <table:table-row table:style-name="ro1">
          <table:table-cell office:value-type="float" office:value="3865">
            <text:p>3865</text:p>
          </table:table-cell>
          <table:table-cell office:value-type="string">
            <text:p>LA CRAFT</text:p>
          </table:table-cell>
          <table:table-cell office:value-type="string">
            <text:p>LA CRAFT Coupon codes &amp; LA CRAFT Promo Codes</text:p>
          </table:table-cell>
          <table:table-cell office:value-type="string">
            <text:p>https://localhost/cupons/wp-content/uploads/2019/08/CRAFT-LA-Edu-Coupon.png</text:p>
          </table:table-cell>
          <table:table-cell/>
          <table:table-cell office:value-type="string">
            <text:p>https://t.cfjump.com/49166/t/62997</text:p>
          </table:table-cell>
          <table:table-cell office:value-type="string">
            <text:p>publish</text:p>
          </table:table-cell>
          <table:table-cell office:value-type="string">
            <text:p>craftla-coupon-codes</text:p>
          </table:table-cell>
          <table:table-cell table:number-columns-repeated="1016"/>
        </table:table-row>
        <table:table-row table:style-name="ro1">
          <table:table-cell office:value-type="float" office:value="3867">
            <text:p>3867</text:p>
          </table:table-cell>
          <table:table-cell office:value-type="string">
            <text:p>CRAFT LA Edu</text:p>
          </table:table-cell>
          <table:table-cell office:value-type="string">
            <text:p>CRAFT LA Edu Coupon codes &amp; CRAFT LA Edu Promo Codes</text:p>
          </table:table-cell>
          <table:table-cell office:value-type="string">
            <text:p>https://localhost/cupons/wp-content/uploads/2019/08/LA-CRAFT-Coupon.jpg</text:p>
          </table:table-cell>
          <table:table-cell/>
          <table:table-cell office:value-type="string">
            <text:p>https://t.cfjump.com/49166/t/63010</text:p>
          </table:table-cell>
          <table:table-cell office:value-type="string">
            <text:p>publish</text:p>
          </table:table-cell>
          <table:table-cell office:value-type="string">
            <text:p>craftlaedu-coupon-codes</text:p>
          </table:table-cell>
          <table:table-cell table:number-columns-repeated="1016"/>
        </table:table-row>
        <table:table-row table:style-name="ro1">
          <table:table-cell office:value-type="float" office:value="3913">
            <text:p>3913</text:p>
          </table:table-cell>
          <table:table-cell office:value-type="string">
            <text:p>CSIRO Total Wellbeing Diet</text:p>
          </table:table-cell>
          <table:table-cell office:value-type="string">
            <text:p>CSIRO Total Wellbeing Diet Coupon codes &amp; CSIRO Total Wellbeing Diet Promo codes</text:p>
          </table:table-cell>
          <table:table-cell office:value-type="string">
            <text:p>https://localhost/cupons/wp-content/uploads/2019/08/CSIRO-Total-Wellbeing-Diet-Coupon.png</text:p>
          </table:table-cell>
          <table:table-cell/>
          <table:table-cell office:value-type="string">
            <text:p>https://t.cfjump.com/49166/t/39270</text:p>
          </table:table-cell>
          <table:table-cell office:value-type="string">
            <text:p>publish</text:p>
          </table:table-cell>
          <table:table-cell office:value-type="string">
            <text:p>csirototalwellbeingdiet-coupon-codes</text:p>
          </table:table-cell>
          <table:table-cell table:number-columns-repeated="1016"/>
        </table:table-row>
        <table:table-row table:style-name="ro1">
          <table:table-cell office:value-type="float" office:value="3915">
            <text:p>3915</text:p>
          </table:table-cell>
          <table:table-cell office:value-type="string">
            <text:p>Decathlon Australia</text:p>
          </table:table-cell>
          <table:table-cell office:value-type="string">
            <text:p>Decathlon Australia Coupon codes &amp; Decathlon Australia Promo codes</text:p>
          </table:table-cell>
          <table:table-cell office:value-type="string">
            <text:p>https://localhost/cupons/wp-content/uploads/2019/08/Decathlon-Australia-Coupon.jpg</text:p>
          </table:table-cell>
          <table:table-cell/>
          <table:table-cell office:value-type="string">
            <text:p>https://t.cfjump.com/49166/t/59240</text:p>
          </table:table-cell>
          <table:table-cell office:value-type="string">
            <text:p>publish</text:p>
          </table:table-cell>
          <table:table-cell office:value-type="string">
            <text:p>decathlonaustralia-coupon-codes</text:p>
          </table:table-cell>
          <table:table-cell table:number-columns-repeated="1016"/>
        </table:table-row>
        <table:table-row table:style-name="ro1">
          <table:table-cell office:value-type="float" office:value="3916">
            <text:p>3916</text:p>
          </table:table-cell>
          <table:table-cell office:value-type="string">
            <text:p>Deck Chair Cruising</text:p>
          </table:table-cell>
          <table:table-cell office:value-type="string">
            <text:p>Deck Chair Cruising Coupon codes &amp; Deck Chair Cruising Promo codes</text:p>
          </table:table-cell>
          <table:table-cell office:value-type="string">
            <text:p>https://localhost/cupons/wp-content/uploads/2019/08/Deck-Chair-Cruising-Coupon.png</text:p>
          </table:table-cell>
          <table:table-cell/>
          <table:table-cell office:value-type="string">
            <text:p>https://t.cfjump.com/49166/t/62244</text:p>
          </table:table-cell>
          <table:table-cell office:value-type="string">
            <text:p>publish</text:p>
          </table:table-cell>
          <table:table-cell office:value-type="string">
            <text:p>deckchaircruising-coupon-codes</text:p>
          </table:table-cell>
          <table:table-cell table:number-columns-repeated="1016"/>
        </table:table-row>
        <table:table-row table:style-name="ro1">
          <table:table-cell office:value-type="float" office:value="3917">
            <text:p>3917</text:p>
          </table:table-cell>
          <table:table-cell office:value-type="string">
            <text:p>Dessert Boxes</text:p>
          </table:table-cell>
          <table:table-cell office:value-type="string">
            <text:p>Dessert Boxes Coupon codes &amp; Dessert Boxes Promo codes</text:p>
          </table:table-cell>
          <table:table-cell office:value-type="string">
            <text:p>https://localhost/cupons/wp-content/uploads/2019/08/Dessert-Boxes-Coupon.jpg</text:p>
          </table:table-cell>
          <table:table-cell/>
          <table:table-cell office:value-type="string">
            <text:p>https://t.cfjump.com/49166/t/62813</text:p>
          </table:table-cell>
          <table:table-cell office:value-type="string">
            <text:p>publish</text:p>
          </table:table-cell>
          <table:table-cell office:value-type="string">
            <text:p>dessertboxes-coupon-codes</text:p>
          </table:table-cell>
          <table:table-cell table:number-columns-repeated="1016"/>
        </table:table-row>
        <table:table-row table:style-name="ro1">
          <table:table-cell office:value-type="float" office:value="3919">
            <text:p>3919</text:p>
          </table:table-cell>
          <table:table-cell office:value-type="string">
            <text:p>Device Deal</text:p>
          </table:table-cell>
          <table:table-cell office:value-type="string">
            <text:p>Device Deal Coupon codes &amp; Device Deal Promo codes</text:p>
          </table:table-cell>
          <table:table-cell office:value-type="string">
            <text:p>https://localhost/cupons/wp-content/uploads/2019/08/Device-Deal-Coupon.jpg</text:p>
          </table:table-cell>
          <table:table-cell/>
          <table:table-cell office:value-type="string">
            <text:p>https://t.cfjump.com/49166/t/61272</text:p>
          </table:table-cell>
          <table:table-cell office:value-type="string">
            <text:p>publish</text:p>
          </table:table-cell>
          <table:table-cell office:value-type="string">
            <text:p>devicedeal-coupon-codes</text:p>
          </table:table-cell>
          <table:table-cell table:number-columns-repeated="1016"/>
        </table:table-row>
        <table:table-row table:style-name="ro1">
          <table:table-cell office:value-type="float" office:value="3946">
            <text:p>3946</text:p>
          </table:table-cell>
          <table:table-cell office:value-type="string">
            <text:p>Direct Art Australia</text:p>
          </table:table-cell>
          <table:table-cell office:value-type="string">
            <text:p>Direct Art Australia Coupon codes &amp; Direct Art Australia Promo codes</text:p>
          </table:table-cell>
          <table:table-cell office:value-type="string">
            <text:p>https://localhost/cupons/wp-content/uploads/2019/08/Direct-Art-Australia-Coupon.jpg</text:p>
          </table:table-cell>
          <table:table-cell/>
          <table:table-cell office:value-type="string">
            <text:p>https://t.cfjump.com/49166/t/52874</text:p>
          </table:table-cell>
          <table:table-cell office:value-type="string">
            <text:p>publish</text:p>
          </table:table-cell>
          <table:table-cell office:value-type="string">
            <text:p>directartaustralia-coupon-codes</text:p>
          </table:table-cell>
          <table:table-cell table:number-columns-repeated="1016"/>
        </table:table-row>
        <table:table-row table:style-name="ro1">
          <table:table-cell office:value-type="float" office:value="3948">
            <text:p>3948</text:p>
          </table:table-cell>
          <table:table-cell office:value-type="string">
            <text:p>DLTradingau</text:p>
          </table:table-cell>
          <table:table-cell office:value-type="string">
            <text:p>DLTradingau Coupon codes &amp; DLTradingau Promo codes</text:p>
          </table:table-cell>
          <table:table-cell office:value-type="string">
            <text:p>https://localhost/cupons/wp-content/uploads/2019/08/DLTradingau-Coupon.png</text:p>
          </table:table-cell>
          <table:table-cell/>
          <table:table-cell office:value-type="string">
            <text:p>https://t.cfjump.com/49166/t/47447</text:p>
          </table:table-cell>
          <table:table-cell office:value-type="string">
            <text:p>publish</text:p>
          </table:table-cell>
          <table:table-cell office:value-type="string">
            <text:p>dltradingau-coupon-codes</text:p>
          </table:table-cell>
          <table:table-cell table:number-columns-repeated="1016"/>
        </table:table-row>
        <table:table-row table:style-name="ro1">
          <table:table-cell office:value-type="float" office:value="3950">
            <text:p>3950</text:p>
          </table:table-cell>
          <table:table-cell office:value-type="string">
            <text:p>Dorothy Perkins</text:p>
          </table:table-cell>
          <table:table-cell office:value-type="string">
            <text:p>Dorothy Perkins Coupon codes &amp; Dorothy Perkins Promo codes</text:p>
          </table:table-cell>
          <table:table-cell office:value-type="string">
            <text:p>https://localhost/cupons/wp-content/uploads/2019/08/Dorothy-Perkins-Coupon.jpg</text:p>
          </table:table-cell>
          <table:table-cell/>
          <table:table-cell office:value-type="string">
            <text:p>https://t.cfjump.com/49166/t/45851</text:p>
          </table:table-cell>
          <table:table-cell office:value-type="string">
            <text:p>publish</text:p>
          </table:table-cell>
          <table:table-cell office:value-type="string">
            <text:p>dorothyperkins-coupon-codes</text:p>
          </table:table-cell>
          <table:table-cell table:number-columns-repeated="1016"/>
        </table:table-row>
        <table:table-row table:style-name="ro1">
          <table:table-cell office:value-type="float" office:value="3952">
            <text:p>3952</text:p>
          </table:table-cell>
          <table:table-cell office:value-type="string">
            <text:p>Edisons</text:p>
          </table:table-cell>
          <table:table-cell office:value-type="string">
            <text:p>Edisons Coupon codes &amp; Edisons Promo codes</text:p>
          </table:table-cell>
          <table:table-cell office:value-type="string">
            <text:p>https://localhost/cupons/wp-content/uploads/2019/08/Edisons-Coupon.png</text:p>
          </table:table-cell>
          <table:table-cell/>
          <table:table-cell office:value-type="string">
            <text:p>https://t.cfjump.com/49166/t/19456</text:p>
          </table:table-cell>
          <table:table-cell office:value-type="string">
            <text:p>publish</text:p>
          </table:table-cell>
          <table:table-cell office:value-type="string">
            <text:p>edisons-coupon-codes</text:p>
          </table:table-cell>
          <table:table-cell table:number-columns-repeated="1016"/>
        </table:table-row>
        <table:table-row table:style-name="ro1">
          <table:table-cell office:value-type="float" office:value="3954">
            <text:p>3954</text:p>
          </table:table-cell>
          <table:table-cell office:value-type="string">
            <text:p>eDreams</text:p>
          </table:table-cell>
          <table:table-cell office:value-type="string">
            <text:p>eDreams Coupon codes &amp; eDreams Promo codes</text:p>
          </table:table-cell>
          <table:table-cell office:value-type="string">
            <text:p>https://localhost/cupons/wp-content/uploads/2019/08/eDreams-Coupon.png</text:p>
          </table:table-cell>
          <table:table-cell/>
          <table:table-cell office:value-type="string">
            <text:p>https://t.cfjump.com/49166/t/45847</text:p>
          </table:table-cell>
          <table:table-cell office:value-type="string">
            <text:p>publish</text:p>
          </table:table-cell>
          <table:table-cell office:value-type="string">
            <text:p>edreams-coupon-codes</text:p>
          </table:table-cell>
          <table:table-cell table:number-columns-repeated="1016"/>
        </table:table-row>
        <table:table-row table:style-name="ro1">
          <table:table-cell office:value-type="float" office:value="3956">
            <text:p>3956</text:p>
          </table:table-cell>
          <table:table-cell office:value-type="string">
            <text:p>Epic Office Furniture</text:p>
          </table:table-cell>
          <table:table-cell office:value-type="string">
            <text:p>Epic Office Furniture Coupon codes &amp; Epic Office Furniture Promo codes</text:p>
          </table:table-cell>
          <table:table-cell office:value-type="string">
            <text:p>https://localhost/cupons/wp-content/uploads/2019/08/Epic-Office-Furniture-Coupon.jpg</text:p>
          </table:table-cell>
          <table:table-cell/>
          <table:table-cell office:value-type="string">
            <text:p>https://t.cfjump.com/49166/t/63953</text:p>
          </table:table-cell>
          <table:table-cell office:value-type="string">
            <text:p>publish</text:p>
          </table:table-cell>
          <table:table-cell office:value-type="string">
            <text:p>epicofficefurniture-coupon-codes</text:p>
          </table:table-cell>
          <table:table-cell table:number-columns-repeated="1016"/>
        </table:table-row>
        <table:table-row table:style-name="ro1">
          <table:table-cell office:value-type="float" office:value="3958">
            <text:p>3958</text:p>
          </table:table-cell>
          <table:table-cell office:value-type="string">
            <text:p>Facial Co.</text:p>
          </table:table-cell>
          <table:table-cell office:value-type="string">
            <text:p>Facial Co. Coupon codes &amp; Facial Co. Promo codes</text:p>
          </table:table-cell>
          <table:table-cell office:value-type="string">
            <text:p>https://localhost/cupons/wp-content/uploads/2019/08/Facial-Co.-Coupon.png</text:p>
          </table:table-cell>
          <table:table-cell/>
          <table:table-cell office:value-type="string">
            <text:p>https://t.cfjump.com/49166/t/532</text:p>
          </table:table-cell>
          <table:table-cell office:value-type="string">
            <text:p>publish</text:p>
          </table:table-cell>
          <table:table-cell office:value-type="string">
            <text:p>facialco-coupon-codes</text:p>
          </table:table-cell>
          <table:table-cell table:number-columns-repeated="1016"/>
        </table:table-row>
        <table:table-row table:style-name="ro1">
          <table:table-cell office:value-type="float" office:value="3961">
            <text:p>3961</text:p>
          </table:table-cell>
          <table:table-cell office:value-type="string">
            <text:p>Fae House</text:p>
          </table:table-cell>
          <table:table-cell office:value-type="string">
            <text:p>Fae House Coupon codes &amp; Fae House Promo codes</text:p>
          </table:table-cell>
          <table:table-cell office:value-type="string">
            <text:p>https://localhost/cupons/wp-content/uploads/2019/08/Fae-House-Coupon.jpg</text:p>
          </table:table-cell>
          <table:table-cell/>
          <table:table-cell office:value-type="string">
            <text:p>https://t.cfjump.com/49166/t/61471</text:p>
          </table:table-cell>
          <table:table-cell office:value-type="string">
            <text:p>publish</text:p>
          </table:table-cell>
          <table:table-cell office:value-type="string">
            <text:p>faehouse-coupon-codes</text:p>
          </table:table-cell>
          <table:table-cell table:number-columns-repeated="1016"/>
        </table:table-row>
        <table:table-row table:style-name="ro1">
          <table:table-cell office:value-type="float" office:value="4013">
            <text:p>4013</text:p>
          </table:table-cell>
          <table:table-cell office:value-type="string">
            <text:p>Shiels</text:p>
          </table:table-cell>
          <table:table-cell office:value-type="string">
            <text:p>Shiels Coupon Codes &amp; Shiels Promo Codes</text:p>
          </table:table-cell>
          <table:table-cell office:value-type="string">
            <text:p>https://localhost/cupons/wp-content/uploads/2019/08/Shiels-Coupon-Codes.jpg</text:p>
          </table:table-cell>
          <table:table-cell/>
          <table:table-cell office:value-type="string">
            <text:p>https://www.shiels.com.au/</text:p>
          </table:table-cell>
          <table:table-cell office:value-type="string">
            <text:p>publish</text:p>
          </table:table-cell>
          <table:table-cell office:value-type="string">
            <text:p>shiels-coupon-codes</text:p>
          </table:table-cell>
          <table:table-cell table:number-columns-repeated="1016"/>
        </table:table-row>
        <table:table-row table:style-name="ro1">
          <table:table-cell office:value-type="float" office:value="4014">
            <text:p>4014</text:p>
          </table:table-cell>
          <table:table-cell office:value-type="string">
            <text:p>Upto 10% off Sitewide</text:p>
          </table:table-cell>
          <table:table-cell table:number-columns-repeated="4"/>
          <table:table-cell office:value-type="string">
            <text:p>draft</text:p>
          </table:table-cell>
          <table:table-cell table:number-columns-repeated="1017"/>
        </table:table-row>
        <table:table-row table:style-name="ro1">
          <table:table-cell office:value-type="float" office:value="4015">
            <text:p>4015</text:p>
          </table:table-cell>
          <table:table-cell office:value-type="string">
            <text:p>Clarks Australia</text:p>
          </table:table-cell>
          <table:table-cell office:value-type="string">
            <text:p>Clarks Australia Coupon Codes &amp; Clarks Australia Promo Codes</text:p>
          </table:table-cell>
          <table:table-cell office:value-type="string">
            <text:p>https://localhost/cupons/wp-content/uploads/2019/08/Clarks-Coupon-Codes.jpg|https://localhost/cupons/wp-content/uploads/2019/08/Shiels-Coupon-Codes.jpg</text:p>
          </table:table-cell>
          <table:table-cell/>
          <table:table-cell office:value-type="string">
            <text:p>https://clarks.com.au</text:p>
          </table:table-cell>
          <table:table-cell office:value-type="string">
            <text:p>publish</text:p>
          </table:table-cell>
          <table:table-cell office:value-type="string">
            <text:p>clarks-australia-coupon-codes</text:p>
          </table:table-cell>
          <table:table-cell table:number-columns-repeated="1016"/>
        </table:table-row>
        <table:table-row table:style-name="ro1">
          <table:table-cell office:value-type="float" office:value="4057">
            <text:p>4057</text:p>
          </table:table-cell>
          <table:table-cell office:value-type="string">
            <text:p>Fairyseason</text:p>
          </table:table-cell>
          <table:table-cell office:value-type="string">
            <text:p>Fairyseason Coupon codes &amp; Fairyseason Promo codes</text:p>
          </table:table-cell>
          <table:table-cell office:value-type="string">
            <text:p>https://localhost/cupons/wp-content/uploads/2019/08/Fairyseason-Coupon.jpg</text:p>
          </table:table-cell>
          <table:table-cell/>
          <table:table-cell office:value-type="string">
            <text:p>https://t.cfjump.com/49166/t/31113</text:p>
          </table:table-cell>
          <table:table-cell office:value-type="string">
            <text:p>publish</text:p>
          </table:table-cell>
          <table:table-cell office:value-type="string">
            <text:p>fairyseason-coupon-codes</text:p>
          </table:table-cell>
          <table:table-cell table:number-columns-repeated="1016"/>
        </table:table-row>
        <table:table-row table:style-name="ro1">
          <table:table-cell office:value-type="float" office:value="4060">
            <text:p>4060</text:p>
          </table:table-cell>
          <table:table-cell office:value-type="string">
            <text:p>Fantastic Services Group</text:p>
          </table:table-cell>
          <table:table-cell office:value-type="string">
            <text:p>Fantastic Services Group Coupon codes &amp; Fantastic Services Group Promo codes</text:p>
          </table:table-cell>
          <table:table-cell office:value-type="string">
            <text:p>https://localhost/cupons/wp-content/uploads/2019/08/Fantastic-Services-Group-Coupon.jpg</text:p>
          </table:table-cell>
          <table:table-cell/>
          <table:table-cell office:value-type="string">
            <text:p>https://t.cfjump.com/49166/t/50019</text:p>
          </table:table-cell>
          <table:table-cell office:value-type="string">
            <text:p>publish</text:p>
          </table:table-cell>
          <table:table-cell office:value-type="string">
            <text:p>fantasticservicesgroup-coupon-codes</text:p>
          </table:table-cell>
          <table:table-cell table:number-columns-repeated="1016"/>
        </table:table-row>
        <table:table-row table:style-name="ro1">
          <table:table-cell office:value-type="float" office:value="4062">
            <text:p>4062</text:p>
          </table:table-cell>
          <table:table-cell office:value-type="string">
            <text:p>Far Kew Emporium</text:p>
          </table:table-cell>
          <table:table-cell office:value-type="string">
            <text:p>Far Kew Emporium Coupon codes Far Kew Emporium &amp; Promo codes</text:p>
          </table:table-cell>
          <table:table-cell office:value-type="string">
            <text:p>https://localhost/cupons/wp-content/uploads/2019/08/Far-Kew-Emporium-Coupon.jpg</text:p>
          </table:table-cell>
          <table:table-cell/>
          <table:table-cell office:value-type="string">
            <text:p>https://t.cfjump.com/49166/t/63531</text:p>
          </table:table-cell>
          <table:table-cell office:value-type="string">
            <text:p>publish</text:p>
          </table:table-cell>
          <table:table-cell office:value-type="string">
            <text:p>farkewemporium-coupon-codes</text:p>
          </table:table-cell>
          <table:table-cell table:number-columns-repeated="1016"/>
        </table:table-row>
        <table:table-row table:style-name="ro1">
          <table:table-cell office:value-type="float" office:value="4064">
            <text:p>4064</text:p>
          </table:table-cell>
          <table:table-cell office:value-type="string">
            <text:p>Femplay</text:p>
          </table:table-cell>
          <table:table-cell office:value-type="string">
            <text:p>Femplay Coupon codes &amp; Femplay Promo codes</text:p>
          </table:table-cell>
          <table:table-cell office:value-type="string">
            <text:p>https://localhost/cupons/wp-content/uploads/2019/08/Femplay-Coupon.jpg</text:p>
          </table:table-cell>
          <table:table-cell/>
          <table:table-cell office:value-type="string">
            <text:p>https://t.cfjump.com/49166/t/34852</text:p>
          </table:table-cell>
          <table:table-cell office:value-type="string">
            <text:p>publish</text:p>
          </table:table-cell>
          <table:table-cell office:value-type="string">
            <text:p>femplay-coupon-codes</text:p>
          </table:table-cell>
          <table:table-cell table:number-columns-repeated="1016"/>
        </table:table-row>
        <table:table-row table:style-name="ro1">
          <table:table-cell office:value-type="float" office:value="4066">
            <text:p>4066</text:p>
          </table:table-cell>
          <table:table-cell office:value-type="string">
            <text:p>FORCAST</text:p>
          </table:table-cell>
          <table:table-cell office:value-type="string">
            <text:p>FORCAST Coupon codes &amp; FORCAST Promo codes</text:p>
          </table:table-cell>
          <table:table-cell office:value-type="string">
            <text:p>https://localhost/cupons/wp-content/uploads/2019/08/FORCAST-Coupon.jpg</text:p>
          </table:table-cell>
          <table:table-cell/>
          <table:table-cell office:value-type="string">
            <text:p>https://t.cfjump.com/49166/t/26452</text:p>
          </table:table-cell>
          <table:table-cell office:value-type="string">
            <text:p>publish</text:p>
          </table:table-cell>
          <table:table-cell office:value-type="string">
            <text:p>forcast-coupon-codes</text:p>
          </table:table-cell>
          <table:table-cell table:number-columns-repeated="1016"/>
        </table:table-row>
        <table:table-row table:style-name="ro1">
          <table:table-cell office:value-type="float" office:value="4068">
            <text:p>4068</text:p>
          </table:table-cell>
          <table:table-cell office:value-type="string">
            <text:p>Freez</text:p>
          </table:table-cell>
          <table:table-cell office:value-type="string">
            <text:p>Freez Coupon codes &amp; Freez Promo codes</text:p>
          </table:table-cell>
          <table:table-cell office:value-type="string">
            <text:p>https://localhost/cupons/wp-content/uploads/2019/08/Freez-Coupon.png</text:p>
          </table:table-cell>
          <table:table-cell/>
          <table:table-cell office:value-type="string">
            <text:p>https://t.cfjump.com/49166/t/6535</text:p>
          </table:table-cell>
          <table:table-cell office:value-type="string">
            <text:p>publish</text:p>
          </table:table-cell>
          <table:table-cell office:value-type="string">
            <text:p>freez-coupon-codes</text:p>
          </table:table-cell>
          <table:table-cell table:number-columns-repeated="1016"/>
        </table:table-row>
        <table:table-row table:style-name="ro1">
          <table:table-cell office:value-type="float" office:value="4092">
            <text:p>4092</text:p>
          </table:table-cell>
          <table:table-cell office:value-type="string">
            <text:p>Get Wines Direct</text:p>
          </table:table-cell>
          <table:table-cell office:value-type="string">
            <text:p>Get Wines Direct Coupon codes &amp; Get Wines Direct Promo codes</text:p>
          </table:table-cell>
          <table:table-cell office:value-type="string">
            <text:p>https://localhost/cupons/wp-content/uploads/2019/08/Get-Wines-Direct-Coupon.png</text:p>
          </table:table-cell>
          <table:table-cell/>
          <table:table-cell office:value-type="string">
            <text:p>https://t.cfjump.com/49166/t/9371</text:p>
          </table:table-cell>
          <table:table-cell office:value-type="string">
            <text:p>publish</text:p>
          </table:table-cell>
          <table:table-cell office:value-type="string">
            <text:p>getwinesdirect-coupon-codes</text:p>
          </table:table-cell>
          <table:table-cell table:number-columns-repeated="1016"/>
        </table:table-row>
        <table:table-row table:style-name="ro1">
          <table:table-cell office:value-type="float" office:value="4094">
            <text:p>4094</text:p>
          </table:table-cell>
          <table:table-cell office:value-type="string">
            <text:p>Gift Card Store</text:p>
          </table:table-cell>
          <table:table-cell office:value-type="string">
            <text:p>Gift Card Store Coupon codes &amp; Gift Card Store Promo codes</text:p>
          </table:table-cell>
          <table:table-cell office:value-type="string">
            <text:p>https://localhost/cupons/wp-content/uploads/2019/08/Gift-Card-Store-Coupon.jpg</text:p>
          </table:table-cell>
          <table:table-cell/>
          <table:table-cell office:value-type="string">
            <text:p>https://t.cfjump.com/49166/t/62126</text:p>
          </table:table-cell>
          <table:table-cell office:value-type="string">
            <text:p>publish</text:p>
          </table:table-cell>
          <table:table-cell office:value-type="string">
            <text:p>giftcardstore-coupon-codes</text:p>
          </table:table-cell>
          <table:table-cell table:number-columns-repeated="1016"/>
        </table:table-row>
        <table:table-row table:style-name="ro1">
          <table:table-cell office:value-type="float" office:value="4096">
            <text:p>4096</text:p>
          </table:table-cell>
          <table:table-cell office:value-type="string">
            <text:p>Glamoureyes</text:p>
          </table:table-cell>
          <table:table-cell office:value-type="string">
            <text:p>Glamoureyes Coupon codes &amp; Glamoureyes Promo codes</text:p>
          </table:table-cell>
          <table:table-cell office:value-type="string">
            <text:p>https://localhost/cupons/wp-content/uploads/2019/08/Glamoureyes-Coupon.jpg</text:p>
          </table:table-cell>
          <table:table-cell/>
          <table:table-cell office:value-type="string">
            <text:p>https://t.cfjump.com/49166/t/63958</text:p>
          </table:table-cell>
          <table:table-cell office:value-type="string">
            <text:p>publish</text:p>
          </table:table-cell>
          <table:table-cell office:value-type="string">
            <text:p>glamoureyes-coupon-codes</text:p>
          </table:table-cell>
          <table:table-cell table:number-columns-repeated="1016"/>
        </table:table-row>
        <table:table-row table:style-name="ro1">
          <table:table-cell office:value-type="float" office:value="4098">
            <text:p>4098</text:p>
          </table:table-cell>
          <table:table-cell office:value-type="string">
            <text:p>GlobeTV</text:p>
          </table:table-cell>
          <table:table-cell office:value-type="string">
            <text:p>GlobeTV Coupon codes &amp; GlobeTV Promo codes</text:p>
          </table:table-cell>
          <table:table-cell office:value-type="string">
            <text:p>https://localhost/cupons/wp-content/uploads/2019/08/GlobeTV-Coupon.jpg</text:p>
          </table:table-cell>
          <table:table-cell/>
          <table:table-cell office:value-type="string">
            <text:p>https://t.cfjump.com/49166/t/61035</text:p>
          </table:table-cell>
          <table:table-cell office:value-type="string">
            <text:p>publish</text:p>
          </table:table-cell>
          <table:table-cell office:value-type="string">
            <text:p>globetv-coupon-codes</text:p>
          </table:table-cell>
          <table:table-cell table:number-columns-repeated="1016"/>
        </table:table-row>
        <table:table-row table:style-name="ro1">
          <table:table-cell office:value-type="float" office:value="4100">
            <text:p>4100</text:p>
          </table:table-cell>
          <table:table-cell office:value-type="string">
            <text:p>Goo &amp; Co</text:p>
          </table:table-cell>
          <table:table-cell office:value-type="string">
            <text:p>Goo &amp; Co Coupon codes &amp; Goo &amp; Co Promo codes</text:p>
          </table:table-cell>
          <table:table-cell office:value-type="string">
            <text:p>https://localhost/cupons/wp-content/uploads/2019/08/Goo-Co-Coupon.jpg</text:p>
          </table:table-cell>
          <table:table-cell/>
          <table:table-cell office:value-type="string">
            <text:p>https://t.cfjump.com/49166/t/64354</text:p>
          </table:table-cell>
          <table:table-cell office:value-type="string">
            <text:p>publish</text:p>
          </table:table-cell>
          <table:table-cell office:value-type="string">
            <text:p>gooco-coupon-codes</text:p>
          </table:table-cell>
          <table:table-cell table:number-columns-repeated="1016"/>
        </table:table-row>
        <table:table-row table:style-name="ro1">
          <table:table-cell office:value-type="float" office:value="4102">
            <text:p>4102</text:p>
          </table:table-cell>
          <table:table-cell office:value-type="string">
            <text:p>Gourmet Basket</text:p>
          </table:table-cell>
          <table:table-cell office:value-type="string">
            <text:p>Gourmet Basket Coupon codes &amp; Gourmet Basket Promo codes</text:p>
          </table:table-cell>
          <table:table-cell office:value-type="string">
            <text:p>https://localhost/cupons/wp-content/uploads/2019/08/Gourmet-Basket-Coupon.png</text:p>
          </table:table-cell>
          <table:table-cell/>
          <table:table-cell office:value-type="string">
            <text:p>https://t.cfjump.com/49166/t/62125</text:p>
          </table:table-cell>
          <table:table-cell office:value-type="string">
            <text:p>publish</text:p>
          </table:table-cell>
          <table:table-cell office:value-type="string">
            <text:p>gourmetbasket-coupon-codes</text:p>
          </table:table-cell>
          <table:table-cell table:number-columns-repeated="1016"/>
        </table:table-row>
        <table:table-row table:style-name="ro1">
          <table:table-cell office:value-type="float" office:value="4104">
            <text:p>4104</text:p>
          </table:table-cell>
          <table:table-cell office:value-type="string">
            <text:p>Haka Tours New Zealand</text:p>
          </table:table-cell>
          <table:table-cell office:value-type="string">
            <text:p>Haka Tours New Zealand Coupon codes &amp; Haka Tours New Zealand Promo codes</text:p>
          </table:table-cell>
          <table:table-cell office:value-type="string">
            <text:p>https://localhost/cupons/wp-content/uploads/2019/08/Haka-Tours-New-Zealand-Coupon.png</text:p>
          </table:table-cell>
          <table:table-cell/>
          <table:table-cell office:value-type="string">
            <text:p>https://t.cfjump.com/49166/t/64299</text:p>
          </table:table-cell>
          <table:table-cell office:value-type="string">
            <text:p>publish</text:p>
          </table:table-cell>
          <table:table-cell office:value-type="string">
            <text:p>hakatoursnewzealand-coupon-codes</text:p>
          </table:table-cell>
          <table:table-cell table:number-columns-repeated="1016"/>
        </table:table-row>
        <table:table-row table:style-name="ro1">
          <table:table-cell office:value-type="float" office:value="4106">
            <text:p>4106</text:p>
          </table:table-cell>
          <table:table-cell office:value-type="string">
            <text:p>HappySleep</text:p>
          </table:table-cell>
          <table:table-cell office:value-type="string">
            <text:p>HappySleep Coupon codes &amp; HappySleep Promo codes</text:p>
          </table:table-cell>
          <table:table-cell office:value-type="string">
            <text:p>https://localhost/cupons/wp-content/uploads/2019/08/HappySleep-Coupon.jpg</text:p>
          </table:table-cell>
          <table:table-cell/>
          <table:table-cell office:value-type="string">
            <text:p>https://t.cfjump.com/49166/t/60378</text:p>
          </table:table-cell>
          <table:table-cell office:value-type="string">
            <text:p>publish</text:p>
          </table:table-cell>
          <table:table-cell office:value-type="string">
            <text:p>happysleep-coupon-codes</text:p>
          </table:table-cell>
          <table:table-cell table:number-columns-repeated="1016"/>
        </table:table-row>
        <table:table-row table:style-name="ro1">
          <table:table-cell office:value-type="float" office:value="4116">
            <text:p>4116</text:p>
          </table:table-cell>
          <table:table-cell office:value-type="string">
            <text:p>HelloDrinks</text:p>
          </table:table-cell>
          <table:table-cell office:value-type="string">
            <text:p>HelloDrinks Coupon codes &amp; HelloDrinks Promo codes</text:p>
          </table:table-cell>
          <table:table-cell office:value-type="string">
            <text:p>https://localhost/cupons/wp-content/uploads/2019/08/HelloDrinks-Coupon.jpg</text:p>
          </table:table-cell>
          <table:table-cell/>
          <table:table-cell office:value-type="string">
            <text:p>https://t.cfjump.com/49166/t/64203</text:p>
          </table:table-cell>
          <table:table-cell office:value-type="string">
            <text:p>publish</text:p>
          </table:table-cell>
          <table:table-cell office:value-type="string">
            <text:p>hellodrinks-coupon-codes</text:p>
          </table:table-cell>
          <table:table-cell table:number-columns-repeated="1016"/>
        </table:table-row>
        <table:table-row table:style-name="ro1">
          <table:table-cell office:value-type="float" office:value="4118">
            <text:p>4118</text:p>
          </table:table-cell>
          <table:table-cell office:value-type="string">
            <text:p>HeyHey</text:p>
          </table:table-cell>
          <table:table-cell office:value-type="string">
            <text:p>HeyHey Coupon codes &amp; HeyHey Promo codes</text:p>
          </table:table-cell>
          <table:table-cell office:value-type="string">
            <text:p>https://localhost/cupons/wp-content/uploads/2019/08/HeyHey-Coupon.png</text:p>
          </table:table-cell>
          <table:table-cell/>
          <table:table-cell office:value-type="string">
            <text:p>https://t.cfjump.com/49166/t/48158</text:p>
          </table:table-cell>
          <table:table-cell office:value-type="string">
            <text:p>publish</text:p>
          </table:table-cell>
          <table:table-cell office:value-type="string">
            <text:p>heyhey-coupon-codes</text:p>
          </table:table-cell>
          <table:table-cell table:number-columns-repeated="1016"/>
        </table:table-row>
        <table:table-row table:style-name="ro1">
          <table:table-cell office:value-type="float" office:value="4122">
            <text:p>4122</text:p>
          </table:table-cell>
          <table:table-cell office:value-type="string">
            <text:p>Hire For Baby</text:p>
          </table:table-cell>
          <table:table-cell office:value-type="string">
            <text:p>Hire For Baby Coupon codes &amp; Hire For Baby Promo codes</text:p>
          </table:table-cell>
          <table:table-cell office:value-type="string">
            <text:p>https://localhost/cupons/wp-content/uploads/2019/08/Hire-For-Baby-Coupon.png</text:p>
          </table:table-cell>
          <table:table-cell/>
          <table:table-cell office:value-type="string">
            <text:p>https://t.cfjump.com/49166/t/52680</text:p>
          </table:table-cell>
          <table:table-cell office:value-type="string">
            <text:p>publish</text:p>
          </table:table-cell>
          <table:table-cell office:value-type="string">
            <text:p>hireforbaby-coupon-codes</text:p>
          </table:table-cell>
          <table:table-cell table:number-columns-repeated="1016"/>
        </table:table-row>
        <table:table-row table:style-name="ro1">
          <table:table-cell office:value-type="float" office:value="4127">
            <text:p>4127</text:p>
          </table:table-cell>
          <table:table-cell office:value-type="string">
            <text:p>Hugo Sleep</text:p>
          </table:table-cell>
          <table:table-cell office:value-type="string">
            <text:p>Hugo Sleep Coupon codes &amp; Hugo Sleep Promo codes</text:p>
          </table:table-cell>
          <table:table-cell office:value-type="string">
            <text:p>https://localhost/cupons/wp-content/uploads/2019/08/Hugo-Sleep-Coupon.jpg</text:p>
          </table:table-cell>
          <table:table-cell/>
          <table:table-cell office:value-type="string">
            <text:p>https://t.cfjump.com/49166/t/53747</text:p>
          </table:table-cell>
          <table:table-cell office:value-type="string">
            <text:p>publish</text:p>
          </table:table-cell>
          <table:table-cell office:value-type="string">
            <text:p>hugosleep-coupon-codes</text:p>
          </table:table-cell>
          <table:table-cell table:number-columns-repeated="1016"/>
        </table:table-row>
        <table:table-row table:style-name="ro1">
          <table:table-cell office:value-type="float" office:value="4129">
            <text:p>4129</text:p>
          </table:table-cell>
          <table:table-cell office:value-type="string">
            <text:p>IVRose</text:p>
          </table:table-cell>
          <table:table-cell office:value-type="string">
            <text:p>IVRose Coupon codes &amp; IVRose Promo codes</text:p>
          </table:table-cell>
          <table:table-cell office:value-type="string">
            <text:p>https://localhost/cupons/wp-content/uploads/2019/08/IVRose-Coupon.jpg</text:p>
          </table:table-cell>
          <table:table-cell/>
          <table:table-cell office:value-type="string">
            <text:p>https://t.cfjump.com/49166/t/49285</text:p>
          </table:table-cell>
          <table:table-cell office:value-type="string">
            <text:p>publish</text:p>
          </table:table-cell>
          <table:table-cell office:value-type="string">
            <text:p>ivrose-coupon-codes</text:p>
          </table:table-cell>
          <table:table-cell table:number-columns-repeated="1016"/>
        </table:table-row>
        <table:table-row table:style-name="ro1">
          <table:table-cell office:value-type="float" office:value="4131">
            <text:p>4131</text:p>
          </table:table-cell>
          <table:table-cell office:value-type="string">
            <text:p>Jessica Buurman</text:p>
          </table:table-cell>
          <table:table-cell office:value-type="string">
            <text:p>Jessica Buurman Coupon codes &amp; Jessica Buurman Promo codes</text:p>
          </table:table-cell>
          <table:table-cell office:value-type="string">
            <text:p>https://localhost/cupons/wp-content/uploads/2019/08/Jessica-Buurman-Coupon.png</text:p>
          </table:table-cell>
          <table:table-cell/>
          <table:table-cell office:value-type="string">
            <text:p>https://t.cfjump.com/49166/t/10626</text:p>
          </table:table-cell>
          <table:table-cell office:value-type="string">
            <text:p>publish</text:p>
          </table:table-cell>
          <table:table-cell office:value-type="string">
            <text:p>jessicabuuranman-coupon-codes</text:p>
          </table:table-cell>
          <table:table-cell table:number-columns-repeated="1016"/>
        </table:table-row>
        <table:table-row table:style-name="ro1">
          <table:table-cell office:value-type="float" office:value="4133">
            <text:p>4133</text:p>
          </table:table-cell>
          <table:table-cell office:value-type="string">
            <text:p>Julius Marlow</text:p>
          </table:table-cell>
          <table:table-cell office:value-type="string">
            <text:p>Julius Marlow Coupon codes &amp; Julius Marlow Promo codes</text:p>
          </table:table-cell>
          <table:table-cell office:value-type="string">
            <text:p>https://localhost/cupons/wp-content/uploads/2019/08/Julius-Marlow-Coupon.png</text:p>
          </table:table-cell>
          <table:table-cell/>
          <table:table-cell office:value-type="string">
            <text:p>https://t.cfjump.com/49166/t/64349</text:p>
          </table:table-cell>
          <table:table-cell office:value-type="string">
            <text:p>publish</text:p>
          </table:table-cell>
          <table:table-cell office:value-type="string">
            <text:p>juliusmarlow-coupon-codes</text:p>
          </table:table-cell>
          <table:table-cell table:number-columns-repeated="1016"/>
        </table:table-row>
        <table:table-row table:style-name="ro1">
          <table:table-cell office:value-type="float" office:value="4163">
            <text:p>4163</text:p>
          </table:table-cell>
          <table:table-cell office:value-type="string">
            <text:p>OppoSuits</text:p>
          </table:table-cell>
          <table:table-cell office:value-type="string">
            <text:p>OppoSuits Coupon Codes &amp; OppoSuits Promo</text:p>
          </table:table-cell>
          <table:table-cell office:value-type="string">
            <text:p>https://localhost/cupons/wp-content/uploads/2019/08/OppoSuits-Coupon-Codes-min-1.png|https://localhost/cupons/wp-content/uploads/2019/08/OppoSuits-Coupon-Codes-min.png</text:p>
          </table:table-cell>
          <table:table-cell/>
          <table:table-cell office:value-type="string">
            <text:p>https://t.cfjump.com/49166/t/55778</text:p>
          </table:table-cell>
          <table:table-cell office:value-type="string">
            <text:p>publish</text:p>
          </table:table-cell>
          <table:table-cell office:value-type="string">
            <text:p>opposuits-coupon-codes-codes</text:p>
          </table:table-cell>
          <table:table-cell table:number-columns-repeated="1016"/>
        </table:table-row>
        <table:table-row table:style-name="ro1">
          <table:table-cell office:value-type="float" office:value="4164">
            <text:p>4164</text:p>
          </table:table-cell>
          <table:table-cell office:value-type="string">
            <text:p>Original UGG Boots</text:p>
          </table:table-cell>
          <table:table-cell office:value-type="string">
            <text:p>Original UGG Boots Coupon Codes &amp; Original UGG Boots Promo</text:p>
          </table:table-cell>
          <table:table-cell office:value-type="string">
            <text:p>https://localhost/cupons/wp-content/uploads/2019/08/Original-UGG-Boots-Coupon-Codes-min-1.jpg|https://localhost/cupons/wp-content/uploads/2019/08/Original-UGG-Boots-Coupon-Codes-min.jpg</text:p>
          </table:table-cell>
          <table:table-cell/>
          <table:table-cell office:value-type="string">
            <text:p>https://t.cfjump.com/49166/t/49934</text:p>
          </table:table-cell>
          <table:table-cell office:value-type="string">
            <text:p>publish</text:p>
          </table:table-cell>
          <table:table-cell office:value-type="string">
            <text:p>originaluggboots-coupon-codes</text:p>
          </table:table-cell>
          <table:table-cell table:number-columns-repeated="1016"/>
        </table:table-row>
        <table:table-row table:style-name="ro1">
          <table:table-cell office:value-type="float" office:value="4166">
            <text:p>4166</text:p>
          </table:table-cell>
          <table:table-cell office:value-type="string">
            <text:p>OzGameShop</text:p>
          </table:table-cell>
          <table:table-cell office:value-type="string">
            <text:p>OzGameShop Coupon Codes &amp; OzGameShop Promo</text:p>
          </table:table-cell>
          <table:table-cell office:value-type="string">
            <text:p>https://localhost/cupons/wp-content/uploads/2019/08/OzGameShop-Coupon-Codes-min-1.png|https://localhost/cupons/wp-content/uploads/2019/08/OzGameShop-Coupon-Codes-min.png</text:p>
          </table:table-cell>
          <table:table-cell/>
          <table:table-cell office:value-type="string">
            <text:p>https://t.cfjump.com/49166/t/11793</text:p>
          </table:table-cell>
          <table:table-cell office:value-type="string">
            <text:p>publish</text:p>
          </table:table-cell>
          <table:table-cell office:value-type="string">
            <text:p>ozgameshop-coupon-codes</text:p>
          </table:table-cell>
          <table:table-cell table:number-columns-repeated="1016"/>
        </table:table-row>
        <table:table-row table:style-name="ro1">
          <table:table-cell office:value-type="float" office:value="4194">
            <text:p>4194</text:p>
          </table:table-cell>
          <table:table-cell office:value-type="string">
            <text:p>Personal Digital Services</text:p>
          </table:table-cell>
          <table:table-cell office:value-type="string">
            <text:p>Personal Digital Services Coupon Codes &amp; Personal Digital Services Promo</text:p>
          </table:table-cell>
          <table:table-cell office:value-type="string">
            <text:p>https://localhost/cupons/wp-content/uploads/2019/08/Personal-Digital-Services-Coupon-Codes-min.png|https://localhost/cupons/wp-content/uploads/2019/08/Personal-Digital-Services-Coupon-Codes-min-1.png</text:p>
          </table:table-cell>
          <table:table-cell/>
          <table:table-cell office:value-type="string">
            <text:p>https://t.cfjump.com/49166/t/22702</text:p>
          </table:table-cell>
          <table:table-cell office:value-type="string">
            <text:p>publish</text:p>
          </table:table-cell>
          <table:table-cell office:value-type="string">
            <text:p>personaldigitalservices-codes-codes</text:p>
          </table:table-cell>
          <table:table-cell table:number-columns-repeated="1016"/>
        </table:table-row>
        <table:table-row table:style-name="ro1">
          <table:table-cell office:value-type="float" office:value="4195">
            <text:p>4195</text:p>
          </table:table-cell>
          <table:table-cell office:value-type="string">
            <text:p>Pampers Nappies</text:p>
          </table:table-cell>
          <table:table-cell office:value-type="string">
            <text:p>Pampers Nappies Coupon Codes &amp; Pampers Nappies Promo</text:p>
          </table:table-cell>
          <table:table-cell office:value-type="string">
            <text:p>https://localhost/cupons/wp-content/uploads/2019/08/Pampers-Nappies-Coupon-Codes-min.png</text:p>
          </table:table-cell>
          <table:table-cell/>
          <table:table-cell office:value-type="string">
            <text:p>https://t.cfjump.com/49166/t/13526</text:p>
          </table:table-cell>
          <table:table-cell office:value-type="string">
            <text:p>publish</text:p>
          </table:table-cell>
          <table:table-cell office:value-type="string">
            <text:p>pampersnappies-coupon-codes</text:p>
          </table:table-cell>
          <table:table-cell table:number-columns-repeated="1016"/>
        </table:table-row>
        <table:table-row table:style-name="ro1">
          <table:table-cell office:value-type="float" office:value="4203">
            <text:p>4203</text:p>
          </table:table-cell>
          <table:table-cell office:value-type="string">
            <text:p>Pharma Botanica</text:p>
          </table:table-cell>
          <table:table-cell office:value-type="string">
            <text:p>Pharma Botanica Coupon Codes &amp; Pharma Botanica Promo</text:p>
          </table:table-cell>
          <table:table-cell office:value-type="string">
            <text:p>https://localhost/cupons/wp-content/uploads/2019/08/Pharma-Botanica-Coupon-Codes-min.png</text:p>
          </table:table-cell>
          <table:table-cell/>
          <table:table-cell office:value-type="string">
            <text:p>https://t.cfjump.com/49166/t/62923</text:p>
          </table:table-cell>
          <table:table-cell office:value-type="string">
            <text:p>publish</text:p>
          </table:table-cell>
          <table:table-cell office:value-type="string">
            <text:p>pharmabotanica-coupon-codes</text:p>
          </table:table-cell>
          <table:table-cell table:number-columns-repeated="1016"/>
        </table:table-row>
        <table:table-row table:style-name="ro1">
          <table:table-cell office:value-type="float" office:value="4204">
            <text:p>4204</text:p>
          </table:table-cell>
          <table:table-cell office:value-type="string">
            <text:p>Premium Powders</text:p>
          </table:table-cell>
          <table:table-cell office:value-type="string">
            <text:p>Premium Powders Coupon Codes &amp; Premium Powders Promo</text:p>
          </table:table-cell>
          <table:table-cell office:value-type="string">
            <text:p>https://localhost/cupons/wp-content/uploads/2019/08/Premium-Powders-Coupon-Codes-min.png</text:p>
          </table:table-cell>
          <table:table-cell/>
          <table:table-cell office:value-type="string">
            <text:p>https://t.cfjump.com/49166/t/52928</text:p>
          </table:table-cell>
          <table:table-cell office:value-type="string">
            <text:p>publish</text:p>
          </table:table-cell>
          <table:table-cell office:value-type="string">
            <text:p>premiumpowders-coupon-codes</text:p>
          </table:table-cell>
          <table:table-cell table:number-columns-repeated="1016"/>
        </table:table-row>
        <table:table-row table:style-name="ro1">
          <table:table-cell office:value-type="float" office:value="4208">
            <text:p>4208</text:p>
          </table:table-cell>
          <table:table-cell office:value-type="string">
            <text:p>PureSmile</text:p>
          </table:table-cell>
          <table:table-cell office:value-type="string">
            <text:p>PureSmile Coupon Codes &amp; PureSmile Promo</text:p>
          </table:table-cell>
          <table:table-cell office:value-type="string">
            <text:p>https://localhost/cupons/wp-content/uploads/2019/08/PureSmile-Coupon-Codes-min.jpg</text:p>
          </table:table-cell>
          <table:table-cell/>
          <table:table-cell office:value-type="string">
            <text:p>https://t.cfjump.com/49166/t/56775</text:p>
          </table:table-cell>
          <table:table-cell office:value-type="string">
            <text:p>publish</text:p>
          </table:table-cell>
          <table:table-cell office:value-type="string">
            <text:p>puresmile-coupon-codes</text:p>
          </table:table-cell>
          <table:table-cell table:number-columns-repeated="1016"/>
        </table:table-row>
        <table:table-row table:style-name="ro1">
          <table:table-cell office:value-type="float" office:value="4209">
            <text:p>4209</text:p>
          </table:table-cell>
          <table:table-cell office:value-type="string">
            <text:p>Regal Sleep Solutions</text:p>
          </table:table-cell>
          <table:table-cell office:value-type="string">
            <text:p>Regal Sleep Solutions Coupon Codes &amp; Regal Sleep Solutions Promo</text:p>
          </table:table-cell>
          <table:table-cell office:value-type="string">
            <text:p>https://localhost/cupons/wp-content/uploads/2019/08/Regal-Sleep-Solutions-Coupon-Codes-min.png</text:p>
          </table:table-cell>
          <table:table-cell/>
          <table:table-cell office:value-type="string">
            <text:p>https://t.cfjump.com/49166/t/62259</text:p>
          </table:table-cell>
          <table:table-cell office:value-type="string">
            <text:p>publish</text:p>
          </table:table-cell>
          <table:table-cell office:value-type="string">
            <text:p>regalsleepsolutions-coupon-codes</text:p>
          </table:table-cell>
          <table:table-cell table:number-columns-repeated="1016"/>
        </table:table-row>
        <table:table-row table:style-name="ro1">
          <table:table-cell office:value-type="float" office:value="4213">
            <text:p>4213</text:p>
          </table:table-cell>
          <table:table-cell office:value-type="string">
            <text:p>Renovator Store</text:p>
          </table:table-cell>
          <table:table-cell office:value-type="string">
            <text:p>Renovator Store Coupon Codes &amp; Renovator Promo</text:p>
          </table:table-cell>
          <table:table-cell office:value-type="string">
            <text:p>https://localhost/cupons/wp-content/uploads/2019/08/Renovator-Store-Coupon-Codes-min.png</text:p>
          </table:table-cell>
          <table:table-cell/>
          <table:table-cell office:value-type="string">
            <text:p>https://t.cfjump.com/49166/t/56058</text:p>
          </table:table-cell>
          <table:table-cell office:value-type="string">
            <text:p>publish</text:p>
          </table:table-cell>
          <table:table-cell office:value-type="string">
            <text:p>renovatorstore-coupon-codes</text:p>
          </table:table-cell>
          <table:table-cell table:number-columns-repeated="1016"/>
        </table:table-row>
        <table:table-row table:style-name="ro1">
          <table:table-cell office:value-type="float" office:value="4217">
            <text:p>4217</text:p>
          </table:table-cell>
          <table:table-cell office:value-type="string">
            <text:p>Roar Adventures</text:p>
          </table:table-cell>
          <table:table-cell office:value-type="string">
            <text:p>Roar Adventures Coupon Codes &amp; Roar Adventures Promo</text:p>
          </table:table-cell>
          <table:table-cell office:value-type="string">
            <text:p>https://localhost/cupons/wp-content/uploads/2019/08/Roar-Adventures-Coupon-Codes-min.png</text:p>
          </table:table-cell>
          <table:table-cell/>
          <table:table-cell office:value-type="string">
            <text:p>https://t.cfjump.com/49166/t/62362</text:p>
          </table:table-cell>
          <table:table-cell office:value-type="string">
            <text:p>publish</text:p>
          </table:table-cell>
          <table:table-cell office:value-type="string">
            <text:p>roaradventures-coupon-codes</text:p>
          </table:table-cell>
          <table:table-cell table:number-columns-repeated="1016"/>
        </table:table-row>
        <table:table-row table:style-name="ro1">
          <table:table-cell office:value-type="float" office:value="4220">
            <text:p>4220</text:p>
          </table:table-cell>
          <table:table-cell office:value-type="string">
            <text:p>Sculpt Australia</text:p>
          </table:table-cell>
          <table:table-cell office:value-type="string">
            <text:p>Sculpt Australia Coupon Codes &amp; Sculpt Australia Promo</text:p>
          </table:table-cell>
          <table:table-cell office:value-type="string">
            <text:p>https://localhost/cupons/wp-content/uploads/2019/08/Sculpt-Australia-Coupon-Codes-min-min.png</text:p>
          </table:table-cell>
          <table:table-cell/>
          <table:table-cell office:value-type="string">
            <text:p>https://t.cfjump.com/49166/t/63965 </text:p>
          </table:table-cell>
          <table:table-cell office:value-type="string">
            <text:p>publish</text:p>
          </table:table-cell>
          <table:table-cell office:value-type="string">
            <text:p>sculptaustralia-coupon-codes</text:p>
          </table:table-cell>
          <table:table-cell table:number-columns-repeated="1016"/>
        </table:table-row>
        <table:table-row table:style-name="ro1">
          <table:table-cell office:value-type="float" office:value="4224">
            <text:p>4224</text:p>
          </table:table-cell>
          <table:table-cell office:value-type="string">
            <text:p>Shopzero</text:p>
          </table:table-cell>
          <table:table-cell office:value-type="string">
            <text:p>Shopzero Coupon Codes &amp; Shopzero Coupon Codes Promo</text:p>
          </table:table-cell>
          <table:table-cell office:value-type="string">
            <text:p>https://localhost/cupons/wp-content/uploads/2019/08/Shopzero-Coupon-Codes-min.jpg</text:p>
          </table:table-cell>
          <table:table-cell/>
          <table:table-cell office:value-type="string">
            <text:p>https://t.cfjump.com/49166/t/35761</text:p>
          </table:table-cell>
          <table:table-cell office:value-type="string">
            <text:p>publish</text:p>
          </table:table-cell>
          <table:table-cell office:value-type="string">
            <text:p>shopzero-coupon-codes</text:p>
          </table:table-cell>
          <table:table-cell table:number-columns-repeated="1016"/>
        </table:table-row>
        <table:table-row table:style-name="ro1">
          <table:table-cell office:value-type="float" office:value="4225">
            <text:p>4225</text:p>
          </table:table-cell>
          <table:table-cell office:value-type="string">
            <text:p>Shouz</text:p>
          </table:table-cell>
          <table:table-cell office:value-type="string">
            <text:p>Shouz Coupon Codes &amp; Shouz Coupon Codes Promo</text:p>
          </table:table-cell>
          <table:table-cell office:value-type="string">
            <text:p>https://localhost/cupons/wp-content/uploads/2019/08/Shouz-Coupon-Codes-min.jpeg</text:p>
          </table:table-cell>
          <table:table-cell/>
          <table:table-cell office:value-type="string">
            <text:p>https://t.cfjump.com/49166/t/47097</text:p>
          </table:table-cell>
          <table:table-cell office:value-type="string">
            <text:p>publish</text:p>
          </table:table-cell>
          <table:table-cell office:value-type="string">
            <text:p>shouz-coupon-codes</text:p>
          </table:table-cell>
          <table:table-cell table:number-columns-repeated="1016"/>
        </table:table-row>
        <table:table-row table:style-name="ro1">
          <table:table-cell office:value-type="float" office:value="4228">
            <text:p>4228</text:p>
          </table:table-cell>
          <table:table-cell office:value-type="string">
            <text:p>Siren Shoes</text:p>
          </table:table-cell>
          <table:table-cell office:value-type="string">
            <text:p>Siren Shoes Coupon Codes &amp; Siren Shoes Promo</text:p>
          </table:table-cell>
          <table:table-cell office:value-type="string">
            <text:p>https://localhost/cupons/wp-content/uploads/2019/08/Siren-Shoes-Coupon-Codes-min.png</text:p>
          </table:table-cell>
          <table:table-cell/>
          <table:table-cell office:value-type="string">
            <text:p>https://t.cfjump.com/49166/t/42837</text:p>
          </table:table-cell>
          <table:table-cell office:value-type="string">
            <text:p>publish</text:p>
          </table:table-cell>
          <table:table-cell office:value-type="string">
            <text:p>sirenshoes-coupon-codes</text:p>
          </table:table-cell>
          <table:table-cell table:number-columns-repeated="1016"/>
        </table:table-row>
        <table:table-row table:style-name="ro1">
          <table:table-cell office:value-type="float" office:value="4229">
            <text:p>4229</text:p>
          </table:table-cell>
          <table:table-cell office:value-type="string">
            <text:p>Skin and Threads</text:p>
          </table:table-cell>
          <table:table-cell office:value-type="string">
            <text:p>Skin and Threads Coupon Codes &amp; Skin and Threads Promo</text:p>
          </table:table-cell>
          <table:table-cell office:value-type="string">
            <text:p>https://localhost/cupons/wp-content/uploads/2019/08/Skin-and-Threads-Coupon-Codes-min.png</text:p>
          </table:table-cell>
          <table:table-cell/>
          <table:table-cell office:value-type="string">
            <text:p>https://t.cfjump.com/49166/t/63011</text:p>
          </table:table-cell>
          <table:table-cell office:value-type="string">
            <text:p>publish</text:p>
          </table:table-cell>
          <table:table-cell office:value-type="string">
            <text:p>skinandthreads-coupon-codes</text:p>
          </table:table-cell>
          <table:table-cell table:number-columns-repeated="1016"/>
        </table:table-row>
        <table:table-row table:style-name="ro1">
          <table:table-cell office:value-type="float" office:value="4233">
            <text:p>4233</text:p>
          </table:table-cell>
          <table:table-cell office:value-type="string">
            <text:p>Skin Matrix</text:p>
          </table:table-cell>
          <table:table-cell office:value-type="string">
            <text:p>Skin Matrix Coupon Codes &amp; Skin Matrix Promo</text:p>
          </table:table-cell>
          <table:table-cell office:value-type="string">
            <text:p>https://localhost/cupons/wp-content/uploads/2019/08/skin-matrics-min-1.jpg|https://localhost/cupons/wp-content/uploads/2019/08/skin-matrics-min.jpg</text:p>
          </table:table-cell>
          <table:table-cell/>
          <table:table-cell office:value-type="string">
            <text:p>https://t.cfjump.com/49166/t/54057</text:p>
          </table:table-cell>
          <table:table-cell office:value-type="string">
            <text:p>publish</text:p>
          </table:table-cell>
          <table:table-cell office:value-type="string">
            <text:p>skinmatrix-coupon-codes</text:p>
          </table:table-cell>
          <table:table-cell table:number-columns-repeated="1016"/>
        </table:table-row>
        <table:table-row table:style-name="ro1">
          <table:table-cell office:value-type="float" office:value="4235">
            <text:p>4235</text:p>
          </table:table-cell>
          <table:table-cell office:value-type="string">
            <text:p>belk</text:p>
          </table:table-cell>
          <table:table-cell office:value-type="string">
            <text:p>Belk Coupon Codes &amp; Belk Promo Codes</text:p>
          </table:table-cell>
          <table:table-cell office:value-type="string">
            <text:p>https://localhost/cupons/wp-content/uploads/2019/08/Belk-Coupon-Codes-min.png</text:p>
          </table:table-cell>
          <table:table-cell/>
          <table:table-cell office:value-type="string">
            <text:p>https://www.belk.com/</text:p>
          </table:table-cell>
          <table:table-cell office:value-type="string">
            <text:p>publish</text:p>
          </table:table-cell>
          <table:table-cell office:value-type="string">
            <text:p>belk-coupon-codes</text:p>
          </table:table-cell>
          <table:table-cell table:number-columns-repeated="1016"/>
        </table:table-row>
        <table:table-row table:style-name="ro1">
          <table:table-cell office:value-type="float" office:value="4239">
            <text:p>4239</text:p>
          </table:table-cell>
          <table:table-cell office:value-type="string">
            <text:p>Awishdeal</text:p>
          </table:table-cell>
          <table:table-cell office:value-type="string">
            <text:p>Awishdeal Coupon Codes &amp; Awishdeal Promo</text:p>
          </table:table-cell>
          <table:table-cell office:value-type="string">
            <text:p>https://localhost/cupons/wp-content/uploads/2019/08/Awishdeal-Coupon-Codes-min.png</text:p>
          </table:table-cell>
          <table:table-cell/>
          <table:table-cell office:value-type="string">
            <text:p>https://www.awishdeal.cn</text:p>
          </table:table-cell>
          <table:table-cell office:value-type="string">
            <text:p>publish</text:p>
          </table:table-cell>
          <table:table-cell office:value-type="string">
            <text:p>awishdeal-coupon-codes</text:p>
          </table:table-cell>
          <table:table-cell table:number-columns-repeated="1016"/>
        </table:table-row>
        <table:table-row table:style-name="ro1">
          <table:table-cell office:value-type="float" office:value="4272">
            <text:p>4272</text:p>
          </table:table-cell>
          <table:table-cell office:value-type="string">
            <text:p>Proviz Sports</text:p>
          </table:table-cell>
          <table:table-cell office:value-type="string">
            <text:p>Proviz Sports Coupon Codes &amp; Proviz Sports Promo</text:p>
          </table:table-cell>
          <table:table-cell office:value-type="string">
            <text:p>https://localhost/cupons/wp-content/uploads/2019/08/Proviz-Sports-Coupon-Codes-min.png</text:p>
          </table:table-cell>
          <table:table-cell/>
          <table:table-cell office:value-type="string">
            <text:p>https://t.cfjump.com/49166/t/47746</text:p>
          </table:table-cell>
          <table:table-cell office:value-type="string">
            <text:p>publish</text:p>
          </table:table-cell>
          <table:table-cell office:value-type="string">
            <text:p>provizsports-coupon-codes</text:p>
          </table:table-cell>
          <table:table-cell table:number-columns-repeated="1016"/>
        </table:table-row>
        <table:table-row table:style-name="ro1">
          <table:table-cell office:value-type="float" office:value="4328">
            <text:p>4328</text:p>
          </table:table-cell>
          <table:table-cell office:value-type="string">
            <text:p>Plesk</text:p>
          </table:table-cell>
          <table:table-cell office:value-type="string">
            <text:p>Plesk Coupon codes &amp; Plesk Promo codes</text:p>
          </table:table-cell>
          <table:table-cell office:value-type="string">
            <text:p>https://localhost/cupons/wp-content/uploads/2019/08/Plesk-Coupon-1.png|https://localhost/cupons/wp-content/uploads/2019/08/Plesk-Coupon.png</text:p>
          </table:table-cell>
          <table:table-cell office:value-type="float" office:value="1">
            <text:p>1</text:p>
          </table:table-cell>
          <table:table-cell office:value-type="string">
            <text:p>https://tmoki.com/?a=463&amp;c=2986&amp;p=r&amp;s1=</text:p>
          </table:table-cell>
          <table:table-cell office:value-type="string">
            <text:p>publish</text:p>
          </table:table-cell>
          <table:table-cell office:value-type="string">
            <text:p>plesk-coupon-codes</text:p>
          </table:table-cell>
          <table:table-cell table:number-columns-repeated="1016"/>
        </table:table-row>
        <table:table-row table:style-name="ro1">
          <table:table-cell office:value-type="float" office:value="4331">
            <text:p>4331</text:p>
          </table:table-cell>
          <table:table-cell office:value-type="string">
            <text:p>1800AnyLens</text:p>
          </table:table-cell>
          <table:table-cell office:value-type="string">
            <text:p>1800AnyLens Coupon codes &amp; 1800AnyLens Promo codes</text:p>
          </table:table-cell>
          <table:table-cell office:value-type="string">
            <text:p>https://localhost/cupons/wp-content/uploads/2019/08/1800AnyLens-Coupon.jpg</text:p>
          </table:table-cell>
          <table:table-cell/>
          <table:table-cell office:value-type="string">
            <text:p>https://tmoki.com/?a=463&amp;c=2178&amp;p=r&amp;s1=</text:p>
          </table:table-cell>
          <table:table-cell office:value-type="string">
            <text:p>publish</text:p>
          </table:table-cell>
          <table:table-cell office:value-type="string">
            <text:p>1800anylens-coupon-codes</text:p>
          </table:table-cell>
          <table:table-cell table:number-columns-repeated="1016"/>
        </table:table-row>
        <table:table-row table:style-name="ro1">
          <table:table-cell office:value-type="float" office:value="4333">
            <text:p>4333</text:p>
          </table:table-cell>
          <table:table-cell office:value-type="string">
            <text:p>27dress</text:p>
          </table:table-cell>
          <table:table-cell office:value-type="string">
            <text:p>27dress Coupon codes &amp; 27dress Promo codes</text:p>
          </table:table-cell>
          <table:table-cell office:value-type="string">
            <text:p>https://localhost/cupons/wp-content/uploads/2019/08/27dress-Coupon.png</text:p>
          </table:table-cell>
          <table:table-cell/>
          <table:table-cell office:value-type="string">
            <text:p>https://tmoki.com/?a=463&amp;c=3092&amp;p=r&amp;s1=</text:p>
          </table:table-cell>
          <table:table-cell office:value-type="string">
            <text:p>publish</text:p>
          </table:table-cell>
          <table:table-cell office:value-type="string">
            <text:p>27dress-coupon-codes</text:p>
          </table:table-cell>
          <table:table-cell table:number-columns-repeated="1016"/>
        </table:table-row>
        <table:table-row table:style-name="ro1">
          <table:table-cell office:value-type="float" office:value="4335">
            <text:p>4335</text:p>
          </table:table-cell>
          <table:table-cell office:value-type="string">
            <text:p>Acebull</text:p>
          </table:table-cell>
          <table:table-cell office:value-type="string">
            <text:p>Acebull Coupon codes &amp; Acebull Promo codes</text:p>
          </table:table-cell>
          <table:table-cell office:value-type="string">
            <text:p>https://localhost/cupons/wp-content/uploads/2019/08/Acebull-Coupon.jpg</text:p>
          </table:table-cell>
          <table:table-cell/>
          <table:table-cell office:value-type="string">
            <text:p>https://tmoki.com/?a=463&amp;c=726&amp;p=r&amp;s1=</text:p>
          </table:table-cell>
          <table:table-cell office:value-type="string">
            <text:p>publish</text:p>
          </table:table-cell>
          <table:table-cell office:value-type="string">
            <text:p>acebull-coupon-codes</text:p>
          </table:table-cell>
          <table:table-cell table:number-columns-repeated="1016"/>
        </table:table-row>
        <table:table-row table:style-name="ro1">
          <table:table-cell office:value-type="float" office:value="4337">
            <text:p>4337</text:p>
          </table:table-cell>
          <table:table-cell office:value-type="string">
            <text:p>Alibaba</text:p>
          </table:table-cell>
          <table:table-cell office:value-type="string">
            <text:p>Alibaba Coupon codes &amp; Alibaba Promo codes</text:p>
          </table:table-cell>
          <table:table-cell office:value-type="string">
            <text:p>https://localhost/cupons/wp-content/uploads/2019/08/Alibaba-Coupon.png</text:p>
          </table:table-cell>
          <table:table-cell/>
          <table:table-cell office:value-type="string">
            <text:p>https://tmoki.com/?a=463&amp;c=2992&amp;p=r&amp;s1=</text:p>
          </table:table-cell>
          <table:table-cell office:value-type="string">
            <text:p>publish</text:p>
          </table:table-cell>
          <table:table-cell office:value-type="string">
            <text:p>alibaba-coupon-codes</text:p>
          </table:table-cell>
          <table:table-cell table:number-columns-repeated="1016"/>
        </table:table-row>
        <table:table-row table:style-name="ro1">
          <table:table-cell office:value-type="float" office:value="4339">
            <text:p>4339</text:p>
          </table:table-cell>
          <table:table-cell office:value-type="string">
            <text:p>Baby Online Dress</text:p>
          </table:table-cell>
          <table:table-cell office:value-type="string">
            <text:p>Baby Online Dress Coupon codes &amp; Baby Online Dress Promo codes</text:p>
          </table:table-cell>
          <table:table-cell office:value-type="string">
            <text:p>https://localhost/cupons/wp-content/uploads/2019/08/Babyonlinedress-Coupon.png|https://localhost/cupons/wp-content/uploads/2019/08/Babyonlinedress-Coupon-1.png</text:p>
          </table:table-cell>
          <table:table-cell/>
          <table:table-cell office:value-type="string">
            <text:p>https://tmoki.com/?a=463&amp;c=3097&amp;p=r&amp;s1=</text:p>
          </table:table-cell>
          <table:table-cell office:value-type="string">
            <text:p>publish</text:p>
          </table:table-cell>
          <table:table-cell office:value-type="string">
            <text:p>babyonlinedress-coupon-codes</text:p>
          </table:table-cell>
          <table:table-cell table:number-columns-repeated="1016"/>
        </table:table-row>
        <table:table-row table:style-name="ro1">
          <table:table-cell office:value-type="float" office:value="4344">
            <text:p>4344</text:p>
          </table:table-cell>
          <table:table-cell office:value-type="string">
            <text:p>Chicloth </text:p>
          </table:table-cell>
          <table:table-cell office:value-type="string">
            <text:p>Chicloth Coupon codes &amp; Chicloth Promo codes</text:p>
          </table:table-cell>
          <table:table-cell office:value-type="string">
            <text:p>https://localhost/cupons/wp-content/uploads/2019/08/Chicloth-Coupon.jpg</text:p>
          </table:table-cell>
          <table:table-cell/>
          <table:table-cell office:value-type="string">
            <text:p>https://tmoki.com/?a=463&amp;c=3094&amp;p=r&amp;s1=</text:p>
          </table:table-cell>
          <table:table-cell office:value-type="string">
            <text:p>publish</text:p>
          </table:table-cell>
          <table:table-cell office:value-type="string">
            <text:p>chicloth-coupon-codes</text:p>
          </table:table-cell>
          <table:table-cell table:number-columns-repeated="1016"/>
        </table:table-row>
        <table:table-row table:style-name="ro1">
          <table:table-cell office:value-type="float" office:value="4355">
            <text:p>4355</text:p>
          </table:table-cell>
          <table:table-cell office:value-type="string">
            <text:p>Creality 3D</text:p>
          </table:table-cell>
          <table:table-cell office:value-type="string">
            <text:p>Creality 3D Coupon codes &amp; Creality 3D Promo codes</text:p>
          </table:table-cell>
          <table:table-cell office:value-type="string">
            <text:p>https://localhost/cupons/wp-content/uploads/2019/08/Creality-3D-Coupon.png</text:p>
          </table:table-cell>
          <table:table-cell office:value-type="float" office:value="1">
            <text:p>1</text:p>
          </table:table-cell>
          <table:table-cell office:value-type="string">
            <text:p>https://tmoki.com/?a=463&amp;c=978&amp;p=r&amp;s1=</text:p>
          </table:table-cell>
          <table:table-cell office:value-type="string">
            <text:p>publish</text:p>
          </table:table-cell>
          <table:table-cell office:value-type="string">
            <text:p>creality3d-coupon-codes</text:p>
          </table:table-cell>
          <table:table-cell table:number-columns-repeated="1016"/>
        </table:table-row>
        <table:table-row table:style-name="ro1">
          <table:table-cell office:value-type="float" office:value="4357">
            <text:p>4357</text:p>
          </table:table-cell>
          <table:table-cell office:value-type="string">
            <text:p>Depway </text:p>
          </table:table-cell>
          <table:table-cell office:value-type="string">
            <text:p>Depway Coupon codes &amp; Depway Promo codes</text:p>
          </table:table-cell>
          <table:table-cell office:value-type="string">
            <text:p>https://localhost/cupons/wp-content/uploads/2019/08/Depway-Coupon.jpg</text:p>
          </table:table-cell>
          <table:table-cell/>
          <table:table-cell office:value-type="string">
            <text:p>https://tmoki.com/?a=463&amp;c=1098&amp;p=r&amp;s1=</text:p>
          </table:table-cell>
          <table:table-cell office:value-type="string">
            <text:p>publish</text:p>
          </table:table-cell>
          <table:table-cell office:value-type="string">
            <text:p>depway-coupon-codes</text:p>
          </table:table-cell>
          <table:table-cell table:number-columns-repeated="1016"/>
        </table:table-row>
        <table:table-row table:style-name="ro1">
          <table:table-cell office:value-type="float" office:value="4359">
            <text:p>4359</text:p>
          </table:table-cell>
          <table:table-cell office:value-type="string">
            <text:p>Modetalente</text:p>
          </table:table-cell>
          <table:table-cell office:value-type="string">
            <text:p>Modetalente Coupon codes &amp; Modetalente Promo codes</text:p>
          </table:table-cell>
          <table:table-cell office:value-type="string">
            <text:p>https://localhost/cupons/wp-content/uploads/2019/08/Modetalente-Coupon.png</text:p>
          </table:table-cell>
          <table:table-cell/>
          <table:table-cell office:value-type="string">
            <text:p>https://tmoki.com/?a=463&amp;c=2802&amp;p=r&amp;s1=</text:p>
          </table:table-cell>
          <table:table-cell office:value-type="string">
            <text:p>publish</text:p>
          </table:table-cell>
          <table:table-cell office:value-type="string">
            <text:p>modetalente-coupon-codes</text:p>
          </table:table-cell>
          <table:table-cell table:number-columns-repeated="1016"/>
        </table:table-row>
        <table:table-row table:style-name="ro1">
          <table:table-cell office:value-type="float" office:value="4364">
            <text:p>4364</text:p>
          </table:table-cell>
          <table:table-cell office:value-type="string">
            <text:p>NewArrival Dress</text:p>
          </table:table-cell>
          <table:table-cell office:value-type="string">
            <text:p>NewArrival Dress Coupon codes &amp; NewArrival Dress Promo codes</text:p>
          </table:table-cell>
          <table:table-cell office:value-type="string">
            <text:p>https://localhost/cupons/wp-content/uploads/2019/08/NewArrival-Dress-Coupon.png</text:p>
          </table:table-cell>
          <table:table-cell/>
          <table:table-cell office:value-type="string">
            <text:p>https://tmoki.com/?a=463&amp;c=3095&amp;p=r&amp;s1=</text:p>
          </table:table-cell>
          <table:table-cell office:value-type="string">
            <text:p>publish</text:p>
          </table:table-cell>
          <table:table-cell office:value-type="string">
            <text:p>newarrivaldress-coupon-codes</text:p>
          </table:table-cell>
          <table:table-cell table:number-columns-repeated="1016"/>
        </table:table-row>
        <table:table-row table:style-name="ro1">
          <table:table-cell office:value-type="float" office:value="4367">
            <text:p>4367</text:p>
          </table:table-cell>
          <table:table-cell office:value-type="string">
            <text:p>Suzhoudress</text:p>
          </table:table-cell>
          <table:table-cell office:value-type="string">
            <text:p>Suzhoudress Coupon codes &amp; Suzhoudress Promo codes</text:p>
          </table:table-cell>
          <table:table-cell office:value-type="string">
            <text:p>https://localhost/cupons/wp-content/uploads/2019/08/Suzhoudress-Coupon.jpg</text:p>
          </table:table-cell>
          <table:table-cell/>
          <table:table-cell office:value-type="string">
            <text:p>https://tmoki.com/?a=463&amp;c=3099&amp;p=r&amp;s1=</text:p>
          </table:table-cell>
          <table:table-cell office:value-type="string">
            <text:p>publish</text:p>
          </table:table-cell>
          <table:table-cell office:value-type="string">
            <text:p>suzhoudress-coupon-codes</text:p>
          </table:table-cell>
          <table:table-cell table:number-columns-repeated="1016"/>
        </table:table-row>
        <table:table-row table:style-name="ro1">
          <table:table-cell office:value-type="float" office:value="4424">
            <text:p>4424</text:p>
          </table:table-cell>
          <table:table-cell office:value-type="string">
            <text:p>Snap Rentals NZ</text:p>
          </table:table-cell>
          <table:table-cell office:value-type="string">
            <text:p>Snap Rentals NZ Coupon Codes &amp; Snap Rentals NZ Promo Codes</text:p>
          </table:table-cell>
          <table:table-cell office:value-type="string">
            <text:p>https://localhost/cupons/wp-content/uploads/2019/08/Snap-Rentals-NZ-Coupon-Codes-min.png</text:p>
          </table:table-cell>
          <table:table-cell/>
          <table:table-cell office:value-type="string">
            <text:p>https://t.cfjump.com/49166/t/23233</text:p>
          </table:table-cell>
          <table:table-cell office:value-type="string">
            <text:p>publish</text:p>
          </table:table-cell>
          <table:table-cell office:value-type="string">
            <text:p>snaprentalsnz-coupon-codes</text:p>
          </table:table-cell>
          <table:table-cell table:number-columns-repeated="1016"/>
        </table:table-row>
        <table:table-row table:style-name="ro1">
          <table:table-cell office:value-type="float" office:value="4425">
            <text:p>4425</text:p>
          </table:table-cell>
          <table:table-cell office:value-type="string">
            <text:p>SMAI</text:p>
          </table:table-cell>
          <table:table-cell office:value-type="string">
            <text:p>SMAI Coupon Codes &amp; SMAI Promo Codes</text:p>
          </table:table-cell>
          <table:table-cell office:value-type="string">
            <text:p>https://localhost/cupons/wp-content/uploads/2019/08/SMAI-Coupon-Codes-min.png</text:p>
          </table:table-cell>
          <table:table-cell/>
          <table:table-cell office:value-type="string">
            <text:p>https://t.cfjump.com/49166/t/53543</text:p>
          </table:table-cell>
          <table:table-cell office:value-type="string">
            <text:p>publish</text:p>
          </table:table-cell>
          <table:table-cell office:value-type="string">
            <text:p>smai-coupon-codes</text:p>
          </table:table-cell>
          <table:table-cell table:number-columns-repeated="1016"/>
        </table:table-row>
        <table:table-row table:style-name="ro1">
          <table:table-cell office:value-type="float" office:value="4429">
            <text:p>4429</text:p>
          </table:table-cell>
          <table:table-cell office:value-type="string">
            <text:p>Soho Skincare</text:p>
          </table:table-cell>
          <table:table-cell office:value-type="string">
            <text:p>Soho Skincare Coupon Codes &amp; Soho Skincare Promo Codes</text:p>
          </table:table-cell>
          <table:table-cell office:value-type="string">
            <text:p>https://localhost/cupons/wp-content/uploads/2019/08/Soho-Skincare-Coupon-Codes-min.png</text:p>
          </table:table-cell>
          <table:table-cell/>
          <table:table-cell office:value-type="string">
            <text:p>https://t.cfjump.com/49166/t/60471</text:p>
          </table:table-cell>
          <table:table-cell office:value-type="string">
            <text:p>publish</text:p>
          </table:table-cell>
          <table:table-cell office:value-type="string">
            <text:p>sohoskincare-coupon-codes</text:p>
          </table:table-cell>
          <table:table-cell table:number-columns-repeated="1016"/>
        </table:table-row>
        <table:table-row table:style-name="ro1">
          <table:table-cell office:value-type="float" office:value="4430">
            <text:p>4430</text:p>
          </table:table-cell>
          <table:table-cell office:value-type="string">
            <text:p>Solbari</text:p>
          </table:table-cell>
          <table:table-cell office:value-type="string">
            <text:p>Solbari Coupon Codes &amp; Solbari Promo Codes</text:p>
          </table:table-cell>
          <table:table-cell office:value-type="string">
            <text:p>https://localhost/cupons/wp-content/uploads/2019/08/Solbari-Coupon-Codes-min.png</text:p>
          </table:table-cell>
          <table:table-cell/>
          <table:table-cell office:value-type="string">
            <text:p>https://t.cfjump.com/49166/t/47968</text:p>
          </table:table-cell>
          <table:table-cell office:value-type="string">
            <text:p>publish</text:p>
          </table:table-cell>
          <table:table-cell office:value-type="string">
            <text:p>solbari-coupon-codes</text:p>
          </table:table-cell>
          <table:table-cell table:number-columns-repeated="1016"/>
        </table:table-row>
        <table:table-row table:style-name="ro1">
          <table:table-cell office:value-type="float" office:value="4432">
            <text:p>4432</text:p>
          </table:table-cell>
          <table:table-cell office:value-type="string">
            <text:p>TVC Mall</text:p>
          </table:table-cell>
          <table:table-cell office:value-type="string">
            <text:p>TVC Mall Coupon codes &amp; TVC Mall Promo codes</text:p>
          </table:table-cell>
          <table:table-cell office:value-type="string">
            <text:p>https://localhost/cupons/wp-content/uploads/2019/08/TVC-Mall-Coupon.jpg</text:p>
          </table:table-cell>
          <table:table-cell/>
          <table:table-cell office:value-type="string">
            <text:p>https://tmoki.com/?a=463&amp;c=3100&amp;p=r&amp;s1=</text:p>
          </table:table-cell>
          <table:table-cell office:value-type="string">
            <text:p>publish</text:p>
          </table:table-cell>
          <table:table-cell office:value-type="string">
            <text:p>tvcmall-coupon-codes</text:p>
          </table:table-cell>
          <table:table-cell table:number-columns-repeated="1016"/>
        </table:table-row>
        <table:table-row table:style-name="ro1">
          <table:table-cell office:value-type="float" office:value="4434">
            <text:p>4434</text:p>
          </table:table-cell>
          <table:table-cell office:value-type="string">
            <text:p>Suffragette</text:p>
          </table:table-cell>
          <table:table-cell office:value-type="string">
            <text:p>Suffragette Coupon Codes &amp; Suffragette Promo Codes</text:p>
          </table:table-cell>
          <table:table-cell office:value-type="string">
            <text:p>https://localhost/cupons/wp-content/uploads/2019/08/Suffragette-Coupon-Codes-min.jpg</text:p>
          </table:table-cell>
          <table:table-cell/>
          <table:table-cell office:value-type="string">
            <text:p>https://t.cfjump.com/49166/t/64239</text:p>
          </table:table-cell>
          <table:table-cell office:value-type="string">
            <text:p>publish</text:p>
          </table:table-cell>
          <table:table-cell office:value-type="string">
            <text:p>suffragette-coupon-codes</text:p>
          </table:table-cell>
          <table:table-cell table:number-columns-repeated="1016"/>
        </table:table-row>
        <table:table-row table:style-name="ro1">
          <table:table-cell office:value-type="float" office:value="4435">
            <text:p>4435</text:p>
          </table:table-cell>
          <table:table-cell office:value-type="string">
            <text:p>SV Moscow</text:p>
          </table:table-cell>
          <table:table-cell office:value-type="string">
            <text:p>SV Moscow Coupon Codes &amp; SV Moscow Promo Codes</text:p>
          </table:table-cell>
          <table:table-cell office:value-type="string">
            <text:p>https://localhost/cupons/wp-content/uploads/2019/08/SV-Moscow-Coupon-Codes-min.jpg</text:p>
          </table:table-cell>
          <table:table-cell/>
          <table:table-cell office:value-type="string">
            <text:p>https://t.cfjump.com/49166/t/46906</text:p>
          </table:table-cell>
          <table:table-cell office:value-type="string">
            <text:p>publish</text:p>
          </table:table-cell>
          <table:table-cell office:value-type="string">
            <text:p>svmoscow-coupon-codes</text:p>
          </table:table-cell>
          <table:table-cell table:number-columns-repeated="1016"/>
        </table:table-row>
        <table:table-row table:style-name="ro1">
          <table:table-cell office:value-type="float" office:value="4438">
            <text:p>4438</text:p>
          </table:table-cell>
          <table:table-cell office:value-type="string">
            <text:p>Wotoba</text:p>
          </table:table-cell>
          <table:table-cell office:value-type="string">
            <text:p>Wotoba Coupon codes &amp; Wotoba Promo codes</text:p>
          </table:table-cell>
          <table:table-cell office:value-type="string">
            <text:p>https://localhost/cupons/wp-content/uploads/2019/08/Wotoba-Coupon.png</text:p>
          </table:table-cell>
          <table:table-cell/>
          <table:table-cell office:value-type="string">
            <text:p>https://tmoki.com/?a=463&amp;c=2718&amp;p=r&amp;s1=</text:p>
          </table:table-cell>
          <table:table-cell office:value-type="string">
            <text:p>publish</text:p>
          </table:table-cell>
          <table:table-cell office:value-type="string">
            <text:p>wotoba-coupon-codes</text:p>
          </table:table-cell>
          <table:table-cell table:number-columns-repeated="1016"/>
        </table:table-row>
        <table:table-row table:style-name="ro1">
          <table:table-cell office:value-type="float" office:value="4441">
            <text:p>4441</text:p>
          </table:table-cell>
          <table:table-cell office:value-type="string">
            <text:p>Swarovski</text:p>
          </table:table-cell>
          <table:table-cell office:value-type="string">
            <text:p>Swarovski Coupon Codes &amp; Swarovski Promo Codes</text:p>
          </table:table-cell>
          <table:table-cell office:value-type="string">
            <text:p>https://localhost/cupons/wp-content/uploads/2019/08/Swarovski-Coupon-Codes-min.jpg</text:p>
          </table:table-cell>
          <table:table-cell/>
          <table:table-cell office:value-type="string">
            <text:p>https://t.cfjump.com/49166/t/27955</text:p>
          </table:table-cell>
          <table:table-cell office:value-type="string">
            <text:p>publish</text:p>
          </table:table-cell>
          <table:table-cell office:value-type="string">
            <text:p>swarovski-coupon-codes</text:p>
          </table:table-cell>
          <table:table-cell table:number-columns-repeated="1016"/>
        </table:table-row>
        <table:table-row table:style-name="ro1">
          <table:table-cell office:value-type="float" office:value="4442">
            <text:p>4442</text:p>
          </table:table-cell>
          <table:table-cell office:value-type="string">
            <text:p>Yes Baby Online</text:p>
          </table:table-cell>
          <table:table-cell office:value-type="string">
            <text:p>Yes Baby Online Coupon codes &amp; Yes Baby Online Promo codes</text:p>
          </table:table-cell>
          <table:table-cell office:value-type="string">
            <text:p>https://localhost/cupons/wp-content/uploads/2019/08/Yesbabyonline-Coupon.jpg</text:p>
          </table:table-cell>
          <table:table-cell/>
          <table:table-cell office:value-type="string">
            <text:p>https://tmoki.com/?a=463&amp;c=3098&amp;p=r&amp;s1=</text:p>
          </table:table-cell>
          <table:table-cell office:value-type="string">
            <text:p>publish</text:p>
          </table:table-cell>
          <table:table-cell office:value-type="string">
            <text:p>yesbabyonline-coupon-codes</text:p>
          </table:table-cell>
          <table:table-cell table:number-columns-repeated="1016"/>
        </table:table-row>
        <table:table-row table:style-name="ro1">
          <table:table-cell office:value-type="float" office:value="4443">
            <text:p>4443</text:p>
          </table:table-cell>
          <table:table-cell office:value-type="string">
            <text:p>Swish Fashion</text:p>
          </table:table-cell>
          <table:table-cell office:value-type="string">
            <text:p>Swish Fashion Coupon Codes &amp; Swish Fashion Promo Codes</text:p>
          </table:table-cell>
          <table:table-cell office:value-type="string">
            <text:p>https://localhost/cupons/wp-content/uploads/2019/08/Swish-Fashion-Coupon-Codes-min.png</text:p>
          </table:table-cell>
          <table:table-cell/>
          <table:table-cell office:value-type="string">
            <text:p>https://t.cfjump.com/49166/t/64496</text:p>
          </table:table-cell>
          <table:table-cell office:value-type="string">
            <text:p>publish</text:p>
          </table:table-cell>
          <table:table-cell office:value-type="string">
            <text:p>swishfashion-coupon-codes</text:p>
          </table:table-cell>
          <table:table-cell table:number-columns-repeated="1016"/>
        </table:table-row>
        <table:table-row table:style-name="ro1">
          <table:table-cell office:value-type="float" office:value="4446">
            <text:p>4446</text:p>
          </table:table-cell>
          <table:table-cell office:value-type="string">
            <text:p>Zalora</text:p>
          </table:table-cell>
          <table:table-cell office:value-type="string">
            <text:p>Zalora Coupon codes &amp; Zalora Promo codes</text:p>
          </table:table-cell>
          <table:table-cell office:value-type="string">
            <text:p>https://localhost/cupons/wp-content/uploads/2019/08/Zalora-Coupon.png</text:p>
          </table:table-cell>
          <table:table-cell/>
          <table:table-cell office:value-type="string">
            <text:p>https://tmoki.com/?a=463&amp;c=2897&amp;p=r&amp;s1=</text:p>
          </table:table-cell>
          <table:table-cell office:value-type="string">
            <text:p>publish</text:p>
          </table:table-cell>
          <table:table-cell office:value-type="string">
            <text:p>zalora-coupon-codes</text:p>
          </table:table-cell>
          <table:table-cell table:number-columns-repeated="1016"/>
        </table:table-row>
        <table:table-row table:style-name="ro1">
          <table:table-cell office:value-type="float" office:value="4449">
            <text:p>4449</text:p>
          </table:table-cell>
          <table:table-cell office:value-type="string">
            <text:p>Zbest</text:p>
          </table:table-cell>
          <table:table-cell office:value-type="string">
            <text:p>Zbest Coupon codes &amp; Zbest Promo codes</text:p>
          </table:table-cell>
          <table:table-cell office:value-type="string">
            <text:p>https://localhost/cupons/wp-content/uploads/2019/08/Zbest-Coupon.png</text:p>
          </table:table-cell>
          <table:table-cell/>
          <table:table-cell office:value-type="string">
            <text:p>https://tmoki.com/?a=463&amp;c=960&amp;p=r&amp;s1=</text:p>
          </table:table-cell>
          <table:table-cell office:value-type="string">
            <text:p>publish</text:p>
          </table:table-cell>
          <table:table-cell office:value-type="string">
            <text:p>zbest-coupon-codes</text:p>
          </table:table-cell>
          <table:table-cell table:number-columns-repeated="1016"/>
        </table:table-row>
        <table:table-row table:style-name="ro1">
          <table:table-cell office:value-type="float" office:value="4451">
            <text:p>4451</text:p>
          </table:table-cell>
          <table:table-cell office:value-type="string">
            <text:p>Ted Baker</text:p>
          </table:table-cell>
          <table:table-cell office:value-type="string">
            <text:p>Ted Baker Coupon Codes &amp; Ted Baker Promo Codes</text:p>
          </table:table-cell>
          <table:table-cell office:value-type="string">
            <text:p>https://localhost/cupons/wp-content/uploads/2019/08/Ted-Baker-Coupon-Codes-min.png</text:p>
          </table:table-cell>
          <table:table-cell/>
          <table:table-cell office:value-type="string">
            <text:p>https://t.cfjump.com/49166/t/60414</text:p>
          </table:table-cell>
          <table:table-cell office:value-type="string">
            <text:p>publish</text:p>
          </table:table-cell>
          <table:table-cell office:value-type="string">
            <text:p>tedbaker-coupon-codes</text:p>
          </table:table-cell>
          <table:table-cell table:number-columns-repeated="1016"/>
        </table:table-row>
        <table:table-row table:style-name="ro1">
          <table:table-cell office:value-type="float" office:value="4452">
            <text:p>4452</text:p>
          </table:table-cell>
          <table:table-cell office:value-type="string">
            <text:p>Book Depository Australia</text:p>
          </table:table-cell>
          <table:table-cell office:value-type="string">
            <text:p>Book Depository Australia Coupon Codes &amp; Book Depository Australia Promo Codes</text:p>
          </table:table-cell>
          <table:table-cell office:value-type="string">
            <text:p>https://localhost/cupons/wp-content/uploads/2019/08/Book-Depository-Australia-Coupon-Codes-min.png</text:p>
          </table:table-cell>
          <table:table-cell/>
          <table:table-cell office:value-type="string">
            <text:p>https://t.cfjump.com/49166/t/54186</text:p>
          </table:table-cell>
          <table:table-cell office:value-type="string">
            <text:p>publish</text:p>
          </table:table-cell>
          <table:table-cell office:value-type="string">
            <text:p>bookdepositoryaustralia-coupon-codes</text:p>
          </table:table-cell>
          <table:table-cell table:number-columns-repeated="1016"/>
        </table:table-row>
        <table:table-row table:style-name="ro1">
          <table:table-cell office:value-type="float" office:value="4456">
            <text:p>4456</text:p>
          </table:table-cell>
          <table:table-cell office:value-type="string">
            <text:p>The Lady Shake</text:p>
          </table:table-cell>
          <table:table-cell office:value-type="string">
            <text:p>The Lady Shake Coupon Codes &amp; The Lady Shake Promo Codes</text:p>
          </table:table-cell>
          <table:table-cell office:value-type="string">
            <text:p>https://localhost/cupons/wp-content/uploads/2019/08/The-Lady-Shake-Coupon-Codes-min.png</text:p>
          </table:table-cell>
          <table:table-cell/>
          <table:table-cell office:value-type="string">
            <text:p>https://t.cfjump.com/49166/t/64582</text:p>
          </table:table-cell>
          <table:table-cell office:value-type="string">
            <text:p>publish</text:p>
          </table:table-cell>
          <table:table-cell office:value-type="string">
            <text:p>theladyshake-coupon-codes</text:p>
          </table:table-cell>
          <table:table-cell table:number-columns-repeated="1016"/>
        </table:table-row>
        <table:table-row table:style-name="ro1">
          <table:table-cell office:value-type="float" office:value="4458">
            <text:p>4458</text:p>
          </table:table-cell>
          <table:table-cell office:value-type="string">
            <text:p>The Christmas Warehouse</text:p>
          </table:table-cell>
          <table:table-cell office:value-type="string">
            <text:p>The Christmas Warehouse Coupon Codes &amp; The Christmas Warehouse Promo Codes</text:p>
          </table:table-cell>
          <table:table-cell office:value-type="string">
            <text:p>https://localhost/cupons/wp-content/uploads/2019/08/The-Christmas-Warehouse-Coupon-Codes-min.png</text:p>
          </table:table-cell>
          <table:table-cell/>
          <table:table-cell office:value-type="string">
            <text:p>https://t.cfjump.com/49166/t/35174</text:p>
          </table:table-cell>
          <table:table-cell office:value-type="string">
            <text:p>publish</text:p>
          </table:table-cell>
          <table:table-cell office:value-type="string">
            <text:p>thechristmaswarehouse-coupon-codes</text:p>
          </table:table-cell>
          <table:table-cell table:number-columns-repeated="1016"/>
        </table:table-row>
        <table:table-row table:style-name="ro1">
          <table:table-cell office:value-type="float" office:value="4462">
            <text:p>4462</text:p>
          </table:table-cell>
          <table:table-cell office:value-type="string">
            <text:p>The Spy Store</text:p>
          </table:table-cell>
          <table:table-cell office:value-type="string">
            <text:p>The Spy Store Coupon Codes &amp; The Spy Store Promo Codes</text:p>
          </table:table-cell>
          <table:table-cell office:value-type="string">
            <text:p>https://localhost/cupons/wp-content/uploads/2019/08/The-Spy-Store-Coupon-Codes-min.png</text:p>
          </table:table-cell>
          <table:table-cell/>
          <table:table-cell office:value-type="string">
            <text:p>https://t.cfjump.com/49166/t/51096</text:p>
          </table:table-cell>
          <table:table-cell office:value-type="string">
            <text:p>publish</text:p>
          </table:table-cell>
          <table:table-cell office:value-type="string">
            <text:p>thespystore-coupon-codes</text:p>
          </table:table-cell>
          <table:table-cell table:number-columns-repeated="1016"/>
        </table:table-row>
        <table:table-row table:style-name="ro1">
          <table:table-cell office:value-type="float" office:value="4464">
            <text:p>4464</text:p>
          </table:table-cell>
          <table:table-cell office:value-type="string">
            <text:p>The Trip Guru</text:p>
          </table:table-cell>
          <table:table-cell office:value-type="string">
            <text:p>The Trip Guru Coupon Codes &amp; The Trip Guru Promo Codes</text:p>
          </table:table-cell>
          <table:table-cell office:value-type="string">
            <text:p>https://localhost/cupons/wp-content/uploads/2019/08/The-Trip-Guru-Coupon-Codes-min.png</text:p>
          </table:table-cell>
          <table:table-cell/>
          <table:table-cell office:value-type="string">
            <text:p>https://t.cfjump.com/49166/t/58226</text:p>
          </table:table-cell>
          <table:table-cell office:value-type="string">
            <text:p>publish</text:p>
          </table:table-cell>
          <table:table-cell office:value-type="string">
            <text:p>thetripguru-coupon-codes</text:p>
          </table:table-cell>
          <table:table-cell table:number-columns-repeated="1016"/>
        </table:table-row>
        <table:table-row table:style-name="ro1">
          <table:table-cell office:value-type="float" office:value="4473">
            <text:p>4473</text:p>
          </table:table-cell>
          <table:table-cell office:value-type="string">
            <text:p>Thinco</text:p>
          </table:table-cell>
          <table:table-cell office:value-type="string">
            <text:p>Thinco Coupon Codes &amp; Thinco Promo Codes</text:p>
          </table:table-cell>
          <table:table-cell office:value-type="string">
            <text:p>https://localhost/cupons/wp-content/uploads/2019/08/Thinco-Coupon-Codes-min.png</text:p>
          </table:table-cell>
          <table:table-cell/>
          <table:table-cell office:value-type="string">
            <text:p>https://t.cfjump.com/49166/t/48473</text:p>
          </table:table-cell>
          <table:table-cell office:value-type="string">
            <text:p>publish</text:p>
          </table:table-cell>
          <table:table-cell office:value-type="string">
            <text:p>thinco-coupon-codes</text:p>
          </table:table-cell>
          <table:table-cell table:number-columns-repeated="1016"/>
        </table:table-row>
        <table:table-row table:style-name="ro1">
          <table:table-cell office:value-type="float" office:value="4476">
            <text:p>4476</text:p>
          </table:table-cell>
          <table:table-cell office:value-type="string">
            <text:p>TomTom</text:p>
          </table:table-cell>
          <table:table-cell office:value-type="string">
            <text:p>TomTom Coupon Codes &amp; TomTom Promo Codes</text:p>
          </table:table-cell>
          <table:table-cell office:value-type="string">
            <text:p>https://localhost/cupons/wp-content/uploads/2019/08/TomTom-Coupon-Codes-min.png</text:p>
          </table:table-cell>
          <table:table-cell/>
          <table:table-cell office:value-type="string">
            <text:p>https://t.cfjump.com/49166/t/30952</text:p>
          </table:table-cell>
          <table:table-cell office:value-type="string">
            <text:p>publish</text:p>
          </table:table-cell>
          <table:table-cell office:value-type="string">
            <text:p>tomtom-coupon-codes</text:p>
          </table:table-cell>
          <table:table-cell table:number-columns-repeated="1016"/>
        </table:table-row>
        <table:table-row table:style-name="ro1">
          <table:table-cell office:value-type="float" office:value="4478">
            <text:p>4478</text:p>
          </table:table-cell>
          <table:table-cell office:value-type="string">
            <text:p>Tools Warehouse</text:p>
          </table:table-cell>
          <table:table-cell office:value-type="string">
            <text:p>Tools Warehouse Coupon Codes &amp; Tools Warehouse Promo Codes</text:p>
          </table:table-cell>
          <table:table-cell office:value-type="string">
            <text:p>https://localhost/cupons/wp-content/uploads/2019/08/Tools-Warehouse-Coupon-Codes-min.png</text:p>
          </table:table-cell>
          <table:table-cell/>
          <table:table-cell office:value-type="string">
            <text:p>https://t.cfjump.com/49166/t/53455</text:p>
          </table:table-cell>
          <table:table-cell office:value-type="string">
            <text:p>publish</text:p>
          </table:table-cell>
          <table:table-cell office:value-type="string">
            <text:p>toolswarehouse-coupon-codes</text:p>
          </table:table-cell>
          <table:table-cell table:number-columns-repeated="1016"/>
        </table:table-row>
        <table:table-row table:style-name="ro1">
          <table:table-cell office:value-type="float" office:value="4485">
            <text:p>4485</text:p>
          </table:table-cell>
          <table:table-cell office:value-type="string">
            <text:p>Trinca-Ferro</text:p>
          </table:table-cell>
          <table:table-cell office:value-type="string">
            <text:p>Trinca-Ferro Coupon Codes &amp; Trinca-Ferro Promo Codes</text:p>
          </table:table-cell>
          <table:table-cell office:value-type="string">
            <text:p>https://localhost/cupons/wp-content/uploads/2019/08/Trinca-Ferro-Coupon-Codes-min.png</text:p>
          </table:table-cell>
          <table:table-cell/>
          <table:table-cell office:value-type="string">
            <text:p>https://t.cfjump.com/49166/t/59094</text:p>
          </table:table-cell>
          <table:table-cell office:value-type="string">
            <text:p>publish</text:p>
          </table:table-cell>
          <table:table-cell office:value-type="string">
            <text:p>trincaferro-coupon-codes</text:p>
          </table:table-cell>
          <table:table-cell table:number-columns-repeated="1016"/>
        </table:table-row>
        <table:table-row table:style-name="ro1">
          <table:table-cell office:value-type="float" office:value="4486">
            <text:p>4486</text:p>
          </table:table-cell>
          <table:table-cell office:value-type="string">
            <text:p>Travel Insurance Saver</text:p>
          </table:table-cell>
          <table:table-cell office:value-type="string">
            <text:p>Travel Insurance Saver Coupon Codes &amp; Promo Codes</text:p>
          </table:table-cell>
          <table:table-cell office:value-type="string">
            <text:p>https://localhost/cupons/wp-content/uploads/2019/08/Travel-Insurance-Saver-Coupon-Codes-min.png</text:p>
          </table:table-cell>
          <table:table-cell/>
          <table:table-cell office:value-type="string">
            <text:p>https://t.cfjump.com/49166/t/57366</text:p>
          </table:table-cell>
          <table:table-cell office:value-type="string">
            <text:p>publish</text:p>
          </table:table-cell>
          <table:table-cell office:value-type="string">
            <text:p>travelinsurancesaver-coupon-codes</text:p>
          </table:table-cell>
          <table:table-cell table:number-columns-repeated="1016"/>
        </table:table-row>
        <table:table-row table:style-name="ro1">
          <table:table-cell office:value-type="float" office:value="4490">
            <text:p>4490</text:p>
          </table:table-cell>
          <table:table-cell office:value-type="string">
            <text:p>Trunki</text:p>
          </table:table-cell>
          <table:table-cell office:value-type="string">
            <text:p>Trunki Coupon Codes &amp; Trunki Promo Codes</text:p>
          </table:table-cell>
          <table:table-cell office:value-type="string">
            <text:p>https://localhost/cupons/wp-content/uploads/2019/08/Trunki-Coupon-Codes-min.png</text:p>
          </table:table-cell>
          <table:table-cell/>
          <table:table-cell office:value-type="string">
            <text:p>https://t.cfjump.com/49166/t/49528</text:p>
          </table:table-cell>
          <table:table-cell office:value-type="string">
            <text:p>publish</text:p>
          </table:table-cell>
          <table:table-cell office:value-type="string">
            <text:p>trunki-coupon-codes</text:p>
          </table:table-cell>
          <table:table-cell table:number-columns-repeated="1016"/>
        </table:table-row>
        <table:table-row table:style-name="ro1">
          <table:table-cell office:value-type="float" office:value="4495">
            <text:p>4495</text:p>
          </table:table-cell>
          <table:table-cell office:value-type="string">
            <text:p>VaporFi</text:p>
          </table:table-cell>
          <table:table-cell office:value-type="string">
            <text:p>VaporFi Coupon Codes &amp; VaporFi Promo Codes</text:p>
          </table:table-cell>
          <table:table-cell office:value-type="string">
            <text:p>https://localhost/cupons/wp-content/uploads/2019/08/VaporFi-Coupon-Codes-min.png</text:p>
          </table:table-cell>
          <table:table-cell/>
          <table:table-cell office:value-type="string">
            <text:p>https://t.cfjump.com/49166/t/48913</text:p>
          </table:table-cell>
          <table:table-cell office:value-type="string">
            <text:p>publish</text:p>
          </table:table-cell>
          <table:table-cell office:value-type="string">
            <text:p>vaporfi-coupon-codes</text:p>
          </table:table-cell>
          <table:table-cell table:number-columns-repeated="1016"/>
        </table:table-row>
        <table:table-row table:style-name="ro1">
          <table:table-cell office:value-type="float" office:value="4496">
            <text:p>4496</text:p>
          </table:table-cell>
          <table:table-cell office:value-type="string">
            <text:p>Verali Shoes</text:p>
          </table:table-cell>
          <table:table-cell office:value-type="string">
            <text:p>Verali Shoes Coupon Codes &amp; Verali Promo Codes</text:p>
          </table:table-cell>
          <table:table-cell office:value-type="string">
            <text:p>https://localhost/cupons/wp-content/uploads/2019/08/Verali-Shoes-Coupon-Codes-min.png</text:p>
          </table:table-cell>
          <table:table-cell/>
          <table:table-cell office:value-type="string">
            <text:p>https://t.cfjump.com/49166/t/51521</text:p>
          </table:table-cell>
          <table:table-cell office:value-type="string">
            <text:p>publish</text:p>
          </table:table-cell>
          <table:table-cell office:value-type="string">
            <text:p>veralishoes-coupon-codes</text:p>
          </table:table-cell>
          <table:table-cell table:number-columns-repeated="1016"/>
        </table:table-row>
        <table:table-row table:style-name="ro1">
          <table:table-cell office:value-type="float" office:value="4500">
            <text:p>4500</text:p>
          </table:table-cell>
          <table:table-cell office:value-type="string">
            <text:p>VetSupply.com.au</text:p>
          </table:table-cell>
          <table:table-cell office:value-type="string">
            <text:p>VetSupply.com.au Coupon Codes &amp; VetSupply.com.au Promo Codes</text:p>
          </table:table-cell>
          <table:table-cell office:value-type="string">
            <text:p>https://localhost/cupons/wp-content/uploads/2019/08/VetSupply.com_.au-Coupon-Codes-min.png</text:p>
          </table:table-cell>
          <table:table-cell/>
          <table:table-cell office:value-type="string">
            <text:p>https://t.cfjump.com/49166/t/32003</text:p>
          </table:table-cell>
          <table:table-cell office:value-type="string">
            <text:p>publish</text:p>
          </table:table-cell>
          <table:table-cell office:value-type="string">
            <text:p>vetsupply-com-au-coupon-codes</text:p>
          </table:table-cell>
          <table:table-cell table:number-columns-repeated="1016"/>
        </table:table-row>
        <table:table-row table:style-name="ro1">
          <table:table-cell office:value-type="float" office:value="4502">
            <text:p>4502</text:p>
          </table:table-cell>
          <table:table-cell office:value-type="string">
            <text:p>WorkwearHub</text:p>
          </table:table-cell>
          <table:table-cell office:value-type="string">
            <text:p>WorkwearHub Coupon Codes &amp; WorkwearHub Promo Codes</text:p>
          </table:table-cell>
          <table:table-cell office:value-type="string">
            <text:p>https://localhost/cupons/wp-content/uploads/2019/08/WorkwearHub-Coupon-Codes-min.jpg</text:p>
          </table:table-cell>
          <table:table-cell/>
          <table:table-cell office:value-type="string">
            <text:p>https://t.cfjump.com/49166/t/6013</text:p>
          </table:table-cell>
          <table:table-cell office:value-type="string">
            <text:p>publish</text:p>
          </table:table-cell>
          <table:table-cell office:value-type="string">
            <text:p>workwearhub-coupon-codes</text:p>
          </table:table-cell>
          <table:table-cell table:number-columns-repeated="1016"/>
        </table:table-row>
        <table:table-row table:style-name="ro1">
          <table:table-cell office:value-type="float" office:value="4505">
            <text:p>4505</text:p>
          </table:table-cell>
          <table:table-cell office:value-type="string">
            <text:p>Viator</text:p>
          </table:table-cell>
          <table:table-cell office:value-type="string">
            <text:p>Viator Coupon Codes &amp; Viator Promo Codes</text:p>
          </table:table-cell>
          <table:table-cell office:value-type="string">
            <text:p>https://localhost/cupons/wp-content/uploads/2019/08/Viator-Coupon-Codes-min.png</text:p>
          </table:table-cell>
          <table:table-cell/>
          <table:table-cell office:value-type="string">
            <text:p>https://t.cfjump.com/49166/t/56208</text:p>
          </table:table-cell>
          <table:table-cell office:value-type="string">
            <text:p>publish</text:p>
          </table:table-cell>
          <table:table-cell office:value-type="string">
            <text:p>viator-coupon-codes</text:p>
          </table:table-cell>
          <table:table-cell table:number-columns-repeated="1016"/>
        </table:table-row>
        <table:table-row table:style-name="ro1">
          <table:table-cell office:value-type="float" office:value="4507">
            <text:p>4507</text:p>
          </table:table-cell>
          <table:table-cell office:value-type="string">
            <text:p>Whiteboards and Pinboards</text:p>
          </table:table-cell>
          <table:table-cell office:value-type="string">
            <text:p>Whiteboards and Pinboards Coupon Codes &amp; Whiteboards and Pinboards Promo Codes</text:p>
          </table:table-cell>
          <table:table-cell office:value-type="string">
            <text:p>https://localhost/cupons/wp-content/uploads/2019/08/Whiteboards-and-Pinboards-Coupon-Codes-min.png</text:p>
          </table:table-cell>
          <table:table-cell/>
          <table:table-cell office:value-type="string">
            <text:p>https://t.cfjump.com/49166/t/63559</text:p>
          </table:table-cell>
          <table:table-cell office:value-type="string">
            <text:p>publish</text:p>
          </table:table-cell>
          <table:table-cell office:value-type="string">
            <text:p>whiteboardsandpinboards-coupon-codes</text:p>
          </table:table-cell>
          <table:table-cell table:number-columns-repeated="1016"/>
        </table:table-row>
        <table:table-row table:style-name="ro1">
          <table:table-cell office:value-type="float" office:value="4509">
            <text:p>4509</text:p>
          </table:table-cell>
          <table:table-cell office:value-type="string">
            <text:p>YouFind</text:p>
          </table:table-cell>
          <table:table-cell office:value-type="string">
            <text:p>YouFind Coupon Codes &amp; YouFind Promo Codes</text:p>
          </table:table-cell>
          <table:table-cell office:value-type="string">
            <text:p>https://localhost/cupons/wp-content/uploads/2019/08/YouFind-Coupon-Codes-min.png</text:p>
          </table:table-cell>
          <table:table-cell/>
          <table:table-cell office:value-type="string">
            <text:p>https://t.cfjump.com/49166/t/62327</text:p>
          </table:table-cell>
          <table:table-cell office:value-type="string">
            <text:p>publish</text:p>
          </table:table-cell>
          <table:table-cell office:value-type="string">
            <text:p>youfind-coupon-codes</text:p>
          </table:table-cell>
          <table:table-cell table:number-columns-repeated="1016"/>
        </table:table-row>
        <table:table-row table:style-name="ro1">
          <table:table-cell office:value-type="float" office:value="4513">
            <text:p>4513</text:p>
          </table:table-cell>
          <table:table-cell office:value-type="string">
            <text:p>Zaida</text:p>
          </table:table-cell>
          <table:table-cell office:value-type="string">
            <text:p>Zaida Coupon Codes &amp; Zaida Promo Codes</text:p>
          </table:table-cell>
          <table:table-cell office:value-type="string">
            <text:p>https://localhost/cupons/wp-content/uploads/2019/08/Zaida-Coupon-Codes-min.png</text:p>
          </table:table-cell>
          <table:table-cell/>
          <table:table-cell office:value-type="string">
            <text:p>https://t.cfjump.com/49166/t/62630</text:p>
          </table:table-cell>
          <table:table-cell office:value-type="string">
            <text:p>publish</text:p>
          </table:table-cell>
          <table:table-cell office:value-type="string">
            <text:p>zaida-coupon-codes</text:p>
          </table:table-cell>
          <table:table-cell table:number-columns-repeated="1016"/>
        </table:table-row>
        <table:table-row table:style-name="ro1">
          <table:table-cell office:value-type="float" office:value="4516">
            <text:p>4516</text:p>
          </table:table-cell>
          <table:table-cell office:value-type="string">
            <text:p>Ziani Beauty</text:p>
          </table:table-cell>
          <table:table-cell office:value-type="string">
            <text:p>Ziani Beauty Coupon Codes &amp; Ziani Promo Codes</text:p>
          </table:table-cell>
          <table:table-cell office:value-type="string">
            <text:p>https://localhost/cupons/wp-content/uploads/2019/08/Ziani-Beauty-Coupon-Codes-min.jpg</text:p>
          </table:table-cell>
          <table:table-cell/>
          <table:table-cell office:value-type="string">
            <text:p>https://t.cfjump.com/49166/t/50329</text:p>
          </table:table-cell>
          <table:table-cell office:value-type="string">
            <text:p>publish</text:p>
          </table:table-cell>
          <table:table-cell office:value-type="string">
            <text:p>zianibeauty-coupon-codes</text:p>
          </table:table-cell>
          <table:table-cell table:number-columns-repeated="1016"/>
        </table:table-row>
        <table:table-row table:style-name="ro1">
          <table:table-cell office:value-type="float" office:value="4519">
            <text:p>4519</text:p>
          </table:table-cell>
          <table:table-cell office:value-type="string">
            <text:p>Zookal</text:p>
          </table:table-cell>
          <table:table-cell office:value-type="string">
            <text:p>Zookal Coupon Codes &amp; Zookal Promo Codes</text:p>
          </table:table-cell>
          <table:table-cell office:value-type="string">
            <text:p>https://localhost/cupons/wp-content/uploads/2019/08/Zookal-Coupon-Codes-min.png</text:p>
          </table:table-cell>
          <table:table-cell/>
          <table:table-cell office:value-type="string">
            <text:p>https://t.cfjump.com/49166/t/31531</text:p>
          </table:table-cell>
          <table:table-cell office:value-type="string">
            <text:p>publish</text:p>
          </table:table-cell>
          <table:table-cell office:value-type="string">
            <text:p>zookal-coupon-codes</text:p>
          </table:table-cell>
          <table:table-cell table:number-columns-repeated="1016"/>
        </table:table-row>
        <table:table-row table:style-name="ro1">
          <table:table-cell office:value-type="float" office:value="4574">
            <text:p>4574</text:p>
          </table:table-cell>
          <table:table-cell office:value-type="string">
            <text:p>Stem Organics</text:p>
          </table:table-cell>
          <table:table-cell office:value-type="string">
            <text:p>Stem Organics Coupon codes &amp; Stem Organics Promo codes</text:p>
          </table:table-cell>
          <table:table-cell office:value-type="string">
            <text:p>https://localhost/cupons/wp-content/uploads/2019/08/Stem-Organics-Coupon.png</text:p>
          </table:table-cell>
          <table:table-cell/>
          <table:table-cell office:value-type="string">
            <text:p>https://t.cfjump.com/49166/b/136136</text:p>
          </table:table-cell>
          <table:table-cell office:value-type="string">
            <text:p>publish</text:p>
          </table:table-cell>
          <table:table-cell office:value-type="string">
            <text:p>stemorganics-coupon-codes</text:p>
          </table:table-cell>
          <table:table-cell table:number-columns-repeated="1016"/>
        </table:table-row>
        <table:table-row table:style-name="ro1">
          <table:table-cell office:value-type="float" office:value="4576">
            <text:p>4576</text:p>
          </table:table-cell>
          <table:table-cell office:value-type="string">
            <text:p>Neverland Store</text:p>
          </table:table-cell>
          <table:table-cell office:value-type="string">
            <text:p>Neverland Store Coupon codes &amp; Neverland Store Promo codes</text:p>
          </table:table-cell>
          <table:table-cell office:value-type="string">
            <text:p>https://localhost/cupons/wp-content/uploads/2019/08/Neverland-Store-Coupon.png</text:p>
          </table:table-cell>
          <table:table-cell/>
          <table:table-cell office:value-type="string">
            <text:p>https://t.cfjump.com/49166/t/15149</text:p>
          </table:table-cell>
          <table:table-cell office:value-type="string">
            <text:p>publish</text:p>
          </table:table-cell>
          <table:table-cell office:value-type="string">
            <text:p>neverlandstore-coupon-codes</text:p>
          </table:table-cell>
          <table:table-cell table:number-columns-repeated="1016"/>
        </table:table-row>
        <table:table-row table:style-name="ro1">
          <table:table-cell office:value-type="float" office:value="4597">
            <text:p>4597</text:p>
          </table:table-cell>
          <table:table-cell office:value-type="string">
            <text:p>Rockwear</text:p>
          </table:table-cell>
          <table:table-cell office:value-type="string">
            <text:p>Rockwear Coupon codes &amp; Rockwear Promo codes|Rockwear Coupon codes &amp; Rockwear Promo codes</text:p>
          </table:table-cell>
          <table:table-cell office:value-type="string">
            <text:p>https://localhost/cupons/wp-content/uploads/2019/08/Rockwear-Coupon.png</text:p>
          </table:table-cell>
          <table:table-cell/>
          <table:table-cell office:value-type="string">
            <text:p>https://www.rockwear.com.au/</text:p>
          </table:table-cell>
          <table:table-cell office:value-type="string">
            <text:p>publish</text:p>
          </table:table-cell>
          <table:table-cell office:value-type="string">
            <text:p>rockwear-coupon-codes</text:p>
          </table:table-cell>
          <table:table-cell table:number-columns-repeated="1016"/>
        </table:table-row>
        <table:table-row table:style-name="ro1">
          <table:table-cell office:value-type="float" office:value="4598">
            <text:p>4598</text:p>
          </table:table-cell>
          <table:table-cell office:value-type="string">
            <text:p>Fashion Addicts</text:p>
          </table:table-cell>
          <table:table-cell office:value-type="string">
            <text:p>Fashion Addicts Coupon codes &amp; Fashion Addicts Promo codes</text:p>
          </table:table-cell>
          <table:table-cell office:value-type="string">
            <text:p>https://localhost/cupons/wp-content/uploads/2019/08/Fashion-Addicts-Coupon.jpg</text:p>
          </table:table-cell>
          <table:table-cell/>
          <table:table-cell office:value-type="string">
            <text:p>https://www.fashionaddict.com.au/</text:p>
          </table:table-cell>
          <table:table-cell office:value-type="string">
            <text:p>publish</text:p>
          </table:table-cell>
          <table:table-cell office:value-type="string">
            <text:p>fashionaddicts-coupon-codes</text:p>
          </table:table-cell>
          <table:table-cell table:number-columns-repeated="1016"/>
        </table:table-row>
        <table:table-row table:style-name="ro1">
          <table:table-cell office:value-type="float" office:value="4599">
            <text:p>4599</text:p>
          </table:table-cell>
          <table:table-cell office:value-type="string">
            <text:p>Sheridyn Swim</text:p>
          </table:table-cell>
          <table:table-cell office:value-type="string">
            <text:p>Sheridyn Swim Coupon codes &amp; Sheridyn Swim Promo codes</text:p>
          </table:table-cell>
          <table:table-cell office:value-type="string">
            <text:p>https://localhost/cupons/wp-content/uploads/2019/08/Sheridyn-Swim-Coupon.png</text:p>
          </table:table-cell>
          <table:table-cell/>
          <table:table-cell office:value-type="string">
            <text:p>https://naxosbikinis.com.au/</text:p>
          </table:table-cell>
          <table:table-cell office:value-type="string">
            <text:p>publish</text:p>
          </table:table-cell>
          <table:table-cell office:value-type="string">
            <text:p>sheridynswim-coupon-codes</text:p>
          </table:table-cell>
          <table:table-cell table:number-columns-repeated="1016"/>
        </table:table-row>
        <table:table-row table:style-name="ro1">
          <table:table-cell office:value-type="float" office:value="4666">
            <text:p>4666</text:p>
          </table:table-cell>
          <table:table-cell office:value-type="string">
            <text:p>Sunglass Fix</text:p>
          </table:table-cell>
          <table:table-cell office:value-type="string">
            <text:p>Sunglass Fix Coupon codes &amp; Sunglass Fix Promo codes</text:p>
          </table:table-cell>
          <table:table-cell office:value-type="string">
            <text:p>https://localhost/cupons/wp-content/uploads/2019/08/Sunglass-Fix-Coupon.png</text:p>
          </table:table-cell>
          <table:table-cell/>
          <table:table-cell office:value-type="string">
            <text:p>https://www.thesunglassfix.com/</text:p>
          </table:table-cell>
          <table:table-cell office:value-type="string">
            <text:p>publish</text:p>
          </table:table-cell>
          <table:table-cell office:value-type="string">
            <text:p>sunglassfix-coupon-codes</text:p>
          </table:table-cell>
          <table:table-cell table:number-columns-repeated="1016"/>
        </table:table-row>
        <table:table-row table:style-name="ro1">
          <table:table-cell office:value-type="float" office:value="4668">
            <text:p>4668</text:p>
          </table:table-cell>
          <table:table-cell office:value-type="string">
            <text:p>Global Surf Industries</text:p>
          </table:table-cell>
          <table:table-cell office:value-type="string">
            <text:p>Global Surf Industries Coupon codes &amp; Global Surf Industries Promo codes</text:p>
          </table:table-cell>
          <table:table-cell office:value-type="string">
            <text:p>https://localhost/cupons/wp-content/uploads/2019/08/Global-Surf-Industries-Coupon.jpg</text:p>
          </table:table-cell>
          <table:table-cell/>
          <table:table-cell office:value-type="string">
            <text:p>https://www.surfindustries.com/</text:p>
          </table:table-cell>
          <table:table-cell office:value-type="string">
            <text:p>publish</text:p>
          </table:table-cell>
          <table:table-cell office:value-type="string">
            <text:p>globalsurfindustries-coupon-codes</text:p>
          </table:table-cell>
          <table:table-cell table:number-columns-repeated="1016"/>
        </table:table-row>
        <table:table-row table:style-name="ro1">
          <table:table-cell office:value-type="float" office:value="4670">
            <text:p>4670</text:p>
          </table:table-cell>
          <table:table-cell office:value-type="string">
            <text:p>Frog Fuel</text:p>
          </table:table-cell>
          <table:table-cell office:value-type="string">
            <text:p>Frog Fuel Coupon codes &amp; Frog Fuel Promo codes</text:p>
          </table:table-cell>
          <table:table-cell office:value-type="string">
            <text:p>https://localhost/cupons/wp-content/uploads/2019/08/Frog-Fuel-Coupon.png</text:p>
          </table:table-cell>
          <table:table-cell/>
          <table:table-cell office:value-type="string">
            <text:p>https://frogfuel.com/</text:p>
          </table:table-cell>
          <table:table-cell office:value-type="string">
            <text:p>publish</text:p>
          </table:table-cell>
          <table:table-cell office:value-type="string">
            <text:p>frogfuel-coupon-codes</text:p>
          </table:table-cell>
          <table:table-cell table:number-columns-repeated="1016"/>
        </table:table-row>
        <table:table-row table:style-name="ro1">
          <table:table-cell office:value-type="float" office:value="4674">
            <text:p>4674</text:p>
          </table:table-cell>
          <table:table-cell office:value-type="string">
            <text:p>Herbs Are Special</text:p>
          </table:table-cell>
          <table:table-cell office:value-type="string">
            <text:p>Herbs Are Special Coupon codes &amp; Herbs Are Special Promo codes</text:p>
          </table:table-cell>
          <table:table-cell office:value-type="string">
            <text:p>https://localhost/cupons/wp-content/uploads/2019/08/Herbs-Are-Special-Coupon.jpg</text:p>
          </table:table-cell>
          <table:table-cell/>
          <table:table-cell office:value-type="string">
            <text:p>https://herbsarespecial.com.au/</text:p>
          </table:table-cell>
          <table:table-cell office:value-type="string">
            <text:p>publish</text:p>
          </table:table-cell>
          <table:table-cell office:value-type="string">
            <text:p>herbs-are-special</text:p>
          </table:table-cell>
          <table:table-cell table:number-columns-repeated="1016"/>
        </table:table-row>
        <table:table-row table:style-name="ro1">
          <table:table-cell office:value-type="float" office:value="4684">
            <text:p>4684</text:p>
          </table:table-cell>
          <table:table-cell office:value-type="string">
            <text:p>Feel Unique</text:p>
          </table:table-cell>
          <table:table-cell office:value-type="string">
            <text:p>Feel Unique Coupon codes &amp; Feel Unique Promo codes</text:p>
          </table:table-cell>
          <table:table-cell office:value-type="string">
            <text:p>https://localhost/cupons/wp-content/uploads/2019/08/Feel-Unique-Coupon.png</text:p>
          </table:table-cell>
          <table:table-cell/>
          <table:table-cell office:value-type="string">
            <text:p>https://us.feelunique.com/</text:p>
          </table:table-cell>
          <table:table-cell office:value-type="string">
            <text:p>publish</text:p>
          </table:table-cell>
          <table:table-cell office:value-type="string">
            <text:p>feelunique-coupon-codes</text:p>
          </table:table-cell>
          <table:table-cell table:number-columns-repeated="1016"/>
        </table:table-row>
        <table:table-row table:style-name="ro1">
          <table:table-cell office:value-type="float" office:value="4686">
            <text:p>4686</text:p>
          </table:table-cell>
          <table:table-cell office:value-type="string">
            <text:p>Dustroy</text:p>
          </table:table-cell>
          <table:table-cell office:value-type="string">
            <text:p>Dustroy Coupon codes &amp; Dustroy Promo codes</text:p>
          </table:table-cell>
          <table:table-cell office:value-type="string">
            <text:p>https://localhost/cupons/wp-content/uploads/2019/08/Dustroy-Coupon.jpg</text:p>
          </table:table-cell>
          <table:table-cell/>
          <table:table-cell office:value-type="string">
            <text:p>https://www.dustroy.com.au/</text:p>
          </table:table-cell>
          <table:table-cell office:value-type="string">
            <text:p>publish</text:p>
          </table:table-cell>
          <table:table-cell office:value-type="string">
            <text:p>dustroy-coupon-codes</text:p>
          </table:table-cell>
          <table:table-cell table:number-columns-repeated="1016"/>
        </table:table-row>
        <table:table-row table:style-name="ro1">
          <table:table-cell office:value-type="float" office:value="4691">
            <text:p>4691</text:p>
          </table:table-cell>
          <table:table-cell office:value-type="string">
            <text:p>Japan Lure Shop</text:p>
          </table:table-cell>
          <table:table-cell office:value-type="string">
            <text:p>Japan Lure Shop Coupon codes &amp; Japan Lure Shop Promo codes</text:p>
          </table:table-cell>
          <table:table-cell office:value-type="string">
            <text:p>https://localhost/cupons/wp-content/uploads/2019/08/Japan-Lure-Shop-Coupon.png</text:p>
          </table:table-cell>
          <table:table-cell/>
          <table:table-cell office:value-type="string">
            <text:p>http://japanlureshop.com/</text:p>
          </table:table-cell>
          <table:table-cell office:value-type="string">
            <text:p>publish</text:p>
          </table:table-cell>
          <table:table-cell office:value-type="string">
            <text:p>japanlureshop-coupon-codes</text:p>
          </table:table-cell>
          <table:table-cell table:number-columns-repeated="1016"/>
        </table:table-row>
        <table:table-row table:style-name="ro1">
          <table:table-cell office:value-type="float" office:value="4693">
            <text:p>4693</text:p>
          </table:table-cell>
          <table:table-cell office:value-type="string">
            <text:p>Popcherry</text:p>
          </table:table-cell>
          <table:table-cell office:value-type="string">
            <text:p>Popcherry Coupon codes &amp; Popcherry Promo codes</text:p>
          </table:table-cell>
          <table:table-cell office:value-type="string">
            <text:p>https://localhost/cupons/wp-content/uploads/2019/08/Popcherry-Coupon.png</text:p>
          </table:table-cell>
          <table:table-cell/>
          <table:table-cell office:value-type="string">
            <text:p>http://www.popcherry.com.au/</text:p>
          </table:table-cell>
          <table:table-cell office:value-type="string">
            <text:p>publish</text:p>
          </table:table-cell>
          <table:table-cell office:value-type="string">
            <text:p>popcherry-coupon-codes</text:p>
          </table:table-cell>
          <table:table-cell table:number-columns-repeated="1016"/>
        </table:table-row>
        <table:table-row table:style-name="ro1">
          <table:table-cell office:value-type="float" office:value="4695">
            <text:p>4695</text:p>
          </table:table-cell>
          <table:table-cell office:value-type="string">
            <text:p>Dear Lover</text:p>
          </table:table-cell>
          <table:table-cell office:value-type="string">
            <text:p>Dear Lover Coupon codes &amp; Dear Lover Promo codes</text:p>
          </table:table-cell>
          <table:table-cell office:value-type="string">
            <text:p>https://localhost/cupons/wp-content/uploads/2019/08/Dear-Lover-Coupon.png</text:p>
          </table:table-cell>
          <table:table-cell/>
          <table:table-cell office:value-type="string">
            <text:p>https://www.dear-lover.com/</text:p>
          </table:table-cell>
          <table:table-cell office:value-type="string">
            <text:p>publish</text:p>
          </table:table-cell>
          <table:table-cell office:value-type="string">
            <text:p>dearlover-coupon-codes</text:p>
          </table:table-cell>
          <table:table-cell table:number-columns-repeated="1016"/>
        </table:table-row>
        <table:table-row table:style-name="ro1">
          <table:table-cell office:value-type="float" office:value="4697">
            <text:p>4697</text:p>
          </table:table-cell>
          <table:table-cell office:value-type="string">
            <text:p>Seafolly</text:p>
          </table:table-cell>
          <table:table-cell office:value-type="string">
            <text:p>Seafolly Coupon codes &amp; Seafolly Promo codes</text:p>
          </table:table-cell>
          <table:table-cell office:value-type="string">
            <text:p>https://localhost/cupons/wp-content/uploads/2019/08/Seafolly-Coupon.png</text:p>
          </table:table-cell>
          <table:table-cell/>
          <table:table-cell office:value-type="string">
            <text:p>https://www.seafolly.com/au</text:p>
          </table:table-cell>
          <table:table-cell office:value-type="string">
            <text:p>publish</text:p>
          </table:table-cell>
          <table:table-cell office:value-type="string">
            <text:p>seafolly-coupon-codes</text:p>
          </table:table-cell>
          <table:table-cell table:number-columns-repeated="1016"/>
        </table:table-row>
        <table:table-row table:style-name="ro1">
          <table:table-cell office:value-type="float" office:value="4699">
            <text:p>4699</text:p>
          </table:table-cell>
          <table:table-cell office:value-type="string">
            <text:p>Ozhead</text:p>
          </table:table-cell>
          <table:table-cell office:value-type="string">
            <text:p>Ozhead Coupon codes &amp; Ozhead Promo codes</text:p>
          </table:table-cell>
          <table:table-cell office:value-type="string">
            <text:p>https://localhost/cupons/wp-content/uploads/2019/08/Ozhead-Coupon.png</text:p>
          </table:table-cell>
          <table:table-cell/>
          <table:table-cell office:value-type="string">
            <text:p>https://ozhead.com.au/</text:p>
          </table:table-cell>
          <table:table-cell office:value-type="string">
            <text:p>publish</text:p>
          </table:table-cell>
          <table:table-cell office:value-type="string">
            <text:p>ozhead-coupon-codes</text:p>
          </table:table-cell>
          <table:table-cell table:number-columns-repeated="1016"/>
        </table:table-row>
        <table:table-row table:style-name="ro1">
          <table:table-cell office:value-type="float" office:value="4701">
            <text:p>4701</text:p>
          </table:table-cell>
          <table:table-cell office:value-type="string">
            <text:p>Second To None Nutrition</text:p>
          </table:table-cell>
          <table:table-cell office:value-type="string">
            <text:p>Second To None Nutrition Coupon codes &amp; Second To None Nutrition Promo codes</text:p>
          </table:table-cell>
          <table:table-cell office:value-type="string">
            <text:p>https://localhost/cupons/wp-content/uploads/2019/08/Second-To-None-Nutrition-Coupon.png</text:p>
          </table:table-cell>
          <table:table-cell/>
          <table:table-cell office:value-type="string">
            <text:p>https://www.secondtononenutrition.com/</text:p>
          </table:table-cell>
          <table:table-cell office:value-type="string">
            <text:p>publish</text:p>
          </table:table-cell>
          <table:table-cell office:value-type="string">
            <text:p>secondtononenutrition-coupon-codes</text:p>
          </table:table-cell>
          <table:table-cell table:number-columns-repeated="1016"/>
        </table:table-row>
        <table:table-row table:style-name="ro1">
          <table:table-cell office:value-type="float" office:value="4703">
            <text:p>4703</text:p>
          </table:table-cell>
          <table:table-cell office:value-type="string">
            <text:p>One Teaspoon</text:p>
          </table:table-cell>
          <table:table-cell office:value-type="string">
            <text:p>One Teaspoon Coupon codes &amp; One Teaspoon Promo codes</text:p>
          </table:table-cell>
          <table:table-cell office:value-type="string">
            <text:p>https://localhost/cupons/wp-content/uploads/2019/08/One-Teaspoon-Coupon.jpg</text:p>
          </table:table-cell>
          <table:table-cell/>
          <table:table-cell office:value-type="string">
            <text:p>https://www.oneteaspoon.com/</text:p>
          </table:table-cell>
          <table:table-cell office:value-type="string">
            <text:p>publish</text:p>
          </table:table-cell>
          <table:table-cell office:value-type="string">
            <text:p>one-teaspoon</text:p>
          </table:table-cell>
          <table:table-cell table:number-columns-repeated="1016"/>
        </table:table-row>
        <table:table-row table:style-name="ro1">
          <table:table-cell office:value-type="float" office:value="4705">
            <text:p>4705</text:p>
          </table:table-cell>
          <table:table-cell office:value-type="string">
            <text:p>Vida Glow</text:p>
          </table:table-cell>
          <table:table-cell office:value-type="string">
            <text:p>Vida Glow Coupon codes &amp; Vida Glow Promo codes</text:p>
          </table:table-cell>
          <table:table-cell office:value-type="string">
            <text:p>https://localhost/cupons/wp-content/uploads/2019/08/Vida-Glow-Coupon.png</text:p>
          </table:table-cell>
          <table:table-cell/>
          <table:table-cell office:value-type="string">
            <text:p>https://ausnz.vidaglow.com/</text:p>
          </table:table-cell>
          <table:table-cell office:value-type="string">
            <text:p>publish</text:p>
          </table:table-cell>
          <table:table-cell office:value-type="string">
            <text:p>vidaglow-coupon-codes</text:p>
          </table:table-cell>
          <table:table-cell table:number-columns-repeated="1016"/>
        </table:table-row>
        <table:table-row table:style-name="ro1">
          <table:table-cell office:value-type="float" office:value="4707">
            <text:p>4707</text:p>
          </table:table-cell>
          <table:table-cell office:value-type="string">
            <text:p>Appliancewhse</text:p>
          </table:table-cell>
          <table:table-cell office:value-type="string">
            <text:p>Appliancewhse Coupon codes &amp; Appliancewhse Promo codes</text:p>
          </table:table-cell>
          <table:table-cell office:value-type="string">
            <text:p>https://localhost/cupons/wp-content/uploads/2019/08/Appliancewhse-Coupon.png</text:p>
          </table:table-cell>
          <table:table-cell/>
          <table:table-cell office:value-type="string">
            <text:p>https://www.appliancesonline.com.au/</text:p>
          </table:table-cell>
          <table:table-cell office:value-type="string">
            <text:p>publish</text:p>
          </table:table-cell>
          <table:table-cell office:value-type="string">
            <text:p>appliancewhse-coupon-codes</text:p>
          </table:table-cell>
          <table:table-cell table:number-columns-repeated="1016"/>
        </table:table-row>
        <table:table-row table:style-name="ro1">
          <table:table-cell office:value-type="float" office:value="4710">
            <text:p>4710</text:p>
          </table:table-cell>
          <table:table-cell office:value-type="string">
            <text:p>Leonas</text:p>
          </table:table-cell>
          <table:table-cell office:value-type="string">
            <text:p>Leonas Coupon codes &amp; Leonas Promo codes</text:p>
          </table:table-cell>
          <table:table-cell office:value-type="string">
            <text:p>https://localhost/cupons/wp-content/uploads/2019/08/Leonas-Coupon.png</text:p>
          </table:table-cell>
          <table:table-cell/>
          <table:table-cell office:value-type="string">
            <text:p>http://leonas.com/</text:p>
          </table:table-cell>
          <table:table-cell office:value-type="string">
            <text:p>publish</text:p>
          </table:table-cell>
          <table:table-cell office:value-type="string">
            <text:p>leonas-coupon-codes</text:p>
          </table:table-cell>
          <table:table-cell table:number-columns-repeated="1016"/>
        </table:table-row>
        <table:table-row table:style-name="ro1">
          <table:table-cell office:value-type="float" office:value="4712">
            <text:p>4712</text:p>
          </table:table-cell>
          <table:table-cell office:value-type="string">
            <text:p>Tivoli Audio</text:p>
          </table:table-cell>
          <table:table-cell office:value-type="string">
            <text:p>Tivoli Audio Coupon codes &amp; Tivoli Audio Promo codes</text:p>
          </table:table-cell>
          <table:table-cell office:value-type="string">
            <text:p>https://localhost/cupons/wp-content/uploads/2019/08/Tivoli-Audio-Coupon.png</text:p>
          </table:table-cell>
          <table:table-cell/>
          <table:table-cell office:value-type="string">
            <text:p>https://www.tivoliaudio.com/</text:p>
          </table:table-cell>
          <table:table-cell office:value-type="string">
            <text:p>publish</text:p>
          </table:table-cell>
          <table:table-cell office:value-type="string">
            <text:p>tivoliaudio-coupon-codes</text:p>
          </table:table-cell>
          <table:table-cell table:number-columns-repeated="1016"/>
        </table:table-row>
        <table:table-row table:style-name="ro1">
          <table:table-cell office:value-type="float" office:value="4716">
            <text:p>4716</text:p>
          </table:table-cell>
          <table:table-cell office:value-type="string">
            <text:p>Sisters The Label</text:p>
          </table:table-cell>
          <table:table-cell office:value-type="string">
            <text:p>Sisters The Label Coupon codes &amp; Sisters The Label Promo codes</text:p>
          </table:table-cell>
          <table:table-cell office:value-type="string">
            <text:p>https://localhost/cupons/wp-content/uploads/2019/08/Sisters-The-Label-Coupon.png</text:p>
          </table:table-cell>
          <table:table-cell/>
          <table:table-cell office:value-type="string">
            <text:p>https://au.sistersthelabel.com/</text:p>
          </table:table-cell>
          <table:table-cell office:value-type="string">
            <text:p>publish</text:p>
          </table:table-cell>
          <table:table-cell office:value-type="string">
            <text:p>sistersthelabel-coupon-codes</text:p>
          </table:table-cell>
          <table:table-cell table:number-columns-repeated="1016"/>
        </table:table-row>
        <table:table-row table:style-name="ro1">
          <table:table-cell office:value-type="float" office:value="4717">
            <text:p>4717</text:p>
          </table:table-cell>
          <table:table-cell table:number-columns-repeated="5"/>
          <table:table-cell office:value-type="string">
            <text:p>draft</text:p>
          </table:table-cell>
          <table:table-cell table:number-columns-repeated="1017"/>
        </table:table-row>
        <table:table-row table:style-name="ro1">
          <table:table-cell office:value-type="float" office:value="4721">
            <text:p>4721</text:p>
          </table:table-cell>
          <table:table-cell office:value-type="string">
            <text:p>Sandbagger</text:p>
          </table:table-cell>
          <table:table-cell office:value-type="string">
            <text:p>Sandbagger Coupon codes &amp; Sandbagger Promo codes</text:p>
          </table:table-cell>
          <table:table-cell office:value-type="string">
            <text:p>https://localhost/cupons/wp-content/uploads/2019/08/Sandbagger-Coupon.png</text:p>
          </table:table-cell>
          <table:table-cell/>
          <table:table-cell office:value-type="string">
            <text:p>http://www.sandbaggers.com.au/</text:p>
          </table:table-cell>
          <table:table-cell office:value-type="string">
            <text:p>publish</text:p>
          </table:table-cell>
          <table:table-cell office:value-type="string">
            <text:p>sandbagger-coupon-codes</text:p>
          </table:table-cell>
          <table:table-cell table:number-columns-repeated="1016"/>
        </table:table-row>
        <table:table-row table:style-name="ro1">
          <table:table-cell office:value-type="float" office:value="4723">
            <text:p>4723</text:p>
          </table:table-cell>
          <table:table-cell office:value-type="string">
            <text:p>Catch Of The Day</text:p>
          </table:table-cell>
          <table:table-cell office:value-type="string">
            <text:p>Catch Of The Day Coupon codes &amp; Catch Of The Day Promo codes</text:p>
          </table:table-cell>
          <table:table-cell office:value-type="string">
            <text:p>https://localhost/cupons/wp-content/uploads/2019/08/Catch-Of-The-Day-Coupon.jpg</text:p>
          </table:table-cell>
          <table:table-cell/>
          <table:table-cell office:value-type="string">
            <text:p>https://www.catch.com.au/</text:p>
          </table:table-cell>
          <table:table-cell office:value-type="string">
            <text:p>publish</text:p>
          </table:table-cell>
          <table:table-cell office:value-type="string">
            <text:p>catchoftheday-coupon-codes</text:p>
          </table:table-cell>
          <table:table-cell table:number-columns-repeated="1016"/>
        </table:table-row>
        <table:table-row table:style-name="ro1">
          <table:table-cell office:value-type="float" office:value="4742">
            <text:p>4742</text:p>
          </table:table-cell>
          <table:table-cell office:value-type="string">
            <text:p>Mon Purse</text:p>
          </table:table-cell>
          <table:table-cell office:value-type="string">
            <text:p>Mon Purse Coupon Codes &amp; Mon Purse Promo Codes</text:p>
          </table:table-cell>
          <table:table-cell office:value-type="string">
            <text:p>https://localhost/cupons/wp-content/uploads/2019/08/Mon-Purse-Coupon-Codes-min.jpg</text:p>
          </table:table-cell>
          <table:table-cell/>
          <table:table-cell office:value-type="string">
            <text:p>https://t.cfjump.com/t/49166/32249/</text:p>
          </table:table-cell>
          <table:table-cell office:value-type="string">
            <text:p>publish</text:p>
          </table:table-cell>
          <table:table-cell office:value-type="string">
            <text:p>monpurse-coupon-codes</text:p>
          </table:table-cell>
          <table:table-cell table:number-columns-repeated="1016"/>
        </table:table-row>
        <table:table-row table:style-name="ro1">
          <table:table-cell office:value-type="float" office:value="4743">
            <text:p>4743</text:p>
          </table:table-cell>
          <table:table-cell office:value-type="string">
            <text:p>Organics on a Budget</text:p>
          </table:table-cell>
          <table:table-cell office:value-type="string">
            <text:p>Organics on a Budget Coupon Codes &amp; Organics on a Budget Promo Codes</text:p>
          </table:table-cell>
          <table:table-cell office:value-type="string">
            <text:p>https://localhost/cupons/wp-content/uploads/2019/08/Organics-on-a-Budget-Coupon-Codes-min.jpg</text:p>
          </table:table-cell>
          <table:table-cell/>
          <table:table-cell office:value-type="string">
            <text:p>https://t.cfjump.com/49166/t/61521</text:p>
          </table:table-cell>
          <table:table-cell office:value-type="string">
            <text:p>publish</text:p>
          </table:table-cell>
          <table:table-cell office:value-type="string">
            <text:p>organicsonabudget-coupon-codes</text:p>
          </table:table-cell>
          <table:table-cell table:number-columns-repeated="1016"/>
        </table:table-row>
        <table:table-row table:style-name="ro1">
          <table:table-cell office:value-type="float" office:value="4749">
            <text:p>4749</text:p>
          </table:table-cell>
          <table:table-cell office:value-type="string">
            <text:p>Living Styles</text:p>
          </table:table-cell>
          <table:table-cell office:value-type="string">
            <text:p>Living Styles Coupon Codes &amp; Living Styles Promo Codes</text:p>
          </table:table-cell>
          <table:table-cell office:value-type="string">
            <text:p>https://localhost/cupons/wp-content/uploads/2019/08/Living-Styles-Coupon-Codes-min.jpg</text:p>
          </table:table-cell>
          <table:table-cell/>
          <table:table-cell office:value-type="string">
            <text:p>https://t.cfjump.com/49166/b/100646</text:p>
          </table:table-cell>
          <table:table-cell office:value-type="string">
            <text:p>publish</text:p>
          </table:table-cell>
          <table:table-cell office:value-type="string">
            <text:p>livingstyles-coupon-codes</text:p>
          </table:table-cell>
          <table:table-cell table:number-columns-repeated="1016"/>
        </table:table-row>
        <table:table-row table:style-name="ro1">
          <table:table-cell office:value-type="float" office:value="4750">
            <text:p>4750</text:p>
          </table:table-cell>
          <table:table-cell office:value-type="string">
            <text:p>Smooch Baby</text:p>
          </table:table-cell>
          <table:table-cell office:value-type="string">
            <text:p>Smooch Baby Coupon Codes &amp; Smooch Baby Promo Codes</text:p>
          </table:table-cell>
          <table:table-cell office:value-type="string">
            <text:p>https://localhost/cupons/wp-content/uploads/2019/08/Smooch-Baby-Coupon-Codes-min.png</text:p>
          </table:table-cell>
          <table:table-cell/>
          <table:table-cell office:value-type="string">
            <text:p>https://t.cfjump.com/49166/b/123055</text:p>
          </table:table-cell>
          <table:table-cell office:value-type="string">
            <text:p>publish</text:p>
          </table:table-cell>
          <table:table-cell office:value-type="string">
            <text:p>smoochbaby-coupon-codes</text:p>
          </table:table-cell>
          <table:table-cell table:number-columns-repeated="1016"/>
        </table:table-row>
        <table:table-row table:style-name="ro1">
          <table:table-cell office:value-type="float" office:value="4755">
            <text:p>4755</text:p>
          </table:table-cell>
          <table:table-cell office:value-type="string">
            <text:p>The Baby Gift Company</text:p>
          </table:table-cell>
          <table:table-cell office:value-type="string">
            <text:p>The Baby Gift Company Coupon Codes &amp; The Baby Gift Company Promo Codes</text:p>
          </table:table-cell>
          <table:table-cell office:value-type="string">
            <text:p>https://localhost/cupons/wp-content/uploads/2019/08/The-Baby-Gift-Company-Coupon-Codes-min.jpg</text:p>
          </table:table-cell>
          <table:table-cell/>
          <table:table-cell office:value-type="string">
            <text:p>https://t.cfjump.com/49166/b/109908</text:p>
          </table:table-cell>
          <table:table-cell office:value-type="string">
            <text:p>publish</text:p>
          </table:table-cell>
          <table:table-cell office:value-type="string">
            <text:p>thebabygiftcompany-coupon-codes</text:p>
          </table:table-cell>
          <table:table-cell table:number-columns-repeated="1016"/>
        </table:table-row>
        <table:table-row table:style-name="ro1">
          <table:table-cell office:value-type="float" office:value="4761">
            <text:p>4761</text:p>
          </table:table-cell>
          <table:table-cell office:value-type="string">
            <text:p>Ben Sherman</text:p>
          </table:table-cell>
          <table:table-cell office:value-type="string">
            <text:p>Ben Sherman Coupon Codes &amp; Ben Sherman Promo Codes</text:p>
          </table:table-cell>
          <table:table-cell office:value-type="string">
            <text:p>https://localhost/cupons/wp-content/uploads/2019/08/Ben-Sherman-Coupon-Codes-min.png</text:p>
          </table:table-cell>
          <table:table-cell/>
          <table:table-cell office:value-type="string">
            <text:p>https://t.cfjump.com/49166/t/57399</text:p>
          </table:table-cell>
          <table:table-cell office:value-type="string">
            <text:p>publish</text:p>
          </table:table-cell>
          <table:table-cell office:value-type="string">
            <text:p>bensherman-coupon-codes</text:p>
          </table:table-cell>
          <table:table-cell table:number-columns-repeated="1016"/>
        </table:table-row>
        <table:table-row table:style-name="ro1">
          <table:table-cell office:value-type="float" office:value="4764">
            <text:p>4764</text:p>
          </table:table-cell>
          <table:table-cell office:value-type="string">
            <text:p>Fast Cover</text:p>
          </table:table-cell>
          <table:table-cell office:value-type="string">
            <text:p>Fast Cover Coupon Codes &amp; Fast Cover Promo Codes</text:p>
          </table:table-cell>
          <table:table-cell office:value-type="string">
            <text:p>https://localhost/cupons/wp-content/uploads/2019/08/Fast-Cover-Coupon-Codes-min.png</text:p>
          </table:table-cell>
          <table:table-cell/>
          <table:table-cell office:value-type="string">
            <text:p>https://fastcover.com.au/</text:p>
          </table:table-cell>
          <table:table-cell office:value-type="string">
            <text:p>publish</text:p>
          </table:table-cell>
          <table:table-cell office:value-type="string">
            <text:p>fastcover-coupon-codes</text:p>
          </table:table-cell>
          <table:table-cell table:number-columns-repeated="1016"/>
        </table:table-row>
        <table:table-row table:style-name="ro1">
          <table:table-cell office:value-type="float" office:value="4766">
            <text:p>4766</text:p>
          </table:table-cell>
          <table:table-cell office:value-type="string">
            <text:p>Speedo</text:p>
          </table:table-cell>
          <table:table-cell office:value-type="string">
            <text:p>Speedo Coupon Codes &amp; Speedo Promo Codes</text:p>
          </table:table-cell>
          <table:table-cell office:value-type="string">
            <text:p>https://localhost/cupons/wp-content/uploads/2019/08/Speeso-Coupon-Codes-min.jpg</text:p>
          </table:table-cell>
          <table:table-cell/>
          <table:table-cell office:value-type="string">
            <text:p>https://t.cfjump.com/49166/t/47628</text:p>
          </table:table-cell>
          <table:table-cell office:value-type="string">
            <text:p>publish</text:p>
          </table:table-cell>
          <table:table-cell office:value-type="string">
            <text:p>speedo-coupon-codes</text:p>
          </table:table-cell>
          <table:table-cell table:number-columns-repeated="1016"/>
        </table:table-row>
        <table:table-row table:style-name="ro1">
          <table:table-cell office:value-type="float" office:value="4772">
            <text:p>4772</text:p>
          </table:table-cell>
          <table:table-cell office:value-type="string">
            <text:p>Look Fantastic AU</text:p>
          </table:table-cell>
          <table:table-cell office:value-type="string">
            <text:p>Look Fantastic AU Coupon Codes &amp; Look Fantastic AU Promo Codes</text:p>
          </table:table-cell>
          <table:table-cell office:value-type="string">
            <text:p>https://localhost/cupons/wp-content/uploads/2019/08/Look-Fantastic-Coupon-Codes-min.png</text:p>
          </table:table-cell>
          <table:table-cell/>
          <table:table-cell office:value-type="string">
            <text:p>https://t.cfjump.com/49166/t/45857</text:p>
          </table:table-cell>
          <table:table-cell office:value-type="string">
            <text:p>publish</text:p>
          </table:table-cell>
          <table:table-cell office:value-type="string">
            <text:p>lookfantasticau-coupon-codes</text:p>
          </table:table-cell>
          <table:table-cell table:number-columns-repeated="1016"/>
        </table:table-row>
        <table:table-row table:style-name="ro1">
          <table:table-cell office:value-type="float" office:value="4779">
            <text:p>4779</text:p>
          </table:table-cell>
          <table:table-cell office:value-type="string">
            <text:p>Mosmann Australia</text:p>
          </table:table-cell>
          <table:table-cell office:value-type="string">
            <text:p>Mosmann Australia <text:s/>Coupon Codes &amp; Mosmann Australia Promo Codes</text:p>
          </table:table-cell>
          <table:table-cell office:value-type="string">
            <text:p>https://localhost/cupons/wp-content/uploads/2019/08/Mosmann-Australia-Coupon-Codes-min.jpg</text:p>
          </table:table-cell>
          <table:table-cell/>
          <table:table-cell office:value-type="string">
            <text:p>https://t.cfjump.com/49166/t/18802</text:p>
          </table:table-cell>
          <table:table-cell office:value-type="string">
            <text:p>publish</text:p>
          </table:table-cell>
          <table:table-cell office:value-type="string">
            <text:p>mosmannaustralia-coupon-codes</text:p>
          </table:table-cell>
          <table:table-cell table:number-columns-repeated="1016"/>
        </table:table-row>
        <table:table-row table:style-name="ro1">
          <table:table-cell office:value-type="float" office:value="4784">
            <text:p>4784</text:p>
          </table:table-cell>
          <table:table-cell office:value-type="string">
            <text:p>FitFlop</text:p>
          </table:table-cell>
          <table:table-cell office:value-type="string">
            <text:p>FitFlop Coupon Codes &amp; FitFlop Promo Codes</text:p>
          </table:table-cell>
          <table:table-cell office:value-type="string">
            <text:p>https://localhost/cupons/wp-content/uploads/2019/08/FitFlop-Coupon-Codes-min.png</text:p>
          </table:table-cell>
          <table:table-cell/>
          <table:table-cell office:value-type="string">
            <text:p> https://t.cfjump.com/49166/t/37460</text:p>
          </table:table-cell>
          <table:table-cell office:value-type="string">
            <text:p>publish</text:p>
          </table:table-cell>
          <table:table-cell office:value-type="string">
            <text:p>fitflop-coupon-codes</text:p>
          </table:table-cell>
          <table:table-cell table:number-columns-repeated="1016"/>
        </table:table-row>
        <table:table-row table:style-name="ro1">
          <table:table-cell office:value-type="float" office:value="4785">
            <text:p>4785</text:p>
          </table:table-cell>
          <table:table-cell office:value-type="string">
            <text:p>Recreate Yourself</text:p>
          </table:table-cell>
          <table:table-cell office:value-type="string">
            <text:p>Recreate Yourself Coupon Codes &amp; Recreate Yourself Promo Codes</text:p>
          </table:table-cell>
          <table:table-cell office:value-type="string">
            <text:p>https://localhost/cupons/wp-content/uploads/2019/08/Recreate-Yourself-Coupon-Codes-min.png</text:p>
          </table:table-cell>
          <table:table-cell/>
          <table:table-cell office:value-type="string">
            <text:p>https://t.cfjump.com/49166/t/976</text:p>
          </table:table-cell>
          <table:table-cell office:value-type="string">
            <text:p>publish</text:p>
          </table:table-cell>
          <table:table-cell office:value-type="string">
            <text:p>recreateyourself-coupon-codes</text:p>
          </table:table-cell>
          <table:table-cell table:number-columns-repeated="1016"/>
        </table:table-row>
        <table:table-row table:style-name="ro1">
          <table:table-cell office:value-type="float" office:value="4788">
            <text:p>4788</text:p>
          </table:table-cell>
          <table:table-cell office:value-type="string">
            <text:p>Bendon Lingerie</text:p>
          </table:table-cell>
          <table:table-cell office:value-type="string">
            <text:p>Bendon Lingerie Coupon Codes &amp; Bendon Lingerie Promo Codes</text:p>
          </table:table-cell>
          <table:table-cell office:value-type="string">
            <text:p>https://localhost/cupons/wp-content/uploads/2019/08/Bendon-Lingerie-Coupon-Codes-min.png</text:p>
          </table:table-cell>
          <table:table-cell/>
          <table:table-cell office:value-type="string">
            <text:p>https://t.cfjump.com/49166/t/55525</text:p>
          </table:table-cell>
          <table:table-cell office:value-type="string">
            <text:p>publish</text:p>
          </table:table-cell>
          <table:table-cell office:value-type="string">
            <text:p>bendonlingerie-coupon-codes</text:p>
          </table:table-cell>
          <table:table-cell table:number-columns-repeated="1016"/>
        </table:table-row>
        <table:table-row table:style-name="ro1">
          <table:table-cell office:value-type="float" office:value="4789">
            <text:p>4789</text:p>
          </table:table-cell>
          <table:table-cell office:value-type="string">
            <text:p>Ryder</text:p>
          </table:table-cell>
          <table:table-cell office:value-type="string">
            <text:p>Ryder Coupon Codes &amp; Ryder Promo Codes</text:p>
          </table:table-cell>
          <table:table-cell office:value-type="string">
            <text:p>https://localhost/cupons/wp-content/uploads/2019/08/Ryder-Coupon-Codes-min.png</text:p>
          </table:table-cell>
          <table:table-cell/>
          <table:table-cell office:value-type="string">
            <text:p>https://t.cfjump.com/49166/t/14233</text:p>
          </table:table-cell>
          <table:table-cell office:value-type="string">
            <text:p>publish</text:p>
          </table:table-cell>
          <table:table-cell office:value-type="string">
            <text:p>ryder-coupon-codes</text:p>
          </table:table-cell>
          <table:table-cell table:number-columns-repeated="1016"/>
        </table:table-row>
        <table:table-row table:style-name="ro1">
          <table:table-cell office:value-type="float" office:value="4793">
            <text:p>4793</text:p>
          </table:table-cell>
          <table:table-cell office:value-type="string">
            <text:p>Adorne</text:p>
          </table:table-cell>
          <table:table-cell office:value-type="string">
            <text:p>Adorne Coupon Codes &amp; Adorne Promo Codes</text:p>
          </table:table-cell>
          <table:table-cell office:value-type="string">
            <text:p>https://localhost/cupons/wp-content/uploads/2019/08/Adorne-Coupon-Codes-min.png</text:p>
          </table:table-cell>
          <table:table-cell/>
          <table:table-cell office:value-type="string">
            <text:p>https://t.cfjump.com/49166/b/53879</text:p>
          </table:table-cell>
          <table:table-cell office:value-type="string">
            <text:p>publish</text:p>
          </table:table-cell>
          <table:table-cell office:value-type="string">
            <text:p>adorne-coupon-codes</text:p>
          </table:table-cell>
          <table:table-cell table:number-columns-repeated="1016"/>
        </table:table-row>
        <table:table-row table:style-name="ro1">
          <table:table-cell office:value-type="float" office:value="4794">
            <text:p>4794</text:p>
          </table:table-cell>
          <table:table-cell table:number-columns-repeated="5"/>
          <table:table-cell office:value-type="string">
            <text:p>draft</text:p>
          </table:table-cell>
          <table:table-cell table:number-columns-repeated="1017"/>
        </table:table-row>
        <table:table-row table:style-name="ro1">
          <table:table-cell office:value-type="float" office:value="4831">
            <text:p>4831</text:p>
          </table:table-cell>
          <table:table-cell office:value-type="string">
            <text:p>Tidebuy</text:p>
          </table:table-cell>
          <table:table-cell office:value-type="string">
            <text:p>Tidebuy Coupon codes &amp; Tidebuy Promo codes</text:p>
          </table:table-cell>
          <table:table-cell office:value-type="string">
            <text:p>https://localhost/cupons/wp-content/uploads/2019/08/Tidebuy-Coupon.jpeg</text:p>
          </table:table-cell>
          <table:table-cell/>
          <table:table-cell office:value-type="string">
            <text:p>https://ad.admitad.com/g/75hew036lx81f1e9292e3fd583150e/</text:p>
          </table:table-cell>
          <table:table-cell office:value-type="string">
            <text:p>publish</text:p>
          </table:table-cell>
          <table:table-cell office:value-type="string">
            <text:p>tidebuy-coupon-codes</text:p>
          </table:table-cell>
          <table:table-cell table:number-columns-repeated="1016"/>
        </table:table-row>
        <table:table-row table:style-name="ro1">
          <table:table-cell office:value-type="float" office:value="4833">
            <text:p>4833</text:p>
          </table:table-cell>
          <table:table-cell office:value-type="string">
            <text:p>Gamesdeal</text:p>
          </table:table-cell>
          <table:table-cell office:value-type="string">
            <text:p>Gamesdeal Coupon codes &amp; Gamesdeal Promo codes</text:p>
          </table:table-cell>
          <table:table-cell office:value-type="string">
            <text:p>https://localhost/cupons/wp-content/uploads/2019/08/Gamesdeal-Coupon.png</text:p>
          </table:table-cell>
          <table:table-cell/>
          <table:table-cell office:value-type="string">
            <text:p>https://ad.admitad.com/g/nl4tydjde881f1e9292ee302f057c0/</text:p>
          </table:table-cell>
          <table:table-cell office:value-type="string">
            <text:p>publish</text:p>
          </table:table-cell>
          <table:table-cell office:value-type="string">
            <text:p>gamesdeal-coupon-codes</text:p>
          </table:table-cell>
          <table:table-cell table:number-columns-repeated="1016"/>
        </table:table-row>
        <table:table-row table:style-name="ro1">
          <table:table-cell office:value-type="float" office:value="4835">
            <text:p>4835</text:p>
          </table:table-cell>
          <table:table-cell office:value-type="string">
            <text:p>Cafago</text:p>
          </table:table-cell>
          <table:table-cell office:value-type="string">
            <text:p>Cafago Coupon codes &amp; Cafago Promo codes</text:p>
          </table:table-cell>
          <table:table-cell office:value-type="string">
            <text:p>https://localhost/cupons/wp-content/uploads/2019/08/Cafago-Coupon.jpg</text:p>
          </table:table-cell>
          <table:table-cell/>
          <table:table-cell office:value-type="string">
            <text:p>https://ad.admitad.com/g/xrzqqr83az81f1e9292e0789458fbf/</text:p>
          </table:table-cell>
          <table:table-cell office:value-type="string">
            <text:p>publish</text:p>
          </table:table-cell>
          <table:table-cell office:value-type="string">
            <text:p>cafago-coupon-codes</text:p>
          </table:table-cell>
          <table:table-cell table:number-columns-repeated="1016"/>
        </table:table-row>
        <table:table-row table:style-name="ro1">
          <table:table-cell office:value-type="float" office:value="4837">
            <text:p>4837</text:p>
          </table:table-cell>
          <table:table-cell office:value-type="string">
            <text:p>Tinydeal</text:p>
          </table:table-cell>
          <table:table-cell office:value-type="string">
            <text:p>Tinydeal Coupon codes &amp; Tinydeal Promo codes</text:p>
          </table:table-cell>
          <table:table-cell office:value-type="string">
            <text:p>https://localhost/cupons/wp-content/uploads/2019/08/Tinydeal-Coupon.png</text:p>
          </table:table-cell>
          <table:table-cell/>
          <table:table-cell office:value-type="string">
            <text:p>https://ad.admitad.com/g/590bc151bb81f1e9292e91a72d4870/</text:p>
          </table:table-cell>
          <table:table-cell office:value-type="string">
            <text:p>publish</text:p>
          </table:table-cell>
          <table:table-cell office:value-type="string">
            <text:p>tinydeal-coupon-codes</text:p>
          </table:table-cell>
          <table:table-cell table:number-columns-repeated="1016"/>
        </table:table-row>
        <table:table-row table:style-name="ro1">
          <table:table-cell office:value-type="float" office:value="4839">
            <text:p>4839</text:p>
          </table:table-cell>
          <table:table-cell office:value-type="string">
            <text:p>Tmart</text:p>
          </table:table-cell>
          <table:table-cell office:value-type="string">
            <text:p>Tmart Coupon codes &amp; Tmart Promo codes</text:p>
          </table:table-cell>
          <table:table-cell office:value-type="string">
            <text:p>https://localhost/cupons/wp-content/uploads/2019/08/Tmart-Coupon.png</text:p>
          </table:table-cell>
          <table:table-cell/>
          <table:table-cell office:value-type="string">
            <text:p>https://ad.admitad.com/g/h2i3nd0z0d81f1e9292ecb8cbcf449/</text:p>
          </table:table-cell>
          <table:table-cell office:value-type="string">
            <text:p>publish</text:p>
          </table:table-cell>
          <table:table-cell office:value-type="string">
            <text:p>tmart-coupon-codes</text:p>
          </table:table-cell>
          <table:table-cell table:number-columns-repeated="1016"/>
        </table:table-row>
        <table:table-row table:style-name="ro1">
          <table:table-cell office:value-type="float" office:value="4841">
            <text:p>4841</text:p>
          </table:table-cell>
          <table:table-cell office:value-type="string">
            <text:p>Ru vds</text:p>
          </table:table-cell>
          <table:table-cell office:value-type="string">
            <text:p>Ru vds Coupon codes &amp; Ru vds Promo codes</text:p>
          </table:table-cell>
          <table:table-cell office:value-type="string">
            <text:p>https://localhost/cupons/wp-content/uploads/2019/08/Ru-vds-Coupon.png</text:p>
          </table:table-cell>
          <table:table-cell/>
          <table:table-cell office:value-type="string">
            <text:p>https://ad.admitad.com/g/3osr80rrkz81f1e9292ea1e79b955d/</text:p>
          </table:table-cell>
          <table:table-cell office:value-type="string">
            <text:p>publish</text:p>
          </table:table-cell>
          <table:table-cell office:value-type="string">
            <text:p>ruvds-coupon-codes</text:p>
          </table:table-cell>
          <table:table-cell table:number-columns-repeated="1016"/>
        </table:table-row>
        <table:table-row table:style-name="ro1">
          <table:table-cell office:value-type="float" office:value="4844">
            <text:p>4844</text:p>
          </table:table-cell>
          <table:table-cell office:value-type="string">
            <text:p>UAE Visa</text:p>
          </table:table-cell>
          <table:table-cell office:value-type="string">
            <text:p>UAE Visa Coupon codes &amp; UAE Visa Promo codes</text:p>
          </table:table-cell>
          <table:table-cell office:value-type="string">
            <text:p>https://localhost/cupons/wp-content/uploads/2019/08/UAE-Visa-Coupon.jpg</text:p>
          </table:table-cell>
          <table:table-cell/>
          <table:table-cell office:value-type="string">
            <text:p>https://ad.admitad.com/g/tltumwuudl81f1e9292ea907a95eab/</text:p>
          </table:table-cell>
          <table:table-cell office:value-type="string">
            <text:p>publish</text:p>
          </table:table-cell>
          <table:table-cell office:value-type="string">
            <text:p>uaevisa-coupon-codes</text:p>
          </table:table-cell>
          <table:table-cell table:number-columns-repeated="1016"/>
        </table:table-row>
        <table:table-row table:style-name="ro1">
          <table:table-cell office:value-type="float" office:value="4848">
            <text:p>4848</text:p>
          </table:table-cell>
          <table:table-cell office:value-type="string">
            <text:p>Ninecolours</text:p>
          </table:table-cell>
          <table:table-cell office:value-type="string">
            <text:p>Ninecolours Coupon codes &amp; Ninecolours Promo codes</text:p>
          </table:table-cell>
          <table:table-cell office:value-type="string">
            <text:p>https://localhost/cupons/wp-content/uploads/2019/08/Ninecolours-Coupon.jpg</text:p>
          </table:table-cell>
          <table:table-cell/>
          <table:table-cell office:value-type="string">
            <text:p>https://ad.admitad.com/g/vu18dc8cvi81f1e9292e58b0f790cc/</text:p>
          </table:table-cell>
          <table:table-cell office:value-type="string">
            <text:p>publish</text:p>
          </table:table-cell>
          <table:table-cell office:value-type="string">
            <text:p>ninecolours-coupon-codes</text:p>
          </table:table-cell>
          <table:table-cell table:number-columns-repeated="1016"/>
        </table:table-row>
        <table:table-row table:style-name="ro1">
          <table:table-cell office:value-type="float" office:value="4850">
            <text:p>4850</text:p>
          </table:table-cell>
          <table:table-cell office:value-type="string">
            <text:p>Whatlovely</text:p>
          </table:table-cell>
          <table:table-cell office:value-type="string">
            <text:p>Whatlovely Coupon codes &amp; Whatlovely Promo codes</text:p>
          </table:table-cell>
          <table:table-cell office:value-type="string">
            <text:p>https://localhost/cupons/wp-content/uploads/2019/08/Whatlovely-Coupon.jpg</text:p>
          </table:table-cell>
          <table:table-cell/>
          <table:table-cell office:value-type="string">
            <text:p>https://ad.admitad.com/g/ghu42expq381f1e9292e859d4feeda/</text:p>
          </table:table-cell>
          <table:table-cell office:value-type="string">
            <text:p>publish</text:p>
          </table:table-cell>
          <table:table-cell office:value-type="string">
            <text:p>whatlovely-coupon-codes</text:p>
          </table:table-cell>
          <table:table-cell table:number-columns-repeated="1016"/>
        </table:table-row>
        <table:table-row table:style-name="ro1">
          <table:table-cell office:value-type="float" office:value="4852">
            <text:p>4852</text:p>
          </table:table-cell>
          <table:table-cell office:value-type="string">
            <text:p>Soulworker</text:p>
          </table:table-cell>
          <table:table-cell office:value-type="string">
            <text:p>Soulworker Coupon codes &amp; Soulworker Promo codes</text:p>
          </table:table-cell>
          <table:table-cell office:value-type="string">
            <text:p>https://localhost/cupons/wp-content/uploads/2019/08/Soulworker-Coupon.jpg</text:p>
          </table:table-cell>
          <table:table-cell office:value-type="float" office:value="1">
            <text:p>1</text:p>
          </table:table-cell>
          <table:table-cell office:value-type="string">
            <text:p>https://ad.admitad.com/g/434197m70381f1e9292e3274aa928b/</text:p>
          </table:table-cell>
          <table:table-cell office:value-type="string">
            <text:p>publish</text:p>
          </table:table-cell>
          <table:table-cell office:value-type="string">
            <text:p>soulworker-coupon-codes</text:p>
          </table:table-cell>
          <table:table-cell table:number-columns-repeated="1016"/>
        </table:table-row>
        <table:table-row table:style-name="ro1">
          <table:table-cell office:value-type="float" office:value="4854">
            <text:p>4854</text:p>
          </table:table-cell>
          <table:table-cell office:value-type="string">
            <text:p>360 Total Security</text:p>
          </table:table-cell>
          <table:table-cell office:value-type="string">
            <text:p>360 Total Security Coupon codes &amp; 360 Total Security Promo codes</text:p>
          </table:table-cell>
          <table:table-cell office:value-type="string">
            <text:p>https://localhost/cupons/wp-content/uploads/2019/08/360-Total-Security-Coupon.jpg</text:p>
          </table:table-cell>
          <table:table-cell/>
          <table:table-cell office:value-type="string">
            <text:p>https://ad.admitad.com/g/kxyhlrh1dk81f1e9292e79e51191f7/</text:p>
          </table:table-cell>
          <table:table-cell office:value-type="string">
            <text:p>publish</text:p>
          </table:table-cell>
          <table:table-cell office:value-type="string">
            <text:p>360totalsecurity-coupon-codes</text:p>
          </table:table-cell>
          <table:table-cell table:number-columns-repeated="1016"/>
        </table:table-row>
        <table:table-row table:style-name="ro1">
          <table:table-cell office:value-type="float" office:value="4858">
            <text:p>4858</text:p>
          </table:table-cell>
          <table:table-cell office:value-type="string">
            <text:p>Ferns N Petals</text:p>
          </table:table-cell>
          <table:table-cell office:value-type="string">
            <text:p>Ferns N Petals Coupon codes &amp; Ferns N Petals Promo codes</text:p>
          </table:table-cell>
          <table:table-cell office:value-type="string">
            <text:p>https://localhost/cupons/wp-content/uploads/2019/08/Ferns-N-Petals-Coupon.png</text:p>
          </table:table-cell>
          <table:table-cell/>
          <table:table-cell office:value-type="string">
            <text:p>https://ad.admitad.com/g/7njv4685yt81f1e9292e790c17d36b/</text:p>
          </table:table-cell>
          <table:table-cell office:value-type="string">
            <text:p>publish</text:p>
          </table:table-cell>
          <table:table-cell office:value-type="string">
            <text:p>fernsnpetals-coupon-codes</text:p>
          </table:table-cell>
          <table:table-cell table:number-columns-repeated="1016"/>
        </table:table-row>
        <table:table-row table:style-name="ro1">
          <table:table-cell office:value-type="float" office:value="4863">
            <text:p>4863</text:p>
          </table:table-cell>
          <table:table-cell office:value-type="string">
            <text:p>Etoren</text:p>
          </table:table-cell>
          <table:table-cell office:value-type="string">
            <text:p>Etoren Coupon codes &amp; Etoren Promo codes</text:p>
          </table:table-cell>
          <table:table-cell office:value-type="string">
            <text:p>https://localhost/cupons/wp-content/uploads/2019/08/Etoren-Coupon.jpg</text:p>
          </table:table-cell>
          <table:table-cell/>
          <table:table-cell office:value-type="string">
            <text:p>https://ad.admitad.com/g/il4t9sxzsu81f1e9292ed3aee509b7/</text:p>
          </table:table-cell>
          <table:table-cell office:value-type="string">
            <text:p>publish</text:p>
          </table:table-cell>
          <table:table-cell office:value-type="string">
            <text:p>etoren-coupon-codes</text:p>
          </table:table-cell>
          <table:table-cell table:number-columns-repeated="1016"/>
        </table:table-row>
        <table:table-row table:style-name="ro1">
          <table:table-cell office:value-type="float" office:value="4865">
            <text:p>4865</text:p>
          </table:table-cell>
          <table:table-cell office:value-type="string">
            <text:p>Kaspersky</text:p>
          </table:table-cell>
          <table:table-cell office:value-type="string">
            <text:p>Kaspersky Coupon codes &amp; Kaspersky Promo codes</text:p>
          </table:table-cell>
          <table:table-cell office:value-type="string">
            <text:p>https://localhost/cupons/wp-content/uploads/2019/08/Kaspersky-Coupon-1.png|https://localhost/cupons/wp-content/uploads/2019/08/Kaspersky-Coupon.png</text:p>
          </table:table-cell>
          <table:table-cell/>
          <table:table-cell office:value-type="string">
            <text:p>https://ad.admitad.com/g/0v0aas2wsy81f1e9292e3229e83c7e/</text:p>
          </table:table-cell>
          <table:table-cell office:value-type="string">
            <text:p>publish</text:p>
          </table:table-cell>
          <table:table-cell office:value-type="string">
            <text:p>kaspersky-coupon-codes</text:p>
          </table:table-cell>
          <table:table-cell table:number-columns-repeated="1016"/>
        </table:table-row>
        <table:table-row table:style-name="ro1">
          <table:table-cell office:value-type="float" office:value="4871">
            <text:p>4871</text:p>
          </table:table-cell>
          <table:table-cell office:value-type="string">
            <text:p>Sunsky</text:p>
          </table:table-cell>
          <table:table-cell office:value-type="string">
            <text:p>Sunsky Coupon codes &amp; Sunsky Promo codes</text:p>
          </table:table-cell>
          <table:table-cell office:value-type="string">
            <text:p>https://localhost/cupons/wp-content/uploads/2019/08/Sunsky-Coupon.png</text:p>
          </table:table-cell>
          <table:table-cell/>
          <table:table-cell office:value-type="string">
            <text:p>https://ad.admitad.com/g/7npkd4cs1i81f1e9292e869a299fda/</text:p>
          </table:table-cell>
          <table:table-cell office:value-type="string">
            <text:p>publish</text:p>
          </table:table-cell>
          <table:table-cell office:value-type="string">
            <text:p>sunsky-coupon-codes</text:p>
          </table:table-cell>
          <table:table-cell table:number-columns-repeated="1016"/>
        </table:table-row>
        <table:table-row table:style-name="ro1">
          <table:table-cell office:value-type="float" office:value="4875">
            <text:p>4875</text:p>
          </table:table-cell>
          <table:table-cell office:value-type="string">
            <text:p>Generation Zero</text:p>
          </table:table-cell>
          <table:table-cell office:value-type="string">
            <text:p>Generation Zero Coupon codes &amp; Generation Zero Promo codes</text:p>
          </table:table-cell>
          <table:table-cell office:value-type="string">
            <text:p>https://localhost/cupons/wp-content/uploads/2019/08/Generation-Zero-Coupon.png</text:p>
          </table:table-cell>
          <table:table-cell office:value-type="float" office:value="1">
            <text:p>1</text:p>
          </table:table-cell>
          <table:table-cell office:value-type="string">
            <text:p>https://ad.admitad.com/g/3bl7x64uay81f1e9292e60700ce5f7/</text:p>
          </table:table-cell>
          <table:table-cell office:value-type="string">
            <text:p>publish</text:p>
          </table:table-cell>
          <table:table-cell office:value-type="string">
            <text:p>generationzero-coupon-codes</text:p>
          </table:table-cell>
          <table:table-cell table:number-columns-repeated="1016"/>
        </table:table-row>
        <table:table-row table:style-name="ro1">
          <table:table-cell office:value-type="float" office:value="4877">
            <text:p>4877</text:p>
          </table:table-cell>
          <table:table-cell office:value-type="string">
            <text:p>Ash of Gods</text:p>
          </table:table-cell>
          <table:table-cell office:value-type="string">
            <text:p>Ash of Gods Coupon codes &amp; Ash of Gods Promo codes</text:p>
          </table:table-cell>
          <table:table-cell office:value-type="string">
            <text:p>https://localhost/cupons/wp-content/uploads/2019/08/Ash-of-Gods-Coupon.jpg</text:p>
          </table:table-cell>
          <table:table-cell/>
          <table:table-cell office:value-type="string">
            <text:p>https://ad.admitad.com/g/3fycan96ra81f1e9292e51b527508b/</text:p>
          </table:table-cell>
          <table:table-cell office:value-type="string">
            <text:p>publish</text:p>
          </table:table-cell>
          <table:table-cell office:value-type="string">
            <text:p>ashofgods-coupon-codes</text:p>
          </table:table-cell>
          <table:table-cell table:number-columns-repeated="1016"/>
        </table:table-row>
        <table:table-row table:style-name="ro1">
          <table:table-cell office:value-type="float" office:value="4879">
            <text:p>4879</text:p>
          </table:table-cell>
          <table:table-cell office:value-type="string">
            <text:p>Lacoste AE</text:p>
          </table:table-cell>
          <table:table-cell office:value-type="string">
            <text:p>Lacoste AE Coupon codes &amp; Lacoste AE Promo codes</text:p>
          </table:table-cell>
          <table:table-cell office:value-type="string">
            <text:p>https://localhost/cupons/wp-content/uploads/2019/08/Lacoste-AE-Coupon.png</text:p>
          </table:table-cell>
          <table:table-cell/>
          <table:table-cell office:value-type="string">
            <text:p>https://ad.admitad.com/g/sfjhafqs3681f1e9292e403dff3a16/</text:p>
          </table:table-cell>
          <table:table-cell office:value-type="string">
            <text:p>publish</text:p>
          </table:table-cell>
          <table:table-cell office:value-type="string">
            <text:p>lacosteae-coupon-codes</text:p>
          </table:table-cell>
          <table:table-cell table:number-columns-repeated="1016"/>
        </table:table-row>
        <table:table-row table:style-name="ro1">
          <table:table-cell office:value-type="float" office:value="4881">
            <text:p>4881</text:p>
          </table:table-cell>
          <table:table-cell office:value-type="string">
            <text:p>Menakart</text:p>
          </table:table-cell>
          <table:table-cell office:value-type="string">
            <text:p>Menakart Coupon codes &amp; Menakart Promo codes</text:p>
          </table:table-cell>
          <table:table-cell office:value-type="string">
            <text:p>https://localhost/cupons/wp-content/uploads/2019/08/Menakart-Coupon.jpg</text:p>
          </table:table-cell>
          <table:table-cell/>
          <table:table-cell office:value-type="string">
            <text:p>https://ad.admitad.com/g/ldrhrwftgc81f1e9292eb41df61380/</text:p>
          </table:table-cell>
          <table:table-cell office:value-type="string">
            <text:p>publish</text:p>
          </table:table-cell>
          <table:table-cell office:value-type="string">
            <text:p>menakart-coupon-codes</text:p>
          </table:table-cell>
          <table:table-cell table:number-columns-repeated="1016"/>
        </table:table-row>
        <table:table-row table:style-name="ro1">
          <table:table-cell office:value-type="float" office:value="4884">
            <text:p>4884</text:p>
          </table:table-cell>
          <table:table-cell office:value-type="string">
            <text:p>JetRadar</text:p>
          </table:table-cell>
          <table:table-cell office:value-type="string">
            <text:p>JetRadar Coupon codes &amp; JetRadar Promo codes</text:p>
          </table:table-cell>
          <table:table-cell office:value-type="string">
            <text:p>https://localhost/cupons/wp-content/uploads/2019/08/JetRadar-Coupon.jpg</text:p>
          </table:table-cell>
          <table:table-cell/>
          <table:table-cell office:value-type="string">
            <text:p>https://ad.admitad.com/g/77fc3e079281f1e9292eda07f65aea/</text:p>
          </table:table-cell>
          <table:table-cell office:value-type="string">
            <text:p>publish</text:p>
          </table:table-cell>
          <table:table-cell office:value-type="string">
            <text:p>jetradar-coupon-codes</text:p>
          </table:table-cell>
          <table:table-cell table:number-columns-repeated="1016"/>
        </table:table-row>
        <table:table-row table:style-name="ro1">
          <table:table-cell office:value-type="float" office:value="4886">
            <text:p>4886</text:p>
          </table:table-cell>
          <table:table-cell office:value-type="string">
            <text:p>Atlas for Men</text:p>
          </table:table-cell>
          <table:table-cell office:value-type="string">
            <text:p>Atlas for Men Coupon codes &amp; Atlas for Men Promo codes</text:p>
          </table:table-cell>
          <table:table-cell office:value-type="string">
            <text:p>https://localhost/cupons/wp-content/uploads/2019/08/Atlas-for-Men-Coupon.png</text:p>
          </table:table-cell>
          <table:table-cell office:value-type="float" office:value="1">
            <text:p>1</text:p>
          </table:table-cell>
          <table:table-cell office:value-type="string">
            <text:p>https://ad.admitad.com/g/7awx960rz581f1e9292e71edc9c699/</text:p>
          </table:table-cell>
          <table:table-cell office:value-type="string">
            <text:p>publish</text:p>
          </table:table-cell>
          <table:table-cell office:value-type="string">
            <text:p>atlasformen-coupon-codes</text:p>
          </table:table-cell>
          <table:table-cell table:number-columns-repeated="1016"/>
        </table:table-row>
        <table:table-row table:style-name="ro1">
          <table:table-cell office:value-type="float" office:value="4888">
            <text:p>4888</text:p>
          </table:table-cell>
          <table:table-cell office:value-type="string">
            <text:p>Cesdeals</text:p>
          </table:table-cell>
          <table:table-cell office:value-type="string">
            <text:p>Cesdeals Coupon codes &amp; Cesdeals Promo codes</text:p>
          </table:table-cell>
          <table:table-cell office:value-type="string">
            <text:p>https://localhost/cupons/wp-content/uploads/2019/08/Cesdeals-Coupon.png</text:p>
          </table:table-cell>
          <table:table-cell/>
          <table:table-cell office:value-type="string">
            <text:p>https://ad.admitad.com/g/enfyv9i7oe81f1e9292ecc4476038e/</text:p>
          </table:table-cell>
          <table:table-cell office:value-type="string">
            <text:p>publish</text:p>
          </table:table-cell>
          <table:table-cell office:value-type="string">
            <text:p>cesdeals-coupon-codes</text:p>
          </table:table-cell>
          <table:table-cell table:number-columns-repeated="1016"/>
        </table:table-row>
        <table:table-row table:style-name="ro1">
          <table:table-cell office:value-type="float" office:value="4890">
            <text:p>4890</text:p>
          </table:table-cell>
          <table:table-cell office:value-type="string">
            <text:p>Life is Feudal Forest Village</text:p>
          </table:table-cell>
          <table:table-cell office:value-type="string">
            <text:p>Life is Feudal: Forest Village Coupon codes &amp; Life is Feudal: Forest Village Promo codes</text:p>
          </table:table-cell>
          <table:table-cell office:value-type="string">
            <text:p>https://localhost/cupons/wp-content/uploads/2019/08/Life-is-Feudal-Forest-Village-Coupon.jpg</text:p>
          </table:table-cell>
          <table:table-cell/>
          <table:table-cell office:value-type="string">
            <text:p>https://ad.admitad.com/g/25gnrod76081f1e9292ee659d14688/</text:p>
          </table:table-cell>
          <table:table-cell office:value-type="string">
            <text:p>publish</text:p>
          </table:table-cell>
          <table:table-cell office:value-type="string">
            <text:p>lifeisfeudalforestvillage-coupon-codes</text:p>
          </table:table-cell>
          <table:table-cell table:number-columns-repeated="1016"/>
        </table:table-row>
        <table:table-row table:style-name="ro1">
          <table:table-cell office:value-type="float" office:value="4893">
            <text:p>4893</text:p>
          </table:table-cell>
          <table:table-cell office:value-type="string">
            <text:p>Milanoo</text:p>
          </table:table-cell>
          <table:table-cell office:value-type="string">
            <text:p>Milanoo Coupon codes &amp; Milanoo Promo codes</text:p>
          </table:table-cell>
          <table:table-cell office:value-type="string">
            <text:p>https://localhost/cupons/wp-content/uploads/2019/08/Milanoo-Coupon.jpg</text:p>
          </table:table-cell>
          <table:table-cell/>
          <table:table-cell office:value-type="string">
            <text:p>https://ad.admitad.com/g/ca265zafmk81f1e9292e9f466608b0/</text:p>
          </table:table-cell>
          <table:table-cell office:value-type="string">
            <text:p>publish</text:p>
          </table:table-cell>
          <table:table-cell office:value-type="string">
            <text:p>milanoo-coupon-codes</text:p>
          </table:table-cell>
          <table:table-cell table:number-columns-repeated="1016"/>
        </table:table-row>
        <table:table-row table:style-name="ro1">
          <table:table-cell office:value-type="float" office:value="4895">
            <text:p>4895</text:p>
          </table:table-cell>
          <table:table-cell office:value-type="string">
            <text:p>PureVPN</text:p>
          </table:table-cell>
          <table:table-cell office:value-type="string">
            <text:p>PureVPN Coupon codes &amp; PureVPN Promo codes</text:p>
          </table:table-cell>
          <table:table-cell office:value-type="string">
            <text:p>https://localhost/cupons/wp-content/uploads/2019/08/PureVPN-Coupon.png</text:p>
          </table:table-cell>
          <table:table-cell/>
          <table:table-cell office:value-type="string">
            <text:p>https://ad.admitad.com/g/p8k5lg11yy81f1e9292e7829b388e0/</text:p>
          </table:table-cell>
          <table:table-cell office:value-type="string">
            <text:p>publish</text:p>
          </table:table-cell>
          <table:table-cell office:value-type="string">
            <text:p>purevpn-coupon-codes</text:p>
          </table:table-cell>
          <table:table-cell table:number-columns-repeated="1016"/>
        </table:table-row>
        <table:table-row table:style-name="ro1">
          <table:table-cell office:value-type="float" office:value="4898">
            <text:p>4898</text:p>
          </table:table-cell>
          <table:table-cell office:value-type="string">
            <text:p>Mutant Year Zero Road to Eden</text:p>
          </table:table-cell>
          <table:table-cell office:value-type="string">
            <text:p>Mutant Year Zero Road to Eden Coupon codes &amp; Mutant Year Zero Road to Eden Promo codes</text:p>
          </table:table-cell>
          <table:table-cell office:value-type="string">
            <text:p>https://localhost/cupons/wp-content/uploads/2019/08/Mutant-Year-Zero-Road-to-Eden-Coupon.jpg</text:p>
          </table:table-cell>
          <table:table-cell/>
          <table:table-cell office:value-type="string">
            <text:p>https://ad.admitad.com/g/6xrhjvr1zh81f1e9292e55727ae2ed/</text:p>
          </table:table-cell>
          <table:table-cell office:value-type="string">
            <text:p>publish</text:p>
          </table:table-cell>
          <table:table-cell office:value-type="string">
            <text:p>mutantyearzeroroadtoeden-coupon-codes</text:p>
          </table:table-cell>
          <table:table-cell table:number-columns-repeated="1016"/>
        </table:table-row>
        <table:table-row table:style-name="ro1">
          <table:table-cell office:value-type="float" office:value="4902">
            <text:p>4902</text:p>
          </table:table-cell>
          <table:table-cell office:value-type="string">
            <text:p>Libertex</text:p>
          </table:table-cell>
          <table:table-cell office:value-type="string">
            <text:p>Libertex Coupon codes &amp; Libertex Promo codes</text:p>
          </table:table-cell>
          <table:table-cell office:value-type="string">
            <text:p>https://localhost/cupons/wp-content/uploads/2019/08/Libertex-Coupon.png</text:p>
          </table:table-cell>
          <table:table-cell/>
          <table:table-cell office:value-type="string">
            <text:p>https://ad.admitad.com/g/m3g0t4srg781f1e9292e4009ce43fc/</text:p>
          </table:table-cell>
          <table:table-cell office:value-type="string">
            <text:p>publish</text:p>
          </table:table-cell>
          <table:table-cell office:value-type="string">
            <text:p>libertex-coupon-codes</text:p>
          </table:table-cell>
          <table:table-cell table:number-columns-repeated="1016"/>
        </table:table-row>
        <table:table-row table:style-name="ro1">
          <table:table-cell office:value-type="float" office:value="4908">
            <text:p>4908</text:p>
          </table:table-cell>
          <table:table-cell office:value-type="string">
            <text:p>Paradox</text:p>
          </table:table-cell>
          <table:table-cell office:value-type="string">
            <text:p>Paradox Coupon codes &amp; Paradox Promo codes</text:p>
          </table:table-cell>
          <table:table-cell office:value-type="string">
            <text:p>https://localhost/cupons/wp-content/uploads/2019/08/Paradox-Coupon.png</text:p>
          </table:table-cell>
          <table:table-cell/>
          <table:table-cell office:value-type="string">
            <text:p>https://ad.admitad.com/g/rrdk8lo1il81f1e9292e8a679aafa3/</text:p>
          </table:table-cell>
          <table:table-cell office:value-type="string">
            <text:p>publish</text:p>
          </table:table-cell>
          <table:table-cell office:value-type="string">
            <text:p>paradox-coupon-codes</text:p>
          </table:table-cell>
          <table:table-cell table:number-columns-repeated="1016"/>
        </table:table-row>
        <table:table-row table:style-name="ro1">
          <table:table-cell office:value-type="float" office:value="4910">
            <text:p>4910</text:p>
          </table:table-cell>
          <table:table-cell office:value-type="string">
            <text:p>Hotspot Shield</text:p>
          </table:table-cell>
          <table:table-cell office:value-type="string">
            <text:p>Hotspot Shield Coupon codes &amp; Hotspot Shield Promo codes</text:p>
          </table:table-cell>
          <table:table-cell office:value-type="string">
            <text:p>https://localhost/cupons/wp-content/uploads/2019/08/Hotspot-Shield-Coupon.jpg</text:p>
          </table:table-cell>
          <table:table-cell/>
          <table:table-cell office:value-type="string">
            <text:p>https://ad.admitad.com/g/bto7qlgz5p81f1e9292e7c7b9871f0/</text:p>
          </table:table-cell>
          <table:table-cell office:value-type="string">
            <text:p>publish</text:p>
          </table:table-cell>
          <table:table-cell office:value-type="string">
            <text:p>hotspotshield-coupon-codes</text:p>
          </table:table-cell>
          <table:table-cell table:number-columns-repeated="1016"/>
        </table:table-row>
        <table:table-row table:style-name="ro1">
          <table:table-cell office:value-type="float" office:value="4912">
            <text:p>4912</text:p>
          </table:table-cell>
          <table:table-cell office:value-type="string">
            <text:p>Big Drunk Satanic Massacre</text:p>
          </table:table-cell>
          <table:table-cell office:value-type="string">
            <text:p>Big Drunk Satanic Massacre Coupon codes &amp; Big Drunk Satanic Massacre Promo codes</text:p>
          </table:table-cell>
          <table:table-cell office:value-type="string">
            <text:p>https://localhost/cupons/wp-content/uploads/2019/08/Big-Drunk-Satanic-Massacre-Coupon.png</text:p>
          </table:table-cell>
          <table:table-cell/>
          <table:table-cell office:value-type="string">
            <text:p>https://ad.admitad.com/g/ms876egf0181f1e9292e6f90fc7691/</text:p>
          </table:table-cell>
          <table:table-cell office:value-type="string">
            <text:p>publish</text:p>
          </table:table-cell>
          <table:table-cell office:value-type="string">
            <text:p>bigdrunksatanicmassacre-coupon-codes</text:p>
          </table:table-cell>
          <table:table-cell table:number-columns-repeated="1016"/>
        </table:table-row>
        <table:table-row table:style-name="ro1">
          <table:table-cell office:value-type="float" office:value="4915">
            <text:p>4915</text:p>
          </table:table-cell>
          <table:table-cell office:value-type="string">
            <text:p>Magic Cube Mall</text:p>
          </table:table-cell>
          <table:table-cell office:value-type="string">
            <text:p>Magic Cube Mall Coupon codes &amp; Magic Cube Mall Promo codes</text:p>
          </table:table-cell>
          <table:table-cell office:value-type="string">
            <text:p>https://localhost/cupons/wp-content/uploads/2019/08/Magic-Cube-Mall-Coupon.jpeg</text:p>
          </table:table-cell>
          <table:table-cell/>
          <table:table-cell office:value-type="string">
            <text:p>https://ad.admitad.com/g/kdp1apfb0n81f1e9292e8cdf845add/</text:p>
          </table:table-cell>
          <table:table-cell office:value-type="string">
            <text:p>publish</text:p>
          </table:table-cell>
          <table:table-cell office:value-type="string">
            <text:p>magiccubemall-coupon-codes</text:p>
          </table:table-cell>
          <table:table-cell table:number-columns-repeated="1016"/>
        </table:table-row>
        <table:table-row table:style-name="ro1">
          <table:table-cell office:value-type="float" office:value="4917">
            <text:p>4917</text:p>
          </table:table-cell>
          <table:table-cell office:value-type="string">
            <text:p>Airport Services</text:p>
          </table:table-cell>
          <table:table-cell office:value-type="string">
            <text:p>Airport Services Coupon codes &amp; Airport Services Promo codes</text:p>
          </table:table-cell>
          <table:table-cell office:value-type="string">
            <text:p>https://localhost/cupons/wp-content/uploads/2019/08/Airport-Services-Coupon.jpg</text:p>
          </table:table-cell>
          <table:table-cell/>
          <table:table-cell office:value-type="string">
            <text:p>https://ad.admitad.com/g/609rz15c4481f1e9292ece0cb7b0a0/</text:p>
          </table:table-cell>
          <table:table-cell office:value-type="string">
            <text:p>publish</text:p>
          </table:table-cell>
          <table:table-cell office:value-type="string">
            <text:p>airportservices-coupon-codes</text:p>
          </table:table-cell>
          <table:table-cell table:number-columns-repeated="1016"/>
        </table:table-row>
        <table:table-row table:style-name="ro1">
          <table:table-cell office:value-type="float" office:value="4954">
            <text:p>4954</text:p>
          </table:table-cell>
          <table:table-cell office:value-type="string">
            <text:p>Qualityfood</text:p>
          </table:table-cell>
          <table:table-cell table:number-columns-repeated="4"/>
          <table:table-cell office:value-type="string">
            <text:p>draft</text:p>
          </table:table-cell>
          <table:table-cell table:number-columns-repeated="1017"/>
        </table:table-row>
        <table:table-row table:style-name="ro1">
          <table:table-cell office:value-type="float" office:value="5027">
            <text:p>5027</text:p>
          </table:table-cell>
          <table:table-cell office:value-type="string">
            <text:p>Valleygirl</text:p>
          </table:table-cell>
          <table:table-cell office:value-type="string">
            <text:p>Valleygirl Coupon Codes &amp; Valleygirl Promo Codes</text:p>
          </table:table-cell>
          <table:table-cell office:value-type="string">
            <text:p>https://localhost/cupons/wp-content/uploads/2019/08/Valleygirl-Coupon.jpg</text:p>
          </table:table-cell>
          <table:table-cell/>
          <table:table-cell office:value-type="string">
            <text:p>https://t.cfjump.com/t/49166/58397/</text:p>
          </table:table-cell>
          <table:table-cell office:value-type="string">
            <text:p>publish</text:p>
          </table:table-cell>
          <table:table-cell office:value-type="string">
            <text:p>valleygirl-coupon-codes</text:p>
          </table:table-cell>
          <table:table-cell table:number-columns-repeated="1016"/>
        </table:table-row>
        <table:table-row table:style-name="ro1">
          <table:table-cell office:value-type="float" office:value="5031">
            <text:p>5031</text:p>
          </table:table-cell>
          <table:table-cell office:value-type="string">
            <text:p>TEMT</text:p>
          </table:table-cell>
          <table:table-cell office:value-type="string">
            <text:p>TEMT Coupon codes &amp; TEMT Promo codes</text:p>
          </table:table-cell>
          <table:table-cell office:value-type="string">
            <text:p>https://localhost/cupons/wp-content/uploads/2019/08/TEMT-Coupon.jpg</text:p>
          </table:table-cell>
          <table:table-cell/>
          <table:table-cell office:value-type="string">
            <text:p>https://t.cfjump.com/t/49166/62549/</text:p>
          </table:table-cell>
          <table:table-cell office:value-type="string">
            <text:p>publish</text:p>
          </table:table-cell>
          <table:table-cell office:value-type="string">
            <text:p>temt-coupon-codes</text:p>
          </table:table-cell>
          <table:table-cell table:number-columns-repeated="1016"/>
        </table:table-row>
        <table:table-row table:style-name="ro1">
          <table:table-cell office:value-type="float" office:value="5033">
            <text:p>5033</text:p>
          </table:table-cell>
          <table:table-cell office:value-type="string">
            <text:p>Shoe Warehouse</text:p>
          </table:table-cell>
          <table:table-cell office:value-type="string">
            <text:p>Shoe Warehouse Coupon codes &amp; Shoe Warehouse Promo codes</text:p>
          </table:table-cell>
          <table:table-cell office:value-type="string">
            <text:p>https://localhost/cupons/wp-content/uploads/2019/08/Shoe-Warehouse-Coupon.jpg</text:p>
          </table:table-cell>
          <table:table-cell/>
          <table:table-cell office:value-type="string">
            <text:p>https://t.cfjump.com/49166/b/135397</text:p>
          </table:table-cell>
          <table:table-cell office:value-type="string">
            <text:p>publish</text:p>
          </table:table-cell>
          <table:table-cell office:value-type="string">
            <text:p>shoewarehouse-coupon-codes</text:p>
          </table:table-cell>
          <table:table-cell table:number-columns-repeated="1016"/>
        </table:table-row>
        <table:table-row table:style-name="ro1">
          <table:table-cell office:value-type="float" office:value="5035">
            <text:p>5035</text:p>
          </table:table-cell>
          <table:table-cell office:value-type="string">
            <text:p>Windsor Smith</text:p>
          </table:table-cell>
          <table:table-cell office:value-type="string">
            <text:p>Windsor Smith Coupon Codes &amp; Windsor Smith Promo Codes</text:p>
          </table:table-cell>
          <table:table-cell office:value-type="string">
            <text:p>https://localhost/cupons/wp-content/uploads/2019/08/Windsor-Smith-Coupon.png</text:p>
          </table:table-cell>
          <table:table-cell/>
          <table:table-cell office:value-type="string">
            <text:p>https://t.cfjump.com/t/49166/26780/</text:p>
          </table:table-cell>
          <table:table-cell office:value-type="string">
            <text:p>publish</text:p>
          </table:table-cell>
          <table:table-cell office:value-type="string">
            <text:p>windsorsmith-coupon-codes</text:p>
          </table:table-cell>
          <table:table-cell table:number-columns-repeated="1016"/>
        </table:table-row>
        <table:table-row table:style-name="ro1">
          <table:table-cell office:value-type="float" office:value="5038">
            <text:p>5038</text:p>
          </table:table-cell>
          <table:table-cell office:value-type="string">
            <text:p>Muscle Protein</text:p>
          </table:table-cell>
          <table:table-cell office:value-type="string">
            <text:p>Muscle Protein Coupon Codes &amp; Muscle Protein Promo Codes</text:p>
          </table:table-cell>
          <table:table-cell office:value-type="string">
            <text:p>https://localhost/cupons/wp-content/uploads/2019/08/Muscle-Protein-Coupon.png</text:p>
          </table:table-cell>
          <table:table-cell/>
          <table:table-cell office:value-type="string">
            <text:p>https://t.cfjump.com/49166/b/136662</text:p>
          </table:table-cell>
          <table:table-cell office:value-type="string">
            <text:p>publish</text:p>
          </table:table-cell>
          <table:table-cell office:value-type="string">
            <text:p>muscleprotein-coupon-codes</text:p>
          </table:table-cell>
          <table:table-cell table:number-columns-repeated="1016"/>
        </table:table-row>
        <table:table-row table:style-name="ro1">
          <table:table-cell office:value-type="float" office:value="5051">
            <text:p>5051</text:p>
          </table:table-cell>
          <table:table-cell office:value-type="string">
            <text:p>Qualityfood</text:p>
          </table:table-cell>
          <table:table-cell office:value-type="string">
            <text:p>Qualityfood Coupon codes &amp; Qualityfood Promo codes</text:p>
          </table:table-cell>
          <table:table-cell office:value-type="string">
            <text:p>https://localhost/cupons/wp-content/uploads/2019/08/Qualityfood-Coupon-Codes-min.png</text:p>
          </table:table-cell>
          <table:table-cell/>
          <table:table-cell office:value-type="string">
            <text:p>https://ad.admitad.com/g/bdfsdzei0c81f1e9292ed878a9cf1a/</text:p>
          </table:table-cell>
          <table:table-cell office:value-type="string">
            <text:p>publish</text:p>
          </table:table-cell>
          <table:table-cell office:value-type="string">
            <text:p>qualityfood-coupon-codes</text:p>
          </table:table-cell>
          <table:table-cell table:number-columns-repeated="1016"/>
        </table:table-row>
        <table:table-row table:style-name="ro1">
          <table:table-cell office:value-type="float" office:value="5055">
            <text:p>5055</text:p>
          </table:table-cell>
          <table:table-cell office:value-type="string">
            <text:p>IGP</text:p>
          </table:table-cell>
          <table:table-cell office:value-type="string">
            <text:p>IGP Coupon codes &amp; IGP Promo codes</text:p>
          </table:table-cell>
          <table:table-cell office:value-type="string">
            <text:p>https://localhost/cupons/wp-content/uploads/2019/08/IGP-Coupon-Codes-min.png</text:p>
          </table:table-cell>
          <table:table-cell/>
          <table:table-cell office:value-type="string">
            <text:p>https://ad.admitad.com/g/bhq7k7hmcg81f1e9292e0451de8123/</text:p>
          </table:table-cell>
          <table:table-cell office:value-type="string">
            <text:p>publish</text:p>
          </table:table-cell>
          <table:table-cell office:value-type="string">
            <text:p>igp-coupon-codes</text:p>
          </table:table-cell>
          <table:table-cell table:number-columns-repeated="1016"/>
        </table:table-row>
        <table:table-row table:style-name="ro1">
          <table:table-cell office:value-type="float" office:value="5056">
            <text:p>5056</text:p>
          </table:table-cell>
          <table:table-cell office:value-type="string">
            <text:p>Easyrentcars</text:p>
          </table:table-cell>
          <table:table-cell office:value-type="string">
            <text:p>Easyrentcars Coupon codes &amp; Easyrentcars Promo codes</text:p>
          </table:table-cell>
          <table:table-cell office:value-type="string">
            <text:p>https://localhost/cupons/wp-content/uploads/2019/08/Easyrentcars-Coupon-Codes-min.png</text:p>
          </table:table-cell>
          <table:table-cell/>
          <table:table-cell office:value-type="string">
            <text:p>https://ad.admitad.com/g/zs1r6fe7nl81f1e9292eba3230df6b/</text:p>
          </table:table-cell>
          <table:table-cell office:value-type="string">
            <text:p>publish</text:p>
          </table:table-cell>
          <table:table-cell office:value-type="string">
            <text:p>easyrentcars-coupon-codes</text:p>
          </table:table-cell>
          <table:table-cell table:number-columns-repeated="1016"/>
        </table:table-row>
        <table:table-row table:style-name="ro1">
          <table:table-cell office:value-type="float" office:value="5058">
            <text:p>5058</text:p>
          </table:table-cell>
          <table:table-cell office:value-type="string">
            <text:p>Drimsim</text:p>
          </table:table-cell>
          <table:table-cell office:value-type="string">
            <text:p>Drimsim Coupon codes &amp; Drimsim Promo codes</text:p>
          </table:table-cell>
          <table:table-cell office:value-type="string">
            <text:p>https://localhost/cupons/wp-content/uploads/2019/08/Drimsim-Coupon-Codes-min.png</text:p>
          </table:table-cell>
          <table:table-cell/>
          <table:table-cell office:value-type="string">
            <text:p>https://ad.admitad.com/g/qnn08swssg81f1e9292e5899866e9f/</text:p>
          </table:table-cell>
          <table:table-cell office:value-type="string">
            <text:p>publish</text:p>
          </table:table-cell>
          <table:table-cell office:value-type="string">
            <text:p>drimsim-coupon-codes</text:p>
          </table:table-cell>
          <table:table-cell table:number-columns-repeated="1016"/>
        </table:table-row>
        <table:table-row table:style-name="ro1">
          <table:table-cell office:value-type="float" office:value="5060">
            <text:p>5060</text:p>
          </table:table-cell>
          <table:table-cell office:value-type="string">
            <text:p>Redmagic</text:p>
          </table:table-cell>
          <table:table-cell office:value-type="string">
            <text:p>Redmagic Coupon codes &amp; Redmagic Promo codes</text:p>
          </table:table-cell>
          <table:table-cell office:value-type="string">
            <text:p>https://localhost/cupons/wp-content/uploads/2019/08/Red-Magic-Coupon-Codes-min.jpg</text:p>
          </table:table-cell>
          <table:table-cell/>
          <table:table-cell office:value-type="string">
            <text:p>https://ad.admitad.com/g/qmttmvxh1u81f1e9292e56637026d8/</text:p>
          </table:table-cell>
          <table:table-cell office:value-type="string">
            <text:p>publish</text:p>
          </table:table-cell>
          <table:table-cell office:value-type="string">
            <text:p>redmagic-coupon-codes</text:p>
          </table:table-cell>
          <table:table-cell table:number-columns-repeated="1016"/>
        </table:table-row>
        <table:table-row table:style-name="ro1">
          <table:table-cell office:value-type="float" office:value="5063">
            <text:p>5063</text:p>
          </table:table-cell>
          <table:table-cell office:value-type="string">
            <text:p>Inavokich</text:p>
          </table:table-cell>
          <table:table-cell office:value-type="string">
            <text:p>Inavokich Coupon codes &amp; Inavokich Promo codes</text:p>
          </table:table-cell>
          <table:table-cell office:value-type="string">
            <text:p>https://localhost/cupons/wp-content/uploads/2019/08/Inavokich-Coupon-Codes-min.png</text:p>
          </table:table-cell>
          <table:table-cell/>
          <table:table-cell office:value-type="string">
            <text:p>https://ad.admitad.com/g/ar1qsizc4t81f1e9292ebf0b0e0750/</text:p>
          </table:table-cell>
          <table:table-cell office:value-type="string">
            <text:p>publish</text:p>
          </table:table-cell>
          <table:table-cell office:value-type="string">
            <text:p>inavokich-coupon-codes</text:p>
          </table:table-cell>
          <table:table-cell table:number-columns-repeated="1016"/>
        </table:table-row>
        <table:table-row table:style-name="ro1">
          <table:table-cell office:value-type="float" office:value="5064">
            <text:p>5064</text:p>
          </table:table-cell>
          <table:table-cell office:value-type="string">
            <text:p>Sputnik8</text:p>
          </table:table-cell>
          <table:table-cell office:value-type="string">
            <text:p>Sputnik8 Coupon codes &amp; Sputnik8 Promo codes</text:p>
          </table:table-cell>
          <table:table-cell office:value-type="string">
            <text:p>https://localhost/cupons/wp-content/uploads/2019/08/Sputnik8-Coupon-Codes-min.png</text:p>
          </table:table-cell>
          <table:table-cell/>
          <table:table-cell office:value-type="string">
            <text:p>https://ad.admitad.com/g/0736e93pk781f1e9292e84d5236845/</text:p>
          </table:table-cell>
          <table:table-cell office:value-type="string">
            <text:p>publish</text:p>
          </table:table-cell>
          <table:table-cell office:value-type="string">
            <text:p>sputnik8-coupon-codes</text:p>
          </table:table-cell>
          <table:table-cell table:number-columns-repeated="1016"/>
        </table:table-row>
        <table:table-row table:style-name="ro1">
          <table:table-cell office:value-type="float" office:value="5066">
            <text:p>5066</text:p>
          </table:table-cell>
          <table:table-cell office:value-type="string">
            <text:p>Go2see</text:p>
          </table:table-cell>
          <table:table-cell office:value-type="string">
            <text:p>Go2see Coupon codes &amp; Go2see Promo codes</text:p>
          </table:table-cell>
          <table:table-cell office:value-type="string">
            <text:p>https://localhost/cupons/wp-content/uploads/2019/08/Go2see-Coupon-Codes-min.png</text:p>
          </table:table-cell>
          <table:table-cell office:value-type="float" office:value="1">
            <text:p>1</text:p>
          </table:table-cell>
          <table:table-cell office:value-type="string">
            <text:p>https://ad.admitad.com/g/5qxjgdudha81f1e9292e63a460fe46/</text:p>
          </table:table-cell>
          <table:table-cell office:value-type="string">
            <text:p>publish</text:p>
          </table:table-cell>
          <table:table-cell office:value-type="string">
            <text:p>go2see-coupon-codes</text:p>
          </table:table-cell>
          <table:table-cell table:number-columns-repeated="1016"/>
        </table:table-row>
        <table:table-row table:style-name="ro1">
          <table:table-cell office:value-type="float" office:value="5069">
            <text:p>5069</text:p>
          </table:table-cell>
          <table:table-cell office:value-type="string">
            <text:p>Ericdress</text:p>
          </table:table-cell>
          <table:table-cell office:value-type="string">
            <text:p>Ericdress Coupon codes &amp; Ericdress Promo codes</text:p>
          </table:table-cell>
          <table:table-cell office:value-type="string">
            <text:p>https://localhost/cupons/wp-content/uploads/2019/08/Ericdress-Coupon-Codes-min.jpg</text:p>
          </table:table-cell>
          <table:table-cell/>
          <table:table-cell office:value-type="string">
            <text:p>https://ad.admitad.com/g/nh293rl2ck81f1e9292ed392f6b614/</text:p>
          </table:table-cell>
          <table:table-cell office:value-type="string">
            <text:p>publish</text:p>
          </table:table-cell>
          <table:table-cell office:value-type="string">
            <text:p>ericdress-coupon-codes</text:p>
          </table:table-cell>
          <table:table-cell table:number-columns-repeated="1016"/>
        </table:table-row>
        <table:table-row table:style-name="ro1">
          <table:table-cell office:value-type="float" office:value="5070">
            <text:p>5070</text:p>
          </table:table-cell>
          <table:table-cell office:value-type="string">
            <text:p>Lovelywholesale</text:p>
          </table:table-cell>
          <table:table-cell office:value-type="string">
            <text:p>Lovelywholesale Coupon codes &amp; Lovelywholesale Promo codes</text:p>
          </table:table-cell>
          <table:table-cell office:value-type="string">
            <text:p>https://localhost/cupons/wp-content/uploads/2019/08/Lovelywholesale-Coupon-Codes-min.png</text:p>
          </table:table-cell>
          <table:table-cell/>
          <table:table-cell office:value-type="string">
            <text:p>https://ad.admitad.com/g/joe044ya4781f1e9292ef9772858b8/</text:p>
          </table:table-cell>
          <table:table-cell office:value-type="string">
            <text:p>publish</text:p>
          </table:table-cell>
          <table:table-cell office:value-type="string">
            <text:p>lovelywholesale-coupon-codes</text:p>
          </table:table-cell>
          <table:table-cell table:number-columns-repeated="1016"/>
        </table:table-row>
        <table:table-row table:style-name="ro1">
          <table:table-cell office:value-type="float" office:value="5075">
            <text:p>5075</text:p>
          </table:table-cell>
          <table:table-cell office:value-type="string">
            <text:p>PetCloud</text:p>
          </table:table-cell>
          <table:table-cell office:value-type="string">
            <text:p>PetCloud Coupon Codes &amp; PetCloud Promo Codes</text:p>
          </table:table-cell>
          <table:table-cell office:value-type="string">
            <text:p>https://localhost/cupons/wp-content/uploads/2019/08/PetCloud-Coupon.jpg</text:p>
          </table:table-cell>
          <table:table-cell/>
          <table:table-cell office:value-type="string">
            <text:p>https://t.cfjump.com/49166/b/136251</text:p>
          </table:table-cell>
          <table:table-cell office:value-type="string">
            <text:p>publish</text:p>
          </table:table-cell>
          <table:table-cell office:value-type="string">
            <text:p>petcloud-coupon-codes</text:p>
          </table:table-cell>
          <table:table-cell table:number-columns-repeated="1016"/>
        </table:table-row>
        <table:table-row table:style-name="ro1">
          <table:table-cell office:value-type="float" office:value="5077">
            <text:p>5077</text:p>
          </table:table-cell>
          <table:table-cell office:value-type="string">
            <text:p>Doorstep Organics</text:p>
          </table:table-cell>
          <table:table-cell office:value-type="string">
            <text:p>Doorstep Organics Coupon Codes &amp; Doorstep Organics Promo Codes</text:p>
          </table:table-cell>
          <table:table-cell office:value-type="string">
            <text:p>https://localhost/cupons/wp-content/uploads/2019/08/Doorstep-Organics-Coupon.jpg</text:p>
          </table:table-cell>
          <table:table-cell/>
          <table:table-cell office:value-type="string">
            <text:p>https://t.cfjump.com/49166/b/135030</text:p>
          </table:table-cell>
          <table:table-cell office:value-type="string">
            <text:p>publish</text:p>
          </table:table-cell>
          <table:table-cell office:value-type="string">
            <text:p>doorsteporganics-coupon-codes</text:p>
          </table:table-cell>
          <table:table-cell table:number-columns-repeated="1016"/>
        </table:table-row>
        <table:table-row table:style-name="ro1">
          <table:table-cell office:value-type="float" office:value="5079">
            <text:p>5079</text:p>
          </table:table-cell>
          <table:table-cell office:value-type="string">
            <text:p>Forge of Empires</text:p>
          </table:table-cell>
          <table:table-cell office:value-type="string">
            <text:p>Forge of Empires Coupon Codes &amp; Forge of Empires Promo Codes</text:p>
          </table:table-cell>
          <table:table-cell office:value-type="string">
            <text:p>https://localhost/cupons/wp-content/uploads/2019/08/Forge-of-Empires-Coupon.jpg</text:p>
          </table:table-cell>
          <table:table-cell/>
          <table:table-cell office:value-type="string">
            <text:p>https://ad.admitad.com/g/9veqxtjk8p81f1e9292e4f56a5c8a5/</text:p>
          </table:table-cell>
          <table:table-cell office:value-type="string">
            <text:p>publish</text:p>
          </table:table-cell>
          <table:table-cell office:value-type="string">
            <text:p>forgeofempires-coupon-codes</text:p>
          </table:table-cell>
          <table:table-cell table:number-columns-repeated="1016"/>
        </table:table-row>
        <table:table-row table:style-name="ro1">
          <table:table-cell office:value-type="float" office:value="5081">
            <text:p>5081</text:p>
          </table:table-cell>
          <table:table-cell office:value-type="string">
            <text:p>ROBLOX</text:p>
          </table:table-cell>
          <table:table-cell office:value-type="string">
            <text:p>ROBLOX Coupon Codes &amp; ROBLOX Promo Codes</text:p>
          </table:table-cell>
          <table:table-cell office:value-type="string">
            <text:p>https://localhost/cupons/wp-content/uploads/2019/08/ROBLOX-Coupon.jpg</text:p>
          </table:table-cell>
          <table:table-cell/>
          <table:table-cell office:value-type="string">
            <text:p>https://ad.admitad.com/g/9huc0zavxm81f1e9292e26d04bf94e/</text:p>
          </table:table-cell>
          <table:table-cell office:value-type="string">
            <text:p>publish</text:p>
          </table:table-cell>
          <table:table-cell office:value-type="string">
            <text:p>roblox-coupon-codes</text:p>
          </table:table-cell>
          <table:table-cell table:number-columns-repeated="1016"/>
        </table:table-row>
        <table:table-row table:style-name="ro1">
          <table:table-cell office:value-type="float" office:value="5094">
            <text:p>5094</text:p>
          </table:table-cell>
          <table:table-cell office:value-type="string">
            <text:p>My Buddy</text:p>
          </table:table-cell>
          <table:table-cell office:value-type="string">
            <text:p>My Buddy Coupon Codes &amp; My Buddy Promo Codes</text:p>
          </table:table-cell>
          <table:table-cell office:value-type="string">
            <text:p>https://localhost/cupons/wp-content/uploads/2019/08/My-Buddy-Coupon.jpg</text:p>
          </table:table-cell>
          <table:table-cell/>
          <table:table-cell office:value-type="string">
            <text:p>https://ad.admitad.com/g/xkjbkw063d81f1e9292e739c63fab2/</text:p>
          </table:table-cell>
          <table:table-cell office:value-type="string">
            <text:p>publish</text:p>
          </table:table-cell>
          <table:table-cell office:value-type="string">
            <text:p>mybuddy-coupon-codes</text:p>
          </table:table-cell>
          <table:table-cell table:number-columns-repeated="1016"/>
        </table:table-row>
        <table:table-row table:style-name="ro1">
          <table:table-cell office:value-type="float" office:value="5098">
            <text:p>5098</text:p>
          </table:table-cell>
          <table:table-cell office:value-type="string">
            <text:p>Nusa Trip</text:p>
          </table:table-cell>
          <table:table-cell office:value-type="string">
            <text:p>Nusa Trip Coupon Codes &amp; Nusa Trip Promo Codes</text:p>
          </table:table-cell>
          <table:table-cell office:value-type="string">
            <text:p>https://localhost/cupons/wp-content/uploads/2019/08/Nusa-Trip-Coupon.png</text:p>
          </table:table-cell>
          <table:table-cell/>
          <table:table-cell office:value-type="string">
            <text:p>https://ad.admitad.com/g/w2llsw6uvo81f1e9292ee6e495474d/</text:p>
          </table:table-cell>
          <table:table-cell office:value-type="string">
            <text:p>publish</text:p>
          </table:table-cell>
          <table:table-cell office:value-type="string">
            <text:p>nusatrip-coupon-codes</text:p>
          </table:table-cell>
          <table:table-cell table:number-columns-repeated="1016"/>
        </table:table-row>
        <table:table-row table:style-name="ro1">
          <table:table-cell office:value-type="float" office:value="5106">
            <text:p>5106</text:p>
          </table:table-cell>
          <table:table-cell office:value-type="string">
            <text:p>Kiwi Taxi</text:p>
          </table:table-cell>
          <table:table-cell office:value-type="string">
            <text:p>Kiwi Taxi Coupon codes &amp; Kiwi Taxi Promo codes</text:p>
          </table:table-cell>
          <table:table-cell office:value-type="string">
            <text:p>https://localhost/cupons/wp-content/uploads/2019/08/Kiwi-Taxi-Coupon-codes-min.png</text:p>
          </table:table-cell>
          <table:table-cell/>
          <table:table-cell office:value-type="string">
            <text:p>https://ad.admitad.com/g/etv3se5wn481f1e9292ec087123091/</text:p>
          </table:table-cell>
          <table:table-cell office:value-type="string">
            <text:p>publish</text:p>
          </table:table-cell>
          <table:table-cell office:value-type="string">
            <text:p>kiwitaxi-coupon-codes</text:p>
          </table:table-cell>
          <table:table-cell table:number-columns-repeated="1016"/>
        </table:table-row>
        <table:table-row table:style-name="ro1">
          <table:table-cell office:value-type="float" office:value="5108">
            <text:p>5108</text:p>
          </table:table-cell>
          <table:table-cell office:value-type="string">
            <text:p>Cigabuy</text:p>
          </table:table-cell>
          <table:table-cell/>
          <table:table-cell office:value-type="string">
            <text:p>https://localhost/cupons/wp-content/uploads/2019/08/Cigabuy-Coupon-Codes-min.jpg</text:p>
          </table:table-cell>
          <table:table-cell table:number-columns-repeated="2"/>
          <table:table-cell office:value-type="string">
            <text:p>draft</text:p>
          </table:table-cell>
          <table:table-cell office:value-type="string">
            <text:p>cigabuy-coupon-codes</text:p>
          </table:table-cell>
          <table:table-cell table:number-columns-repeated="1016"/>
        </table:table-row>
        <table:table-row table:style-name="ro1">
          <table:table-cell office:value-type="float" office:value="5109">
            <text:p>5109</text:p>
          </table:table-cell>
          <table:table-cell office:value-type="string">
            <text:p>Liquid Web</text:p>
          </table:table-cell>
          <table:table-cell office:value-type="string">
            <text:p>Liquid Web Coupon codes &amp; Liquid Web Promo codes</text:p>
          </table:table-cell>
          <table:table-cell office:value-type="string">
            <text:p>https://localhost/cupons/wp-content/uploads/2019/08/Liquid-Web-Coupon-Codes-min.png</text:p>
          </table:table-cell>
          <table:table-cell/>
          <table:table-cell office:value-type="string">
            <text:p>https://ad.admitad.com/g/v86il251ar81f1e9292e8f52a3d634/</text:p>
          </table:table-cell>
          <table:table-cell office:value-type="string">
            <text:p>publish</text:p>
          </table:table-cell>
          <table:table-cell office:value-type="string">
            <text:p>liquidweb-coupon-codes</text:p>
          </table:table-cell>
          <table:table-cell table:number-columns-repeated="1016"/>
        </table:table-row>
        <table:table-row table:style-name="ro1">
          <table:table-cell office:value-type="float" office:value="5110">
            <text:p>5110</text:p>
          </table:table-cell>
          <table:table-cell office:value-type="string">
            <text:p>Travellizy</text:p>
          </table:table-cell>
          <table:table-cell office:value-type="string">
            <text:p>Travellizy Coupon Codes &amp; Travellizy Promo Codes</text:p>
          </table:table-cell>
          <table:table-cell office:value-type="string">
            <text:p>https://localhost/cupons/wp-content/uploads/2019/08/Travellizy-Coupon.jpg</text:p>
          </table:table-cell>
          <table:table-cell/>
          <table:table-cell office:value-type="string">
            <text:p>https://ad.admitad.com/g/j4enfjo2nx81f1e9292eeed1a685a7/</text:p>
          </table:table-cell>
          <table:table-cell office:value-type="string">
            <text:p>publish</text:p>
          </table:table-cell>
          <table:table-cell office:value-type="string">
            <text:p>travellizy-coupon-codes</text:p>
          </table:table-cell>
          <table:table-cell table:number-columns-repeated="1016"/>
        </table:table-row>
        <table:table-row table:style-name="ro1">
          <table:table-cell office:value-type="float" office:value="5115">
            <text:p>5115</text:p>
          </table:table-cell>
          <table:table-cell office:value-type="string">
            <text:p>Fanatical</text:p>
          </table:table-cell>
          <table:table-cell office:value-type="string">
            <text:p>Fanatical Coupon Codes &amp; Fanatical Promo Codes</text:p>
          </table:table-cell>
          <table:table-cell office:value-type="string">
            <text:p>https://localhost/cupons/wp-content/uploads/2019/08/Fanatical-Coupon.jpg</text:p>
          </table:table-cell>
          <table:table-cell/>
          <table:table-cell office:value-type="string">
            <text:p>https://ad.admitad.com/g/xqk0au7xyi81f1e9292e33b5f16c85/</text:p>
          </table:table-cell>
          <table:table-cell office:value-type="string">
            <text:p>publish</text:p>
          </table:table-cell>
          <table:table-cell office:value-type="string">
            <text:p>fanatical-coupon-codes</text:p>
          </table:table-cell>
          <table:table-cell table:number-columns-repeated="1016"/>
        </table:table-row>
        <table:table-row table:style-name="ro1">
          <table:table-cell office:value-type="float" office:value="5120">
            <text:p>5120</text:p>
          </table:table-cell>
          <table:table-cell office:value-type="string">
            <text:p>Jacky's</text:p>
          </table:table-cell>
          <table:table-cell office:value-type="string">
            <text:p>Jacky's Coupon codes &amp; Jacky's Promo codes</text:p>
          </table:table-cell>
          <table:table-cell office:value-type="string">
            <text:p>https://localhost/cupons/wp-content/uploads/2019/08/Jackys-Coupon-2.jpg|https://localhost/cupons/wp-content/uploads/2019/08/Jackys-Coupon-1.jpg|https://localhost/cupons/wp-content/uploads/2019/08/Jackys-Coupon.jpg|https://localhost/cupons/wp-content/uploads/2019/08/Jamalon-Coupon.png</text:p>
          </table:table-cell>
          <table:table-cell/>
          <table:table-cell office:value-type="string">
            <text:p>https://ad.admitad.com/g/6fzdfj1you81f1e9292e3bd45e8eb8/</text:p>
          </table:table-cell>
          <table:table-cell office:value-type="string">
            <text:p>publish</text:p>
          </table:table-cell>
          <table:table-cell office:value-type="string">
            <text:p>jackys-coupon-codes</text:p>
          </table:table-cell>
          <table:table-cell table:number-columns-repeated="1016"/>
        </table:table-row>
        <table:table-row table:style-name="ro1">
          <table:table-cell office:value-type="float" office:value="5126">
            <text:p>5126</text:p>
          </table:table-cell>
          <table:table-cell office:value-type="string">
            <text:p>Ipartsexpert</text:p>
          </table:table-cell>
          <table:table-cell office:value-type="string">
            <text:p>Ipartsexpert Coupon codes &amp; Ipartsexpert Promo codes</text:p>
          </table:table-cell>
          <table:table-cell office:value-type="string">
            <text:p>https://localhost/cupons/wp-content/uploads/2019/08/Ipartsexpert-Coupon-Codes-min.png</text:p>
          </table:table-cell>
          <table:table-cell/>
          <table:table-cell office:value-type="string">
            <text:p>https://ad.admitad.com/g/u2zsfivpcf81f1e9292ed34a26e5b0/</text:p>
          </table:table-cell>
          <table:table-cell office:value-type="string">
            <text:p>publish</text:p>
          </table:table-cell>
          <table:table-cell office:value-type="string">
            <text:p>ipartsexpert-coupon-codes</text:p>
          </table:table-cell>
          <table:table-cell table:number-columns-repeated="1016"/>
        </table:table-row>
        <table:table-row table:style-name="ro1">
          <table:table-cell office:value-type="float" office:value="5127">
            <text:p>5127</text:p>
          </table:table-cell>
          <table:table-cell office:value-type="string">
            <text:p>Berrylook</text:p>
          </table:table-cell>
          <table:table-cell office:value-type="string">
            <text:p>Berrylook Coupon codes &amp; Berrylook Promo codes</text:p>
          </table:table-cell>
          <table:table-cell office:value-type="string">
            <text:p>https://localhost/cupons/wp-content/uploads/2019/08/Berrylook-Coupon-Codes-min.png</text:p>
          </table:table-cell>
          <table:table-cell/>
          <table:table-cell office:value-type="string">
            <text:p>https://ad.admitad.com/g/3y6iwoo3oy81f1e9292e64f10e1b76/</text:p>
          </table:table-cell>
          <table:table-cell office:value-type="string">
            <text:p>publish</text:p>
          </table:table-cell>
          <table:table-cell office:value-type="string">
            <text:p>berrylook-coupon-codes</text:p>
          </table:table-cell>
          <table:table-cell table:number-columns-repeated="1016"/>
        </table:table-row>
        <table:table-row table:style-name="ro1">
          <table:table-cell office:value-type="float" office:value="5142">
            <text:p>5142</text:p>
          </table:table-cell>
          <table:table-cell office:value-type="string">
            <text:p>Myrentacar</text:p>
          </table:table-cell>
          <table:table-cell office:value-type="string">
            <text:p>Myrentacar Coupon codes &amp; Myrentacar Promo codes</text:p>
          </table:table-cell>
          <table:table-cell office:value-type="string">
            <text:p>https://localhost/cupons/wp-content/uploads/2019/08/Myrentacar-Coupon-Codes-min.jpg</text:p>
          </table:table-cell>
          <table:table-cell/>
          <table:table-cell office:value-type="string">
            <text:p>https://ad.admitad.com/g/66o8jzb2p981f1e9292e4f47f3b6f3/</text:p>
          </table:table-cell>
          <table:table-cell office:value-type="string">
            <text:p>publish</text:p>
          </table:table-cell>
          <table:table-cell office:value-type="string">
            <text:p>myrentacar-coupon-codes</text:p>
          </table:table-cell>
          <table:table-cell table:number-columns-repeated="1016"/>
        </table:table-row>
        <table:table-row table:style-name="ro1">
          <table:table-cell office:value-type="float" office:value="5158">
            <text:p>5158</text:p>
          </table:table-cell>
          <table:table-cell office:value-type="string">
            <text:p>Notta&amp;Belle</text:p>
          </table:table-cell>
          <table:table-cell office:value-type="string">
            <text:p>Notta&amp;Belle Coupon Codes &amp; Notta&amp;Belle Promo Codes</text:p>
          </table:table-cell>
          <table:table-cell office:value-type="string">
            <text:p>https://localhost/cupons/wp-content/uploads/2019/08/NottaBelle-Coupon-Codes-min.jpg</text:p>
          </table:table-cell>
          <table:table-cell/>
          <table:table-cell office:value-type="string">
            <text:p>https://ad.admitad.com/g/8nt0ufxmp381f1e9292eba5f83a22d/</text:p>
          </table:table-cell>
          <table:table-cell office:value-type="string">
            <text:p>publish</text:p>
          </table:table-cell>
          <table:table-cell office:value-type="string">
            <text:p>nottabelle-coupon-codes</text:p>
          </table:table-cell>
          <table:table-cell table:number-columns-repeated="1016"/>
        </table:table-row>
        <table:table-row table:style-name="ro1">
          <table:table-cell office:value-type="float" office:value="5161">
            <text:p>5161</text:p>
          </table:table-cell>
          <table:table-cell office:value-type="string">
            <text:p>Blackshark</text:p>
          </table:table-cell>
          <table:table-cell office:value-type="string">
            <text:p>Blackshark Coupon Codes &amp; Blackshark Promo Codes</text:p>
          </table:table-cell>
          <table:table-cell office:value-type="string">
            <text:p>https://localhost/cupons/wp-content/uploads/2019/08/Blackshark-Coupon-Codes-min.png</text:p>
          </table:table-cell>
          <table:table-cell/>
          <table:table-cell office:value-type="string">
            <text:p>https://ad.admitad.com/g/iabuo7wvk781f1e9292e480c2cdbcd/</text:p>
          </table:table-cell>
          <table:table-cell office:value-type="string">
            <text:p>publish</text:p>
          </table:table-cell>
          <table:table-cell office:value-type="string">
            <text:p>blackshark-coupon-codes</text:p>
          </table:table-cell>
          <table:table-cell table:number-columns-repeated="1016"/>
        </table:table-row>
        <table:table-row table:style-name="ro1">
          <table:table-cell office:value-type="float" office:value="5163">
            <text:p>5163</text:p>
          </table:table-cell>
          <table:table-cell office:value-type="string">
            <text:p>Cyber Florist</text:p>
          </table:table-cell>
          <table:table-cell office:value-type="string">
            <text:p>Cyber Florist Coupon Codes &amp; Cyber Florist Promo Codes</text:p>
          </table:table-cell>
          <table:table-cell office:value-type="string">
            <text:p>https://localhost/cupons/wp-content/uploads/2019/08/Cyber-Florist-Coupon-Codes-min.png</text:p>
          </table:table-cell>
          <table:table-cell/>
          <table:table-cell office:value-type="string">
            <text:p>https://ad.admitad.com/g/y2zwzvitie81f1e9292ed4ec31596f/</text:p>
          </table:table-cell>
          <table:table-cell office:value-type="string">
            <text:p>publish</text:p>
          </table:table-cell>
          <table:table-cell office:value-type="string">
            <text:p>cyberflorist-coupon-codes</text:p>
          </table:table-cell>
          <table:table-cell table:number-columns-repeated="1016"/>
        </table:table-row>
        <table:table-row table:style-name="ro1">
          <table:table-cell office:value-type="float" office:value="5165">
            <text:p>5165</text:p>
          </table:table-cell>
          <table:table-cell office:value-type="string">
            <text:p>Armored Warfare</text:p>
          </table:table-cell>
          <table:table-cell office:value-type="string">
            <text:p>Armored Warfare Coupon Codes &amp; Armored Warfare Promo Codes</text:p>
          </table:table-cell>
          <table:table-cell office:value-type="string">
            <text:p>https://localhost/cupons/wp-content/uploads/2019/08/Armored-Warfare-Coupon-Codes-min.jpg</text:p>
          </table:table-cell>
          <table:table-cell/>
          <table:table-cell office:value-type="string">
            <text:p>https://ad.admitad.com/g/mbf60eppqo81f1e9292e2a08c81023/</text:p>
          </table:table-cell>
          <table:table-cell office:value-type="string">
            <text:p>publish</text:p>
          </table:table-cell>
          <table:table-cell office:value-type="string">
            <text:p>armoredwarfare-coupon-codes</text:p>
          </table:table-cell>
          <table:table-cell table:number-columns-repeated="1016"/>
        </table:table-row>
        <table:table-row table:style-name="ro1">
          <table:table-cell office:value-type="float" office:value="5170">
            <text:p>5170</text:p>
          </table:table-cell>
          <table:table-cell office:value-type="string">
            <text:p>Deniz Butik</text:p>
          </table:table-cell>
          <table:table-cell office:value-type="string">
            <text:p>Deniz Butik Coupon Codes &amp; Deniz Butik Promo Codes</text:p>
          </table:table-cell>
          <table:table-cell office:value-type="string">
            <text:p>https://localhost/cupons/wp-content/uploads/2019/08/Deniz-Butik-Coupon-Codes-min.png</text:p>
          </table:table-cell>
          <table:table-cell/>
          <table:table-cell office:value-type="string">
            <text:p>https://ad.admitad.com/g/akfayguwpz81f1e9292e40b0fe435b/</text:p>
          </table:table-cell>
          <table:table-cell office:value-type="string">
            <text:p>publish</text:p>
          </table:table-cell>
          <table:table-cell office:value-type="string">
            <text:p>denizbutik-coupon-codes</text:p>
          </table:table-cell>
          <table:table-cell table:number-columns-repeated="1016"/>
        </table:table-row>
        <table:table-row table:style-name="ro1">
          <table:table-cell office:value-type="float" office:value="5172">
            <text:p>5172</text:p>
          </table:table-cell>
          <table:table-cell office:value-type="string">
            <text:p>Qatar Airways</text:p>
          </table:table-cell>
          <table:table-cell office:value-type="string">
            <text:p>Qatar Airways Coupon Codes &amp; Qatar Airways Promo Codes</text:p>
          </table:table-cell>
          <table:table-cell office:value-type="string">
            <text:p>https://localhost/cupons/wp-content/uploads/2019/08/Qatar-Airways-Coupon-Codes-min.png</text:p>
          </table:table-cell>
          <table:table-cell/>
          <table:table-cell office:value-type="string">
            <text:p>https://ad.admitad.com/g/5xq79at7v681f1e9292ecd9901f6bc/</text:p>
          </table:table-cell>
          <table:table-cell office:value-type="string">
            <text:p>publish</text:p>
          </table:table-cell>
          <table:table-cell office:value-type="string">
            <text:p>qatarairways-coupon-codes</text:p>
          </table:table-cell>
          <table:table-cell table:number-columns-repeated="1016"/>
        </table:table-row>
        <table:table-row table:style-name="ro1">
          <table:table-cell office:value-type="float" office:value="5182">
            <text:p>5182</text:p>
          </table:table-cell>
          <table:table-cell office:value-type="string">
            <text:p>Compensair</text:p>
          </table:table-cell>
          <table:table-cell office:value-type="string">
            <text:p>Compensair Coupon Codes &amp; Compensair Promo Codes</text:p>
          </table:table-cell>
          <table:table-cell office:value-type="string">
            <text:p>https://localhost/cupons/wp-content/uploads/2019/08/Compensair-Coupon-Codes-min.png</text:p>
          </table:table-cell>
          <table:table-cell/>
          <table:table-cell office:value-type="string">
            <text:p>https://ad.admitad.com/g/5k6m2qm7z581f1e9292e90465e1588/</text:p>
          </table:table-cell>
          <table:table-cell office:value-type="string">
            <text:p>publish</text:p>
          </table:table-cell>
          <table:table-cell office:value-type="string">
            <text:p>compensair-coupon-codes</text:p>
          </table:table-cell>
          <table:table-cell table:number-columns-repeated="1016"/>
        </table:table-row>
        <table:table-row table:style-name="ro1">
          <table:table-cell office:value-type="float" office:value="5184">
            <text:p>5184</text:p>
          </table:table-cell>
          <table:table-cell office:value-type="string">
            <text:p>Floraexpress</text:p>
          </table:table-cell>
          <table:table-cell office:value-type="string">
            <text:p>Floraexpress Coupon Codes &amp; Floraexpress Promo Codes</text:p>
          </table:table-cell>
          <table:table-cell office:value-type="string">
            <text:p>https://localhost/cupons/wp-content/uploads/2019/08/Floraexpress-Coupon-Codes-min.png</text:p>
          </table:table-cell>
          <table:table-cell/>
          <table:table-cell office:value-type="string">
            <text:p>https://ad.admitad.com/g/bg71l7yp6581f1e9292ec1e2b709c0/</text:p>
          </table:table-cell>
          <table:table-cell office:value-type="string">
            <text:p>publish</text:p>
          </table:table-cell>
          <table:table-cell office:value-type="string">
            <text:p>floraexpress-coupon-codes</text:p>
          </table:table-cell>
          <table:table-cell table:number-columns-repeated="1016"/>
        </table:table-row>
        <table:table-row table:style-name="ro1">
          <table:table-cell office:value-type="float" office:value="5188">
            <text:p>5188</text:p>
          </table:table-cell>
          <table:table-cell office:value-type="string">
            <text:p>Joybuy</text:p>
          </table:table-cell>
          <table:table-cell office:value-type="string">
            <text:p>Joybuy Coupon Codes &amp; Joybuy Promo Codes</text:p>
          </table:table-cell>
          <table:table-cell office:value-type="string">
            <text:p>https://localhost/cupons/wp-content/uploads/2019/08/Joybuy-Coupon-Codes-min.jpg</text:p>
          </table:table-cell>
          <table:table-cell/>
          <table:table-cell office:value-type="string">
            <text:p>https://ad.admitad.com/g/qan10xgn0x81f1e9292efc8be86a4f/</text:p>
          </table:table-cell>
          <table:table-cell office:value-type="string">
            <text:p>publish</text:p>
          </table:table-cell>
          <table:table-cell office:value-type="string">
            <text:p>joybuy-coupon-codes</text:p>
          </table:table-cell>
          <table:table-cell table:number-columns-repeated="1016"/>
        </table:table-row>
        <table:table-row table:style-name="ro1">
          <table:table-cell office:value-type="float" office:value="5192">
            <text:p>5192</text:p>
          </table:table-cell>
          <table:table-cell office:value-type="string">
            <text:p>VipBrands</text:p>
          </table:table-cell>
          <table:table-cell office:value-type="string">
            <text:p>VipBrands Coupon Codes &amp; VipBrands Promo Codes</text:p>
          </table:table-cell>
          <table:table-cell office:value-type="string">
            <text:p>https://localhost/cupons/wp-content/uploads/2019/08/VipBrands-Coupon-Codes-min.jpg</text:p>
          </table:table-cell>
          <table:table-cell/>
          <table:table-cell office:value-type="string">
            <text:p>https://ad.admitad.com/g/vjbh0l7cms81f1e9292e725af5f6c2/</text:p>
          </table:table-cell>
          <table:table-cell office:value-type="string">
            <text:p>publish</text:p>
          </table:table-cell>
          <table:table-cell office:value-type="string">
            <text:p>vipbrands-coupon-codes</text:p>
          </table:table-cell>
          <table:table-cell table:number-columns-repeated="1016"/>
        </table:table-row>
        <table:table-row table:style-name="ro1">
          <table:table-cell office:value-type="float" office:value="5194">
            <text:p>5194</text:p>
          </table:table-cell>
          <table:table-cell office:value-type="string">
            <text:p>Peggybuy</text:p>
          </table:table-cell>
          <table:table-cell office:value-type="string">
            <text:p>Peggybuy Coupon Codes &amp; Peggybuy Promo Codes</text:p>
          </table:table-cell>
          <table:table-cell office:value-type="string">
            <text:p>https://localhost/cupons/wp-content/uploads/2019/08/Peggybuy-Coupon-Codes-min.jpg</text:p>
          </table:table-cell>
          <table:table-cell/>
          <table:table-cell office:value-type="string">
            <text:p>https://ad.admitad.com/g/pc9t9ez2zs81f1e9292e468cec14c0/</text:p>
          </table:table-cell>
          <table:table-cell office:value-type="string">
            <text:p>publish</text:p>
          </table:table-cell>
          <table:table-cell office:value-type="string">
            <text:p>peggybuy-coupon-codes</text:p>
          </table:table-cell>
          <table:table-cell table:number-columns-repeated="1016"/>
        </table:table-row>
        <table:table-row table:style-name="ro1">
          <table:table-cell office:value-type="float" office:value="5196">
            <text:p>5196</text:p>
          </table:table-cell>
          <table:table-cell office:value-type="string">
            <text:p>Studybay</text:p>
          </table:table-cell>
          <table:table-cell office:value-type="string">
            <text:p>Studybay Coupon Codes &amp; Studybay Promo Codes</text:p>
          </table:table-cell>
          <table:table-cell office:value-type="string">
            <text:p>https://localhost/cupons/wp-content/uploads/2019/08/Studybay-Coupon-Codes-min.png</text:p>
          </table:table-cell>
          <table:table-cell/>
          <table:table-cell office:value-type="string">
            <text:p>https://ad.admitad.com/g/rqns8lpnhq81f1e9292e0030897fac/</text:p>
          </table:table-cell>
          <table:table-cell office:value-type="string">
            <text:p>publish</text:p>
          </table:table-cell>
          <table:table-cell office:value-type="string">
            <text:p>studybay-coupon-codes</text:p>
          </table:table-cell>
          <table:table-cell table:number-columns-repeated="1016"/>
        </table:table-row>
        <table:table-row table:style-name="ro1">
          <table:table-cell office:value-type="float" office:value="5199">
            <text:p>5199</text:p>
          </table:table-cell>
          <table:table-cell office:value-type="string">
            <text:p>Lightake</text:p>
          </table:table-cell>
          <table:table-cell office:value-type="string">
            <text:p>Lightake Coupon Codes &amp; Lightake Promo Codes</text:p>
          </table:table-cell>
          <table:table-cell office:value-type="string">
            <text:p>https://localhost/cupons/wp-content/uploads/2019/08/Lightake-Coupon-Codes-min.png</text:p>
          </table:table-cell>
          <table:table-cell/>
          <table:table-cell office:value-type="string">
            <text:p>https://ad.admitad.com/g/la79mduvl081f1e9292e21eef6d044/</text:p>
          </table:table-cell>
          <table:table-cell office:value-type="string">
            <text:p>publish</text:p>
          </table:table-cell>
          <table:table-cell office:value-type="string">
            <text:p>lightake-coupon-codes</text:p>
          </table:table-cell>
          <table:table-cell table:number-columns-repeated="1016"/>
        </table:table-row>
        <table:table-row table:style-name="ro1">
          <table:table-cell office:value-type="float" office:value="5203">
            <text:p>5203</text:p>
          </table:table-cell>
          <table:table-cell office:value-type="string">
            <text:p>Heimdalsecurity</text:p>
          </table:table-cell>
          <table:table-cell office:value-type="string">
            <text:p>Heimdalsecurity Coupon Codes &amp; Heimdalsecurity Promo Codes</text:p>
          </table:table-cell>
          <table:table-cell office:value-type="string">
            <text:p>https://localhost/cupons/wp-content/uploads/2019/08/Heimdalsecurity-Coupon-Codes-min.png</text:p>
          </table:table-cell>
          <table:table-cell/>
          <table:table-cell office:value-type="string">
            <text:p>https://ad.admitad.com/g/k51xhlnn5981f1e9292eaf6443370e/</text:p>
          </table:table-cell>
          <table:table-cell office:value-type="string">
            <text:p>publish</text:p>
          </table:table-cell>
          <table:table-cell office:value-type="string">
            <text:p>heimdalsecurity-coupon-codes</text:p>
          </table:table-cell>
          <table:table-cell table:number-columns-repeated="1016"/>
        </table:table-row>
        <table:table-row table:style-name="ro1">
          <table:table-cell office:value-type="float" office:value="5299">
            <text:p>5299</text:p>
          </table:table-cell>
          <table:table-cell office:value-type="string">
            <text:p>Alpaka</text:p>
          </table:table-cell>
          <table:table-cell office:value-type="string">
            <text:p>Alpaka Coupon Codes &amp; Alpaka Promo Codes</text:p>
          </table:table-cell>
          <table:table-cell office:value-type="string">
            <text:p>https://localhost/cupons/wp-content/uploads/2019/09/Alpaka-Coupon-codes.jpg</text:p>
          </table:table-cell>
          <table:table-cell/>
          <table:table-cell office:value-type="string">
            <text:p>https://t.cfjump.com/49166/b/135501</text:p>
          </table:table-cell>
          <table:table-cell office:value-type="string">
            <text:p>publish</text:p>
          </table:table-cell>
          <table:table-cell office:value-type="string">
            <text:p>alpaka-coupon-codes</text:p>
          </table:table-cell>
          <table:table-cell table:number-columns-repeated="1016"/>
        </table:table-row>
        <table:table-row table:style-name="ro1">
          <table:table-cell office:value-type="float" office:value="5301">
            <text:p>5301</text:p>
          </table:table-cell>
          <table:table-cell office:value-type="string">
            <text:p>Activ8me</text:p>
          </table:table-cell>
          <table:table-cell office:value-type="string">
            <text:p>Activ8me Coupon Codes &amp; Activ8me Promo Codes</text:p>
          </table:table-cell>
          <table:table-cell office:value-type="string">
            <text:p>https://localhost/cupons/wp-content/uploads/2019/09/Activ8me-Coupon-codes.jpg</text:p>
          </table:table-cell>
          <table:table-cell/>
          <table:table-cell office:value-type="string">
            <text:p>https://t.cfjump.com/49166/b/135965</text:p>
          </table:table-cell>
          <table:table-cell office:value-type="string">
            <text:p>publish</text:p>
          </table:table-cell>
          <table:table-cell office:value-type="string">
            <text:p>activ8me-coupon-codes</text:p>
          </table:table-cell>
          <table:table-cell table:number-columns-repeated="1016"/>
        </table:table-row>
        <table:table-row table:style-name="ro1">
          <table:table-cell office:value-type="float" office:value="5303">
            <text:p>5303</text:p>
          </table:table-cell>
          <table:table-cell office:value-type="string">
            <text:p>AMR Hair &amp; Beauty</text:p>
          </table:table-cell>
          <table:table-cell office:value-type="string">
            <text:p>AMR Hair &amp; Beauty Coupon Codes &amp; AMR Hair &amp; Beauty Promo Codes</text:p>
          </table:table-cell>
          <table:table-cell office:value-type="string">
            <text:p>https://localhost/cupons/wp-content/uploads/2019/09/AMR-Hair-Beauty-Coupon-codes.png</text:p>
          </table:table-cell>
          <table:table-cell/>
          <table:table-cell office:value-type="string">
            <text:p>https://t.cfjump.com/49166/b/126095</text:p>
          </table:table-cell>
          <table:table-cell office:value-type="string">
            <text:p>publish</text:p>
          </table:table-cell>
          <table:table-cell office:value-type="string">
            <text:p>amrhairbeauty-coupon-codes</text:p>
          </table:table-cell>
          <table:table-cell table:number-columns-repeated="1016"/>
        </table:table-row>
        <table:table-row table:style-name="ro1">
          <table:table-cell office:value-type="float" office:value="5305">
            <text:p>5305</text:p>
          </table:table-cell>
          <table:table-cell office:value-type="string">
            <text:p>The Swank Store</text:p>
          </table:table-cell>
          <table:table-cell office:value-type="string">
            <text:p>The Swank Store Coupon Codes &amp; The Swank Store Promo Codes</text:p>
          </table:table-cell>
          <table:table-cell office:value-type="string">
            <text:p>https://localhost/cupons/wp-content/uploads/2019/09/The-Swank-Store-Coupon-codes.png</text:p>
          </table:table-cell>
          <table:table-cell/>
          <table:table-cell office:value-type="string">
            <text:p>https://t.cfjump.com/49166/b/137723</text:p>
          </table:table-cell>
          <table:table-cell office:value-type="string">
            <text:p>publish</text:p>
          </table:table-cell>
          <table:table-cell office:value-type="string">
            <text:p>theswankstore-coupon-codes</text:p>
          </table:table-cell>
          <table:table-cell table:number-columns-repeated="1016"/>
        </table:table-row>
        <table:table-row table:style-name="ro1">
          <table:table-cell office:value-type="float" office:value="5338">
            <text:p>5338</text:p>
          </table:table-cell>
          <table:table-cell office:value-type="string">
            <text:p>Rugs USA</text:p>
          </table:table-cell>
          <table:table-cell office:value-type="string">
            <text:p>Rugs USA Coupon Codes</text:p>
          </table:table-cell>
          <table:table-cell office:value-type="string">
            <text:p>https://localhost/cupons/wp-content/uploads/2019/09/Rugs-USA-coupon-Codes-min.png</text:p>
          </table:table-cell>
          <table:table-cell/>
          <table:table-cell office:value-type="string">
            <text:p>https://ad.admitad.com/g/wnd21ukxy481f1e9292e62edd6d0fc/</text:p>
          </table:table-cell>
          <table:table-cell office:value-type="string">
            <text:p>publish</text:p>
          </table:table-cell>
          <table:table-cell office:value-type="string">
            <text:p>rugs-usa-coupon-codes</text:p>
          </table:table-cell>
          <table:table-cell table:number-columns-repeated="1016"/>
        </table:table-row>
        <table:table-row table:style-name="ro1">
          <table:table-cell office:value-type="float" office:value="5345">
            <text:p>5345</text:p>
          </table:table-cell>
          <table:table-cell office:value-type="string">
            <text:p>Lorex</text:p>
          </table:table-cell>
          <table:table-cell office:value-type="string">
            <text:p>Lorex Coupon Codes</text:p>
          </table:table-cell>
          <table:table-cell office:value-type="string">
            <text:p>https://localhost/cupons/wp-content/uploads/2019/09/Lorex-Coupon-Codes-min.png</text:p>
          </table:table-cell>
          <table:table-cell/>
          <table:table-cell office:value-type="string">
            <text:p>https://ad.admitad.com/g/cr2fjerlqq81f1e9292efcfff734c7/</text:p>
          </table:table-cell>
          <table:table-cell office:value-type="string">
            <text:p>publish</text:p>
          </table:table-cell>
          <table:table-cell office:value-type="string">
            <text:p>lorex-coupon-codes</text:p>
          </table:table-cell>
          <table:table-cell table:number-columns-repeated="1016"/>
        </table:table-row>
        <table:table-row table:style-name="ro1">
          <table:table-cell office:value-type="float" office:value="5352">
            <text:p>5352</text:p>
          </table:table-cell>
          <table:table-cell office:value-type="string">
            <text:p>Man Crates</text:p>
          </table:table-cell>
          <table:table-cell office:value-type="string">
            <text:p>Man Crates Coupon Codes</text:p>
          </table:table-cell>
          <table:table-cell office:value-type="string">
            <text:p>https://localhost/cupons/wp-content/uploads/2019/09/Man-Crates-Coupon-Codes-min.jpg</text:p>
          </table:table-cell>
          <table:table-cell/>
          <table:table-cell office:value-type="string">
            <text:p>https://ad.admitad.com/g/h22rfpvy0581f1e9292eadab86ce25/</text:p>
          </table:table-cell>
          <table:table-cell office:value-type="string">
            <text:p>publish</text:p>
          </table:table-cell>
          <table:table-cell office:value-type="string">
            <text:p>mancrates-coupon-codes</text:p>
          </table:table-cell>
          <table:table-cell table:number-columns-repeated="1016"/>
        </table:table-row>
        <table:table-row table:style-name="ro1">
          <table:table-cell office:value-type="float" office:value="5354">
            <text:p>5354</text:p>
          </table:table-cell>
          <table:table-cell office:value-type="string">
            <text:p>Hostel World</text:p>
          </table:table-cell>
          <table:table-cell office:value-type="string">
            <text:p>Hostel World Coupon Codes</text:p>
          </table:table-cell>
          <table:table-cell office:value-type="string">
            <text:p>https://localhost/cupons/wp-content/uploads/2019/09/Hostel-World-Coupon-Codes-min.png</text:p>
          </table:table-cell>
          <table:table-cell/>
          <table:table-cell office:value-type="string">
            <text:p>https://ad.admitad.com/g/ad9lkci22p81f1e9292ed7e34fe510/</text:p>
          </table:table-cell>
          <table:table-cell office:value-type="string">
            <text:p>publish</text:p>
          </table:table-cell>
          <table:table-cell office:value-type="string">
            <text:p>hostelworld-coupon-codes</text:p>
          </table:table-cell>
          <table:table-cell table:number-columns-repeated="1016"/>
        </table:table-row>
        <table:table-row table:style-name="ro1">
          <table:table-cell office:value-type="float" office:value="5357">
            <text:p>5357</text:p>
          </table:table-cell>
          <table:table-cell office:value-type="string">
            <text:p>DollarDays</text:p>
          </table:table-cell>
          <table:table-cell office:value-type="string">
            <text:p>DollarDays Coupon Codes</text:p>
          </table:table-cell>
          <table:table-cell office:value-type="string">
            <text:p>https://localhost/cupons/wp-content/uploads/2019/09/DollarDays-Coupon-Codes-min.jpg</text:p>
          </table:table-cell>
          <table:table-cell/>
          <table:table-cell office:value-type="string">
            <text:p>https://ad.admitad.com/g/txy8tuu5ku81f1e9292eb64432d704/</text:p>
          </table:table-cell>
          <table:table-cell office:value-type="string">
            <text:p>publish</text:p>
          </table:table-cell>
          <table:table-cell office:value-type="string">
            <text:p>dollardays-coupon-codes</text:p>
          </table:table-cell>
          <table:table-cell table:number-columns-repeated="1016"/>
        </table:table-row>
        <table:table-row table:style-name="ro1">
          <table:table-cell office:value-type="float" office:value="5359">
            <text:p>5359</text:p>
          </table:table-cell>
          <table:table-cell office:value-type="string">
            <text:p>Sucuri</text:p>
          </table:table-cell>
          <table:table-cell office:value-type="string">
            <text:p>Sucuri Coupon Codes</text:p>
          </table:table-cell>
          <table:table-cell office:value-type="string">
            <text:p>https://localhost/cupons/wp-content/uploads/2019/09/Sucuri-Coupon-Codes-min.png</text:p>
          </table:table-cell>
          <table:table-cell/>
          <table:table-cell office:value-type="string">
            <text:p>https://ad.admitad.com/g/gm7n68s5de81f1e9292e09db3e823b/</text:p>
          </table:table-cell>
          <table:table-cell office:value-type="string">
            <text:p>publish</text:p>
          </table:table-cell>
          <table:table-cell office:value-type="string">
            <text:p>sucuri-coupon-codes</text:p>
          </table:table-cell>
          <table:table-cell table:number-columns-repeated="1016"/>
        </table:table-row>
        <table:table-row table:style-name="ro1">
          <table:table-cell office:value-type="float" office:value="5364">
            <text:p>5364</text:p>
          </table:table-cell>
          <table:table-cell office:value-type="string">
            <text:p>AirHelp</text:p>
          </table:table-cell>
          <table:table-cell office:value-type="string">
            <text:p>AirHelp Coupon Codes</text:p>
          </table:table-cell>
          <table:table-cell office:value-type="string">
            <text:p>https://localhost/cupons/wp-content/uploads/2019/09/AirHelp-Coupon-Codes-min.png</text:p>
          </table:table-cell>
          <table:table-cell/>
          <table:table-cell office:value-type="string">
            <text:p>https://ad.admitad.com/g/ne5nb30t5u81f1e9292e51efc44b1b/</text:p>
          </table:table-cell>
          <table:table-cell office:value-type="string">
            <text:p>publish</text:p>
          </table:table-cell>
          <table:table-cell office:value-type="string">
            <text:p>airhelp-coupon-codes</text:p>
          </table:table-cell>
          <table:table-cell table:number-columns-repeated="1016"/>
        </table:table-row>
        <table:table-row table:style-name="ro1">
          <table:table-cell office:value-type="float" office:value="5366">
            <text:p>5366</text:p>
          </table:table-cell>
          <table:table-cell office:value-type="string">
            <text:p>Almosafer</text:p>
          </table:table-cell>
          <table:table-cell office:value-type="string">
            <text:p>Almosafer Coupon Codes</text:p>
          </table:table-cell>
          <table:table-cell office:value-type="string">
            <text:p>https://localhost/cupons/wp-content/uploads/2019/09/Almosafer-Coupon-Codes-min.png</text:p>
          </table:table-cell>
          <table:table-cell/>
          <table:table-cell office:value-type="string">
            <text:p>https://ad.admitad.com/g/4uwas3jd4781f1e9292e153f3678f4/</text:p>
          </table:table-cell>
          <table:table-cell office:value-type="string">
            <text:p>publish</text:p>
          </table:table-cell>
          <table:table-cell office:value-type="string">
            <text:p>almosafer-coupon-codes</text:p>
          </table:table-cell>
          <table:table-cell table:number-columns-repeated="1016"/>
        </table:table-row>
        <table:table-row table:style-name="ro1">
          <table:table-cell office:value-type="float" office:value="5370">
            <text:p>5370</text:p>
          </table:table-cell>
          <table:table-cell office:value-type="string">
            <text:p>Travelex</text:p>
          </table:table-cell>
          <table:table-cell office:value-type="string">
            <text:p>Travelex Coupon Codes</text:p>
          </table:table-cell>
          <table:table-cell office:value-type="string">
            <text:p>https://localhost/cupons/wp-content/uploads/2019/09/Travelex-Coupon-Codes-min.png</text:p>
          </table:table-cell>
          <table:table-cell/>
          <table:table-cell office:value-type="string">
            <text:p>https://ad.admitad.com/g/lw7qxwkudu81f1e9292ef5bb85b927/</text:p>
          </table:table-cell>
          <table:table-cell office:value-type="string">
            <text:p>publish</text:p>
          </table:table-cell>
          <table:table-cell office:value-type="string">
            <text:p>travelex-coupon-codes</text:p>
          </table:table-cell>
          <table:table-cell table:number-columns-repeated="1016"/>
        </table:table-row>
        <table:table-row table:style-name="ro1">
          <table:table-cell office:value-type="float" office:value="5374">
            <text:p>5374</text:p>
          </table:table-cell>
          <table:table-cell office:value-type="string">
            <text:p>Foreo</text:p>
          </table:table-cell>
          <table:table-cell office:value-type="string">
            <text:p>Foreo Coupon Codes</text:p>
          </table:table-cell>
          <table:table-cell office:value-type="string">
            <text:p>https://localhost/cupons/wp-content/uploads/2019/09/Foreo-Coupon-Codes-min.jpg</text:p>
          </table:table-cell>
          <table:table-cell/>
          <table:table-cell office:value-type="string">
            <text:p>https://ad.admitad.com/g/tq50ccnxpi81f1e9292ef9f4c51046/</text:p>
          </table:table-cell>
          <table:table-cell office:value-type="string">
            <text:p>publish</text:p>
          </table:table-cell>
          <table:table-cell office:value-type="string">
            <text:p>foreo-coupon-codes</text:p>
          </table:table-cell>
          <table:table-cell table:number-columns-repeated="1016"/>
        </table:table-row>
        <table:table-row table:style-name="ro1">
          <table:table-cell office:value-type="float" office:value="5376">
            <text:p>5376</text:p>
          </table:table-cell>
          <table:table-cell office:value-type="string">
            <text:p>Paris Pass</text:p>
          </table:table-cell>
          <table:table-cell office:value-type="string">
            <text:p>Paris Pass Coupon Codes</text:p>
          </table:table-cell>
          <table:table-cell office:value-type="string">
            <text:p>https://localhost/cupons/wp-content/uploads/2019/09/Paris-Pass-Coupon-Codes-min.png</text:p>
          </table:table-cell>
          <table:table-cell/>
          <table:table-cell office:value-type="string">
            <text:p>https://ad.admitad.com/g/tomrpfj2fa81f1e9292e0b063d629d/</text:p>
          </table:table-cell>
          <table:table-cell office:value-type="string">
            <text:p>publish</text:p>
          </table:table-cell>
          <table:table-cell office:value-type="string">
            <text:p>parispass-coupon-codes</text:p>
          </table:table-cell>
          <table:table-cell table:number-columns-repeated="1016"/>
        </table:table-row>
        <table:table-row table:style-name="ro1">
          <table:table-cell office:value-type="float" office:value="5379">
            <text:p>5379</text:p>
          </table:table-cell>
          <table:table-cell office:value-type="string">
            <text:p>BookVIP</text:p>
          </table:table-cell>
          <table:table-cell office:value-type="string">
            <text:p>BookVIP Coupon Codes</text:p>
          </table:table-cell>
          <table:table-cell office:value-type="string">
            <text:p>https://localhost/cupons/wp-content/uploads/2019/09/BookVIP-Coupon-Codes-min.png</text:p>
          </table:table-cell>
          <table:table-cell/>
          <table:table-cell office:value-type="string">
            <text:p>https://ad.admitad.com/g/tep5k2siti81f1e9292e126fb29b41/</text:p>
          </table:table-cell>
          <table:table-cell office:value-type="string">
            <text:p>publish</text:p>
          </table:table-cell>
          <table:table-cell office:value-type="string">
            <text:p>bookvip-coupon-codes</text:p>
          </table:table-cell>
          <table:table-cell table:number-columns-repeated="1016"/>
        </table:table-row>
        <table:table-row table:style-name="ro1">
          <table:table-cell office:value-type="float" office:value="5382">
            <text:p>5382</text:p>
          </table:table-cell>
          <table:table-cell office:value-type="string">
            <text:p>Omio</text:p>
          </table:table-cell>
          <table:table-cell office:value-type="string">
            <text:p>Omio Coupon Codes</text:p>
          </table:table-cell>
          <table:table-cell office:value-type="string">
            <text:p>https://localhost/cupons/wp-content/uploads/2019/09/Omio-Coupon-Codes-min.jpg</text:p>
          </table:table-cell>
          <table:table-cell/>
          <table:table-cell office:value-type="string">
            <text:p>https://ad.admitad.com/g/700u4nenlt81f1e9292e84951289db/</text:p>
          </table:table-cell>
          <table:table-cell office:value-type="string">
            <text:p>publish</text:p>
          </table:table-cell>
          <table:table-cell office:value-type="string">
            <text:p>omio-coupon-codes</text:p>
          </table:table-cell>
          <table:table-cell table:number-columns-repeated="1016"/>
        </table:table-row>
        <table:table-row table:style-name="ro1">
          <table:table-cell office:value-type="float" office:value="5388">
            <text:p>5388</text:p>
          </table:table-cell>
          <table:table-cell office:value-type="string">
            <text:p>Priceline</text:p>
          </table:table-cell>
          <table:table-cell office:value-type="string">
            <text:p>Priceline Coupon Codes</text:p>
          </table:table-cell>
          <table:table-cell office:value-type="string">
            <text:p>https://localhost/cupons/wp-content/uploads/2019/09/Priceline-Coupon-Codes-min.png</text:p>
          </table:table-cell>
          <table:table-cell/>
          <table:table-cell office:value-type="string">
            <text:p>https://ad.admitad.com/g/ducr1z81a781f1e9292e216df84416/</text:p>
          </table:table-cell>
          <table:table-cell office:value-type="string">
            <text:p>publish</text:p>
          </table:table-cell>
          <table:table-cell office:value-type="string">
            <text:p>priceline-coupon-codes</text:p>
          </table:table-cell>
          <table:table-cell table:number-columns-repeated="1016"/>
        </table:table-row>
        <table:table-row table:style-name="ro1">
          <table:table-cell office:value-type="float" office:value="5390">
            <text:p>5390</text:p>
          </table:table-cell>
          <table:table-cell office:value-type="string">
            <text:p>Pososhok</text:p>
          </table:table-cell>
          <table:table-cell office:value-type="string">
            <text:p>Pososhok Coupon Codes</text:p>
          </table:table-cell>
          <table:table-cell office:value-type="string">
            <text:p>https://localhost/cupons/wp-content/uploads/2019/09/Pososhok-Coupon-Codes-min.jpg</text:p>
          </table:table-cell>
          <table:table-cell/>
          <table:table-cell office:value-type="string">
            <text:p>https://ad.admitad.com/g/f8kqm3kxqb81f1e9292e25881e00f6/</text:p>
          </table:table-cell>
          <table:table-cell office:value-type="string">
            <text:p>publish</text:p>
          </table:table-cell>
          <table:table-cell office:value-type="string">
            <text:p>pososhok-coupon-codes</text:p>
          </table:table-cell>
          <table:table-cell table:number-columns-repeated="1016"/>
        </table:table-row>
        <table:table-row table:style-name="ro1">
          <table:table-cell office:value-type="float" office:value="5392">
            <text:p>5392</text:p>
          </table:table-cell>
          <table:table-cell office:value-type="string">
            <text:p>Gobble</text:p>
          </table:table-cell>
          <table:table-cell office:value-type="string">
            <text:p>Gobble Coupon Codes</text:p>
          </table:table-cell>
          <table:table-cell office:value-type="string">
            <text:p>https://localhost/cupons/wp-content/uploads/2019/09/Gobble-Coupon-Codes-min.png</text:p>
          </table:table-cell>
          <table:table-cell/>
          <table:table-cell office:value-type="string">
            <text:p>https://ad.admitad.com/g/0x2d7fn3pl81f1e9292e517c0a247a/</text:p>
          </table:table-cell>
          <table:table-cell office:value-type="string">
            <text:p>publish</text:p>
          </table:table-cell>
          <table:table-cell office:value-type="string">
            <text:p>gobble-coupon-codes</text:p>
          </table:table-cell>
          <table:table-cell table:number-columns-repeated="1016"/>
        </table:table-row>
        <table:table-row table:style-name="ro1">
          <table:table-cell office:value-type="float" office:value="5397">
            <text:p>5397</text:p>
          </table:table-cell>
          <table:table-cell office:value-type="string">
            <text:p>Steel Serie</text:p>
          </table:table-cell>
          <table:table-cell office:value-type="string">
            <text:p>Steel Serie Coupon Codes</text:p>
          </table:table-cell>
          <table:table-cell office:value-type="string">
            <text:p>https://localhost/cupons/wp-content/uploads/2019/09/Steel-Serie-Coupon-codes-min.jpg</text:p>
          </table:table-cell>
          <table:table-cell/>
          <table:table-cell office:value-type="string">
            <text:p>https://ad.admitad.com/g/bijotta3ws81f1e9292e4152ee2292/</text:p>
          </table:table-cell>
          <table:table-cell office:value-type="string">
            <text:p>publish</text:p>
          </table:table-cell>
          <table:table-cell office:value-type="string">
            <text:p>steelserie-coupon-codes</text:p>
          </table:table-cell>
          <table:table-cell table:number-columns-repeated="1016"/>
        </table:table-row>
        <table:table-row table:style-name="ro1">
          <table:table-cell office:value-type="float" office:value="5402">
            <text:p>5402</text:p>
          </table:table-cell>
          <table:table-cell office:value-type="string">
            <text:p>Children's Place</text:p>
          </table:table-cell>
          <table:table-cell office:value-type="string">
            <text:p>Children's Place Coupon Codes</text:p>
          </table:table-cell>
          <table:table-cell office:value-type="string">
            <text:p>https://localhost/cupons/wp-content/uploads/2019/09/Childrens-Place-Coupon-Codes-min-1.jpg|https://localhost/cupons/wp-content/uploads/2019/09/Childrens-Place-Coupon-Codes-min.jpg</text:p>
          </table:table-cell>
          <table:table-cell/>
          <table:table-cell office:value-type="string">
            <text:p>https://ad.admitad.com/g/7hqcwqnu0o81f1e9292e6bd89e3d16/</text:p>
          </table:table-cell>
          <table:table-cell office:value-type="string">
            <text:p>publish</text:p>
          </table:table-cell>
          <table:table-cell office:value-type="string">
            <text:p>childrens-place-coupon-codes</text:p>
          </table:table-cell>
          <table:table-cell table:number-columns-repeated="1016"/>
        </table:table-row>
        <table:table-row table:style-name="ro1">
          <table:table-cell office:value-type="float" office:value="5405">
            <text:p>5405</text:p>
          </table:table-cell>
          <table:table-cell office:value-type="string">
            <text:p>Envato Market</text:p>
          </table:table-cell>
          <table:table-cell office:value-type="string">
            <text:p>Envato Market Coupon Codes</text:p>
          </table:table-cell>
          <table:table-cell office:value-type="string">
            <text:p>https://localhost/cupons/wp-content/uploads/2019/09/Envato-Market-coupon-Codes-min.png</text:p>
          </table:table-cell>
          <table:table-cell/>
          <table:table-cell office:value-type="string">
            <text:p>https://ad.admitad.com/g/asu3g6un0r81f1e9292e53f7fdfbf4/</text:p>
          </table:table-cell>
          <table:table-cell office:value-type="string">
            <text:p>publish</text:p>
          </table:table-cell>
          <table:table-cell office:value-type="string">
            <text:p>envato-market-coupon-codes</text:p>
          </table:table-cell>
          <table:table-cell table:number-columns-repeated="1016"/>
        </table:table-row>
        <table:table-row table:style-name="ro1">
          <table:table-cell office:value-type="float" office:value="5412">
            <text:p>5412</text:p>
          </table:table-cell>
          <table:table-cell office:value-type="string">
            <text:p>TripAdvisor Rentals</text:p>
          </table:table-cell>
          <table:table-cell office:value-type="string">
            <text:p>TripAdvisor Rentals Coupon Codes</text:p>
          </table:table-cell>
          <table:table-cell office:value-type="string">
            <text:p>https://localhost/cupons/wp-content/uploads/2019/09/TripAdvisor-Rentals-coupon-codes-min.jpg</text:p>
          </table:table-cell>
          <table:table-cell/>
          <table:table-cell office:value-type="string">
            <text:p>https://ad.admitad.com/g/zudrub592281f1e9292ef47b49150a/</text:p>
          </table:table-cell>
          <table:table-cell office:value-type="string">
            <text:p>publish</text:p>
          </table:table-cell>
          <table:table-cell office:value-type="string">
            <text:p>tripadvisorrentals-coupon-codes</text:p>
          </table:table-cell>
          <table:table-cell table:number-columns-repeated="1016"/>
        </table:table-row>
        <table:table-row table:style-name="ro1">
          <table:table-cell office:value-type="float" office:value="5470">
            <text:p>5470</text:p>
          </table:table-cell>
          <table:table-cell office:value-type="string">
            <text:p>Xpressions Style</text:p>
          </table:table-cell>
          <table:table-cell office:value-type="string">
            <text:p>Xpressions Style Coupon codes &amp; Xpressions Style Promo codes</text:p>
          </table:table-cell>
          <table:table-cell office:value-type="string">
            <text:p>https://localhost/cupons/wp-content/uploads/2019/09/Xpressions-Style-Coupon.png</text:p>
          </table:table-cell>
          <table:table-cell/>
          <table:table-cell office:value-type="string">
            <text:p>https://ad.admitad.com/g/ad5q2mrncf81f1e9292e11dc2dfb01/</text:p>
          </table:table-cell>
          <table:table-cell office:value-type="string">
            <text:p>publish</text:p>
          </table:table-cell>
          <table:table-cell office:value-type="string">
            <text:p>xpressionsstyle-coupon-codes</text:p>
          </table:table-cell>
          <table:table-cell table:number-columns-repeated="1016"/>
        </table:table-row>
        <table:table-row table:style-name="ro1">
          <table:table-cell office:value-type="float" office:value="5472">
            <text:p>5472</text:p>
          </table:table-cell>
          <table:table-cell office:value-type="string">
            <text:p>Yoox</text:p>
          </table:table-cell>
          <table:table-cell office:value-type="string">
            <text:p>Yoox Coupon codes &amp; Yoox Promo codes</text:p>
          </table:table-cell>
          <table:table-cell office:value-type="string">
            <text:p>https://localhost/cupons/wp-content/uploads/2019/09/Yoox-Coupon.png</text:p>
          </table:table-cell>
          <table:table-cell/>
          <table:table-cell office:value-type="string">
            <text:p>https://ad.admitad.com/g/8o0d4n23r781f1e9292e22b0836c4f/</text:p>
          </table:table-cell>
          <table:table-cell office:value-type="string">
            <text:p>publish</text:p>
          </table:table-cell>
          <table:table-cell office:value-type="string">
            <text:p>yoox-coupon-codes</text:p>
          </table:table-cell>
          <table:table-cell table:number-columns-repeated="1016"/>
        </table:table-row>
        <table:table-row table:style-name="ro1">
          <table:table-cell office:value-type="float" office:value="5474">
            <text:p>5474</text:p>
          </table:table-cell>
          <table:table-cell office:value-type="string">
            <text:p>Star Stable</text:p>
          </table:table-cell>
          <table:table-cell office:value-type="string">
            <text:p>Star Stable Coupon codes &amp; Star Stable Promo codes</text:p>
          </table:table-cell>
          <table:table-cell office:value-type="string">
            <text:p>https://localhost/cupons/wp-content/uploads/2019/09/Star-Stable-Coupon.png</text:p>
          </table:table-cell>
          <table:table-cell/>
          <table:table-cell office:value-type="string">
            <text:p>https://ad.admitad.com/g/n594oijonm81f1e9292ec35e22b1ce/</text:p>
          </table:table-cell>
          <table:table-cell office:value-type="string">
            <text:p>publish</text:p>
          </table:table-cell>
          <table:table-cell office:value-type="string">
            <text:p>starstable-coupon-codes</text:p>
          </table:table-cell>
          <table:table-cell table:number-columns-repeated="1016"/>
        </table:table-row>
        <table:table-row table:style-name="ro1">
          <table:table-cell office:value-type="float" office:value="5476">
            <text:p>5476</text:p>
          </table:table-cell>
          <table:table-cell office:value-type="string">
            <text:p>East Essence</text:p>
          </table:table-cell>
          <table:table-cell office:value-type="string">
            <text:p>East Essence Coupon codes &amp; East Essence Promo codes</text:p>
          </table:table-cell>
          <table:table-cell office:value-type="string">
            <text:p>https://localhost/cupons/wp-content/uploads/2019/09/East-Essence-Coupon.jpg</text:p>
          </table:table-cell>
          <table:table-cell/>
          <table:table-cell office:value-type="string">
            <text:p>https://ad.admitad.com/g/kkenoe3gqx81f1e9292ee81a720207/</text:p>
          </table:table-cell>
          <table:table-cell office:value-type="string">
            <text:p>publish</text:p>
          </table:table-cell>
          <table:table-cell office:value-type="string">
            <text:p>eastessence-coupon-codes</text:p>
          </table:table-cell>
          <table:table-cell table:number-columns-repeated="1016"/>
        </table:table-row>
        <table:table-row table:style-name="ro1">
          <table:table-cell office:value-type="float" office:value="5478">
            <text:p>5478</text:p>
          </table:table-cell>
          <table:table-cell office:value-type="string">
            <text:p>Simple Dress</text:p>
          </table:table-cell>
          <table:table-cell office:value-type="string">
            <text:p>Simple Dress Coupon codes &amp; Simple Dress Promo codes</text:p>
          </table:table-cell>
          <table:table-cell office:value-type="string">
            <text:p>https://localhost/cupons/wp-content/uploads/2019/09/Simple-Dress-Coupon.jpg</text:p>
          </table:table-cell>
          <table:table-cell/>
          <table:table-cell office:value-type="string">
            <text:p>https://ad.admitad.com/g/dvoqzhjw9n81f1e9292ec77398c0b4/</text:p>
          </table:table-cell>
          <table:table-cell office:value-type="string">
            <text:p>publish</text:p>
          </table:table-cell>
          <table:table-cell office:value-type="string">
            <text:p>simpledress-coupon-codes</text:p>
          </table:table-cell>
          <table:table-cell table:number-columns-repeated="1016"/>
        </table:table-row>
        <table:table-row table:style-name="ro1">
          <table:table-cell office:value-type="float" office:value="5480">
            <text:p>5480</text:p>
          </table:table-cell>
          <table:table-cell office:value-type="string">
            <text:p>Lets Tango</text:p>
          </table:table-cell>
          <table:table-cell office:value-type="string">
            <text:p>Lets Tango Coupon codes &amp; Lets Tango Promo codes</text:p>
          </table:table-cell>
          <table:table-cell office:value-type="string">
            <text:p>https://localhost/cupons/wp-content/uploads/2019/09/Lets-Tango-Coupon.png</text:p>
          </table:table-cell>
          <table:table-cell/>
          <table:table-cell office:value-type="string">
            <text:p>https://ad.admitad.com/g/kw29gcy4m281f1e9292e8f3edc42f4/</text:p>
          </table:table-cell>
          <table:table-cell office:value-type="string">
            <text:p>publish</text:p>
          </table:table-cell>
          <table:table-cell office:value-type="string">
            <text:p>letstango-coupon-codes</text:p>
          </table:table-cell>
          <table:table-cell table:number-columns-repeated="1016"/>
        </table:table-row>
        <table:table-row table:style-name="ro1">
          <table:table-cell office:value-type="float" office:value="5483">
            <text:p>5483</text:p>
          </table:table-cell>
          <table:table-cell office:value-type="string">
            <text:p>Starzplay</text:p>
          </table:table-cell>
          <table:table-cell office:value-type="string">
            <text:p>Starzplay Coupon codes &amp; Starzplay Promo codes</text:p>
          </table:table-cell>
          <table:table-cell office:value-type="string">
            <text:p>https://localhost/cupons/wp-content/uploads/2019/09/Starzplay-Coupon.png</text:p>
          </table:table-cell>
          <table:table-cell/>
          <table:table-cell office:value-type="string">
            <text:p>https://ad.admitad.com/g/dllkom4be981f1e9292e9076a7dce2/</text:p>
          </table:table-cell>
          <table:table-cell office:value-type="string">
            <text:p>publish</text:p>
          </table:table-cell>
          <table:table-cell office:value-type="string">
            <text:p>starzplay-coupon-codes</text:p>
          </table:table-cell>
          <table:table-cell table:number-columns-repeated="1016"/>
        </table:table-row>
        <table:table-row table:style-name="ro1">
          <table:table-cell office:value-type="float" office:value="5485">
            <text:p>5485</text:p>
          </table:table-cell>
          <table:table-cell office:value-type="string">
            <text:p>TekniStore</text:p>
          </table:table-cell>
          <table:table-cell office:value-type="string">
            <text:p>TekniStore Coupon codes &amp; TekniStore Promo codes</text:p>
          </table:table-cell>
          <table:table-cell office:value-type="string">
            <text:p>https://localhost/cupons/wp-content/uploads/2019/09/TekniStore-Coupon.png</text:p>
          </table:table-cell>
          <table:table-cell/>
          <table:table-cell office:value-type="string">
            <text:p>https://ad.admitad.com/g/wen3yeakfd81f1e9292ee017c44c28/</text:p>
          </table:table-cell>
          <table:table-cell office:value-type="string">
            <text:p>publish</text:p>
          </table:table-cell>
          <table:table-cell office:value-type="string">
            <text:p>teknistore-coupon-codes</text:p>
          </table:table-cell>
          <table:table-cell table:number-columns-repeated="1016"/>
        </table:table-row>
        <table:table-row table:style-name="ro1">
          <table:table-cell office:value-type="float" office:value="5487">
            <text:p>5487</text:p>
          </table:table-cell>
          <table:table-cell office:value-type="string">
            <text:p>Souqalmal</text:p>
          </table:table-cell>
          <table:table-cell office:value-type="string">
            <text:p>Souqalmal Coupon codes &amp; Souqalmal Promo codes</text:p>
          </table:table-cell>
          <table:table-cell office:value-type="string">
            <text:p>https://localhost/cupons/wp-content/uploads/2019/09/Souqalmal-Coupon.png</text:p>
          </table:table-cell>
          <table:table-cell/>
          <table:table-cell office:value-type="string">
            <text:p>https://ad.admitad.com/g/jdiqwx5dmc81f1e9292eaf7054a2e5/</text:p>
          </table:table-cell>
          <table:table-cell office:value-type="string">
            <text:p>publish</text:p>
          </table:table-cell>
          <table:table-cell office:value-type="string">
            <text:p>souqalmal-coupon-codes</text:p>
          </table:table-cell>
          <table:table-cell table:number-columns-repeated="1016"/>
        </table:table-row>
        <table:table-row table:style-name="ro1">
          <table:table-cell office:value-type="float" office:value="5489">
            <text:p>5489</text:p>
          </table:table-cell>
          <table:table-cell office:value-type="string">
            <text:p>Living Kool</text:p>
          </table:table-cell>
          <table:table-cell office:value-type="string">
            <text:p>Living Kool Coupon codes &amp; Living Kool Promo codes</text:p>
          </table:table-cell>
          <table:table-cell office:value-type="string">
            <text:p>https://localhost/cupons/wp-content/uploads/2019/09/Living-Kool-Coupon.png</text:p>
          </table:table-cell>
          <table:table-cell/>
          <table:table-cell office:value-type="string">
            <text:p>https://ad.admitad.com/g/f4uss1moiz81f1e9292ee3e88ef54e/</text:p>
          </table:table-cell>
          <table:table-cell office:value-type="string">
            <text:p>publish</text:p>
          </table:table-cell>
          <table:table-cell office:value-type="string">
            <text:p>livingkool-coupon-codes</text:p>
          </table:table-cell>
          <table:table-cell table:number-columns-repeated="1016"/>
        </table:table-row>
        <table:table-row table:style-name="ro1">
          <table:table-cell office:value-type="float" office:value="5491">
            <text:p>5491</text:p>
          </table:table-cell>
          <table:table-cell office:value-type="string">
            <text:p>Forest Essentials</text:p>
          </table:table-cell>
          <table:table-cell office:value-type="string">
            <text:p>Forest Essentials Coupon codes &amp; Forest Essentials Promo codes</text:p>
          </table:table-cell>
          <table:table-cell office:value-type="string">
            <text:p>https://localhost/cupons/wp-content/uploads/2019/09/Forest-Essentials-Coupon.png</text:p>
          </table:table-cell>
          <table:table-cell/>
          <table:table-cell office:value-type="string">
            <text:p>https://ad.admitad.com/g/jxxuuifyv781f1e9292ec13c9638d7/</text:p>
          </table:table-cell>
          <table:table-cell office:value-type="string">
            <text:p>publish</text:p>
          </table:table-cell>
          <table:table-cell office:value-type="string">
            <text:p>forestessentials-coupon-codes</text:p>
          </table:table-cell>
          <table:table-cell table:number-columns-repeated="1016"/>
        </table:table-row>
        <table:table-row table:style-name="ro1">
          <table:table-cell office:value-type="float" office:value="5493">
            <text:p>5493</text:p>
          </table:table-cell>
          <table:table-cell office:value-type="string">
            <text:p>Sprii</text:p>
          </table:table-cell>
          <table:table-cell office:value-type="string">
            <text:p>Sprii Coupon codes &amp; Sprii Promo codes</text:p>
          </table:table-cell>
          <table:table-cell office:value-type="string">
            <text:p>https://localhost/cupons/wp-content/uploads/2019/09/Sprii-Coupon.png</text:p>
          </table:table-cell>
          <table:table-cell/>
          <table:table-cell office:value-type="string">
            <text:p>https://ad.admitad.com/g/7o3470vygx81f1e9292eb9d74baa0f/</text:p>
          </table:table-cell>
          <table:table-cell office:value-type="string">
            <text:p>publish</text:p>
          </table:table-cell>
          <table:table-cell office:value-type="string">
            <text:p>sprii-coupon-codes</text:p>
          </table:table-cell>
          <table:table-cell table:number-columns-repeated="1016"/>
        </table:table-row>
        <table:table-row table:style-name="ro1">
          <table:table-cell office:value-type="float" office:value="5495">
            <text:p>5495</text:p>
          </table:table-cell>
          <table:table-cell office:value-type="string">
            <text:p>Ubuy</text:p>
          </table:table-cell>
          <table:table-cell office:value-type="string">
            <text:p>Ubuy Coupon codes &amp; Ubuy Promo codes</text:p>
          </table:table-cell>
          <table:table-cell office:value-type="string">
            <text:p>https://localhost/cupons/wp-content/uploads/2019/09/Ubuy-Coupon.png</text:p>
          </table:table-cell>
          <table:table-cell/>
          <table:table-cell office:value-type="string">
            <text:p>https://ad.admitad.com/g/g2mod293na81f1e9292e2b6b256099/</text:p>
          </table:table-cell>
          <table:table-cell office:value-type="string">
            <text:p>publish</text:p>
          </table:table-cell>
          <table:table-cell office:value-type="string">
            <text:p>ubuy-coupon-codes</text:p>
          </table:table-cell>
          <table:table-cell table:number-columns-repeated="1016"/>
        </table:table-row>
        <table:table-row table:style-name="ro1">
          <table:table-cell office:value-type="float" office:value="5497">
            <text:p>5497</text:p>
          </table:table-cell>
          <table:table-cell office:value-type="string">
            <text:p>Insta360</text:p>
          </table:table-cell>
          <table:table-cell office:value-type="string">
            <text:p>Insta360 Coupon codes &amp; Insta360 Promo codes</text:p>
          </table:table-cell>
          <table:table-cell office:value-type="string">
            <text:p>https://localhost/cupons/wp-content/uploads/2019/09/Insta360-Coupon.png</text:p>
          </table:table-cell>
          <table:table-cell/>
          <table:table-cell office:value-type="string">
            <text:p>https://ad.admitad.com/g/0z1esf0knv81f1e9292ee69c9da70b/</text:p>
          </table:table-cell>
          <table:table-cell office:value-type="string">
            <text:p>publish</text:p>
          </table:table-cell>
          <table:table-cell office:value-type="string">
            <text:p>insta360-coupon-codes</text:p>
          </table:table-cell>
          <table:table-cell table:number-columns-repeated="1016"/>
        </table:table-row>
        <table:table-row table:style-name="ro1">
          <table:table-cell office:value-type="float" office:value="5499">
            <text:p>5499</text:p>
          </table:table-cell>
          <table:table-cell office:value-type="string">
            <text:p>Fiverr</text:p>
          </table:table-cell>
          <table:table-cell office:value-type="string">
            <text:p>Fiverr Coupon codes &amp; Fiverr Promo codes</text:p>
          </table:table-cell>
          <table:table-cell office:value-type="string">
            <text:p>https://localhost/cupons/wp-content/uploads/2019/09/Fiverr-Coupon.png</text:p>
          </table:table-cell>
          <table:table-cell/>
          <table:table-cell office:value-type="string">
            <text:p>https://ad.admitad.com/g/oqcmadzidp81f1e9292eacbbb3152e/</text:p>
          </table:table-cell>
          <table:table-cell office:value-type="string">
            <text:p>publish</text:p>
          </table:table-cell>
          <table:table-cell office:value-type="string">
            <text:p>fiverr-coupon-codes</text:p>
          </table:table-cell>
          <table:table-cell table:number-columns-repeated="1016"/>
        </table:table-row>
        <table:table-row table:style-name="ro1">
          <table:table-cell office:value-type="float" office:value="5506">
            <text:p>5506</text:p>
          </table:table-cell>
          <table:table-cell office:value-type="string">
            <text:p>Jamalon</text:p>
          </table:table-cell>
          <table:table-cell office:value-type="string">
            <text:p>Jamalon Coupon codes &amp; Jamalon Promo codes</text:p>
          </table:table-cell>
          <table:table-cell office:value-type="string">
            <text:p>https://localhost/cupons/wp-content/uploads/2019/09/Jamalon-Coupon.png</text:p>
          </table:table-cell>
          <table:table-cell/>
          <table:table-cell office:value-type="string">
            <text:p>https://ad.admitad.com/g/x8n1ha2ufr81f1e9292ee4502acc2c/</text:p>
          </table:table-cell>
          <table:table-cell office:value-type="string">
            <text:p>publish</text:p>
          </table:table-cell>
          <table:table-cell office:value-type="string">
            <text:p>jamalon-coupon-codes</text:p>
          </table:table-cell>
          <table:table-cell table:number-columns-repeated="1016"/>
        </table:table-row>
        <table:table-row table:style-name="ro1">
          <table:table-cell office:value-type="float" office:value="5511">
            <text:p>5511</text:p>
          </table:table-cell>
          <table:table-cell office:value-type="string">
            <text:p>World of Warships</text:p>
          </table:table-cell>
          <table:table-cell office:value-type="string">
            <text:p>World of Warships Coupon codes &amp; World of Warships Promo codes</text:p>
          </table:table-cell>
          <table:table-cell office:value-type="string">
            <text:p>https://localhost/cupons/wp-content/uploads/2019/09/World-of-Warships-Coupon.png</text:p>
          </table:table-cell>
          <table:table-cell/>
          <table:table-cell office:value-type="string">
            <text:p>https://ad.admitad.com/g/6riba2y1zr81f1e9292e8f4a5c83f4/</text:p>
          </table:table-cell>
          <table:table-cell office:value-type="string">
            <text:p>publish</text:p>
          </table:table-cell>
          <table:table-cell office:value-type="string">
            <text:p>worldofwarships-coupon-codes</text:p>
          </table:table-cell>
          <table:table-cell table:number-columns-repeated="1016"/>
        </table:table-row>
        <table:table-row table:style-name="ro1">
          <table:table-cell office:value-type="float" office:value="5513">
            <text:p>5513</text:p>
          </table:table-cell>
          <table:table-cell office:value-type="string">
            <text:p>Atlantis The Palm</text:p>
          </table:table-cell>
          <table:table-cell office:value-type="string">
            <text:p>Atlantis The Palm Coupon codes &amp; Atlantis The Palm Promo codes</text:p>
          </table:table-cell>
          <table:table-cell office:value-type="string">
            <text:p>https://localhost/cupons/wp-content/uploads/2019/09/Atlantis-The-Palm-Coupon.png</text:p>
          </table:table-cell>
          <table:table-cell/>
          <table:table-cell office:value-type="string">
            <text:p>https://ad.admitad.com/g/ywc01ck4bv81f1e9292e570cbd9261/</text:p>
          </table:table-cell>
          <table:table-cell office:value-type="string">
            <text:p>publish</text:p>
          </table:table-cell>
          <table:table-cell office:value-type="string">
            <text:p>atlantisthepalm-coupon-codes</text:p>
          </table:table-cell>
          <table:table-cell table:number-columns-repeated="1016"/>
        </table:table-row>
        <table:table-row table:style-name="ro1">
          <table:table-cell office:value-type="float" office:value="5515">
            <text:p>5515</text:p>
          </table:table-cell>
          <table:table-cell office:value-type="string">
            <text:p>Vaporl</text:p>
          </table:table-cell>
          <table:table-cell office:value-type="string">
            <text:p>Vaporl Coupon codes &amp; Vaporl Promo codes</text:p>
          </table:table-cell>
          <table:table-cell office:value-type="string">
            <text:p>https://localhost/cupons/wp-content/uploads/2019/09/Vaporl-Coupon.png</text:p>
          </table:table-cell>
          <table:table-cell/>
          <table:table-cell office:value-type="string">
            <text:p>https://ad.admitad.com/g/cqj79ycn6u81f1e9292e7644432ffa/</text:p>
          </table:table-cell>
          <table:table-cell office:value-type="string">
            <text:p>publish</text:p>
          </table:table-cell>
          <table:table-cell office:value-type="string">
            <text:p>vaporl-coupon-codes</text:p>
          </table:table-cell>
          <table:table-cell table:number-columns-repeated="1016"/>
        </table:table-row>
        <table:table-row table:style-name="ro1">
          <table:table-cell office:value-type="float" office:value="5518">
            <text:p>5518</text:p>
          </table:table-cell>
          <table:table-cell office:value-type="string">
            <text:p>Brands For Less</text:p>
          </table:table-cell>
          <table:table-cell office:value-type="string">
            <text:p>Brands For Less Coupon codes &amp; Brands For Less Promo codes</text:p>
          </table:table-cell>
          <table:table-cell office:value-type="string">
            <text:p>https://localhost/cupons/wp-content/uploads/2019/09/Brands-For-Less-Coupon.jpg</text:p>
          </table:table-cell>
          <table:table-cell/>
          <table:table-cell office:value-type="string">
            <text:p>https://ad.admitad.com/g/k3z3u0ncmh81f1e9292e3ea733c566/</text:p>
          </table:table-cell>
          <table:table-cell office:value-type="string">
            <text:p>publish</text:p>
          </table:table-cell>
          <table:table-cell office:value-type="string">
            <text:p>brandsforless-coupon-codes</text:p>
          </table:table-cell>
          <table:table-cell table:number-columns-repeated="1016"/>
        </table:table-row>
        <table:table-row table:style-name="ro1">
          <table:table-cell office:value-type="float" office:value="5603">
            <text:p>5603</text:p>
          </table:table-cell>
          <table:table-cell office:value-type="string">
            <text:p>Microless</text:p>
          </table:table-cell>
          <table:table-cell office:value-type="string">
            <text:p>Microless Coupon codes &amp; Microless Promo codes</text:p>
          </table:table-cell>
          <table:table-cell office:value-type="string">
            <text:p>https://localhost/cupons/wp-content/uploads/2019/09/Microless-Coupon.jpg</text:p>
          </table:table-cell>
          <table:table-cell/>
          <table:table-cell office:value-type="string">
            <text:p>https://ad.admitad.com/g/6biebdemkj81f1e9292ea7b7cd3423/</text:p>
          </table:table-cell>
          <table:table-cell office:value-type="string">
            <text:p>publish</text:p>
          </table:table-cell>
          <table:table-cell office:value-type="string">
            <text:p>microless-coupon-codes</text:p>
          </table:table-cell>
          <table:table-cell table:number-columns-repeated="1016"/>
        </table:table-row>
        <table:table-row table:style-name="ro1">
          <table:table-cell office:value-type="float" office:value="5605">
            <text:p>5605</text:p>
          </table:table-cell>
          <table:table-cell office:value-type="string">
            <text:p>Gear Up Me</text:p>
          </table:table-cell>
          <table:table-cell office:value-type="string">
            <text:p>Gear Up Me Coupon codes &amp; Gear Up Me Promo codes</text:p>
          </table:table-cell>
          <table:table-cell office:value-type="string">
            <text:p>https://localhost/cupons/wp-content/uploads/2019/09/Gear-Up-Me-Coupon.png</text:p>
          </table:table-cell>
          <table:table-cell/>
          <table:table-cell office:value-type="string">
            <text:p>https://ad.admitad.com/g/tg4blm6uti81f1e9292ee9bc9d57ae/</text:p>
          </table:table-cell>
          <table:table-cell office:value-type="string">
            <text:p>publish</text:p>
          </table:table-cell>
          <table:table-cell office:value-type="string">
            <text:p>gearupme-coupon-codes</text:p>
          </table:table-cell>
          <table:table-cell table:number-columns-repeated="1016"/>
        </table:table-row>
        <table:table-row table:style-name="ro1">
          <table:table-cell office:value-type="float" office:value="5607">
            <text:p>5607</text:p>
          </table:table-cell>
          <table:table-cell office:value-type="string">
            <text:p>Faces</text:p>
          </table:table-cell>
          <table:table-cell office:value-type="string">
            <text:p>Faces Coupon codes &amp; Faces Promo codes</text:p>
          </table:table-cell>
          <table:table-cell office:value-type="string">
            <text:p>https://localhost/cupons/wp-content/uploads/2019/09/Faces-Coupon.jpg</text:p>
          </table:table-cell>
          <table:table-cell/>
          <table:table-cell office:value-type="string">
            <text:p>https://ad.admitad.com/g/8pvd0lwrjc81f1e9292e53c48eb357/</text:p>
          </table:table-cell>
          <table:table-cell office:value-type="string">
            <text:p>publish</text:p>
          </table:table-cell>
          <table:table-cell office:value-type="string">
            <text:p>faces-coupon-codes</text:p>
          </table:table-cell>
          <table:table-cell table:number-columns-repeated="1016"/>
        </table:table-row>
        <table:table-row table:style-name="ro1">
          <table:table-cell office:value-type="float" office:value="5609">
            <text:p>5609</text:p>
          </table:table-cell>
          <table:table-cell office:value-type="string">
            <text:p>League of Angels</text:p>
          </table:table-cell>
          <table:table-cell office:value-type="string">
            <text:p>League of Angels Coupon codes &amp; League of Angels Promo codes</text:p>
          </table:table-cell>
          <table:table-cell office:value-type="string">
            <text:p>https://localhost/cupons/wp-content/uploads/2019/09/League-of-Angels-Coupon.png</text:p>
          </table:table-cell>
          <table:table-cell/>
          <table:table-cell office:value-type="string">
            <text:p>https://ad.admitad.com/g/vc8gfvwznj81f1e9292ec63bd1bcf8/</text:p>
          </table:table-cell>
          <table:table-cell office:value-type="string">
            <text:p>publish</text:p>
          </table:table-cell>
          <table:table-cell office:value-type="string">
            <text:p>leagueofangels-coupon-codes</text:p>
          </table:table-cell>
          <table:table-cell table:number-columns-repeated="1016"/>
        </table:table-row>
        <table:table-row table:style-name="ro1">
          <table:table-cell office:value-type="float" office:value="5611">
            <text:p>5611</text:p>
          </table:table-cell>
          <table:table-cell office:value-type="string">
            <text:p>Rayna Tours</text:p>
          </table:table-cell>
          <table:table-cell office:value-type="string">
            <text:p>Rayna Tours Coupon codes &amp; Rayna Tours Promo codes</text:p>
          </table:table-cell>
          <table:table-cell office:value-type="string">
            <text:p>https://localhost/cupons/wp-content/uploads/2019/09/Rayna-Tours-Coupon.jpg</text:p>
          </table:table-cell>
          <table:table-cell/>
          <table:table-cell office:value-type="string">
            <text:p>https://ad.admitad.com/g/ofc53p8nis81f1e9292ee94db72a90/</text:p>
          </table:table-cell>
          <table:table-cell office:value-type="string">
            <text:p>publish</text:p>
          </table:table-cell>
          <table:table-cell office:value-type="string">
            <text:p>raynatours-coupon-codes</text:p>
          </table:table-cell>
          <table:table-cell table:number-columns-repeated="1016"/>
        </table:table-row>
        <table:table-row table:style-name="ro1">
          <table:table-cell office:value-type="float" office:value="5613">
            <text:p>5613</text:p>
          </table:table-cell>
          <table:table-cell office:value-type="string">
            <text:p>Sharaf DG</text:p>
          </table:table-cell>
          <table:table-cell office:value-type="string">
            <text:p>Sharaf DG Coupon codes &amp; Sharaf DG Promo codes</text:p>
          </table:table-cell>
          <table:table-cell office:value-type="string">
            <text:p>https://localhost/cupons/wp-content/uploads/2019/09/Sharaf-DG-Coupon.jpg</text:p>
          </table:table-cell>
          <table:table-cell/>
          <table:table-cell office:value-type="string">
            <text:p>https://ad.admitad.com/g/9daxl1yk1081f1e9292e65c829fe6a/</text:p>
          </table:table-cell>
          <table:table-cell office:value-type="string">
            <text:p>publish</text:p>
          </table:table-cell>
          <table:table-cell office:value-type="string">
            <text:p>sharafdg-coupon-codes</text:p>
          </table:table-cell>
          <table:table-cell table:number-columns-repeated="1016"/>
        </table:table-row>
        <table:table-row table:style-name="ro1">
          <table:table-cell office:value-type="float" office:value="5615">
            <text:p>5615</text:p>
          </table:table-cell>
          <table:table-cell office:value-type="string">
            <text:p>The Luxury Closet</text:p>
          </table:table-cell>
          <table:table-cell office:value-type="string">
            <text:p>The Luxury Closet Coupon codes &amp; The Luxury Closet Promo codes</text:p>
          </table:table-cell>
          <table:table-cell office:value-type="string">
            <text:p>https://localhost/cupons/wp-content/uploads/2019/09/The-Luxury-Closet-Coupon.jpg</text:p>
          </table:table-cell>
          <table:table-cell/>
          <table:table-cell office:value-type="string">
            <text:p>https://ad.admitad.com/g/quh26xvvn881f1e9292e4413e8fc1b/</text:p>
          </table:table-cell>
          <table:table-cell office:value-type="string">
            <text:p>publish</text:p>
          </table:table-cell>
          <table:table-cell office:value-type="string">
            <text:p>theluxurycloset-coupon-codes</text:p>
          </table:table-cell>
          <table:table-cell table:number-columns-repeated="1016"/>
        </table:table-row>
        <table:table-row table:style-name="ro1">
          <table:table-cell office:value-type="float" office:value="5617">
            <text:p>5617</text:p>
          </table:table-cell>
          <table:table-cell office:value-type="string">
            <text:p>Entropia Universe</text:p>
          </table:table-cell>
          <table:table-cell office:value-type="string">
            <text:p>Entropia Universe Coupon codes &amp; Entropia Universe Promo codes</text:p>
          </table:table-cell>
          <table:table-cell office:value-type="string">
            <text:p>https://localhost/cupons/wp-content/uploads/2019/09/Entropia-Universe-Coupon.jpg</text:p>
          </table:table-cell>
          <table:table-cell/>
          <table:table-cell office:value-type="string">
            <text:p>https://ad.admitad.com/g/nbzuz1dudi81f1e9292e3b8c8a2b12/</text:p>
          </table:table-cell>
          <table:table-cell office:value-type="string">
            <text:p>publish</text:p>
          </table:table-cell>
          <table:table-cell office:value-type="string">
            <text:p>entropiauniverse-coupon-codes</text:p>
          </table:table-cell>
          <table:table-cell table:number-columns-repeated="1016"/>
        </table:table-row>
        <table:table-row table:style-name="ro1">
          <table:table-cell office:value-type="float" office:value="5619">
            <text:p>5619</text:p>
          </table:table-cell>
          <table:table-cell office:value-type="string">
            <text:p>Charter Click</text:p>
          </table:table-cell>
          <table:table-cell office:value-type="string">
            <text:p>Charter Click Coupon codes &amp; Charter Click Promo codes</text:p>
          </table:table-cell>
          <table:table-cell office:value-type="string">
            <text:p>https://localhost/cupons/wp-content/uploads/2019/09/Charter-Click-Coupon.jpg</text:p>
          </table:table-cell>
          <table:table-cell/>
          <table:table-cell office:value-type="string">
            <text:p>https://ad.admitad.com/g/1yqfudjal281f1e9292ea617ebe868/</text:p>
          </table:table-cell>
          <table:table-cell office:value-type="string">
            <text:p>publish</text:p>
          </table:table-cell>
          <table:table-cell office:value-type="string">
            <text:p>charterclick-coupon-codes</text:p>
          </table:table-cell>
          <table:table-cell table:number-columns-repeated="1016"/>
        </table:table-row>
        <table:table-row table:style-name="ro1">
          <table:table-cell office:value-type="float" office:value="5621">
            <text:p>5621</text:p>
          </table:table-cell>
          <table:table-cell office:value-type="string">
            <text:p>Sivvi</text:p>
          </table:table-cell>
          <table:table-cell office:value-type="string">
            <text:p>Sivvi Coupon codes &amp; Sivvi Promo codes</text:p>
          </table:table-cell>
          <table:table-cell office:value-type="string">
            <text:p>https://localhost/cupons/wp-content/uploads/2019/09/Sivvi-Coupon.jpg</text:p>
          </table:table-cell>
          <table:table-cell/>
          <table:table-cell office:value-type="string">
            <text:p>https://ad.admitad.com/g/u7tvvih42j81f1e9292ea500d08580/</text:p>
          </table:table-cell>
          <table:table-cell office:value-type="string">
            <text:p>publish</text:p>
          </table:table-cell>
          <table:table-cell office:value-type="string">
            <text:p>sivvi-coupon-codes</text:p>
          </table:table-cell>
          <table:table-cell table:number-columns-repeated="1016"/>
        </table:table-row>
        <table:table-row table:style-name="ro1">
          <table:table-cell office:value-type="float" office:value="5623">
            <text:p>5623</text:p>
          </table:table-cell>
          <table:table-cell office:value-type="string">
            <text:p>TripX Tours</text:p>
          </table:table-cell>
          <table:table-cell office:value-type="string">
            <text:p>TripX Tours Coupon codes &amp; TripX Tours Promo codes</text:p>
          </table:table-cell>
          <table:table-cell office:value-type="string">
            <text:p>https://localhost/cupons/wp-content/uploads/2019/09/TripX-Tours-Coupon.jpg</text:p>
          </table:table-cell>
          <table:table-cell/>
          <table:table-cell office:value-type="string">
            <text:p>https://ad.admitad.com/g/u2xw5unx0x81f1e9292e819b11750d/</text:p>
          </table:table-cell>
          <table:table-cell office:value-type="string">
            <text:p>publish</text:p>
          </table:table-cell>
          <table:table-cell office:value-type="string">
            <text:p>tripxtours-coupon-codes</text:p>
          </table:table-cell>
          <table:table-cell table:number-columns-repeated="1016"/>
        </table:table-row>
        <table:table-row table:style-name="ro1">
          <table:table-cell office:value-type="float" office:value="5626">
            <text:p>5626</text:p>
          </table:table-cell>
          <table:table-cell office:value-type="string">
            <text:p>GAP</text:p>
          </table:table-cell>
          <table:table-cell office:value-type="string">
            <text:p>GAP Coupon codes &amp; GAP Promo codes</text:p>
          </table:table-cell>
          <table:table-cell office:value-type="string">
            <text:p>https://localhost/cupons/wp-content/uploads/2019/09/GAP-Coupon.jpeg</text:p>
          </table:table-cell>
          <table:table-cell/>
          <table:table-cell office:value-type="string">
            <text:p>https://ad.admitad.com/g/d4n9yftnc881f1e9292e6a374bb096/</text:p>
          </table:table-cell>
          <table:table-cell office:value-type="string">
            <text:p>publish</text:p>
          </table:table-cell>
          <table:table-cell office:value-type="string">
            <text:p>gap-coupon-codes</text:p>
          </table:table-cell>
          <table:table-cell table:number-columns-repeated="1016"/>
        </table:table-row>
        <table:table-row table:style-name="ro1">
          <table:table-cell office:value-type="float" office:value="5628">
            <text:p>5628</text:p>
          </table:table-cell>
          <table:table-cell office:value-type="string">
            <text:p>Nike</text:p>
          </table:table-cell>
          <table:table-cell office:value-type="string">
            <text:p>Nike Coupon codes &amp; Nike Promo codes</text:p>
          </table:table-cell>
          <table:table-cell office:value-type="string">
            <text:p>https://localhost/cupons/wp-content/uploads/2019/09/Nike-Coupon.jpeg</text:p>
          </table:table-cell>
          <table:table-cell/>
          <table:table-cell office:value-type="string">
            <text:p>https://ad.admitad.com/g/92ugr7fegj81f1e9292e9ae0627cb6/</text:p>
          </table:table-cell>
          <table:table-cell office:value-type="string">
            <text:p>publish</text:p>
          </table:table-cell>
          <table:table-cell office:value-type="string">
            <text:p>nike-coupon-codes</text:p>
          </table:table-cell>
          <table:table-cell table:number-columns-repeated="1016"/>
        </table:table-row>
        <table:table-row table:style-name="ro1">
          <table:table-cell office:value-type="float" office:value="5630">
            <text:p>5630</text:p>
          </table:table-cell>
          <table:table-cell office:value-type="string">
            <text:p>VogaCloset</text:p>
          </table:table-cell>
          <table:table-cell office:value-type="string">
            <text:p>VogaCloset Coupon codes &amp; VogaCloset Promo codes</text:p>
          </table:table-cell>
          <table:table-cell office:value-type="string">
            <text:p>https://localhost/cupons/wp-content/uploads/2019/09/VogaCloset-Coupon.png</text:p>
          </table:table-cell>
          <table:table-cell/>
          <table:table-cell office:value-type="string">
            <text:p>https://ad.admitad.com/g/p65jymg4uf81f1e9292eb52609ec28/</text:p>
          </table:table-cell>
          <table:table-cell office:value-type="string">
            <text:p>publish</text:p>
          </table:table-cell>
          <table:table-cell office:value-type="string">
            <text:p>vogacloset-coupon-codes</text:p>
          </table:table-cell>
          <table:table-cell table:number-columns-repeated="1016"/>
        </table:table-row>
        <table:table-row table:style-name="ro1">
          <table:table-cell office:value-type="float" office:value="5632">
            <text:p>5632</text:p>
          </table:table-cell>
          <table:table-cell office:value-type="string">
            <text:p>NH Hotels</text:p>
          </table:table-cell>
          <table:table-cell office:value-type="string">
            <text:p>NH Hotels Coupon codes &amp; NH Hotels Promo codes</text:p>
          </table:table-cell>
          <table:table-cell office:value-type="string">
            <text:p>https://localhost/cupons/wp-content/uploads/2019/09/NH-Hotels-Coupon.jpg</text:p>
          </table:table-cell>
          <table:table-cell office:value-type="float" office:value="2">
            <text:p>2</text:p>
          </table:table-cell>
          <table:table-cell office:value-type="string">
            <text:p>https://ad.admitad.com/g/jpnebfysh281f1e9292e8f408ce589/</text:p>
          </table:table-cell>
          <table:table-cell office:value-type="string">
            <text:p>publish</text:p>
          </table:table-cell>
          <table:table-cell office:value-type="string">
            <text:p>nhhotels-coupon-codes</text:p>
          </table:table-cell>
          <table:table-cell table:number-columns-repeated="1016"/>
        </table:table-row>
        <table:table-row table:style-name="ro1">
          <table:table-cell office:value-type="float" office:value="5634">
            <text:p>5634</text:p>
          </table:table-cell>
          <table:table-cell office:value-type="string">
            <text:p>Ounass</text:p>
          </table:table-cell>
          <table:table-cell office:value-type="string">
            <text:p>Ounass Coupon codes &amp; Ounass Promo codes</text:p>
          </table:table-cell>
          <table:table-cell office:value-type="string">
            <text:p>https://localhost/cupons/wp-content/uploads/2019/09/Ounass-Coupon.jpg</text:p>
          </table:table-cell>
          <table:table-cell/>
          <table:table-cell office:value-type="string">
            <text:p>https://ad.admitad.com/g/l7an68meb481f1e9292e09a9f52240/</text:p>
          </table:table-cell>
          <table:table-cell office:value-type="string">
            <text:p>publish</text:p>
          </table:table-cell>
          <table:table-cell office:value-type="string">
            <text:p>ounass-coupon-codes</text:p>
          </table:table-cell>
          <table:table-cell table:number-columns-repeated="1016"/>
        </table:table-row>
        <table:table-row table:style-name="ro1">
          <table:table-cell office:value-type="float" office:value="5636">
            <text:p>5636</text:p>
          </table:table-cell>
          <table:table-cell office:value-type="string">
            <text:p>Mamas And Papas</text:p>
          </table:table-cell>
          <table:table-cell office:value-type="string">
            <text:p>Mamas And Papas Coupon codes &amp; Mamas And Papas Promo codes</text:p>
          </table:table-cell>
          <table:table-cell office:value-type="string">
            <text:p>https://localhost/cupons/wp-content/uploads/2019/09/Mamas-And-Papas-Coupon.png</text:p>
          </table:table-cell>
          <table:table-cell/>
          <table:table-cell office:value-type="string">
            <text:p>https://ad.admitad.com/g/xbg72u6ovq81f1e9292e3a63fe0dac/</text:p>
          </table:table-cell>
          <table:table-cell office:value-type="string">
            <text:p>publish</text:p>
          </table:table-cell>
          <table:table-cell office:value-type="string">
            <text:p>mamasandpapas-coupon-codes</text:p>
          </table:table-cell>
          <table:table-cell table:number-columns-repeated="1016"/>
        </table:table-row>
        <table:table-row table:style-name="ro1">
          <table:table-cell office:value-type="float" office:value="5638">
            <text:p>5638</text:p>
          </table:table-cell>
          <table:table-cell office:value-type="string">
            <text:p>Roomdi</text:p>
          </table:table-cell>
          <table:table-cell office:value-type="string">
            <text:p>Roomdi Coupon codes &amp; Roomdi Promo codes</text:p>
          </table:table-cell>
          <table:table-cell office:value-type="string">
            <text:p>https://localhost/cupons/wp-content/uploads/2019/09/Roomdi-Coupon.jpeg</text:p>
          </table:table-cell>
          <table:table-cell/>
          <table:table-cell office:value-type="string">
            <text:p>https://ad.admitad.com/g/webi5hv61k81f1e9292e8745d57350/</text:p>
          </table:table-cell>
          <table:table-cell office:value-type="string">
            <text:p>publish</text:p>
          </table:table-cell>
          <table:table-cell office:value-type="string">
            <text:p>roomdi-coupon-codes</text:p>
          </table:table-cell>
          <table:table-cell table:number-columns-repeated="1016"/>
        </table:table-row>
        <table:table-row table:style-name="ro1">
          <table:table-cell office:value-type="float" office:value="5640">
            <text:p>5640</text:p>
          </table:table-cell>
          <table:table-cell office:value-type="string">
            <text:p>Snapfish</text:p>
          </table:table-cell>
          <table:table-cell office:value-type="string">
            <text:p>Snapfish Coupon codes &amp; Snapfish Promo codes</text:p>
          </table:table-cell>
          <table:table-cell office:value-type="string">
            <text:p>https://localhost/cupons/wp-content/uploads/2019/09/Snapfish-Coupon.png</text:p>
          </table:table-cell>
          <table:table-cell/>
          <table:table-cell office:value-type="string">
            <text:p>https://ad.admitad.com/g/bh7blwx10k81f1e9292e374518be98/</text:p>
          </table:table-cell>
          <table:table-cell office:value-type="string">
            <text:p>publish</text:p>
          </table:table-cell>
          <table:table-cell office:value-type="string">
            <text:p>snapfish-coupon-codes</text:p>
          </table:table-cell>
          <table:table-cell table:number-columns-repeated="1016"/>
        </table:table-row>
        <table:table-row table:style-name="ro1">
          <table:table-cell office:value-type="float" office:value="5707">
            <text:p>5707</text:p>
          </table:table-cell>
          <table:table-cell office:value-type="string">
            <text:p>Adoryme</text:p>
          </table:table-cell>
          <table:table-cell office:value-type="string">
            <text:p>Adoryme Coupon Codes &amp; Adoryme Promo Codes</text:p>
          </table:table-cell>
          <table:table-cell office:value-type="string">
            <text:p>https://localhost/cupons/wp-content/uploads/2019/09/Adoryme-Coupon.jpg</text:p>
          </table:table-cell>
          <table:table-cell/>
          <table:table-cell office:value-type="string">
            <text:p>https://tmoki.com/?a=463&amp;c=1673&amp;p=r&amp;s1=</text:p>
          </table:table-cell>
          <table:table-cell office:value-type="string">
            <text:p>publish</text:p>
          </table:table-cell>
          <table:table-cell office:value-type="string">
            <text:p>adoryme-coupon-codes</text:p>
          </table:table-cell>
          <table:table-cell table:number-columns-repeated="1016"/>
        </table:table-row>
        <table:table-row table:style-name="ro1">
          <table:table-cell office:value-type="float" office:value="5709">
            <text:p>5709</text:p>
          </table:table-cell>
          <table:table-cell office:value-type="string">
            <text:p>Agatha Garcia</text:p>
          </table:table-cell>
          <table:table-cell office:value-type="string">
            <text:p>Agatha Garcia Coupon Codes &amp; Agatha Garcia Promo Codes</text:p>
          </table:table-cell>
          <table:table-cell office:value-type="string">
            <text:p>https://localhost/cupons/wp-content/uploads/2019/09/Agatha-Garcia-Coupon.png</text:p>
          </table:table-cell>
          <table:table-cell/>
          <table:table-cell office:value-type="string">
            <text:p>https://tmoki.com/?a=463&amp;c=436&amp;p=r&amp;s1=</text:p>
          </table:table-cell>
          <table:table-cell office:value-type="string">
            <text:p>publish</text:p>
          </table:table-cell>
          <table:table-cell office:value-type="string">
            <text:p>agathagarcia-coupon-codes</text:p>
          </table:table-cell>
          <table:table-cell table:number-columns-repeated="1016"/>
        </table:table-row>
        <table:table-row table:style-name="ro1">
          <table:table-cell office:value-type="float" office:value="5711">
            <text:p>5711</text:p>
          </table:table-cell>
          <table:table-cell office:value-type="string">
            <text:p>AHAlife</text:p>
          </table:table-cell>
          <table:table-cell office:value-type="string">
            <text:p>AHAlife Coupon Codes &amp; AHAlife Promo Codes</text:p>
          </table:table-cell>
          <table:table-cell office:value-type="string">
            <text:p>https://localhost/cupons/wp-content/uploads/2019/09/AHAlife-Coupon.png</text:p>
          </table:table-cell>
          <table:table-cell/>
          <table:table-cell office:value-type="string">
            <text:p>https://tmoki.com/?a=463&amp;c=2621&amp;p=r&amp;s1=</text:p>
          </table:table-cell>
          <table:table-cell office:value-type="string">
            <text:p>publish</text:p>
          </table:table-cell>
          <table:table-cell office:value-type="string">
            <text:p>ahalife-coupon-codes</text:p>
          </table:table-cell>
          <table:table-cell table:number-columns-repeated="1016"/>
        </table:table-row>
        <table:table-row table:style-name="ro1">
          <table:table-cell office:value-type="float" office:value="5713">
            <text:p>5713</text:p>
          </table:table-cell>
          <table:table-cell office:value-type="string">
            <text:p>Annie</text:p>
          </table:table-cell>
          <table:table-cell office:value-type="string">
            <text:p>Annie Cloth Coupon Codes &amp; Annie Cloth Promo Codes</text:p>
          </table:table-cell>
          <table:table-cell office:value-type="string">
            <text:p>https://localhost/cupons/wp-content/uploads/2019/09/Annie-Cloth-Coupon.jpg</text:p>
          </table:table-cell>
          <table:table-cell/>
          <table:table-cell office:value-type="string">
            <text:p>https://tmoki.com/?a=463&amp;c=2719&amp;p=r&amp;s1=</text:p>
          </table:table-cell>
          <table:table-cell office:value-type="string">
            <text:p>publish</text:p>
          </table:table-cell>
          <table:table-cell office:value-type="string">
            <text:p>anniecloth-coupon-codes</text:p>
          </table:table-cell>
          <table:table-cell table:number-columns-repeated="1016"/>
        </table:table-row>
        <table:table-row table:style-name="ro1">
          <table:table-cell office:value-type="float" office:value="5714">
            <text:p>5714</text:p>
          </table:table-cell>
          <table:table-cell office:value-type="string">
            <text:p>ASMC</text:p>
          </table:table-cell>
          <table:table-cell office:value-type="string">
            <text:p>ASMC Coupon Codes &amp; ASMC Promo Codes</text:p>
          </table:table-cell>
          <table:table-cell office:value-type="string">
            <text:p>https://localhost/cupons/wp-content/uploads/2019/09/ASMC-Coupon.png</text:p>
          </table:table-cell>
          <table:table-cell/>
          <table:table-cell office:value-type="string">
            <text:p>https://tmoki.com/?a=463&amp;c=2210&amp;p=r&amp;s1=</text:p>
          </table:table-cell>
          <table:table-cell office:value-type="string">
            <text:p>publish</text:p>
          </table:table-cell>
          <table:table-cell office:value-type="string">
            <text:p>asmc-coupon-codes</text:p>
          </table:table-cell>
          <table:table-cell table:number-columns-repeated="1016"/>
        </table:table-row>
        <table:table-row table:style-name="ro1">
          <table:table-cell office:value-type="float" office:value="5717">
            <text:p>5717</text:p>
          </table:table-cell>
          <table:table-cell office:value-type="string">
            <text:p>Avene USA</text:p>
          </table:table-cell>
          <table:table-cell office:value-type="string">
            <text:p>Avene USA Coupon Codes &amp; Avene USA Promo Codes</text:p>
          </table:table-cell>
          <table:table-cell office:value-type="string">
            <text:p>https://localhost/cupons/wp-content/uploads/2019/09/Avene-USA-Coupon.jpg</text:p>
          </table:table-cell>
          <table:table-cell/>
          <table:table-cell office:value-type="string">
            <text:p>https://tmoki.com/?a=463&amp;c=2179&amp;p=r&amp;s1=</text:p>
          </table:table-cell>
          <table:table-cell office:value-type="string">
            <text:p>publish</text:p>
          </table:table-cell>
          <table:table-cell office:value-type="string">
            <text:p>aveneusa-coupon-codes</text:p>
          </table:table-cell>
          <table:table-cell table:number-columns-repeated="1016"/>
        </table:table-row>
        <table:table-row table:style-name="ro1">
          <table:table-cell office:value-type="float" office:value="5719">
            <text:p>5719</text:p>
          </table:table-cell>
          <table:table-cell office:value-type="string">
            <text:p>Barcelo</text:p>
          </table:table-cell>
          <table:table-cell office:value-type="string">
            <text:p>Barcelo Coupon Codes &amp; Barcelo Promo Codes</text:p>
          </table:table-cell>
          <table:table-cell office:value-type="string">
            <text:p>https://localhost/cupons/wp-content/uploads/2019/09/Barcelo-Coupon.png</text:p>
          </table:table-cell>
          <table:table-cell/>
          <table:table-cell office:value-type="string">
            <text:p>https://tmoki.com/?a=463&amp;c=2887&amp;p=r&amp;s1=</text:p>
          </table:table-cell>
          <table:table-cell office:value-type="string">
            <text:p>publish</text:p>
          </table:table-cell>
          <table:table-cell office:value-type="string">
            <text:p>barcelo-coupon-codes</text:p>
          </table:table-cell>
          <table:table-cell table:number-columns-repeated="1016"/>
        </table:table-row>
        <table:table-row table:style-name="ro1">
          <table:table-cell office:value-type="float" office:value="5721">
            <text:p>5721</text:p>
          </table:table-cell>
          <table:table-cell office:value-type="string">
            <text:p>BeautyTap</text:p>
          </table:table-cell>
          <table:table-cell office:value-type="string">
            <text:p>BeautyTap Coupon Codes &amp; BeautyTap Promo Codes</text:p>
          </table:table-cell>
          <table:table-cell office:value-type="string">
            <text:p>https://localhost/cupons/wp-content/uploads/2019/09/BeautyTap-Coupon.png</text:p>
          </table:table-cell>
          <table:table-cell/>
          <table:table-cell office:value-type="string">
            <text:p>https://tmoki.com/?a=463&amp;c=2618&amp;p=r&amp;s1=</text:p>
          </table:table-cell>
          <table:table-cell office:value-type="string">
            <text:p>publish</text:p>
          </table:table-cell>
          <table:table-cell office:value-type="string">
            <text:p>beautytap-coupon-codes</text:p>
          </table:table-cell>
          <table:table-cell table:number-columns-repeated="1016"/>
        </table:table-row>
        <table:table-row table:style-name="ro1">
          <table:table-cell office:value-type="float" office:value="5722">
            <text:p>5722</text:p>
          </table:table-cell>
          <table:table-cell office:value-type="string">
            <text:p>BM Bridal</text:p>
          </table:table-cell>
          <table:table-cell office:value-type="string">
            <text:p>BM Bridal Coupon Codes &amp; BM Bridal Promo Codes</text:p>
          </table:table-cell>
          <table:table-cell office:value-type="string">
            <text:p>https://localhost/cupons/wp-content/uploads/2019/09/BM-Bridal-Coupon.png</text:p>
          </table:table-cell>
          <table:table-cell/>
          <table:table-cell office:value-type="string">
            <text:p>https://tmoki.com/?a=463&amp;c=3006&amp;p=r&amp;s1=</text:p>
          </table:table-cell>
          <table:table-cell office:value-type="string">
            <text:p>publish</text:p>
          </table:table-cell>
          <table:table-cell office:value-type="string">
            <text:p>bmbridal-coupon-codes</text:p>
          </table:table-cell>
          <table:table-cell table:number-columns-repeated="1016"/>
        </table:table-row>
        <table:table-row table:style-name="ro1">
          <table:table-cell office:value-type="float" office:value="5726">
            <text:p>5726</text:p>
          </table:table-cell>
          <table:table-cell office:value-type="string">
            <text:p>Elegchic</text:p>
          </table:table-cell>
          <table:table-cell office:value-type="string">
            <text:p>Elegchic Coupon Codes &amp; Elegchic Promo Codes</text:p>
          </table:table-cell>
          <table:table-cell office:value-type="string">
            <text:p>https://localhost/cupons/wp-content/uploads/2019/09/Elegchic-Coupon.png</text:p>
          </table:table-cell>
          <table:table-cell/>
          <table:table-cell office:value-type="string">
            <text:p>https://tmoki.com/?a=463&amp;c=1146&amp;p=r&amp;s1=</text:p>
          </table:table-cell>
          <table:table-cell office:value-type="string">
            <text:p>publish</text:p>
          </table:table-cell>
          <table:table-cell office:value-type="string">
            <text:p>elegchic-coupon-codes</text:p>
          </table:table-cell>
          <table:table-cell table:number-columns-repeated="1016"/>
        </table:table-row>
        <table:table-row table:style-name="ro1">
          <table:table-cell office:value-type="float" office:value="5727">
            <text:p>5727</text:p>
          </table:table-cell>
          <table:table-cell office:value-type="string">
            <text:p>Fabhunt</text:p>
          </table:table-cell>
          <table:table-cell office:value-type="string">
            <text:p>Fabhunt Coupon Codes &amp; Fabhunt Promo Codes</text:p>
          </table:table-cell>
          <table:table-cell office:value-type="string">
            <text:p>https://localhost/cupons/wp-content/uploads/2019/09/Fabhunt-Coupon.png</text:p>
          </table:table-cell>
          <table:table-cell/>
          <table:table-cell office:value-type="string">
            <text:p>https://tmoki.com/?a=463&amp;c=2803&amp;p=r&amp;s1=</text:p>
          </table:table-cell>
          <table:table-cell office:value-type="string">
            <text:p>publish</text:p>
          </table:table-cell>
          <table:table-cell office:value-type="string">
            <text:p>fabhunt-coupon-codes</text:p>
          </table:table-cell>
          <table:table-cell table:number-columns-repeated="1016"/>
        </table:table-row>
        <table:table-row table:style-name="ro1">
          <table:table-cell office:value-type="float" office:value="5729">
            <text:p>5729</text:p>
          </table:table-cell>
          <table:table-cell office:value-type="string">
            <text:p>FarFetch</text:p>
          </table:table-cell>
          <table:table-cell office:value-type="string">
            <text:p>FarFetch Coupon Codes &amp; FarFetch Promo Codes</text:p>
          </table:table-cell>
          <table:table-cell office:value-type="string">
            <text:p>https://localhost/cupons/wp-content/uploads/2019/09/FarFetch-Coupon.jpg</text:p>
          </table:table-cell>
          <table:table-cell/>
          <table:table-cell office:value-type="string">
            <text:p>https://tmoki.com/?a=463&amp;c=1265&amp;p=r&amp;s1=</text:p>
          </table:table-cell>
          <table:table-cell office:value-type="string">
            <text:p>publish</text:p>
          </table:table-cell>
          <table:table-cell office:value-type="string">
            <text:p>farfetch-coupon-codes</text:p>
          </table:table-cell>
          <table:table-cell table:number-columns-repeated="1016"/>
        </table:table-row>
        <table:table-row table:style-name="ro1">
          <table:table-cell office:value-type="float" office:value="5747">
            <text:p>5747</text:p>
          </table:table-cell>
          <table:table-cell office:value-type="string">
            <text:p>Flipkey</text:p>
          </table:table-cell>
          <table:table-cell office:value-type="string">
            <text:p>Flipkey Coupon Codes &amp; Flipkey Promo Codes</text:p>
          </table:table-cell>
          <table:table-cell office:value-type="string">
            <text:p>https://localhost/cupons/wp-content/uploads/2019/09/Flipkey-Coupon-Codes.png</text:p>
          </table:table-cell>
          <table:table-cell office:value-type="float" office:value="2">
            <text:p>2</text:p>
          </table:table-cell>
          <table:table-cell office:value-type="string">
            <text:p>https://ad.admitad.com/g/e13w587cn681f1e9292ea1e47fcf5b/</text:p>
          </table:table-cell>
          <table:table-cell office:value-type="string">
            <text:p>publish</text:p>
          </table:table-cell>
          <table:table-cell office:value-type="string">
            <text:p>flipkey-coupon-codes</text:p>
          </table:table-cell>
          <table:table-cell table:number-columns-repeated="1016"/>
        </table:table-row>
        <table:table-row table:style-name="ro1">
          <table:table-cell office:value-type="float" office:value="5749">
            <text:p>5749</text:p>
          </table:table-cell>
          <table:table-cell office:value-type="string">
            <text:p>Eternal Magic</text:p>
          </table:table-cell>
          <table:table-cell office:value-type="string">
            <text:p>Eternal Magic Coupon Codes &amp; Eternal Magic Promo Codes</text:p>
          </table:table-cell>
          <table:table-cell office:value-type="string">
            <text:p>https://localhost/cupons/wp-content/uploads/2019/09/Eternal-Magic-Coupon-Codes.png</text:p>
          </table:table-cell>
          <table:table-cell/>
          <table:table-cell office:value-type="string">
            <text:p>https://ad.admitad.com/g/dopcbu3gwu81f1e9292e9911020ece/</text:p>
          </table:table-cell>
          <table:table-cell office:value-type="string">
            <text:p>publish</text:p>
          </table:table-cell>
          <table:table-cell office:value-type="string">
            <text:p>eternalmagic-coupon-codes</text:p>
          </table:table-cell>
          <table:table-cell table:number-columns-repeated="1016"/>
        </table:table-row>
        <table:table-row table:style-name="ro1">
          <table:table-cell office:value-type="float" office:value="5756">
            <text:p>5756</text:p>
          </table:table-cell>
          <table:table-cell office:value-type="string">
            <text:p>Wismec</text:p>
          </table:table-cell>
          <table:table-cell office:value-type="string">
            <text:p>Wismec Coupon Codes &amp; Wismec Promo Codes</text:p>
          </table:table-cell>
          <table:table-cell office:value-type="string">
            <text:p>https://localhost/cupons/wp-content/uploads/2019/09/Wismec-Coupon-Codes.jpeg</text:p>
          </table:table-cell>
          <table:table-cell/>
          <table:table-cell office:value-type="string">
            <text:p>https://ad.admitad.com/g/t0i7k94hsl81f1e9292eed560c0c04/</text:p>
          </table:table-cell>
          <table:table-cell office:value-type="string">
            <text:p>publish</text:p>
          </table:table-cell>
          <table:table-cell office:value-type="string">
            <text:p>wismec-coupon-codes</text:p>
          </table:table-cell>
          <table:table-cell table:number-columns-repeated="1016"/>
        </table:table-row>
        <table:table-row table:style-name="ro1">
          <table:table-cell office:value-type="float" office:value="5767">
            <text:p>5767</text:p>
          </table:table-cell>
          <table:table-cell office:value-type="string">
            <text:p>Depositphotos</text:p>
          </table:table-cell>
          <table:table-cell office:value-type="string">
            <text:p>Depositphotos Coupon Codes &amp; Depositphotos Promo Codes</text:p>
          </table:table-cell>
          <table:table-cell office:value-type="string">
            <text:p>https://localhost/cupons/wp-content/uploads/2019/09/Depositphotos-Coupon-Codes.png</text:p>
          </table:table-cell>
          <table:table-cell/>
          <table:table-cell office:value-type="string">
            <text:p>https://ad.admitad.com/g/iadwayodtm81f1e9292e6f61936a04/</text:p>
          </table:table-cell>
          <table:table-cell office:value-type="string">
            <text:p>publish</text:p>
          </table:table-cell>
          <table:table-cell office:value-type="string">
            <text:p>depositphotos-coupon-codes</text:p>
          </table:table-cell>
          <table:table-cell table:number-columns-repeated="1016"/>
        </table:table-row>
        <table:table-row table:style-name="ro1">
          <table:table-cell office:value-type="float" office:value="5770">
            <text:p>5770</text:p>
          </table:table-cell>
          <table:table-cell office:value-type="string">
            <text:p>Usenet</text:p>
          </table:table-cell>
          <table:table-cell office:value-type="string">
            <text:p>Usenet Coupon Codes &amp; Usenet Promo Codes</text:p>
          </table:table-cell>
          <table:table-cell office:value-type="string">
            <text:p>https://localhost/cupons/wp-content/uploads/2019/09/Usenet-Coupon-Codes.png</text:p>
          </table:table-cell>
          <table:table-cell/>
          <table:table-cell office:value-type="string">
            <text:p>https://ad.admitad.com/g/1mamywu0op81f1e9292e5b19c1d585/</text:p>
          </table:table-cell>
          <table:table-cell office:value-type="string">
            <text:p>publish</text:p>
          </table:table-cell>
          <table:table-cell office:value-type="string">
            <text:p>usenet</text:p>
          </table:table-cell>
          <table:table-cell table:number-columns-repeated="1016"/>
        </table:table-row>
        <table:table-row table:style-name="ro1">
          <table:table-cell office:value-type="float" office:value="5779">
            <text:p>5779</text:p>
          </table:table-cell>
          <table:table-cell office:value-type="string">
            <text:p>GearVita</text:p>
          </table:table-cell>
          <table:table-cell office:value-type="string">
            <text:p>GearVita Coupon Codes &amp; GearVita Promo Codes</text:p>
          </table:table-cell>
          <table:table-cell office:value-type="string">
            <text:p>https://localhost/cupons/wp-content/uploads/2019/09/GearVita-Coupon-Codes.jpg</text:p>
          </table:table-cell>
          <table:table-cell/>
          <table:table-cell office:value-type="string">
            <text:p>https://ad.admitad.com/g/whzzbvz8xb81f1e9292ef552c616a1/</text:p>
          </table:table-cell>
          <table:table-cell office:value-type="string">
            <text:p>publish</text:p>
          </table:table-cell>
          <table:table-cell office:value-type="string">
            <text:p>gearvita-coupon-codes</text:p>
          </table:table-cell>
          <table:table-cell table:number-columns-repeated="1016"/>
        </table:table-row>
        <table:table-row table:style-name="ro1">
          <table:table-cell office:value-type="float" office:value="5786">
            <text:p>5786</text:p>
          </table:table-cell>
          <table:table-cell office:value-type="string">
            <text:p>12go.Asia</text:p>
          </table:table-cell>
          <table:table-cell office:value-type="string">
            <text:p>12go.asia Coupon Codes &amp; 12go.asia Promo Codes</text:p>
          </table:table-cell>
          <table:table-cell office:value-type="string">
            <text:p>https://localhost/cupons/wp-content/uploads/2019/09/12go.asia-Coupon-Codes.png</text:p>
          </table:table-cell>
          <table:table-cell/>
          <table:table-cell office:value-type="string">
            <text:p>https://ad.admitad.com/g/snhissc47n81f1e9292e2a6f60cc9e/</text:p>
          </table:table-cell>
          <table:table-cell office:value-type="string">
            <text:p>publish</text:p>
          </table:table-cell>
          <table:table-cell office:value-type="string">
            <text:p>12go-asia-coupon-codes</text:p>
          </table:table-cell>
          <table:table-cell table:number-columns-repeated="1016"/>
        </table:table-row>
        <table:table-row table:style-name="ro1">
          <table:table-cell office:value-type="float" office:value="5793">
            <text:p>5793</text:p>
          </table:table-cell>
          <table:table-cell office:value-type="string">
            <text:p>Sosedi Games</text:p>
          </table:table-cell>
          <table:table-cell office:value-type="string">
            <text:p>Sosedi games Coupon Codes &amp; Sosedi games Promo Codes</text:p>
          </table:table-cell>
          <table:table-cell office:value-type="string">
            <text:p>https://localhost/cupons/wp-content/uploads/2019/09/Sosedi-games-Coupon-Codes.png</text:p>
          </table:table-cell>
          <table:table-cell/>
          <table:table-cell office:value-type="string">
            <text:p>https://ad.admitad.com/g/321oeonz2c81f1e9292ecfef968a03/</text:p>
          </table:table-cell>
          <table:table-cell office:value-type="string">
            <text:p>publish</text:p>
          </table:table-cell>
          <table:table-cell office:value-type="string">
            <text:p>sosedigames-coupon-codes</text:p>
          </table:table-cell>
          <table:table-cell table:number-columns-repeated="1016"/>
        </table:table-row>
        <table:table-row table:style-name="ro1">
          <table:table-cell office:value-type="float" office:value="5803">
            <text:p>5803</text:p>
          </table:table-cell>
          <table:table-cell office:value-type="string">
            <text:p>World of Tanks</text:p>
          </table:table-cell>
          <table:table-cell office:value-type="string">
            <text:p>World of Tanks Coupon Codes &amp; World of Tanks Promo Codes</text:p>
          </table:table-cell>
          <table:table-cell office:value-type="string">
            <text:p>https://localhost/cupons/wp-content/uploads/2019/09/World-of-Tanks-Coupon-Codes.png</text:p>
          </table:table-cell>
          <table:table-cell/>
          <table:table-cell office:value-type="string">
            <text:p>https://ad.admitad.com/g/lgqgkhpfjk81f1e9292e4933c7a322/</text:p>
          </table:table-cell>
          <table:table-cell office:value-type="string">
            <text:p>publish</text:p>
          </table:table-cell>
          <table:table-cell office:value-type="string">
            <text:p>worldoftanks-coupon-codes</text:p>
          </table:table-cell>
          <table:table-cell table:number-columns-repeated="1016"/>
        </table:table-row>
        <table:table-row table:style-name="ro1">
          <table:table-cell office:value-type="float" office:value="5808">
            <text:p>5808</text:p>
          </table:table-cell>
          <table:table-cell office:value-type="string">
            <text:p>Luisbien</text:p>
          </table:table-cell>
          <table:table-cell office:value-type="string">
            <text:p>Luisbien Coupon Codes &amp; Luisbien Promo Codes</text:p>
          </table:table-cell>
          <table:table-cell office:value-type="string">
            <text:p>https://localhost/cupons/wp-content/uploads/2019/09/Luisbien-Coupon-Codes.png</text:p>
          </table:table-cell>
          <table:table-cell/>
          <table:table-cell office:value-type="string">
            <text:p>https://ad.admitad.com/g/46lzdfjwy781f1e9292e6c2e645f51/</text:p>
          </table:table-cell>
          <table:table-cell office:value-type="string">
            <text:p>publish</text:p>
          </table:table-cell>
          <table:table-cell office:value-type="string">
            <text:p>luisbien-coupon-codes</text:p>
          </table:table-cell>
          <table:table-cell table:number-columns-repeated="1016"/>
        </table:table-row>
        <table:table-row table:style-name="ro1">
          <table:table-cell office:value-type="float" office:value="5814">
            <text:p>5814</text:p>
          </table:table-cell>
          <table:table-cell office:value-type="string">
            <text:p>Ilvi</text:p>
          </table:table-cell>
          <table:table-cell office:value-type="string">
            <text:p>Ilvi Coupon Codes &amp; Ilvi Promo Codes</text:p>
          </table:table-cell>
          <table:table-cell office:value-type="string">
            <text:p>https://localhost/cupons/wp-content/uploads/2019/09/Ilvi-Coupon-Codes.png</text:p>
          </table:table-cell>
          <table:table-cell/>
          <table:table-cell office:value-type="string">
            <text:p>https://ad.admitad.com/g/f7a5qb0ddw81f1e9292e6ab1f8a465/</text:p>
          </table:table-cell>
          <table:table-cell office:value-type="string">
            <text:p>publish</text:p>
          </table:table-cell>
          <table:table-cell office:value-type="string">
            <text:p>ilvi-coupon-codes</text:p>
          </table:table-cell>
          <table:table-cell table:number-columns-repeated="1016"/>
        </table:table-row>
        <table:table-row table:style-name="ro1">
          <table:table-cell office:value-type="float" office:value="5819">
            <text:p>5819</text:p>
          </table:table-cell>
          <table:table-cell office:value-type="string">
            <text:p>Marketphones</text:p>
          </table:table-cell>
          <table:table-cell office:value-type="string">
            <text:p>Marketphones Coupon Codes &amp; Marketphones Promo Codes</text:p>
          </table:table-cell>
          <table:table-cell office:value-type="string">
            <text:p>https://localhost/cupons/wp-content/uploads/2019/09/Marketphones-Coupon-Codes.png</text:p>
          </table:table-cell>
          <table:table-cell/>
          <table:table-cell office:value-type="string">
            <text:p>https://ad.admitad.com/g/orzp7oub4581f1e9292e1ef6479557/</text:p>
          </table:table-cell>
          <table:table-cell office:value-type="string">
            <text:p>publish</text:p>
          </table:table-cell>
          <table:table-cell office:value-type="string">
            <text:p>marketphones-coupon-codes</text:p>
          </table:table-cell>
          <table:table-cell table:number-columns-repeated="1016"/>
        </table:table-row>
        <table:table-row table:style-name="ro1">
          <table:table-cell office:value-type="float" office:value="5836">
            <text:p>5836</text:p>
          </table:table-cell>
          <table:table-cell office:value-type="string">
            <text:p>Greca</text:p>
          </table:table-cell>
          <table:table-cell office:value-type="string">
            <text:p>Greca Coupon Codes &amp; Greca Promo Codes</text:p>
          </table:table-cell>
          <table:table-cell office:value-type="string">
            <text:p>https://localhost/cupons/wp-content/uploads/2019/09/Greca-Coupon-Codes.png</text:p>
          </table:table-cell>
          <table:table-cell office:value-type="float" office:value="2">
            <text:p>2</text:p>
          </table:table-cell>
          <table:table-cell office:value-type="string">
            <text:p>https://ad.admitad.com/g/5u89go967h81f1e9292eef4923f2a5/</text:p>
          </table:table-cell>
          <table:table-cell office:value-type="string">
            <text:p>publish</text:p>
          </table:table-cell>
          <table:table-cell office:value-type="string">
            <text:p>greca-coupon-codes</text:p>
          </table:table-cell>
          <table:table-cell table:number-columns-repeated="1016"/>
        </table:table-row>
        <table:table-row table:style-name="ro1">
          <table:table-cell office:value-type="float" office:value="5848">
            <text:p>5848</text:p>
          </table:table-cell>
          <table:table-cell office:value-type="string">
            <text:p>Sail laker`s</text:p>
          </table:table-cell>
          <table:table-cell office:value-type="string">
            <text:p>Sail laker`s Coupon Codes &amp; Sail laker`s Promo Codes</text:p>
          </table:table-cell>
          <table:table-cell office:value-type="string">
            <text:p>https://localhost/cupons/wp-content/uploads/2019/09/Sail-lakers-Coupon-Codes.jpg</text:p>
          </table:table-cell>
          <table:table-cell/>
          <table:table-cell office:value-type="string">
            <text:p>https://ad.admitad.com/g/nlw6a9008u81f1e9292e35e6791efa/</text:p>
          </table:table-cell>
          <table:table-cell office:value-type="string">
            <text:p>publish</text:p>
          </table:table-cell>
          <table:table-cell office:value-type="string">
            <text:p>saillakers-coupon-codes</text:p>
          </table:table-cell>
          <table:table-cell table:number-columns-repeated="1016"/>
        </table:table-row>
        <table:table-row table:style-name="ro1">
          <table:table-cell office:value-type="float" office:value="5856">
            <text:p>5856</text:p>
          </table:table-cell>
          <table:table-cell office:value-type="string">
            <text:p>Intui.travel transfer</text:p>
          </table:table-cell>
          <table:table-cell office:value-type="string">
            <text:p>Intui.travel transfer Coupon Codes &amp; Intui.travel transfer Promo Codes</text:p>
          </table:table-cell>
          <table:table-cell office:value-type="string">
            <text:p>https://localhost/cupons/wp-content/uploads/2019/09/Intuitravel-transfer-Coupon-Codes.jpg</text:p>
          </table:table-cell>
          <table:table-cell/>
          <table:table-cell office:value-type="string">
            <text:p>https://ad.admitad.com/g/cjio0tqnaf81f1e9292e9281c86ed5/</text:p>
          </table:table-cell>
          <table:table-cell office:value-type="string">
            <text:p>publish</text:p>
          </table:table-cell>
          <table:table-cell office:value-type="string">
            <text:p>intui-traveltransfer-coupon-codes</text:p>
          </table:table-cell>
          <table:table-cell table:number-columns-repeated="1016"/>
        </table:table-row>
        <table:table-row table:style-name="ro1">
          <table:table-cell office:value-type="float" office:value="5862">
            <text:p>5862</text:p>
          </table:table-cell>
          <table:table-cell office:value-type="string">
            <text:p>Tez Tour</text:p>
          </table:table-cell>
          <table:table-cell office:value-type="string">
            <text:p>Tez Tour Coupon Codes &amp; Tez Tour Promo Codes</text:p>
          </table:table-cell>
          <table:table-cell office:value-type="string">
            <text:p>https://localhost/cupons/wp-content/uploads/2019/09/Tez-Tour-Coupon-Codes.png</text:p>
          </table:table-cell>
          <table:table-cell/>
          <table:table-cell office:value-type="string">
            <text:p>https://ad.admitad.com/g/24oby4leus81f1e9292e59fafa9a7f/</text:p>
          </table:table-cell>
          <table:table-cell office:value-type="string">
            <text:p>publish</text:p>
          </table:table-cell>
          <table:table-cell office:value-type="string">
            <text:p>teztour-coupon-codes</text:p>
          </table:table-cell>
          <table:table-cell table:number-columns-repeated="1016"/>
        </table:table-row>
        <table:table-row table:style-name="ro1">
          <table:table-cell office:value-type="float" office:value="5868">
            <text:p>5868</text:p>
          </table:table-cell>
          <table:table-cell office:value-type="string">
            <text:p>Infobus</text:p>
          </table:table-cell>
          <table:table-cell office:value-type="string">
            <text:p>Infobus Coupon Codes &amp; Infobus Promo Codes</text:p>
          </table:table-cell>
          <table:table-cell office:value-type="string">
            <text:p>https://localhost/cupons/wp-content/uploads/2019/09/Infobus-Coupon-Codes.jpg</text:p>
          </table:table-cell>
          <table:table-cell/>
          <table:table-cell office:value-type="string">
            <text:p>https://ad.admitad.com/g/pyj4y4uj9q81f1e9292e9b8c64f65e/</text:p>
          </table:table-cell>
          <table:table-cell office:value-type="string">
            <text:p>publish</text:p>
          </table:table-cell>
          <table:table-cell office:value-type="string">
            <text:p>infobus-coupon-codes</text:p>
          </table:table-cell>
          <table:table-cell table:number-columns-repeated="1016"/>
        </table:table-row>
        <table:table-row table:style-name="ro1">
          <table:table-cell office:value-type="float" office:value="5884">
            <text:p>5884</text:p>
          </table:table-cell>
          <table:table-cell office:value-type="string">
            <text:p>Ukraine International Airlines</text:p>
          </table:table-cell>
          <table:table-cell office:value-type="string">
            <text:p>Ukraine International Airlines Coupon Codes &amp; Ukraine International Airlines Promo Codes</text:p>
          </table:table-cell>
          <table:table-cell office:value-type="string">
            <text:p>https://localhost/cupons/wp-content/uploads/2019/09/Ukraine-International-Airlines-Coupon-Codes.png</text:p>
          </table:table-cell>
          <table:table-cell/>
          <table:table-cell office:value-type="string">
            <text:p>https://ad.admitad.com/g/go0ffstsxl81f1e9292e61bba2e5b0/</text:p>
          </table:table-cell>
          <table:table-cell office:value-type="string">
            <text:p>publish</text:p>
          </table:table-cell>
          <table:table-cell office:value-type="string">
            <text:p>ukraineinternationalairlines-coupon-codes</text:p>
          </table:table-cell>
          <table:table-cell table:number-columns-repeated="1016"/>
        </table:table-row>
        <table:table-row table:style-name="ro1">
          <table:table-cell office:value-type="float" office:value="5886">
            <text:p>5886</text:p>
          </table:table-cell>
          <table:table-cell office:value-type="string">
            <text:p>AbeBooks</text:p>
          </table:table-cell>
          <table:table-cell office:value-type="string">
            <text:p>AbeBooks Coupon Codes &amp; AbeBooks Promo Codes</text:p>
          </table:table-cell>
          <table:table-cell office:value-type="string">
            <text:p>https://localhost/cupons/wp-content/uploads/2019/09/AbeBooks-Coupon-Codes.png</text:p>
          </table:table-cell>
          <table:table-cell/>
          <table:table-cell office:value-type="string">
            <text:p>https://ad.admitad.com/g/5kyfn8gmxx81f1e9292eb4f698cda0/</text:p>
          </table:table-cell>
          <table:table-cell office:value-type="string">
            <text:p>publish</text:p>
          </table:table-cell>
          <table:table-cell office:value-type="string">
            <text:p>abebooks-coupon-codes</text:p>
          </table:table-cell>
          <table:table-cell table:number-columns-repeated="1016"/>
        </table:table-row>
        <table:table-row table:style-name="ro1">
          <table:table-cell office:value-type="float" office:value="5892">
            <text:p>5892</text:p>
          </table:table-cell>
          <table:table-cell office:value-type="string">
            <text:p>Lenovo</text:p>
          </table:table-cell>
          <table:table-cell office:value-type="string">
            <text:p>Lenovo Coupon Codes &amp; Lenovo Promo Codes</text:p>
          </table:table-cell>
          <table:table-cell office:value-type="string">
            <text:p>https://localhost/cupons/wp-content/uploads/2019/09/Lenovo-Coupon-Codes.png</text:p>
          </table:table-cell>
          <table:table-cell/>
          <table:table-cell office:value-type="string">
            <text:p>https://ad.admitad.com/g/6iia5dppfe81f1e9292ecc01b591a8/</text:p>
          </table:table-cell>
          <table:table-cell office:value-type="string">
            <text:p>publish</text:p>
          </table:table-cell>
          <table:table-cell office:value-type="string">
            <text:p>lenovo-coupon-codes</text:p>
          </table:table-cell>
          <table:table-cell table:number-columns-repeated="1016"/>
        </table:table-row>
        <table:table-row table:style-name="ro1">
          <table:table-cell office:value-type="float" office:value="5894">
            <text:p>5894</text:p>
          </table:table-cell>
          <table:table-cell office:value-type="string">
            <text:p>Crocs</text:p>
          </table:table-cell>
          <table:table-cell office:value-type="string">
            <text:p>Crocs Coupon Codes &amp; Crocs Promo Codes</text:p>
          </table:table-cell>
          <table:table-cell office:value-type="string">
            <text:p>https://localhost/cupons/wp-content/uploads/2019/09/Crocs-Coupon-Codes.png</text:p>
          </table:table-cell>
          <table:table-cell/>
          <table:table-cell office:value-type="string">
            <text:p>https://ad.admitad.com/g/gjlhxf2hcr81f1e9292e81b962f351/</text:p>
          </table:table-cell>
          <table:table-cell office:value-type="string">
            <text:p>publish</text:p>
          </table:table-cell>
          <table:table-cell office:value-type="string">
            <text:p>crocs-coupon-codes</text:p>
          </table:table-cell>
          <table:table-cell table:number-columns-repeated="1016"/>
        </table:table-row>
        <table:table-row table:style-name="ro1">
          <table:table-cell office:value-type="float" office:value="5896">
            <text:p>5896</text:p>
          </table:table-cell>
          <table:table-cell office:value-type="string">
            <text:p>Magic The Gathering Arena</text:p>
          </table:table-cell>
          <table:table-cell office:value-type="string">
            <text:p>Magic The Gathering Arena Coupon Codes &amp; Magic The Gathering Arena Promo Codes</text:p>
          </table:table-cell>
          <table:table-cell office:value-type="string">
            <text:p>https://localhost/cupons/wp-content/uploads/2019/09/Magic-The-Gathering-Arena-Coupon-Codes.png</text:p>
          </table:table-cell>
          <table:table-cell/>
          <table:table-cell office:value-type="string">
            <text:p>https://ad.admitad.com/g/9u109ynwxj81f1e9292ef4ed2d1e8b/</text:p>
          </table:table-cell>
          <table:table-cell office:value-type="string">
            <text:p>publish</text:p>
          </table:table-cell>
          <table:table-cell office:value-type="string">
            <text:p>magicthegatheringarena-coupon-codes</text:p>
          </table:table-cell>
          <table:table-cell table:number-columns-repeated="1016"/>
        </table:table-row>
        <table:table-row table:style-name="ro1">
          <table:table-cell office:value-type="float" office:value="5898">
            <text:p>5898</text:p>
          </table:table-cell>
          <table:table-cell office:value-type="string">
            <text:p>Gepur</text:p>
          </table:table-cell>
          <table:table-cell office:value-type="string">
            <text:p>Gepur Coupon Codes &amp; Gepur Promo Codes</text:p>
          </table:table-cell>
          <table:table-cell office:value-type="string">
            <text:p>https://localhost/cupons/wp-content/uploads/2019/09/Gepur-Coupon-Codes.jpg</text:p>
          </table:table-cell>
          <table:table-cell/>
          <table:table-cell office:value-type="string">
            <text:p>https://ad.admitad.com/g/u3ixf9b9p081f1e9292e03ccfb104b/</text:p>
          </table:table-cell>
          <table:table-cell office:value-type="string">
            <text:p>publish</text:p>
          </table:table-cell>
          <table:table-cell office:value-type="string">
            <text:p>gepur-coupon-codes</text:p>
          </table:table-cell>
          <table:table-cell table:number-columns-repeated="1016"/>
        </table:table-row>
        <table:table-row table:style-name="ro1">
          <table:table-cell office:value-type="float" office:value="5900">
            <text:p>5900</text:p>
          </table:table-cell>
          <table:table-cell office:value-type="string">
            <text:p>Romwe</text:p>
          </table:table-cell>
          <table:table-cell office:value-type="string">
            <text:p>Romwe Coupon Codes &amp; Romwe Promo Codes</text:p>
          </table:table-cell>
          <table:table-cell office:value-type="string">
            <text:p>https://localhost/cupons/wp-content/uploads/2019/09/Romwe-Coupon-Codes.png</text:p>
          </table:table-cell>
          <table:table-cell office:value-type="float" office:value="1">
            <text:p>1</text:p>
          </table:table-cell>
          <table:table-cell office:value-type="string">
            <text:p>https://ad.admitad.com/g/2wrqmvysgc81f1e9292e001b226170/</text:p>
          </table:table-cell>
          <table:table-cell office:value-type="string">
            <text:p>publish</text:p>
          </table:table-cell>
          <table:table-cell office:value-type="string">
            <text:p>romwe-coupon-codes</text:p>
          </table:table-cell>
          <table:table-cell table:number-columns-repeated="1016"/>
        </table:table-row>
        <table:table-row table:style-name="ro1">
          <table:table-cell office:value-type="float" office:value="5903">
            <text:p>5903</text:p>
          </table:table-cell>
          <table:table-cell office:value-type="string">
            <text:p>Italiarail</text:p>
          </table:table-cell>
          <table:table-cell office:value-type="string">
            <text:p>Italiarail Coupon Codes &amp; Italiarail Promo Codes</text:p>
          </table:table-cell>
          <table:table-cell office:value-type="string">
            <text:p>https://localhost/cupons/wp-content/uploads/2019/09/Italiarail-Coupon-Codes.png</text:p>
          </table:table-cell>
          <table:table-cell/>
          <table:table-cell office:value-type="string">
            <text:p>https://ad.admitad.com/g/ca326rdm5v81f1e9292eef1cea9751/</text:p>
          </table:table-cell>
          <table:table-cell office:value-type="string">
            <text:p>publish</text:p>
          </table:table-cell>
          <table:table-cell office:value-type="string">
            <text:p>italiarail-coupon-codes</text:p>
          </table:table-cell>
          <table:table-cell table:number-columns-repeated="1016"/>
        </table:table-row>
        <table:table-row table:style-name="ro1">
          <table:table-cell office:value-type="float" office:value="5907">
            <text:p>5907</text:p>
          </table:table-cell>
          <table:table-cell office:value-type="string">
            <text:p>Sosav</text:p>
          </table:table-cell>
          <table:table-cell office:value-type="string">
            <text:p>Sosav Coupon Codes &amp; Sosav Promo Codes</text:p>
          </table:table-cell>
          <table:table-cell office:value-type="string">
            <text:p>https://localhost/cupons/wp-content/uploads/2019/09/Sosav-Coupon-Codes.png</text:p>
          </table:table-cell>
          <table:table-cell/>
          <table:table-cell office:value-type="string">
            <text:p>https://ad.admitad.com/g/m2k2nyrjl281f1e9292ee5dc252274/</text:p>
          </table:table-cell>
          <table:table-cell office:value-type="string">
            <text:p>publish</text:p>
          </table:table-cell>
          <table:table-cell office:value-type="string">
            <text:p>sosav-coupon-codes</text:p>
          </table:table-cell>
          <table:table-cell table:number-columns-repeated="1016"/>
        </table:table-row>
        <table:table-row table:style-name="ro1">
          <table:table-cell office:value-type="float" office:value="5909">
            <text:p>5909</text:p>
          </table:table-cell>
          <table:table-cell office:value-type="string">
            <text:p>724 Perfumes</text:p>
          </table:table-cell>
          <table:table-cell office:value-type="string">
            <text:p>724 perfumes Coupon Codes &amp; 724 perfumes Promo Codes</text:p>
          </table:table-cell>
          <table:table-cell office:value-type="string">
            <text:p>https://localhost/cupons/wp-content/uploads/2019/09/724-perfumes-Coupon-Codes.png</text:p>
          </table:table-cell>
          <table:table-cell/>
          <table:table-cell office:value-type="string">
            <text:p>https://ad.admitad.com/g/4mkmc3mj0j81f1e9292e4f41c3576a/</text:p>
          </table:table-cell>
          <table:table-cell office:value-type="string">
            <text:p>publish</text:p>
          </table:table-cell>
          <table:table-cell office:value-type="string">
            <text:p>724perfumes-coupon-codes</text:p>
          </table:table-cell>
          <table:table-cell table:number-columns-repeated="1016"/>
        </table:table-row>
        <table:table-row table:style-name="ro1">
          <table:table-cell office:value-type="float" office:value="5947">
            <text:p>5947</text:p>
          </table:table-cell>
          <table:table-cell office:value-type="string">
            <text:p>Fresh Fragrances</text:p>
          </table:table-cell>
          <table:table-cell office:value-type="string">
            <text:p>Fresh Fragrances Coupon Codes &amp; Fresh Fragrances Promo Codes</text:p>
          </table:table-cell>
          <table:table-cell office:value-type="string">
            <text:p>https://localhost/cupons/wp-content/uploads/2019/09/Fresh-Fragrances-Coupon-Codes.png</text:p>
          </table:table-cell>
          <table:table-cell/>
          <table:table-cell office:value-type="string">
            <text:p>https://t.cfjump.com/t/49166/35276/</text:p>
          </table:table-cell>
          <table:table-cell office:value-type="string">
            <text:p>publish</text:p>
          </table:table-cell>
          <table:table-cell office:value-type="string">
            <text:p>freshfragrances-coupon-codes</text:p>
          </table:table-cell>
          <table:table-cell table:number-columns-repeated="1016"/>
        </table:table-row>
        <table:table-row table:style-name="ro1">
          <table:table-cell office:value-type="float" office:value="5949">
            <text:p>5949</text:p>
          </table:table-cell>
          <table:table-cell office:value-type="string">
            <text:p>Kinnon</text:p>
          </table:table-cell>
          <table:table-cell office:value-type="string">
            <text:p>Kinnon Coupon Codes &amp; Kinnon Promo Codes</text:p>
          </table:table-cell>
          <table:table-cell office:value-type="string">
            <text:p>https://localhost/cupons/wp-content/uploads/2019/09/Kinnon-Coupon-Codes.png</text:p>
          </table:table-cell>
          <table:table-cell/>
          <table:table-cell office:value-type="string">
            <text:p>https://t.cfjump.com/49166/b/138112</text:p>
          </table:table-cell>
          <table:table-cell office:value-type="string">
            <text:p>publish</text:p>
          </table:table-cell>
          <table:table-cell office:value-type="string">
            <text:p>kinnon-coupon-codes</text:p>
          </table:table-cell>
          <table:table-cell table:number-columns-repeated="1016"/>
        </table:table-row>
        <table:table-row table:style-name="ro1">
          <table:table-cell office:value-type="float" office:value="5954">
            <text:p>5954</text:p>
          </table:table-cell>
          <table:table-cell office:value-type="string">
            <text:p>Sommuto</text:p>
          </table:table-cell>
          <table:table-cell office:value-type="string">
            <text:p>Sommuto Coupon Codes &amp; Sommuto Promo Codes</text:p>
          </table:table-cell>
          <table:table-cell office:value-type="string">
            <text:p>https://localhost/cupons/wp-content/uploads/2019/09/Sommuto-Coupon-Codes.png</text:p>
          </table:table-cell>
          <table:table-cell/>
          <table:table-cell office:value-type="string">
            <text:p>https://t.cfjump.com/49166/b/96320</text:p>
          </table:table-cell>
          <table:table-cell office:value-type="string">
            <text:p>publish</text:p>
          </table:table-cell>
          <table:table-cell office:value-type="string">
            <text:p>sommuto-coupon-codes</text:p>
          </table:table-cell>
          <table:table-cell table:number-columns-repeated="1016"/>
        </table:table-row>
        <table:table-row table:style-name="ro1">
          <table:table-cell office:value-type="float" office:value="5971">
            <text:p>5971</text:p>
          </table:table-cell>
          <table:table-cell office:value-type="string">
            <text:p>Retro Stage</text:p>
          </table:table-cell>
          <table:table-cell office:value-type="string">
            <text:p>Retro Stage Coupon Codes &amp; Retro Stage Promo Codes</text:p>
          </table:table-cell>
          <table:table-cell office:value-type="string">
            <text:p>https://localhost/cupons/wp-content/uploads/2019/09/Retro-Stage-Coupon-Codes.png</text:p>
          </table:table-cell>
          <table:table-cell/>
          <table:table-cell office:value-type="string">
            <text:p>https://tmoki.com/?a=463&amp;c=2996&amp;p=r&amp;s1=</text:p>
          </table:table-cell>
          <table:table-cell office:value-type="string">
            <text:p>publish</text:p>
          </table:table-cell>
          <table:table-cell office:value-type="string">
            <text:p>retrostage-coupon-codes</text:p>
          </table:table-cell>
          <table:table-cell table:number-columns-repeated="1016"/>
        </table:table-row>
        <table:table-row table:style-name="ro1">
          <table:table-cell office:value-type="float" office:value="5974">
            <text:p>5974</text:p>
          </table:table-cell>
          <table:table-cell office:value-type="string">
            <text:p>BH Cosmetics</text:p>
          </table:table-cell>
          <table:table-cell office:value-type="string">
            <text:p>BH Cosmetics Coupon Codes &amp; BH Cosmetics Promo Codes</text:p>
          </table:table-cell>
          <table:table-cell office:value-type="string">
            <text:p>https://localhost/cupons/wp-content/uploads/2019/09/BH-Cosmetics-Coupon-Codes.png</text:p>
          </table:table-cell>
          <table:table-cell/>
          <table:table-cell office:value-type="string">
            <text:p>https://tmoki.com/?a=463&amp;c=1978&amp;p=r&amp;s1=</text:p>
          </table:table-cell>
          <table:table-cell office:value-type="string">
            <text:p>publish</text:p>
          </table:table-cell>
          <table:table-cell office:value-type="string">
            <text:p>bhcosmetics-coupon-codes</text:p>
          </table:table-cell>
          <table:table-cell table:number-columns-repeated="1016"/>
        </table:table-row>
        <table:table-row table:style-name="ro1">
          <table:table-cell office:value-type="float" office:value="5979">
            <text:p>5979</text:p>
          </table:table-cell>
          <table:table-cell office:value-type="string">
            <text:p>Browns Fashion</text:p>
          </table:table-cell>
          <table:table-cell office:value-type="string">
            <text:p>Browns Fashion Coupon Codes &amp; Browns Fashion Promo Codes</text:p>
          </table:table-cell>
          <table:table-cell office:value-type="string">
            <text:p>https://localhost/cupons/wp-content/uploads/2019/09/Browns-Fashion-Coupon-Codes.png</text:p>
          </table:table-cell>
          <table:table-cell/>
          <table:table-cell office:value-type="string">
            <text:p>https://tmoki.com/?a=463&amp;c=3105&amp;p=r&amp;s1=</text:p>
          </table:table-cell>
          <table:table-cell office:value-type="string">
            <text:p>publish</text:p>
          </table:table-cell>
          <table:table-cell office:value-type="string">
            <text:p>brownsfashion-coupon-codes</text:p>
          </table:table-cell>
          <table:table-cell table:number-columns-repeated="1016"/>
        </table:table-row>
        <table:table-row table:style-name="ro1">
          <table:table-cell office:value-type="float" office:value="5987">
            <text:p>5987</text:p>
          </table:table-cell>
          <table:table-cell office:value-type="string">
            <text:p>Azimo</text:p>
          </table:table-cell>
          <table:table-cell table:number-columns-repeated="4"/>
          <table:table-cell office:value-type="string">
            <text:p>draft</text:p>
          </table:table-cell>
          <table:table-cell table:number-columns-repeated="1017"/>
        </table:table-row>
        <table:table-row table:style-name="ro1">
          <table:table-cell office:value-type="float" office:value="5988">
            <text:p>5988</text:p>
          </table:table-cell>
          <table:table-cell office:value-type="string">
            <text:p>Azimo</text:p>
          </table:table-cell>
          <table:table-cell office:value-type="string">
            <text:p>Azimo Coupon Codes &amp; Azimo Promo Codes</text:p>
          </table:table-cell>
          <table:table-cell office:value-type="string">
            <text:p>https://localhost/cupons/wp-content/uploads/2019/09/Azimo-Coupon-Codes.png</text:p>
          </table:table-cell>
          <table:table-cell/>
          <table:table-cell office:value-type="string">
            <text:p>https://tmoki.com/?a=463&amp;c=3087&amp;s1=</text:p>
          </table:table-cell>
          <table:table-cell office:value-type="string">
            <text:p>publish</text:p>
          </table:table-cell>
          <table:table-cell office:value-type="string">
            <text:p>azimo-coupon-codes</text:p>
          </table:table-cell>
          <table:table-cell table:number-columns-repeated="1016"/>
        </table:table-row>
        <table:table-row table:style-name="ro1">
          <table:table-cell office:value-type="float" office:value="5991">
            <text:p>5991</text:p>
          </table:table-cell>
          <table:table-cell office:value-type="string">
            <text:p>Bellelily</text:p>
          </table:table-cell>
          <table:table-cell office:value-type="string">
            <text:p>Bellelily Coupon Codes &amp; Bellelily Promo Codes</text:p>
          </table:table-cell>
          <table:table-cell office:value-type="string">
            <text:p>https://localhost/cupons/wp-content/uploads/2019/09/Bellelily-Coupon-Codes.jpg</text:p>
          </table:table-cell>
          <table:table-cell/>
          <table:table-cell office:value-type="string">
            <text:p>https://tmoki.com/?a=463&amp;c=428&amp;p=r&amp;s1=</text:p>
          </table:table-cell>
          <table:table-cell office:value-type="string">
            <text:p>publish</text:p>
          </table:table-cell>
          <table:table-cell office:value-type="string">
            <text:p>bellelily-coupon-codes</text:p>
          </table:table-cell>
          <table:table-cell table:number-columns-repeated="1016"/>
        </table:table-row>
        <table:table-row table:style-name="ro1">
          <table:table-cell office:value-type="float" office:value="5993">
            <text:p>5993</text:p>
          </table:table-cell>
          <table:table-cell office:value-type="string">
            <text:p>Violet Luck</text:p>
          </table:table-cell>
          <table:table-cell office:value-type="string">
            <text:p>Violet Luck Coupon Codes &amp; Violet Luck Promo Codes</text:p>
          </table:table-cell>
          <table:table-cell office:value-type="string">
            <text:p>https://localhost/cupons/wp-content/uploads/2019/09/Violet-Luck-Coupon-Codes.jpg</text:p>
          </table:table-cell>
          <table:table-cell/>
          <table:table-cell office:value-type="string">
            <text:p>https://tmoki.com/?a=463&amp;c=3003&amp;p=r&amp;s1=</text:p>
          </table:table-cell>
          <table:table-cell office:value-type="string">
            <text:p>publish</text:p>
          </table:table-cell>
          <table:table-cell office:value-type="string">
            <text:p>violetluck-coupon-codes</text:p>
          </table:table-cell>
          <table:table-cell table:number-columns-repeated="1016"/>
        </table:table-row>
        <table:table-row table:style-name="ro1">
          <table:table-cell office:value-type="float" office:value="5995">
            <text:p>5995</text:p>
          </table:table-cell>
          <table:table-cell office:value-type="string">
            <text:p>Avira</text:p>
          </table:table-cell>
          <table:table-cell office:value-type="string">
            <text:p>Avira Coupon Codes &amp; Avira Promo Codes</text:p>
          </table:table-cell>
          <table:table-cell office:value-type="string">
            <text:p>https://localhost/cupons/wp-content/uploads/2019/09/Avira-Coupon-Codes.png</text:p>
          </table:table-cell>
          <table:table-cell/>
          <table:table-cell office:value-type="string">
            <text:p>https://tmoki.com/?a=463&amp;c=3119&amp;p=r&amp;s1=</text:p>
          </table:table-cell>
          <table:table-cell office:value-type="string">
            <text:p>publish</text:p>
          </table:table-cell>
          <table:table-cell office:value-type="string">
            <text:p>avira-coupon-codes</text:p>
          </table:table-cell>
          <table:table-cell table:number-columns-repeated="1016"/>
        </table:table-row>
        <table:table-row table:style-name="ro1">
          <table:table-cell office:value-type="float" office:value="5997">
            <text:p>5997</text:p>
          </table:table-cell>
          <table:table-cell office:value-type="string">
            <text:p>Dandy Fellow</text:p>
          </table:table-cell>
          <table:table-cell office:value-type="string">
            <text:p>Dandy Fellow Coupon Codes &amp; Dandy Fellow Promo Codes</text:p>
          </table:table-cell>
          <table:table-cell office:value-type="string">
            <text:p>https://localhost/cupons/wp-content/uploads/2019/09/Dandy-Fellow-Coupon-Codes.png</text:p>
          </table:table-cell>
          <table:table-cell/>
          <table:table-cell office:value-type="string">
            <text:p>https://tmoki.com/?a=463&amp;c=3008&amp;p=r&amp;s1=</text:p>
          </table:table-cell>
          <table:table-cell office:value-type="string">
            <text:p>publish</text:p>
          </table:table-cell>
          <table:table-cell office:value-type="string">
            <text:p>dandyfellow-coupon-codes</text:p>
          </table:table-cell>
          <table:table-cell table:number-columns-repeated="1016"/>
        </table:table-row>
        <table:table-row table:style-name="ro1">
          <table:table-cell office:value-type="float" office:value="5999">
            <text:p>5999</text:p>
          </table:table-cell>
          <table:table-cell office:value-type="string">
            <text:p>Nacyailsa</text:p>
          </table:table-cell>
          <table:table-cell office:value-type="string">
            <text:p>Nacyailsa Coupon Codes &amp; Nacyailsa Promo Codes</text:p>
          </table:table-cell>
          <table:table-cell office:value-type="string">
            <text:p>https://localhost/cupons/wp-content/uploads/2019/09/Nacyailsa-Coupon-Codes.png</text:p>
          </table:table-cell>
          <table:table-cell/>
          <table:table-cell office:value-type="string">
            <text:p>https://tmoki.com/?a=463&amp;c=2999&amp;p=r&amp;s1=</text:p>
          </table:table-cell>
          <table:table-cell office:value-type="string">
            <text:p>publish</text:p>
          </table:table-cell>
          <table:table-cell office:value-type="string">
            <text:p>nacyailsa-coupon-codes</text:p>
          </table:table-cell>
          <table:table-cell table:number-columns-repeated="1016"/>
        </table:table-row>
        <table:table-row table:style-name="ro1">
          <table:table-cell office:value-type="float" office:value="6001">
            <text:p>6001</text:p>
          </table:table-cell>
          <table:table-cell office:value-type="string">
            <text:p>Daniel Footwear</text:p>
          </table:table-cell>
          <table:table-cell office:value-type="string">
            <text:p>Daniel Footwear Coupon Codes &amp; Daniel Footwear Promo Codes</text:p>
          </table:table-cell>
          <table:table-cell office:value-type="string">
            <text:p>https://localhost/cupons/wp-content/uploads/2019/09/Daniel-Footwear-Coupon-Codes.png</text:p>
          </table:table-cell>
          <table:table-cell/>
          <table:table-cell office:value-type="string">
            <text:p>https://tmoki.com/?a=463&amp;c=3120&amp;p=r&amp;s1=</text:p>
          </table:table-cell>
          <table:table-cell office:value-type="string">
            <text:p>publish</text:p>
          </table:table-cell>
          <table:table-cell office:value-type="string">
            <text:p>danielfootwear-coupon-codes</text:p>
          </table:table-cell>
          <table:table-cell table:number-columns-repeated="1016"/>
        </table:table-row>
        <table:table-row table:style-name="ro1">
          <table:table-cell office:value-type="float" office:value="6003">
            <text:p>6003</text:p>
          </table:table-cell>
          <table:table-cell office:value-type="string">
            <text:p>iHerb</text:p>
          </table:table-cell>
          <table:table-cell office:value-type="string">
            <text:p>iHerb Coupon Codes &amp; iHerb Promo Codes</text:p>
          </table:table-cell>
          <table:table-cell office:value-type="string">
            <text:p>https://localhost/cupons/wp-content/uploads/2019/09/iHerb-Coupon-Codes.png</text:p>
          </table:table-cell>
          <table:table-cell/>
          <table:table-cell office:value-type="string">
            <text:p>https://tmoki.com/?a=463&amp;c=865&amp;p=r&amp;s1=</text:p>
          </table:table-cell>
          <table:table-cell office:value-type="string">
            <text:p>publish</text:p>
          </table:table-cell>
          <table:table-cell office:value-type="string">
            <text:p>iherb-coupon-codes</text:p>
          </table:table-cell>
          <table:table-cell table:number-columns-repeated="1016"/>
        </table:table-row>
        <table:table-row table:style-name="ro1">
          <table:table-cell office:value-type="float" office:value="6008">
            <text:p>6008</text:p>
          </table:table-cell>
          <table:table-cell office:value-type="string">
            <text:p>Camfere</text:p>
          </table:table-cell>
          <table:table-cell office:value-type="string">
            <text:p>Camfere Coupon Codes &amp; Camfere Promo Codes</text:p>
          </table:table-cell>
          <table:table-cell office:value-type="string">
            <text:p>https://localhost/cupons/wp-content/uploads/2019/09/Camfere-Coupon-Codes.png</text:p>
          </table:table-cell>
          <table:table-cell/>
          <table:table-cell office:value-type="string">
            <text:p>https://tmoki.com/?a=463&amp;c=243&amp;p=r&amp;s1=</text:p>
          </table:table-cell>
          <table:table-cell office:value-type="string">
            <text:p>publish</text:p>
          </table:table-cell>
          <table:table-cell office:value-type="string">
            <text:p>camfere-coupon-codes</text:p>
          </table:table-cell>
          <table:table-cell table:number-columns-repeated="1016"/>
        </table:table-row>
        <table:table-row table:style-name="ro1">
          <table:table-cell office:value-type="float" office:value="6010">
            <text:p>6010</text:p>
          </table:table-cell>
          <table:table-cell office:value-type="string">
            <text:p>Chili's</text:p>
          </table:table-cell>
          <table:table-cell office:value-type="string">
            <text:p>Chili's Coupon Codes &amp; Chili's Promo Codes</text:p>
          </table:table-cell>
          <table:table-cell office:value-type="string">
            <text:p>https://localhost/cupons/wp-content/uploads/2019/09/Chilis-Coupon-Codes-1.png|https://localhost/cupons/wp-content/uploads/2019/09/Chilis-Coupon-Codes.png</text:p>
          </table:table-cell>
          <table:table-cell/>
          <table:table-cell office:value-type="string">
            <text:p>https://tmoki.com/?a=463&amp;c=2989&amp;s1=</text:p>
          </table:table-cell>
          <table:table-cell office:value-type="string">
            <text:p>publish</text:p>
          </table:table-cell>
          <table:table-cell office:value-type="string">
            <text:p>chilis-coupon-codes</text:p>
          </table:table-cell>
          <table:table-cell table:number-columns-repeated="1016"/>
        </table:table-row>
        <table:table-row table:style-name="ro1">
          <table:table-cell office:value-type="float" office:value="6015">
            <text:p>6015</text:p>
          </table:table-cell>
          <table:table-cell office:value-type="string">
            <text:p>Calvin Klein</text:p>
          </table:table-cell>
          <table:table-cell office:value-type="string">
            <text:p>Calvin Klein Coupon Codes &amp; Calvin Klein Promo Codes</text:p>
          </table:table-cell>
          <table:table-cell office:value-type="string">
            <text:p>https://localhost/cupons/wp-content/uploads/2019/09/Calvin-Klein-Coupon-Codes.jpg</text:p>
          </table:table-cell>
          <table:table-cell/>
          <table:table-cell office:value-type="string">
            <text:p>https://tmoki.com/?a=463&amp;c=3085&amp;p=r&amp;s1=</text:p>
          </table:table-cell>
          <table:table-cell office:value-type="string">
            <text:p>publish</text:p>
          </table:table-cell>
          <table:table-cell office:value-type="string">
            <text:p>calvinklein-coupon-codes</text:p>
          </table:table-cell>
          <table:table-cell table:number-columns-repeated="1016"/>
        </table:table-row>
        <table:table-row table:style-name="ro1">
          <table:table-cell office:value-type="float" office:value="6017">
            <text:p>6017</text:p>
          </table:table-cell>
          <table:table-cell office:value-type="string">
            <text:p>Parallels</text:p>
          </table:table-cell>
          <table:table-cell office:value-type="string">
            <text:p>Parallels Coupon Codes &amp; Parallels Promo Codes</text:p>
          </table:table-cell>
          <table:table-cell office:value-type="string">
            <text:p>https://localhost/cupons/wp-content/uploads/2019/09/Parallels-Coupon-Codes.png</text:p>
          </table:table-cell>
          <table:table-cell/>
          <table:table-cell office:value-type="string">
            <text:p>https://tmoki.com/?a=463&amp;c=2977&amp;p=r&amp;s1=</text:p>
          </table:table-cell>
          <table:table-cell office:value-type="string">
            <text:p>publish</text:p>
          </table:table-cell>
          <table:table-cell office:value-type="string">
            <text:p>parallels-coupon-codes</text:p>
          </table:table-cell>
          <table:table-cell table:number-columns-repeated="1016"/>
        </table:table-row>
        <table:table-row table:style-name="ro1">
          <table:table-cell office:value-type="float" office:value="6019">
            <text:p>6019</text:p>
          </table:table-cell>
          <table:table-cell office:value-type="string">
            <text:p>Buy4Outdoors</text:p>
          </table:table-cell>
          <table:table-cell office:value-type="string">
            <text:p>Buy4Outdoors Coupon Codes &amp; Buy4Outdoors Promo Codes</text:p>
          </table:table-cell>
          <table:table-cell office:value-type="string">
            <text:p>https://localhost/cupons/wp-content/uploads/2019/09/Buy4Outdoors-Coupon-Codes.png</text:p>
          </table:table-cell>
          <table:table-cell/>
          <table:table-cell office:value-type="string">
            <text:p>https://tmoki.com/?a=463&amp;c=678&amp;p=r&amp;s1=</text:p>
          </table:table-cell>
          <table:table-cell office:value-type="string">
            <text:p>publish</text:p>
          </table:table-cell>
          <table:table-cell office:value-type="string">
            <text:p>buy4outdoors-coupon-codes</text:p>
          </table:table-cell>
          <table:table-cell table:number-columns-repeated="1016"/>
        </table:table-row>
        <table:table-row table:style-name="ro1">
          <table:table-cell office:value-type="float" office:value="6022">
            <text:p>6022</text:p>
          </table:table-cell>
          <table:table-cell office:value-type="string">
            <text:p>Alyaka</text:p>
          </table:table-cell>
          <table:table-cell office:value-type="string">
            <text:p>Alyaka Coupon Codes &amp; Alyaka Promo Codes</text:p>
          </table:table-cell>
          <table:table-cell office:value-type="string">
            <text:p>https://localhost/cupons/wp-content/uploads/2019/09/Alyaka-Coupon-Codes.jpg</text:p>
          </table:table-cell>
          <table:table-cell/>
          <table:table-cell office:value-type="string">
            <text:p>https://tmoki.com/?a=463&amp;c=2920&amp;p=r&amp;s1=</text:p>
          </table:table-cell>
          <table:table-cell office:value-type="string">
            <text:p>publish</text:p>
          </table:table-cell>
          <table:table-cell office:value-type="string">
            <text:p>alyaka-coupon-codes</text:p>
          </table:table-cell>
          <table:table-cell table:number-columns-repeated="1016"/>
        </table:table-row>
        <table:table-row table:style-name="ro1">
          <table:table-cell office:value-type="float" office:value="6025">
            <text:p>6025</text:p>
          </table:table-cell>
          <table:table-cell office:value-type="string">
            <text:p>Annebuy</text:p>
          </table:table-cell>
          <table:table-cell office:value-type="string">
            <text:p>Annebuy Coupon Codes &amp; Annebuy Promo Codes</text:p>
          </table:table-cell>
          <table:table-cell office:value-type="string">
            <text:p>https://localhost/cupons/wp-content/uploads/2019/09/Annebuy-Coupon-Codes.jpg</text:p>
          </table:table-cell>
          <table:table-cell/>
          <table:table-cell office:value-type="string">
            <text:p>https://tmoki.com/?a=463&amp;c=1700&amp;p=r&amp;s1=</text:p>
          </table:table-cell>
          <table:table-cell office:value-type="string">
            <text:p>publish</text:p>
          </table:table-cell>
          <table:table-cell office:value-type="string">
            <text:p>annebuy-coupon-codes</text:p>
          </table:table-cell>
          <table:table-cell table:number-columns-repeated="1016"/>
        </table:table-row>
        <table:table-row table:style-name="ro1">
          <table:table-cell office:value-type="float" office:value="6072">
            <text:p>6072</text:p>
          </table:table-cell>
          <table:table-cell office:value-type="string">
            <text:p>Back Beat Rags</text:p>
          </table:table-cell>
          <table:table-cell office:value-type="string">
            <text:p>Back Beat Rags Coupon Codes &amp; Back Beat Rags Promo Codes</text:p>
          </table:table-cell>
          <table:table-cell office:value-type="string">
            <text:p>https://localhost/cupons/wp-content/uploads/2019/09/Backbeatrags-Coupon-Codes.png</text:p>
          </table:table-cell>
          <table:table-cell/>
          <table:table-cell office:value-type="string">
            <text:p>https://tmoki.com/?a=463&amp;c=1991&amp;p=r&amp;s1=</text:p>
          </table:table-cell>
          <table:table-cell office:value-type="string">
            <text:p>publish</text:p>
          </table:table-cell>
          <table:table-cell office:value-type="string">
            <text:p>backbeatrags-coupon-codes</text:p>
          </table:table-cell>
          <table:table-cell table:number-columns-repeated="1016"/>
        </table:table-row>
        <table:table-row table:style-name="ro1">
          <table:table-cell office:value-type="float" office:value="6074">
            <text:p>6074</text:p>
          </table:table-cell>
          <table:table-cell office:value-type="string">
            <text:p>Bagsmart</text:p>
          </table:table-cell>
          <table:table-cell office:value-type="string">
            <text:p>Bagsmart Coupon Codes &amp; Bagsmart Promo Codes</text:p>
          </table:table-cell>
          <table:table-cell office:value-type="string">
            <text:p>https://localhost/cupons/wp-content/uploads/2019/09/Bagsmart-Coupon-Codes.jpg</text:p>
          </table:table-cell>
          <table:table-cell/>
          <table:table-cell office:value-type="string">
            <text:p>https://tmoki.com/?a=463&amp;c=2748&amp;p=r&amp;s1=</text:p>
          </table:table-cell>
          <table:table-cell office:value-type="string">
            <text:p>publish</text:p>
          </table:table-cell>
          <table:table-cell office:value-type="string">
            <text:p>bagsmart-coupon-codes</text:p>
          </table:table-cell>
          <table:table-cell table:number-columns-repeated="1016"/>
        </table:table-row>
        <table:table-row table:style-name="ro1">
          <table:table-cell office:value-type="float" office:value="6080">
            <text:p>6080</text:p>
          </table:table-cell>
          <table:table-cell office:value-type="string">
            <text:p>Biogetica</text:p>
          </table:table-cell>
          <table:table-cell office:value-type="string">
            <text:p>Biogetica Coupon Codes &amp; Biogetica Promo Codes</text:p>
          </table:table-cell>
          <table:table-cell office:value-type="string">
            <text:p>https://localhost/cupons/wp-content/uploads/2019/09/Biogetica-Coupon-Codes.jpg</text:p>
          </table:table-cell>
          <table:table-cell/>
          <table:table-cell office:value-type="string">
            <text:p>https://tmoki.com/?a=463&amp;c=2909&amp;p=r&amp;s1=</text:p>
          </table:table-cell>
          <table:table-cell office:value-type="string">
            <text:p>publish</text:p>
          </table:table-cell>
          <table:table-cell office:value-type="string">
            <text:p>biogetica-coupon-codes</text:p>
          </table:table-cell>
          <table:table-cell table:number-columns-repeated="1016"/>
        </table:table-row>
        <table:table-row table:style-name="ro1">
          <table:table-cell office:value-type="float" office:value="6096">
            <text:p>6096</text:p>
          </table:table-cell>
          <table:table-cell office:value-type="string">
            <text:p>Brightechshop</text:p>
          </table:table-cell>
          <table:table-cell office:value-type="string">
            <text:p>Brightechshop Coupon Codes &amp; Brightechshop Promo Codes</text:p>
          </table:table-cell>
          <table:table-cell office:value-type="string">
            <text:p>https://localhost/cupons/wp-content/uploads/2019/09/Brightechshop-Coupon-Codes.png</text:p>
          </table:table-cell>
          <table:table-cell/>
          <table:table-cell office:value-type="string">
            <text:p>https://tmoki.com/?a=463&amp;c=1979&amp;p=r&amp;s1=</text:p>
          </table:table-cell>
          <table:table-cell office:value-type="string">
            <text:p>publish</text:p>
          </table:table-cell>
          <table:table-cell office:value-type="string">
            <text:p>brightechshop-coupon-codes</text:p>
          </table:table-cell>
          <table:table-cell table:number-columns-repeated="1016"/>
        </table:table-row>
        <table:table-row table:style-name="ro1">
          <table:table-cell office:value-type="float" office:value="6098">
            <text:p>6098</text:p>
          </table:table-cell>
          <table:table-cell office:value-type="string">
            <text:p>Cape Town Pass</text:p>
          </table:table-cell>
          <table:table-cell office:value-type="string">
            <text:p>Cape Town Pass Coupon Codes &amp; Cape Town Pass Promo Codes</text:p>
          </table:table-cell>
          <table:table-cell office:value-type="string">
            <text:p>https://localhost/cupons/wp-content/uploads/2019/09/Cape-Town-Pass-Coupon-Codes.png</text:p>
          </table:table-cell>
          <table:table-cell/>
          <table:table-cell office:value-type="string">
            <text:p>https://tmoki.com/?a=463&amp;c=2445&amp;p=r&amp;s1=</text:p>
          </table:table-cell>
          <table:table-cell office:value-type="string">
            <text:p>publish</text:p>
          </table:table-cell>
          <table:table-cell office:value-type="string">
            <text:p>capetownpass-coupon-codes</text:p>
          </table:table-cell>
          <table:table-cell table:number-columns-repeated="1016"/>
        </table:table-row>
        <table:table-row table:style-name="ro1">
          <table:table-cell office:value-type="float" office:value="6100">
            <text:p>6100</text:p>
          </table:table-cell>
          <table:table-cell office:value-type="string">
            <text:p>Chicfrr</text:p>
          </table:table-cell>
          <table:table-cell office:value-type="string">
            <text:p>Chicfrr Coupon Codes &amp; Chicfrr Promo Codes</text:p>
          </table:table-cell>
          <table:table-cell office:value-type="string">
            <text:p>https://localhost/cupons/wp-content/uploads/2019/09/Chicfrr-Coupon-Codes.jpg</text:p>
          </table:table-cell>
          <table:table-cell/>
          <table:table-cell office:value-type="string">
            <text:p>https://tmoki.com/?a=463&amp;c=2472&amp;p=r&amp;s1=</text:p>
          </table:table-cell>
          <table:table-cell office:value-type="string">
            <text:p>publish</text:p>
          </table:table-cell>
          <table:table-cell office:value-type="string">
            <text:p>chicfrr-coupon-codes</text:p>
          </table:table-cell>
          <table:table-cell table:number-columns-repeated="1016"/>
        </table:table-row>
        <table:table-row table:style-name="ro1">
          <table:table-cell office:value-type="float" office:value="6103">
            <text:p>6103</text:p>
          </table:table-cell>
          <table:table-cell office:value-type="string">
            <text:p>Cigarpage</text:p>
          </table:table-cell>
          <table:table-cell office:value-type="string">
            <text:p>Cigarpage Coupon Codes &amp; Cigarpage Promo Codes</text:p>
          </table:table-cell>
          <table:table-cell office:value-type="string">
            <text:p>https://localhost/cupons/wp-content/uploads/2019/09/Cigarpage-Coupon-Codes.jpg</text:p>
          </table:table-cell>
          <table:table-cell/>
          <table:table-cell office:value-type="string">
            <text:p>https://tmoki.com/?a=463&amp;c=2359&amp;p=r&amp;s1=</text:p>
          </table:table-cell>
          <table:table-cell office:value-type="string">
            <text:p>publish</text:p>
          </table:table-cell>
          <table:table-cell office:value-type="string">
            <text:p>cigarpage-coupon-codes</text:p>
          </table:table-cell>
          <table:table-cell table:number-columns-repeated="1016"/>
        </table:table-row>
        <table:table-row table:style-name="ro1">
          <table:table-cell office:value-type="float" office:value="6105">
            <text:p>6105</text:p>
          </table:table-cell>
          <table:table-cell office:value-type="string">
            <text:p>ComingDress</text:p>
          </table:table-cell>
          <table:table-cell office:value-type="string">
            <text:p>ComingDress Coupon Codes &amp; ComingDress Promo Codes</text:p>
          </table:table-cell>
          <table:table-cell office:value-type="string">
            <text:p>https://localhost/cupons/wp-content/uploads/2019/09/ComingDress-Coupon-Codes.png</text:p>
          </table:table-cell>
          <table:table-cell/>
          <table:table-cell office:value-type="string">
            <text:p>https://tmoki.com/?a=463&amp;c=3069&amp;p=r&amp;s1=</text:p>
          </table:table-cell>
          <table:table-cell office:value-type="string">
            <text:p>publish</text:p>
          </table:table-cell>
          <table:table-cell office:value-type="string">
            <text:p>comingdress-coupon-codes</text:p>
          </table:table-cell>
          <table:table-cell table:number-columns-repeated="1016"/>
        </table:table-row>
        <table:table-row table:style-name="ro1">
          <table:table-cell office:value-type="float" office:value="6107">
            <text:p>6107</text:p>
          </table:table-cell>
          <table:table-cell office:value-type="string">
            <text:p>Darn Good Yarn</text:p>
          </table:table-cell>
          <table:table-cell office:value-type="string">
            <text:p>Darn Good Yarn Coupon Codes &amp; Darn Good Yarn Promo Codes</text:p>
          </table:table-cell>
          <table:table-cell office:value-type="string">
            <text:p>https://localhost/cupons/wp-content/uploads/2019/09/Darn-Good-Yarn-Coupon-Codes.png</text:p>
          </table:table-cell>
          <table:table-cell/>
          <table:table-cell office:value-type="string">
            <text:p>https://tmoki.com/?a=463&amp;c=2344&amp;p=r&amp;s1=</text:p>
          </table:table-cell>
          <table:table-cell office:value-type="string">
            <text:p>publish</text:p>
          </table:table-cell>
          <table:table-cell office:value-type="string">
            <text:p>darngoodyarn-coupon-codes</text:p>
          </table:table-cell>
          <table:table-cell table:number-columns-repeated="1016"/>
        </table:table-row>
        <table:table-row table:style-name="ro1">
          <table:table-cell office:value-type="float" office:value="6109">
            <text:p>6109</text:p>
          </table:table-cell>
          <table:table-cell office:value-type="string">
            <text:p>Discount Surgical</text:p>
          </table:table-cell>
          <table:table-cell office:value-type="string">
            <text:p>Discount Surgical Coupon Codes &amp; Discount Surgical Promo Codes</text:p>
          </table:table-cell>
          <table:table-cell office:value-type="string">
            <text:p>https://localhost/cupons/wp-content/uploads/2019/09/Discount-Surgical-Coupon-Codes.png</text:p>
          </table:table-cell>
          <table:table-cell/>
          <table:table-cell office:value-type="string">
            <text:p>https://tmoki.com/?a=463&amp;c=2361&amp;p=r&amp;s1=</text:p>
          </table:table-cell>
          <table:table-cell office:value-type="string">
            <text:p>publish</text:p>
          </table:table-cell>
          <table:table-cell office:value-type="string">
            <text:p>discount-surgical</text:p>
          </table:table-cell>
          <table:table-cell table:number-columns-repeated="1016"/>
        </table:table-row>
        <table:table-row table:style-name="ro1">
          <table:table-cell office:value-type="float" office:value="6115">
            <text:p>6115</text:p>
          </table:table-cell>
          <table:table-cell office:value-type="string">
            <text:p>Dola Hair</text:p>
          </table:table-cell>
          <table:table-cell office:value-type="string">
            <text:p>Dola Hair Coupon Codes &amp; Dola Hair Promo Codes</text:p>
          </table:table-cell>
          <table:table-cell office:value-type="string">
            <text:p>https://localhost/cupons/wp-content/uploads/2019/09/Dola-Hair-Coupon-Codes.jpg</text:p>
          </table:table-cell>
          <table:table-cell/>
          <table:table-cell office:value-type="string">
            <text:p>https://tmoki.com/?a=463&amp;c=1149&amp;p=r&amp;s1=</text:p>
          </table:table-cell>
          <table:table-cell office:value-type="string">
            <text:p>publish</text:p>
          </table:table-cell>
          <table:table-cell office:value-type="string">
            <text:p>dolahair-coupon-codes</text:p>
          </table:table-cell>
          <table:table-cell table:number-columns-repeated="1016"/>
        </table:table-row>
        <table:table-row table:style-name="ro1">
          <table:table-cell office:value-type="float" office:value="6117">
            <text:p>6117</text:p>
          </table:table-cell>
          <table:table-cell office:value-type="string">
            <text:p>Dressiu</text:p>
          </table:table-cell>
          <table:table-cell office:value-type="string">
            <text:p>Dressiu Coupon Codes &amp; Dressiu Promo Codes</text:p>
          </table:table-cell>
          <table:table-cell office:value-type="string">
            <text:p>https://localhost/cupons/wp-content/uploads/2019/09/Dressiu-Coupon-Codes.jpg</text:p>
          </table:table-cell>
          <table:table-cell/>
          <table:table-cell office:value-type="string">
            <text:p>https://tmoki.com/?a=463&amp;c=3024&amp;p=r&amp;s1=</text:p>
          </table:table-cell>
          <table:table-cell office:value-type="string">
            <text:p>publish</text:p>
          </table:table-cell>
          <table:table-cell office:value-type="string">
            <text:p>dressiu-coupon-codes</text:p>
          </table:table-cell>
          <table:table-cell table:number-columns-repeated="1016"/>
        </table:table-row>
        <table:table-row table:style-name="ro1">
          <table:table-cell office:value-type="float" office:value="6119">
            <text:p>6119</text:p>
          </table:table-cell>
          <table:table-cell office:value-type="string">
            <text:p>Ecosusi</text:p>
          </table:table-cell>
          <table:table-cell office:value-type="string">
            <text:p>Ecosusi Coupon Codes &amp; Ecosusi Promo Codes</text:p>
          </table:table-cell>
          <table:table-cell office:value-type="string">
            <text:p>https://localhost/cupons/wp-content/uploads/2019/09/Ecosusi-Coupon-Codes.jpg</text:p>
          </table:table-cell>
          <table:table-cell office:value-type="float" office:value="1">
            <text:p>1</text:p>
          </table:table-cell>
          <table:table-cell office:value-type="string">
            <text:p>https://tmoki.com/?a=463&amp;c=2749&amp;p=r&amp;s1=</text:p>
          </table:table-cell>
          <table:table-cell office:value-type="string">
            <text:p>publish</text:p>
          </table:table-cell>
          <table:table-cell office:value-type="string">
            <text:p>ecosusi-coupon-codes</text:p>
          </table:table-cell>
          <table:table-cell table:number-columns-repeated="1016"/>
        </table:table-row>
        <table:table-row table:style-name="ro1">
          <table:table-cell office:value-type="float" office:value="6121">
            <text:p>6121</text:p>
          </table:table-cell>
          <table:table-cell office:value-type="string">
            <text:p>El Camiseta Club</text:p>
          </table:table-cell>
          <table:table-cell office:value-type="string">
            <text:p>El Camiseta Club Coupon Codes &amp; El Camiseta Club Promo Codes</text:p>
          </table:table-cell>
          <table:table-cell office:value-type="string">
            <text:p>https://localhost/cupons/wp-content/uploads/2019/09/El-Camiseta-Club-Coupon-Codes.jpg</text:p>
          </table:table-cell>
          <table:table-cell/>
          <table:table-cell office:value-type="string">
            <text:p>https://tmoki.com/?a=463&amp;c=3010&amp;p=r&amp;s1=</text:p>
          </table:table-cell>
          <table:table-cell office:value-type="string">
            <text:p>publish</text:p>
          </table:table-cell>
          <table:table-cell office:value-type="string">
            <text:p>elcamisetaclub-coupon-codes</text:p>
          </table:table-cell>
          <table:table-cell table:number-columns-repeated="1016"/>
        </table:table-row>
        <table:table-row table:style-name="ro1">
          <table:table-cell office:value-type="float" office:value="6123">
            <text:p>6123</text:p>
          </table:table-cell>
          <table:table-cell office:value-type="string">
            <text:p>ePackageSupply</text:p>
          </table:table-cell>
          <table:table-cell office:value-type="string">
            <text:p>ePackageSupply Coupon Codes &amp; ePackageSupply Promo Codes</text:p>
          </table:table-cell>
          <table:table-cell office:value-type="string">
            <text:p>https://localhost/cupons/wp-content/uploads/2019/09/ePackageSupply-Coupon-Codes.png</text:p>
          </table:table-cell>
          <table:table-cell office:value-type="float" office:value="1">
            <text:p>1</text:p>
          </table:table-cell>
          <table:table-cell office:value-type="string">
            <text:p>https://tmoki.com/?a=463&amp;c=2362&amp;p=r&amp;s1=</text:p>
          </table:table-cell>
          <table:table-cell office:value-type="string">
            <text:p>publish</text:p>
          </table:table-cell>
          <table:table-cell office:value-type="string">
            <text:p>epackagesupply-coupon-codes</text:p>
          </table:table-cell>
          <table:table-cell table:number-columns-repeated="1016"/>
        </table:table-row>
        <table:table-row table:style-name="ro1">
          <table:table-cell office:value-type="float" office:value="6125">
            <text:p>6125</text:p>
          </table:table-cell>
          <table:table-cell office:value-type="string">
            <text:p>Erchic</text:p>
          </table:table-cell>
          <table:table-cell office:value-type="string">
            <text:p>Erchic Coupon Codes &amp; Erchic Promo Codes</text:p>
          </table:table-cell>
          <table:table-cell office:value-type="string">
            <text:p>https://localhost/cupons/wp-content/uploads/2019/09/Erchic-Coupon-Codes.png</text:p>
          </table:table-cell>
          <table:table-cell/>
          <table:table-cell office:value-type="string">
            <text:p>https://tmoki.com/?a=463&amp;c=3025&amp;p=r&amp;s1=</text:p>
          </table:table-cell>
          <table:table-cell office:value-type="string">
            <text:p>publish</text:p>
          </table:table-cell>
          <table:table-cell office:value-type="string">
            <text:p>erchic-coupon-codes</text:p>
          </table:table-cell>
          <table:table-cell table:number-columns-repeated="1016"/>
        </table:table-row>
        <table:table-row table:style-name="ro1">
          <table:table-cell office:value-type="float" office:value="6128">
            <text:p>6128</text:p>
          </table:table-cell>
          <table:table-cell office:value-type="string">
            <text:p>Fiyote</text:p>
          </table:table-cell>
          <table:table-cell office:value-type="string">
            <text:p>Fiyote Coupon Codes &amp; Fiyote Promo Codes</text:p>
          </table:table-cell>
          <table:table-cell office:value-type="string">
            <text:p>https://localhost/cupons/wp-content/uploads/2019/09/Fiyote-Coupon-Codes.png</text:p>
          </table:table-cell>
          <table:table-cell/>
          <table:table-cell office:value-type="string">
            <text:p>https://tmoki.com/?a=463&amp;c=2964&amp;p=r&amp;s1=</text:p>
          </table:table-cell>
          <table:table-cell office:value-type="string">
            <text:p>publish</text:p>
          </table:table-cell>
          <table:table-cell office:value-type="string">
            <text:p>fiyote-coupon-codes</text:p>
          </table:table-cell>
          <table:table-cell table:number-columns-repeated="1016"/>
        </table:table-row>
        <table:table-row table:style-name="ro1">
          <table:table-cell office:value-type="float" office:value="6133">
            <text:p>6133</text:p>
          </table:table-cell>
          <table:table-cell office:value-type="string">
            <text:p>Flex Watches</text:p>
          </table:table-cell>
          <table:table-cell office:value-type="string">
            <text:p>Flex Watches Coupon Codes &amp; Flex Watches Promo Codes</text:p>
          </table:table-cell>
          <table:table-cell office:value-type="string">
            <text:p>https://localhost/cupons/wp-content/uploads/2019/09/Flex-Watches-Coupon-Codes.png</text:p>
          </table:table-cell>
          <table:table-cell/>
          <table:table-cell office:value-type="string">
            <text:p>https://tmoki.com/?a=463&amp;c=2364&amp;p=r&amp;s1=</text:p>
          </table:table-cell>
          <table:table-cell office:value-type="string">
            <text:p>publish</text:p>
          </table:table-cell>
          <table:table-cell office:value-type="string">
            <text:p>flexwatches-coupon-codes</text:p>
          </table:table-cell>
          <table:table-cell table:number-columns-repeated="1016"/>
        </table:table-row>
        <table:table-row table:style-name="ro1">
          <table:table-cell office:value-type="float" office:value="6135">
            <text:p>6135</text:p>
          </table:table-cell>
          <table:table-cell office:value-type="string">
            <text:p>Freecult</text:p>
          </table:table-cell>
          <table:table-cell office:value-type="string">
            <text:p>Freecult Coupon Codes &amp; Freecult Promo Codes</text:p>
          </table:table-cell>
          <table:table-cell office:value-type="string">
            <text:p>https://localhost/cupons/wp-content/uploads/2019/09/Freecult-Coupon-Codes.jpg</text:p>
          </table:table-cell>
          <table:table-cell/>
          <table:table-cell office:value-type="string">
            <text:p>https://tmoki.com/?a=463&amp;c=2915&amp;p=r&amp;s1=</text:p>
          </table:table-cell>
          <table:table-cell office:value-type="string">
            <text:p>publish</text:p>
          </table:table-cell>
          <table:table-cell office:value-type="string">
            <text:p>freecult-coupon-codes</text:p>
          </table:table-cell>
          <table:table-cell table:number-columns-repeated="1016"/>
        </table:table-row>
        <table:table-row table:style-name="ro1">
          <table:table-cell office:value-type="float" office:value="6137">
            <text:p>6137</text:p>
          </table:table-cell>
          <table:table-cell office:value-type="string">
            <text:p>Glasses Direct</text:p>
          </table:table-cell>
          <table:table-cell office:value-type="string">
            <text:p>Glasses Direct Coupon Codes &amp; Glasses Direct Promo Codes</text:p>
          </table:table-cell>
          <table:table-cell office:value-type="string">
            <text:p>https://localhost/cupons/wp-content/uploads/2019/09/Glasses-Direct-Coupon-Codes.png</text:p>
          </table:table-cell>
          <table:table-cell/>
          <table:table-cell office:value-type="string">
            <text:p>https://tmoki.com/?a=463&amp;c=1970&amp;p=r&amp;s1=</text:p>
          </table:table-cell>
          <table:table-cell office:value-type="string">
            <text:p>publish</text:p>
          </table:table-cell>
          <table:table-cell office:value-type="string">
            <text:p>glassesdirect-coupon-codes</text:p>
          </table:table-cell>
          <table:table-cell table:number-columns-repeated="1016"/>
        </table:table-row>
        <table:table-row table:style-name="ro1">
          <table:table-cell office:value-type="float" office:value="6139">
            <text:p>6139</text:p>
          </table:table-cell>
          <table:table-cell office:value-type="string">
            <text:p>Go City</text:p>
          </table:table-cell>
          <table:table-cell office:value-type="string">
            <text:p>Go City Coupon Codes &amp; Go City Promo Codes</text:p>
          </table:table-cell>
          <table:table-cell office:value-type="string">
            <text:p>https://localhost/cupons/wp-content/uploads/2019/09/Go-City-Coupon-Codes.jpg</text:p>
          </table:table-cell>
          <table:table-cell/>
          <table:table-cell office:value-type="string">
            <text:p>https://tmoki.com/?a=463&amp;c=1715&amp;p=r&amp;s1=</text:p>
          </table:table-cell>
          <table:table-cell office:value-type="string">
            <text:p>publish</text:p>
          </table:table-cell>
          <table:table-cell office:value-type="string">
            <text:p>gocity-coupon-codes</text:p>
          </table:table-cell>
          <table:table-cell table:number-columns-repeated="1016"/>
        </table:table-row>
        <table:table-row table:style-name="ro1">
          <table:table-cell office:value-type="float" office:value="6141">
            <text:p>6141</text:p>
          </table:table-cell>
          <table:table-cell office:value-type="string">
            <text:p>Gogoalshop</text:p>
          </table:table-cell>
          <table:table-cell office:value-type="string">
            <text:p>Gogoalshop Coupon Codes &amp; Gogoalshop Promo Codes</text:p>
          </table:table-cell>
          <table:table-cell office:value-type="string">
            <text:p>https://localhost/cupons/wp-content/uploads/2019/09/Gogoalshop-Coupon-Codes.png</text:p>
          </table:table-cell>
          <table:table-cell/>
          <table:table-cell office:value-type="string">
            <text:p>https://tmoki.com/?a=463&amp;c=2082&amp;p=r&amp;s1=</text:p>
          </table:table-cell>
          <table:table-cell office:value-type="string">
            <text:p>publish</text:p>
          </table:table-cell>
          <table:table-cell office:value-type="string">
            <text:p>gogoalshop-coupon-codes</text:p>
          </table:table-cell>
          <table:table-cell table:number-columns-repeated="1016"/>
        </table:table-row>
        <table:table-row table:style-name="ro1">
          <table:table-cell office:value-type="float" office:value="6143">
            <text:p>6143</text:p>
          </table:table-cell>
          <table:table-cell office:value-type="string">
            <text:p>Growershouse</text:p>
          </table:table-cell>
          <table:table-cell office:value-type="string">
            <text:p>Growershouse Coupon Codes &amp; Growershouse Promo Codes</text:p>
          </table:table-cell>
          <table:table-cell office:value-type="string">
            <text:p>https://localhost/cupons/wp-content/uploads/2019/09/Growershouse-Coupon-Codes.png</text:p>
          </table:table-cell>
          <table:table-cell/>
          <table:table-cell office:value-type="string">
            <text:p>https://tmoki.com/?a=463&amp;c=1992&amp;p=r&amp;s1=</text:p>
          </table:table-cell>
          <table:table-cell office:value-type="string">
            <text:p>publish</text:p>
          </table:table-cell>
          <table:table-cell office:value-type="string">
            <text:p>growershouse-coupon-codes</text:p>
          </table:table-cell>
          <table:table-cell table:number-columns-repeated="1016"/>
        </table:table-row>
        <table:table-row table:style-name="ro1">
          <table:table-cell office:value-type="float" office:value="6145">
            <text:p>6145</text:p>
          </table:table-cell>
          <table:table-cell office:value-type="string">
            <text:p>HBX</text:p>
          </table:table-cell>
          <table:table-cell office:value-type="string">
            <text:p>HBX Coupon Codes &amp; HBX Promo Codes</text:p>
          </table:table-cell>
          <table:table-cell office:value-type="string">
            <text:p>https://localhost/cupons/wp-content/uploads/2019/09/HBX-Coupon-Codes.png</text:p>
          </table:table-cell>
          <table:table-cell/>
          <table:table-cell office:value-type="string">
            <text:p>https://tmoki.com/?a=463&amp;c=2822&amp;p=r&amp;s1=</text:p>
          </table:table-cell>
          <table:table-cell office:value-type="string">
            <text:p>publish</text:p>
          </table:table-cell>
          <table:table-cell office:value-type="string">
            <text:p>hbx-coupon-codes</text:p>
          </table:table-cell>
          <table:table-cell table:number-columns-repeated="1016"/>
        </table:table-row>
        <table:table-row table:style-name="ro1">
          <table:table-cell office:value-type="float" office:value="6147">
            <text:p>6147</text:p>
          </table:table-cell>
          <table:table-cell office:value-type="string">
            <text:p>Helsinki Pass</text:p>
          </table:table-cell>
          <table:table-cell office:value-type="string">
            <text:p>Helsinki Pass Coupon Codes &amp; Helsinki Pass Promo Codes</text:p>
          </table:table-cell>
          <table:table-cell office:value-type="string">
            <text:p>https://localhost/cupons/wp-content/uploads/2019/09/Helsinki-Pass-Coupon-Codes.png</text:p>
          </table:table-cell>
          <table:table-cell/>
          <table:table-cell office:value-type="string">
            <text:p>https://tmoki.com/?a=463&amp;c=2446&amp;p=r&amp;s1=</text:p>
          </table:table-cell>
          <table:table-cell office:value-type="string">
            <text:p>publish</text:p>
          </table:table-cell>
          <table:table-cell office:value-type="string">
            <text:p>helsinkipass-coupon-codes</text:p>
          </table:table-cell>
          <table:table-cell table:number-columns-repeated="1016"/>
        </table:table-row>
        <table:table-row table:style-name="ro1">
          <table:table-cell office:value-type="float" office:value="6273">
            <text:p>6273</text:p>
          </table:table-cell>
          <table:table-cell office:value-type="string">
            <text:p>Hen Party Superstore</text:p>
          </table:table-cell>
          <table:table-cell office:value-type="string">
            <text:p>Hen Party Superstore Coupon Codes</text:p>
          </table:table-cell>
          <table:table-cell office:value-type="string">
            <text:p>https://localhost/cupons/wp-content/uploads/2019/09/Hen-Party-Superstore-Coupon-Codes.jpg</text:p>
          </table:table-cell>
          <table:table-cell/>
          <table:table-cell office:value-type="string">
            <text:p>https://tmoki.com/?a=463&amp;c=2841&amp;p=r&amp;s1=</text:p>
          </table:table-cell>
          <table:table-cell office:value-type="string">
            <text:p>publish</text:p>
          </table:table-cell>
          <table:table-cell office:value-type="string">
            <text:p>henpartysuperstore-coupon-codes</text:p>
          </table:table-cell>
          <table:table-cell table:number-columns-repeated="1016"/>
        </table:table-row>
        <table:table-row table:style-name="ro1">
          <table:table-cell office:value-type="float" office:value="6275">
            <text:p>6275</text:p>
          </table:table-cell>
          <table:table-cell office:value-type="string">
            <text:p>iBeautyneed</text:p>
          </table:table-cell>
          <table:table-cell office:value-type="string">
            <text:p>iBeautyneed Coupon Codes</text:p>
          </table:table-cell>
          <table:table-cell office:value-type="string">
            <text:p>https://localhost/cupons/wp-content/uploads/2019/09/iBeautyneed-Coupon-Codes.jpg</text:p>
          </table:table-cell>
          <table:table-cell/>
          <table:table-cell office:value-type="string">
            <text:p>https://tmoki.com/?a=463&amp;c=1429&amp;p=r&amp;s1=</text:p>
          </table:table-cell>
          <table:table-cell office:value-type="string">
            <text:p>publish</text:p>
          </table:table-cell>
          <table:table-cell office:value-type="string">
            <text:p>ibeautyneed-coupon-codes</text:p>
          </table:table-cell>
          <table:table-cell table:number-columns-repeated="1016"/>
        </table:table-row>
        <table:table-row table:style-name="ro1">
          <table:table-cell office:value-type="float" office:value="6279">
            <text:p>6279</text:p>
          </table:table-cell>
          <table:table-cell office:value-type="string">
            <text:p>inkkas</text:p>
          </table:table-cell>
          <table:table-cell office:value-type="string">
            <text:p>inkkas Coupon Codes</text:p>
          </table:table-cell>
          <table:table-cell office:value-type="string">
            <text:p>https://localhost/cupons/wp-content/uploads/2019/09/inkkas-Coupon-Codes.jpg</text:p>
          </table:table-cell>
          <table:table-cell/>
          <table:table-cell office:value-type="string">
            <text:p>https://tmoki.com/?a=463&amp;c=2347&amp;p=r&amp;s1=</text:p>
          </table:table-cell>
          <table:table-cell office:value-type="string">
            <text:p>publish</text:p>
          </table:table-cell>
          <table:table-cell office:value-type="string">
            <text:p>inkkas-coupon-codes</text:p>
          </table:table-cell>
          <table:table-cell table:number-columns-repeated="1016"/>
        </table:table-row>
        <table:table-row table:style-name="ro1">
          <table:table-cell office:value-type="float" office:value="6282">
            <text:p>6282</text:p>
          </table:table-cell>
          <table:table-cell office:value-type="string">
            <text:p>Jawzrsize</text:p>
          </table:table-cell>
          <table:table-cell office:value-type="string">
            <text:p>Jawzrsize Coupon Codes</text:p>
          </table:table-cell>
          <table:table-cell office:value-type="string">
            <text:p>https://localhost/cupons/wp-content/uploads/2019/09/Jawzrsize-Coupon-Codes.jpg</text:p>
          </table:table-cell>
          <table:table-cell/>
          <table:table-cell office:value-type="string">
            <text:p>https://tmoki.com/?a=463&amp;c=2374&amp;p=r&amp;s1=</text:p>
          </table:table-cell>
          <table:table-cell office:value-type="string">
            <text:p>publish</text:p>
          </table:table-cell>
          <table:table-cell office:value-type="string">
            <text:p>jawzrsize-coupon-codes</text:p>
          </table:table-cell>
          <table:table-cell table:number-columns-repeated="1016"/>
        </table:table-row>
        <table:table-row table:style-name="ro1">
          <table:table-cell office:value-type="float" office:value="6285">
            <text:p>6285</text:p>
          </table:table-cell>
          <table:table-cell office:value-type="string">
            <text:p>John Academy</text:p>
          </table:table-cell>
          <table:table-cell office:value-type="string">
            <text:p>John Academy Coupon Codes</text:p>
          </table:table-cell>
          <table:table-cell office:value-type="string">
            <text:p>https://localhost/cupons/wp-content/uploads/2019/09/John-Academy-Coupon-Codes.jpg</text:p>
          </table:table-cell>
          <table:table-cell/>
          <table:table-cell office:value-type="string">
            <text:p>https://tmoki.com/?a=463&amp;c=2962&amp;p=r&amp;s1=</text:p>
          </table:table-cell>
          <table:table-cell office:value-type="string">
            <text:p>publish</text:p>
          </table:table-cell>
          <table:table-cell office:value-type="string">
            <text:p>johnacademy-coupon-codes</text:p>
          </table:table-cell>
          <table:table-cell table:number-columns-repeated="1016"/>
        </table:table-row>
        <table:table-row table:style-name="ro1">
          <table:table-cell office:value-type="float" office:value="6289">
            <text:p>6289</text:p>
          </table:table-cell>
          <table:table-cell office:value-type="string">
            <text:p>LikeBunny</text:p>
          </table:table-cell>
          <table:table-cell office:value-type="string">
            <text:p>LikeBunny Coupon Codes</text:p>
          </table:table-cell>
          <table:table-cell office:value-type="string">
            <text:p>https://localhost/cupons/wp-content/uploads/2019/09/LikeBunny-Coupon-Codes.png</text:p>
          </table:table-cell>
          <table:table-cell/>
          <table:table-cell office:value-type="string">
            <text:p>https://tmoki.com/?a=463&amp;c=2724&amp;p=r&amp;s1=</text:p>
          </table:table-cell>
          <table:table-cell office:value-type="string">
            <text:p>publish</text:p>
          </table:table-cell>
          <table:table-cell office:value-type="string">
            <text:p>likebunny-coupon-codes</text:p>
          </table:table-cell>
          <table:table-cell table:number-columns-repeated="1016"/>
        </table:table-row>
        <table:table-row table:style-name="ro1">
          <table:table-cell office:value-type="float" office:value="6293">
            <text:p>6293</text:p>
          </table:table-cell>
          <table:table-cell office:value-type="string">
            <text:p>Lindy</text:p>
          </table:table-cell>
          <table:table-cell office:value-type="string">
            <text:p>Lindy Coupon Codes</text:p>
          </table:table-cell>
          <table:table-cell office:value-type="string">
            <text:p>https://localhost/cupons/wp-content/uploads/2019/09/Lindy-Coupon-Codes.jpg</text:p>
          </table:table-cell>
          <table:table-cell/>
          <table:table-cell office:value-type="string">
            <text:p>https://tmoki.com/?a=463&amp;c=2974&amp;p=r&amp;s1=</text:p>
          </table:table-cell>
          <table:table-cell office:value-type="string">
            <text:p>publish</text:p>
          </table:table-cell>
          <table:table-cell office:value-type="string">
            <text:p>lindy-coupon-codes</text:p>
          </table:table-cell>
          <table:table-cell table:number-columns-repeated="1016"/>
        </table:table-row>
        <table:table-row table:style-name="ro1">
          <table:table-cell office:value-type="float" office:value="6294">
            <text:p>6294</text:p>
          </table:table-cell>
          <table:table-cell office:value-type="string">
            <text:p>Enjoy 15% Off Clothing</text:p>
          </table:table-cell>
          <table:table-cell table:number-columns-repeated="4"/>
          <table:table-cell office:value-type="string">
            <text:p>draft</text:p>
          </table:table-cell>
          <table:table-cell table:number-columns-repeated="1017"/>
        </table:table-row>
        <table:table-row table:style-name="ro1">
          <table:table-cell office:value-type="float" office:value="6299">
            <text:p>6299</text:p>
          </table:table-cell>
          <table:table-cell office:value-type="string">
            <text:p>LitLit</text:p>
          </table:table-cell>
          <table:table-cell office:value-type="string">
            <text:p>LitLit Coupon Codes</text:p>
          </table:table-cell>
          <table:table-cell office:value-type="string">
            <text:p>https://localhost/cupons/wp-content/uploads/2019/09/LitLit-Coupon-Codes.jpg</text:p>
          </table:table-cell>
          <table:table-cell/>
          <table:table-cell office:value-type="string">
            <text:p>https://tmoki.com/?a=463&amp;c=2706&amp;p=r&amp;s1=</text:p>
          </table:table-cell>
          <table:table-cell office:value-type="string">
            <text:p>publish</text:p>
          </table:table-cell>
          <table:table-cell office:value-type="string">
            <text:p>litlit-coupon-codes</text:p>
          </table:table-cell>
          <table:table-cell table:number-columns-repeated="1016"/>
        </table:table-row>
        <table:table-row table:style-name="ro1">
          <table:table-cell office:value-type="float" office:value="6302">
            <text:p>6302</text:p>
          </table:table-cell>
          <table:table-cell office:value-type="string">
            <text:p>Lovdock</text:p>
          </table:table-cell>
          <table:table-cell office:value-type="string">
            <text:p>Lovdock Coupon Codes</text:p>
          </table:table-cell>
          <table:table-cell office:value-type="string">
            <text:p>https://localhost/cupons/wp-content/uploads/2019/09/Lovdock-Coupon-Codes.png</text:p>
          </table:table-cell>
          <table:table-cell/>
          <table:table-cell office:value-type="string">
            <text:p>https://tmoki.com/?a=463&amp;c=362&amp;p=r&amp;s1=</text:p>
          </table:table-cell>
          <table:table-cell office:value-type="string">
            <text:p>publish</text:p>
          </table:table-cell>
          <table:table-cell office:value-type="string">
            <text:p>lovdock-coupon-codes</text:p>
          </table:table-cell>
          <table:table-cell table:number-columns-repeated="1016"/>
        </table:table-row>
        <table:table-row table:style-name="ro1">
          <table:table-cell office:value-type="float" office:value="6310">
            <text:p>6310</text:p>
          </table:table-cell>
          <table:table-cell office:value-type="string">
            <text:p>Loveivy</text:p>
          </table:table-cell>
          <table:table-cell office:value-type="string">
            <text:p>Loveivy Coupon Codes</text:p>
          </table:table-cell>
          <table:table-cell office:value-type="string">
            <text:p>https://localhost/cupons/wp-content/uploads/2019/09/Loveivy-Coupon-Codes.png</text:p>
          </table:table-cell>
          <table:table-cell/>
          <table:table-cell office:value-type="string">
            <text:p>https://tmoki.com/?a=463&amp;c=2041&amp;p=r&amp;s1=</text:p>
          </table:table-cell>
          <table:table-cell office:value-type="string">
            <text:p>publish</text:p>
          </table:table-cell>
          <table:table-cell office:value-type="string">
            <text:p>loveivy-coupon-codes</text:p>
          </table:table-cell>
          <table:table-cell table:number-columns-repeated="1016"/>
        </table:table-row>
        <table:table-row table:style-name="ro1">
          <table:table-cell office:value-type="float" office:value="6313">
            <text:p>6313</text:p>
          </table:table-cell>
          <table:table-cell office:value-type="string">
            <text:p>Lxmi</text:p>
          </table:table-cell>
          <table:table-cell office:value-type="string">
            <text:p>Lxmi Coupon Codes</text:p>
          </table:table-cell>
          <table:table-cell office:value-type="string">
            <text:p>https://localhost/cupons/wp-content/uploads/2019/09/Lxmi-Coupon-Codes.png</text:p>
          </table:table-cell>
          <table:table-cell/>
          <table:table-cell office:value-type="string">
            <text:p>https://tmoki.com/?a=463&amp;c=2908&amp;p=r&amp;s1=</text:p>
          </table:table-cell>
          <table:table-cell office:value-type="string">
            <text:p>publish</text:p>
          </table:table-cell>
          <table:table-cell office:value-type="string">
            <text:p>lxmi-coupon-codes</text:p>
          </table:table-cell>
          <table:table-cell table:number-columns-repeated="1016"/>
        </table:table-row>
        <table:table-row table:style-name="ro1">
          <table:table-cell office:value-type="float" office:value="6319">
            <text:p>6319</text:p>
          </table:table-cell>
          <table:table-cell office:value-type="string">
            <text:p>Mine Bags</text:p>
          </table:table-cell>
          <table:table-cell office:value-type="string">
            <text:p>Mine Bags Coupon Codes</text:p>
          </table:table-cell>
          <table:table-cell office:value-type="string">
            <text:p>https://localhost/cupons/wp-content/uploads/2019/09/Mine-Bags-Coupon-Codes.jpg</text:p>
          </table:table-cell>
          <table:table-cell/>
          <table:table-cell office:value-type="string">
            <text:p>https://tmoki.com/?a=463&amp;c=2723&amp;p=r&amp;s1=</text:p>
          </table:table-cell>
          <table:table-cell office:value-type="string">
            <text:p>publish</text:p>
          </table:table-cell>
          <table:table-cell office:value-type="string">
            <text:p>minebags-coupon-codes</text:p>
          </table:table-cell>
          <table:table-cell table:number-columns-repeated="1016"/>
        </table:table-row>
        <table:table-row table:style-name="ro1">
          <table:table-cell office:value-type="float" office:value="6324">
            <text:p>6324</text:p>
          </table:table-cell>
          <table:table-cell office:value-type="string">
            <text:p>Mine Jerseys</text:p>
          </table:table-cell>
          <table:table-cell office:value-type="string">
            <text:p>Mine Jerseys Coupon Codes</text:p>
          </table:table-cell>
          <table:table-cell office:value-type="string">
            <text:p>https://localhost/cupons/wp-content/uploads/2019/09/Mine-Jerseys-Coupon-Codes.jpg|https://localhost/cupons/wp-content/uploads/2019/09/Mine-Bags-Coupon-Codes-1.jpg</text:p>
          </table:table-cell>
          <table:table-cell/>
          <table:table-cell office:value-type="string">
            <text:p>https://tmoki.com/?a=463&amp;c=813&amp;p=r&amp;s1=</text:p>
          </table:table-cell>
          <table:table-cell office:value-type="string">
            <text:p>publish</text:p>
          </table:table-cell>
          <table:table-cell office:value-type="string">
            <text:p>minejerseys-coupon-codes</text:p>
          </table:table-cell>
          <table:table-cell table:number-columns-repeated="1016"/>
        </table:table-row>
        <table:table-row table:style-name="ro1">
          <table:table-cell office:value-type="float" office:value="6327">
            <text:p>6327</text:p>
          </table:table-cell>
          <table:table-cell office:value-type="string">
            <text:p>Mobvoi</text:p>
          </table:table-cell>
          <table:table-cell office:value-type="string">
            <text:p>Mobvoi Coupon Codes</text:p>
          </table:table-cell>
          <table:table-cell office:value-type="string">
            <text:p>https://localhost/cupons/wp-content/uploads/2019/09/Mobvoi-Coupon-Codes.png</text:p>
          </table:table-cell>
          <table:table-cell/>
          <table:table-cell office:value-type="string">
            <text:p>https://tmoki.com/?a=463&amp;c=1095&amp;p=r&amp;s1=</text:p>
          </table:table-cell>
          <table:table-cell office:value-type="string">
            <text:p>publish</text:p>
          </table:table-cell>
          <table:table-cell office:value-type="string">
            <text:p>mobvoi-coupon-codes</text:p>
          </table:table-cell>
          <table:table-cell table:number-columns-repeated="1016"/>
        </table:table-row>
        <table:table-row table:style-name="ro1">
          <table:table-cell office:value-type="float" office:value="6330">
            <text:p>6330</text:p>
          </table:table-cell>
          <table:table-cell office:value-type="string">
            <text:p>Modlily</text:p>
          </table:table-cell>
          <table:table-cell office:value-type="string">
            <text:p>Modlily Coupon Codes</text:p>
          </table:table-cell>
          <table:table-cell office:value-type="string">
            <text:p>https://localhost/cupons/wp-content/uploads/2019/09/Modlily-Coupon-Codes.jpg</text:p>
          </table:table-cell>
          <table:table-cell/>
          <table:table-cell office:value-type="string">
            <text:p>https://tmoki.com/?a=463&amp;c=182&amp;p=r&amp;s1=</text:p>
          </table:table-cell>
          <table:table-cell office:value-type="string">
            <text:p>publish</text:p>
          </table:table-cell>
          <table:table-cell office:value-type="string">
            <text:p>modlily-coupon-codes</text:p>
          </table:table-cell>
          <table:table-cell table:number-columns-repeated="1016"/>
        </table:table-row>
        <table:table-row table:style-name="ro1">
          <table:table-cell office:value-type="float" office:value="6332">
            <text:p>6332</text:p>
          </table:table-cell>
          <table:table-cell office:value-type="string">
            <text:p>Mommore</text:p>
          </table:table-cell>
          <table:table-cell office:value-type="string">
            <text:p>Mommore Coupon Codes</text:p>
          </table:table-cell>
          <table:table-cell office:value-type="string">
            <text:p>https://localhost/cupons/wp-content/uploads/2019/09/Mommore-Coupon-Codes.jpg</text:p>
          </table:table-cell>
          <table:table-cell/>
          <table:table-cell office:value-type="string">
            <text:p>https://tmoki.com/?a=463&amp;c=2824&amp;p=r&amp;s1=</text:p>
          </table:table-cell>
          <table:table-cell office:value-type="string">
            <text:p>publish</text:p>
          </table:table-cell>
          <table:table-cell office:value-type="string">
            <text:p>mommore-coupon-codes</text:p>
          </table:table-cell>
          <table:table-cell table:number-columns-repeated="1016"/>
        </table:table-row>
        <table:table-row table:style-name="ro1">
          <table:table-cell office:value-type="float" office:value="6336">
            <text:p>6336</text:p>
          </table:table-cell>
          <table:table-cell office:value-type="string">
            <text:p>Moxeay</text:p>
          </table:table-cell>
          <table:table-cell office:value-type="string">
            <text:p>Moxeay Coupon Codes</text:p>
          </table:table-cell>
          <table:table-cell office:value-type="string">
            <text:p>https://localhost/cupons/wp-content/uploads/2019/09/Moxeay-Coupon-Codes.png</text:p>
          </table:table-cell>
          <table:table-cell/>
          <table:table-cell office:value-type="string">
            <text:p>https://tmoki.com/?a=463&amp;c=3072&amp;p=r&amp;s1=</text:p>
          </table:table-cell>
          <table:table-cell office:value-type="string">
            <text:p>publish</text:p>
          </table:table-cell>
          <table:table-cell office:value-type="string">
            <text:p>moxeay-coupon-codes</text:p>
          </table:table-cell>
          <table:table-cell table:number-columns-repeated="1016"/>
        </table:table-row>
        <table:table-row table:style-name="ro1">
          <table:table-cell office:value-type="float" office:value="6344">
            <text:p>6344</text:p>
          </table:table-cell>
          <table:table-cell office:value-type="string">
            <text:p>Mscomfy</text:p>
          </table:table-cell>
          <table:table-cell office:value-type="string">
            <text:p>Mscomfy Coupon Codes</text:p>
          </table:table-cell>
          <table:table-cell office:value-type="string">
            <text:p>https://localhost/cupons/wp-content/uploads/2019/09/Mscomfy-Coupon-Codes.png</text:p>
          </table:table-cell>
          <table:table-cell/>
          <table:table-cell office:value-type="string">
            <text:p>https://tmoki.com/?a=463&amp;c=3066&amp;p=r&amp;s1=</text:p>
          </table:table-cell>
          <table:table-cell office:value-type="string">
            <text:p>publish</text:p>
          </table:table-cell>
          <table:table-cell office:value-type="string">
            <text:p>mscomfy-coupon-codes</text:p>
          </table:table-cell>
          <table:table-cell table:number-columns-repeated="1016"/>
        </table:table-row>
        <table:table-row table:style-name="ro1">
          <table:table-cell office:value-type="float" office:value="6346">
            <text:p>6346</text:p>
          </table:table-cell>
          <table:table-cell office:value-type="string">
            <text:p>MyBethy</text:p>
          </table:table-cell>
          <table:table-cell office:value-type="string">
            <text:p>MyBethy Coupon Codes</text:p>
          </table:table-cell>
          <table:table-cell office:value-type="string">
            <text:p>https://localhost/cupons/wp-content/uploads/2019/09/MyBethy-Coupon-Codes.png</text:p>
          </table:table-cell>
          <table:table-cell/>
          <table:table-cell office:value-type="string">
            <text:p>https://tmoki.com/?a=463&amp;c=2981&amp;p=r&amp;s1=</text:p>
          </table:table-cell>
          <table:table-cell office:value-type="string">
            <text:p>publish</text:p>
          </table:table-cell>
          <table:table-cell office:value-type="string">
            <text:p>mybethy-coupon-codes</text:p>
          </table:table-cell>
          <table:table-cell table:number-columns-repeated="1016"/>
        </table:table-row>
        <table:table-row table:style-name="ro1">
          <table:table-cell office:value-type="float" office:value="6351">
            <text:p>6351</text:p>
          </table:table-cell>
          <table:table-cell office:value-type="string">
            <text:p>Neon Coco</text:p>
          </table:table-cell>
          <table:table-cell office:value-type="string">
            <text:p>Neon Coco Coupon Codes</text:p>
          </table:table-cell>
          <table:table-cell office:value-type="string">
            <text:p>https://localhost/cupons/wp-content/uploads/2019/09/Neon-Coco-Coupon-Codes.jpg</text:p>
          </table:table-cell>
          <table:table-cell/>
          <table:table-cell office:value-type="string">
            <text:p>https://tmoki.com/?a=463&amp;c=2439&amp;p=r&amp;s1=</text:p>
          </table:table-cell>
          <table:table-cell office:value-type="string">
            <text:p>publish</text:p>
          </table:table-cell>
          <table:table-cell office:value-type="string">
            <text:p>neoncoco-coupon-codes</text:p>
          </table:table-cell>
          <table:table-cell table:number-columns-repeated="1016"/>
        </table:table-row>
        <table:table-row table:style-name="ro1">
          <table:table-cell office:value-type="float" office:value="6356">
            <text:p>6356</text:p>
          </table:table-cell>
          <table:table-cell office:value-type="string">
            <text:p>Ootori Household</text:p>
          </table:table-cell>
          <table:table-cell office:value-type="string">
            <text:p>Ootori Household Coupon Codes</text:p>
          </table:table-cell>
          <table:table-cell office:value-type="string">
            <text:p>https://localhost/cupons/wp-content/uploads/2019/09/Ootori-Household-Coupon-Codes.jpg</text:p>
          </table:table-cell>
          <table:table-cell/>
          <table:table-cell office:value-type="string">
            <text:p>https://tmoki.com/?a=463&amp;c=2508&amp;p=r&amp;s1=</text:p>
          </table:table-cell>
          <table:table-cell office:value-type="string">
            <text:p>publish</text:p>
          </table:table-cell>
          <table:table-cell office:value-type="string">
            <text:p>ootorihousehold-coupon-codes</text:p>
          </table:table-cell>
          <table:table-cell table:number-columns-repeated="1016"/>
        </table:table-row>
        <table:table-row table:style-name="ro1">
          <table:table-cell office:value-type="float" office:value="6358">
            <text:p>6358</text:p>
          </table:table-cell>
          <table:table-cell office:value-type="string">
            <text:p>Outdoor Pace</text:p>
          </table:table-cell>
          <table:table-cell office:value-type="string">
            <text:p>Outdoor Pace Coupon Codes</text:p>
          </table:table-cell>
          <table:table-cell office:value-type="string">
            <text:p>https://localhost/cupons/wp-content/uploads/2019/09/Outdoor-Pace-Coupon-Codes.png</text:p>
          </table:table-cell>
          <table:table-cell/>
          <table:table-cell office:value-type="string">
            <text:p>https://tmoki.com/?a=463&amp;c=1416&amp;p=r&amp;s1=</text:p>
          </table:table-cell>
          <table:table-cell office:value-type="string">
            <text:p>publish</text:p>
          </table:table-cell>
          <table:table-cell office:value-type="string">
            <text:p>outdoorpace-coupon-codes</text:p>
          </table:table-cell>
          <table:table-cell table:number-columns-repeated="1016"/>
        </table:table-row>
        <table:table-row table:style-name="ro1">
          <table:table-cell office:value-type="float" office:value="6363">
            <text:p>6363</text:p>
          </table:table-cell>
          <table:table-cell office:value-type="string">
            <text:p>Podlily</text:p>
          </table:table-cell>
          <table:table-cell office:value-type="string">
            <text:p>Podlily Coupon Codes</text:p>
          </table:table-cell>
          <table:table-cell office:value-type="string">
            <text:p>https://localhost/cupons/wp-content/uploads/2019/09/Podlily-Coupon-Codes.jpg</text:p>
          </table:table-cell>
          <table:table-cell/>
          <table:table-cell office:value-type="string">
            <text:p>https://tmoki.com/?a=463&amp;c=2293&amp;p=r&amp;s1=</text:p>
          </table:table-cell>
          <table:table-cell office:value-type="string">
            <text:p>publish</text:p>
          </table:table-cell>
          <table:table-cell office:value-type="string">
            <text:p>podlily-coupon-codes</text:p>
          </table:table-cell>
          <table:table-cell table:number-columns-repeated="1016"/>
        </table:table-row>
        <table:table-row table:style-name="ro1">
          <table:table-cell office:value-type="float" office:value="6368">
            <text:p>6368</text:p>
          </table:table-cell>
          <table:table-cell office:value-type="string">
            <text:p>Pomiss</text:p>
          </table:table-cell>
          <table:table-cell office:value-type="string">
            <text:p>Pomiss Coupon Codes</text:p>
          </table:table-cell>
          <table:table-cell office:value-type="string">
            <text:p>https://localhost/cupons/wp-content/uploads/2019/09/Pomiss-Coupon-Codes.png</text:p>
          </table:table-cell>
          <table:table-cell/>
          <table:table-cell office:value-type="string">
            <text:p>https://tmoki.com/?a=463&amp;c=1440&amp;p=r&amp;s1=</text:p>
          </table:table-cell>
          <table:table-cell office:value-type="string">
            <text:p>publish</text:p>
          </table:table-cell>
          <table:table-cell office:value-type="string">
            <text:p>pomiss-coupon-codes</text:p>
          </table:table-cell>
          <table:table-cell table:number-columns-repeated="1016"/>
        </table:table-row>
        <table:table-row table:style-name="ro1">
          <table:table-cell office:value-type="float" office:value="6370">
            <text:p>6370</text:p>
          </table:table-cell>
          <table:table-cell office:value-type="string">
            <text:p>Rieker UK</text:p>
          </table:table-cell>
          <table:table-cell office:value-type="string">
            <text:p>Rieker UK Coupon Codes</text:p>
          </table:table-cell>
          <table:table-cell office:value-type="string">
            <text:p>https://localhost/cupons/wp-content/uploads/2019/09/Rieker-UK-Coupon-Codes.jpg</text:p>
          </table:table-cell>
          <table:table-cell/>
          <table:table-cell office:value-type="string">
            <text:p>https://tmoki.com/?a=463&amp;c=2471&amp;p=r&amp;s1=</text:p>
          </table:table-cell>
          <table:table-cell office:value-type="string">
            <text:p>publish</text:p>
          </table:table-cell>
          <table:table-cell office:value-type="string">
            <text:p>riekeruk-coupon-codes</text:p>
          </table:table-cell>
          <table:table-cell table:number-columns-repeated="1016"/>
        </table:table-row>
        <table:table-row table:style-name="ro1">
          <table:table-cell office:value-type="float" office:value="6374">
            <text:p>6374</text:p>
          </table:table-cell>
          <table:table-cell office:value-type="string">
            <text:p>Roaso</text:p>
          </table:table-cell>
          <table:table-cell office:value-type="string">
            <text:p>Roaso Coupon Codes</text:p>
          </table:table-cell>
          <table:table-cell office:value-type="string">
            <text:p>https://localhost/cupons/wp-content/uploads/2019/09/Roaso-Coupon-Codes.png</text:p>
          </table:table-cell>
          <table:table-cell/>
          <table:table-cell office:value-type="string">
            <text:p>https://tmoki.com/?a=463&amp;c=305&amp;p=r&amp;s1=</text:p>
          </table:table-cell>
          <table:table-cell office:value-type="string">
            <text:p>publish</text:p>
          </table:table-cell>
          <table:table-cell office:value-type="string">
            <text:p>roaso-coupon-codes</text:p>
          </table:table-cell>
          <table:table-cell table:number-columns-repeated="1016"/>
        </table:table-row>
        <table:table-row table:style-name="ro1">
          <table:table-cell office:value-type="float" office:value="6376">
            <text:p>6376</text:p>
          </table:table-cell>
          <table:table-cell office:value-type="string">
            <text:p>Rosekini</text:p>
          </table:table-cell>
          <table:table-cell office:value-type="string">
            <text:p>Rosekini Coupon Codes</text:p>
          </table:table-cell>
          <table:table-cell office:value-type="string">
            <text:p>https://localhost/cupons/wp-content/uploads/2019/09/Rosekini-Coupon-Codes.png</text:p>
          </table:table-cell>
          <table:table-cell/>
          <table:table-cell office:value-type="string">
            <text:p>http://tmoki.com/?a=463&amp;c=1561&amp;p=r&amp;s1=</text:p>
          </table:table-cell>
          <table:table-cell office:value-type="string">
            <text:p>publish</text:p>
          </table:table-cell>
          <table:table-cell office:value-type="string">
            <text:p>rosekini-coupon-codes</text:p>
          </table:table-cell>
          <table:table-cell table:number-columns-repeated="1016"/>
        </table:table-row>
        <table:table-row table:style-name="ro1">
          <table:table-cell office:value-type="float" office:value="6381">
            <text:p>6381</text:p>
          </table:table-cell>
          <table:table-cell office:value-type="string">
            <text:p>Semink</text:p>
          </table:table-cell>
          <table:table-cell office:value-type="string">
            <text:p>Semink Coupon Codes</text:p>
          </table:table-cell>
          <table:table-cell office:value-type="string">
            <text:p>https://localhost/cupons/wp-content/uploads/2019/09/Semink-Coupon-Codes.jpg</text:p>
          </table:table-cell>
          <table:table-cell/>
          <table:table-cell office:value-type="string">
            <text:p>https://tmoki.com/?a=463&amp;c=2823&amp;p=r&amp;s1=</text:p>
          </table:table-cell>
          <table:table-cell office:value-type="string">
            <text:p>publish</text:p>
          </table:table-cell>
          <table:table-cell office:value-type="string">
            <text:p>semink-coupon-codes</text:p>
          </table:table-cell>
          <table:table-cell table:number-columns-repeated="1016"/>
        </table:table-row>
        <table:table-row table:style-name="ro1">
          <table:table-cell office:value-type="float" office:value="6383">
            <text:p>6383</text:p>
          </table:table-cell>
          <table:table-cell office:value-type="string">
            <text:p>Shyfull</text:p>
          </table:table-cell>
          <table:table-cell office:value-type="string">
            <text:p>Shyfull Coupon Codes</text:p>
          </table:table-cell>
          <table:table-cell office:value-type="string">
            <text:p>https://localhost/cupons/wp-content/uploads/2019/09/Shyfull-Coupon-Codes.png</text:p>
          </table:table-cell>
          <table:table-cell/>
          <table:table-cell office:value-type="string">
            <text:p>https://tmoki.com/?a=463&amp;c=912&amp;p=r&amp;s1=</text:p>
          </table:table-cell>
          <table:table-cell office:value-type="string">
            <text:p>publish</text:p>
          </table:table-cell>
          <table:table-cell office:value-type="string">
            <text:p>shyfull-coupon-codes</text:p>
          </table:table-cell>
          <table:table-cell table:number-columns-repeated="1016"/>
        </table:table-row>
        <table:table-row table:style-name="ro1">
          <table:table-cell office:value-type="float" office:value="6385">
            <text:p>6385</text:p>
          </table:table-cell>
          <table:table-cell office:value-type="string">
            <text:p>Sigmall</text:p>
          </table:table-cell>
          <table:table-cell office:value-type="string">
            <text:p>Sigmall Coupon Codes</text:p>
          </table:table-cell>
          <table:table-cell office:value-type="string">
            <text:p>https://localhost/cupons/wp-content/uploads/2019/09/Sigmall-Coupon-Codes.png</text:p>
          </table:table-cell>
          <table:table-cell/>
          <table:table-cell office:value-type="string">
            <text:p>https://tmoki.com/?a=463&amp;c=1704&amp;p=r&amp;s1=</text:p>
          </table:table-cell>
          <table:table-cell office:value-type="string">
            <text:p>publish</text:p>
          </table:table-cell>
          <table:table-cell office:value-type="string">
            <text:p>sigmall-coupon-codes</text:p>
          </table:table-cell>
          <table:table-cell table:number-columns-repeated="1016"/>
        </table:table-row>
        <table:table-row table:style-name="ro1">
          <table:table-cell office:value-type="float" office:value="6390">
            <text:p>6390</text:p>
          </table:table-cell>
          <table:table-cell office:value-type="string">
            <text:p>Slick Case</text:p>
          </table:table-cell>
          <table:table-cell office:value-type="string">
            <text:p>Slick Case Coupon Codes</text:p>
          </table:table-cell>
          <table:table-cell office:value-type="string">
            <text:p>https://localhost/cupons/wp-content/uploads/2019/09/Slick-Case-Coupon-Codes.png</text:p>
          </table:table-cell>
          <table:table-cell/>
          <table:table-cell office:value-type="string">
            <text:p>https://tmoki.com/?a=463&amp;c=2821&amp;p=r&amp;s1=</text:p>
          </table:table-cell>
          <table:table-cell office:value-type="string">
            <text:p>publish</text:p>
          </table:table-cell>
          <table:table-cell office:value-type="string">
            <text:p>slickcase-coupon-codes</text:p>
          </table:table-cell>
          <table:table-cell table:number-columns-repeated="1016"/>
        </table:table-row>
        <table:table-row table:style-name="ro1">
          <table:table-cell office:value-type="float" office:value="6393">
            <text:p>6393</text:p>
          </table:table-cell>
          <table:table-cell office:value-type="string">
            <text:p>SmartBuyGlasses</text:p>
          </table:table-cell>
          <table:table-cell office:value-type="string">
            <text:p>SmartBuyGlasses Coupon Codes</text:p>
          </table:table-cell>
          <table:table-cell office:value-type="string">
            <text:p>https://localhost/cupons/wp-content/uploads/2019/09/SmartBuyGlasses-Coupon-Codes.png</text:p>
          </table:table-cell>
          <table:table-cell/>
          <table:table-cell office:value-type="string">
            <text:p>https://tmoki.com/?a=463&amp;c=909&amp;p=r&amp;s1=</text:p>
          </table:table-cell>
          <table:table-cell office:value-type="string">
            <text:p>publish</text:p>
          </table:table-cell>
          <table:table-cell office:value-type="string">
            <text:p>smartbuyglasses-coupon-codes</text:p>
          </table:table-cell>
          <table:table-cell table:number-columns-repeated="1016"/>
        </table:table-row>
        <table:table-row table:style-name="ro1">
          <table:table-cell office:value-type="float" office:value="6395">
            <text:p>6395</text:p>
          </table:table-cell>
          <table:table-cell office:value-type="string">
            <text:p>Social Eras</text:p>
          </table:table-cell>
          <table:table-cell office:value-type="string">
            <text:p>Social Eras Coupon Codes</text:p>
          </table:table-cell>
          <table:table-cell office:value-type="string">
            <text:p>https://localhost/cupons/wp-content/uploads/2019/09/Social-Eras-Coupon-Codes.png</text:p>
          </table:table-cell>
          <table:table-cell/>
          <table:table-cell office:value-type="string">
            <text:p>https://tmoki.com/?a=463&amp;c=1393&amp;p=r&amp;s1=</text:p>
          </table:table-cell>
          <table:table-cell office:value-type="string">
            <text:p>publish</text:p>
          </table:table-cell>
          <table:table-cell office:value-type="string">
            <text:p>socialeras-coupon-codes</text:p>
          </table:table-cell>
          <table:table-cell table:number-columns-repeated="1016"/>
        </table:table-row>
        <table:table-row table:style-name="ro1">
          <table:table-cell office:value-type="float" office:value="6400">
            <text:p>6400</text:p>
          </table:table-cell>
          <table:table-cell office:value-type="string">
            <text:p>SpyLoveBuy</text:p>
          </table:table-cell>
          <table:table-cell office:value-type="string">
            <text:p>SpyLoveBuy Coupon Codes</text:p>
          </table:table-cell>
          <table:table-cell office:value-type="string">
            <text:p>https://localhost/cupons/wp-content/uploads/2019/09/SpyLoveBuy-Coupon-Codes.jpg</text:p>
          </table:table-cell>
          <table:table-cell/>
          <table:table-cell office:value-type="string">
            <text:p>https://tmoki.com/?a=463&amp;c=2842&amp;p=r&amp;s1=</text:p>
          </table:table-cell>
          <table:table-cell office:value-type="string">
            <text:p>publish</text:p>
          </table:table-cell>
          <table:table-cell office:value-type="string">
            <text:p>spylovebuy-coupon-codes</text:p>
          </table:table-cell>
          <table:table-cell table:number-columns-repeated="1016"/>
        </table:table-row>
        <table:table-row table:style-name="ro1">
          <table:table-cell office:value-type="float" office:value="6402">
            <text:p>6402</text:p>
          </table:table-cell>
          <table:table-cell office:value-type="string">
            <text:p>StyleWe</text:p>
          </table:table-cell>
          <table:table-cell office:value-type="string">
            <text:p>StyleWe Coupon Codes</text:p>
          </table:table-cell>
          <table:table-cell office:value-type="string">
            <text:p>https://localhost/cupons/wp-content/uploads/2019/09/StyleWe-Coupon-Codes.png</text:p>
          </table:table-cell>
          <table:table-cell/>
          <table:table-cell office:value-type="string">
            <text:p>https://tmoki.com/?a=463&amp;c=1035&amp;p=r&amp;s1=</text:p>
          </table:table-cell>
          <table:table-cell office:value-type="string">
            <text:p>publish</text:p>
          </table:table-cell>
          <table:table-cell office:value-type="string">
            <text:p>stylewe-coupon-codes-2</text:p>
          </table:table-cell>
          <table:table-cell table:number-columns-repeated="1016"/>
        </table:table-row>
        <table:table-row table:style-name="ro1">
          <table:table-cell office:value-type="float" office:value="6404">
            <text:p>6404</text:p>
          </table:table-cell>
          <table:table-cell office:value-type="string">
            <text:p>Stylishfree</text:p>
          </table:table-cell>
          <table:table-cell office:value-type="string">
            <text:p>Stylishfree Coupon Codes</text:p>
          </table:table-cell>
          <table:table-cell office:value-type="string">
            <text:p>https://localhost/cupons/wp-content/uploads/2019/09/Stylishfree-Coupon-Codes.jpg</text:p>
          </table:table-cell>
          <table:table-cell office:value-type="float" office:value="1">
            <text:p>1</text:p>
          </table:table-cell>
          <table:table-cell office:value-type="string">
            <text:p>https://tmoki.com/?a=463&amp;c=3067&amp;p=r&amp;s1=</text:p>
          </table:table-cell>
          <table:table-cell office:value-type="string">
            <text:p>publish</text:p>
          </table:table-cell>
          <table:table-cell office:value-type="string">
            <text:p>stylishfree-coupon-codes</text:p>
          </table:table-cell>
          <table:table-cell table:number-columns-repeated="1016"/>
        </table:table-row>
        <table:table-row table:style-name="ro1">
          <table:table-cell office:value-type="float" office:value="6406">
            <text:p>6406</text:p>
          </table:table-cell>
          <table:table-cell office:value-type="string">
            <text:p>Sunglasses Shop</text:p>
          </table:table-cell>
          <table:table-cell office:value-type="string">
            <text:p>Sunglasses Shop Coupon Codes</text:p>
          </table:table-cell>
          <table:table-cell office:value-type="string">
            <text:p>https://localhost/cupons/wp-content/uploads/2019/09/Sunglasses-Shop-Coupon-Codes.png</text:p>
          </table:table-cell>
          <table:table-cell/>
          <table:table-cell office:value-type="string">
            <text:p>https://tmoki.com/?a=463&amp;c=1804&amp;p=r&amp;s1=</text:p>
          </table:table-cell>
          <table:table-cell office:value-type="string">
            <text:p>publish</text:p>
          </table:table-cell>
          <table:table-cell office:value-type="string">
            <text:p>sunglassesshop-coupon-codes</text:p>
          </table:table-cell>
          <table:table-cell table:number-columns-repeated="1016"/>
        </table:table-row>
        <table:table-row table:style-name="ro1">
          <table:table-cell office:value-type="float" office:value="6409">
            <text:p>6409</text:p>
          </table:table-cell>
          <table:table-cell office:value-type="string">
            <text:p>Surfshark</text:p>
          </table:table-cell>
          <table:table-cell office:value-type="string">
            <text:p>Surfshark Coupon Codes</text:p>
          </table:table-cell>
          <table:table-cell office:value-type="string">
            <text:p>https://localhost/cupons/wp-content/uploads/2019/09/Surfshark-Coupon-Codes.png</text:p>
          </table:table-cell>
          <table:table-cell/>
          <table:table-cell office:value-type="string">
            <text:p>https://tmoki.com/?a=463&amp;c=1398&amp;p=r&amp;s1=</text:p>
          </table:table-cell>
          <table:table-cell office:value-type="string">
            <text:p>publish</text:p>
          </table:table-cell>
          <table:table-cell office:value-type="string">
            <text:p>surfshark-coupon-codes</text:p>
          </table:table-cell>
          <table:table-cell table:number-columns-repeated="1016"/>
        </table:table-row>
        <table:table-row table:style-name="ro1">
          <table:table-cell office:value-type="float" office:value="6413">
            <text:p>6413</text:p>
          </table:table-cell>
          <table:table-cell office:value-type="string">
            <text:p>SurfStitch</text:p>
          </table:table-cell>
          <table:table-cell office:value-type="string">
            <text:p>SurfStitch Coupon Codes</text:p>
          </table:table-cell>
          <table:table-cell office:value-type="string">
            <text:p>https://localhost/cupons/wp-content/uploads/2019/09/SurfStitch-Coupon-Codes.jpg</text:p>
          </table:table-cell>
          <table:table-cell/>
          <table:table-cell office:value-type="string">
            <text:p>https://tmoki.com/?a=463&amp;c=1716&amp;p=r&amp;s1=</text:p>
          </table:table-cell>
          <table:table-cell office:value-type="string">
            <text:p>publish</text:p>
          </table:table-cell>
          <table:table-cell office:value-type="string">
            <text:p>surfstitch-coupon-codes</text:p>
          </table:table-cell>
          <table:table-cell table:number-columns-repeated="1016"/>
        </table:table-row>
        <table:table-row table:style-name="ro1">
          <table:table-cell office:value-type="float" office:value="6415">
            <text:p>6415</text:p>
          </table:table-cell>
          <table:table-cell office:value-type="string">
            <text:p>TOMTOP</text:p>
          </table:table-cell>
          <table:table-cell office:value-type="string">
            <text:p>TOMTOP Coupon Codes</text:p>
          </table:table-cell>
          <table:table-cell office:value-type="string">
            <text:p>https://localhost/cupons/wp-content/uploads/2019/09/TOMTOP-Coupon-Codes.png</text:p>
          </table:table-cell>
          <table:table-cell/>
          <table:table-cell office:value-type="string">
            <text:p>http://tmoki.com/?a=463&amp;c=199&amp;p=r&amp;s1=</text:p>
          </table:table-cell>
          <table:table-cell office:value-type="string">
            <text:p>publish</text:p>
          </table:table-cell>
          <table:table-cell office:value-type="string">
            <text:p>tomtop-coupon-codes</text:p>
          </table:table-cell>
          <table:table-cell table:number-columns-repeated="1016"/>
        </table:table-row>
        <table:table-row table:style-name="ro1">
          <table:table-cell office:value-type="float" office:value="6420">
            <text:p>6420</text:p>
          </table:table-cell>
          <table:table-cell office:value-type="string">
            <text:p>Tourit</text:p>
          </table:table-cell>
          <table:table-cell office:value-type="string">
            <text:p>Tourit Coupon Codes</text:p>
          </table:table-cell>
          <table:table-cell office:value-type="string">
            <text:p>https://localhost/cupons/wp-content/uploads/2019/09/Tourit-Coupon-Codes.jpg</text:p>
          </table:table-cell>
          <table:table-cell/>
          <table:table-cell office:value-type="string">
            <text:p>https://tmoki.com/?a=463&amp;c=2825&amp;p=r&amp;s1=</text:p>
          </table:table-cell>
          <table:table-cell office:value-type="string">
            <text:p>publish</text:p>
          </table:table-cell>
          <table:table-cell office:value-type="string">
            <text:p>tourit-coupon-codes</text:p>
          </table:table-cell>
          <table:table-cell table:number-columns-repeated="1016"/>
        </table:table-row>
        <table:table-row table:style-name="ro1">
          <table:table-cell office:value-type="float" office:value="6423">
            <text:p>6423</text:p>
          </table:table-cell>
          <table:table-cell office:value-type="string">
            <text:p>Vanille Beaute</text:p>
          </table:table-cell>
          <table:table-cell office:value-type="string">
            <text:p>Vanille Beaute Coupon Codes</text:p>
          </table:table-cell>
          <table:table-cell office:value-type="string">
            <text:p>https://localhost/cupons/wp-content/uploads/2019/09/Vanille-Beaute-Coupon-Codes.jpg</text:p>
          </table:table-cell>
          <table:table-cell/>
          <table:table-cell office:value-type="string">
            <text:p>https://tmoki.com/?a=463&amp;c=1703&amp;p=r&amp;s1=</text:p>
          </table:table-cell>
          <table:table-cell office:value-type="string">
            <text:p>publish</text:p>
          </table:table-cell>
          <table:table-cell office:value-type="string">
            <text:p>vanillebeaute-coupon-codes</text:p>
          </table:table-cell>
          <table:table-cell table:number-columns-repeated="1016"/>
        </table:table-row>
        <table:table-row table:style-name="ro1">
          <table:table-cell office:value-type="float" office:value="6425">
            <text:p>6425</text:p>
          </table:table-cell>
          <table:table-cell office:value-type="string">
            <text:p>Vesper 247</text:p>
          </table:table-cell>
          <table:table-cell office:value-type="string">
            <text:p>Vesper 247 Coupon Codes</text:p>
          </table:table-cell>
          <table:table-cell office:value-type="string">
            <text:p>https://localhost/cupons/wp-content/uploads/2019/09/Vesper-247-Coupon-Codes.png</text:p>
          </table:table-cell>
          <table:table-cell/>
          <table:table-cell office:value-type="string">
            <text:p>https://tmoki.com/?a=463&amp;c=3073&amp;p=r&amp;s1=</text:p>
          </table:table-cell>
          <table:table-cell office:value-type="string">
            <text:p>publish</text:p>
          </table:table-cell>
          <table:table-cell office:value-type="string">
            <text:p>vesper247-coupon-codes</text:p>
          </table:table-cell>
          <table:table-cell table:number-columns-repeated="1016"/>
        </table:table-row>
        <table:table-row table:style-name="ro1">
          <table:table-cell office:value-type="float" office:value="6429">
            <text:p>6429</text:p>
          </table:table-cell>
          <table:table-cell office:value-type="string">
            <text:p>Vigreat</text:p>
          </table:table-cell>
          <table:table-cell office:value-type="string">
            <text:p>Vigreat Coupon Codes</text:p>
          </table:table-cell>
          <table:table-cell office:value-type="string">
            <text:p>https://localhost/cupons/wp-content/uploads/2019/09/Vigreat-Coupon-Codes.jpg</text:p>
          </table:table-cell>
          <table:table-cell/>
          <table:table-cell office:value-type="string">
            <text:p>https://tmoki.com/?a=463&amp;c=1702&amp;p=r&amp;s1=</text:p>
          </table:table-cell>
          <table:table-cell office:value-type="string">
            <text:p>publish</text:p>
          </table:table-cell>
          <table:table-cell office:value-type="string">
            <text:p>vigreat-coupon-codes</text:p>
          </table:table-cell>
          <table:table-cell table:number-columns-repeated="1016"/>
        </table:table-row>
        <table:table-row table:style-name="ro1">
          <table:table-cell office:value-type="float" office:value="6431">
            <text:p>6431</text:p>
          </table:table-cell>
          <table:table-cell office:value-type="string">
            <text:p>WA Production</text:p>
          </table:table-cell>
          <table:table-cell office:value-type="string">
            <text:p>WA Production Coupon Codes</text:p>
          </table:table-cell>
          <table:table-cell office:value-type="string">
            <text:p>https://localhost/cupons/wp-content/uploads/2019/09/WA-Production-Coupon-Codes.png</text:p>
          </table:table-cell>
          <table:table-cell/>
          <table:table-cell office:value-type="string">
            <text:p>https://tmoki.com/?a=463&amp;c=3020&amp;p=r&amp;s1=</text:p>
          </table:table-cell>
          <table:table-cell office:value-type="string">
            <text:p>publish</text:p>
          </table:table-cell>
          <table:table-cell office:value-type="string">
            <text:p>waproduction-coupon-codes</text:p>
          </table:table-cell>
          <table:table-cell table:number-columns-repeated="1016"/>
        </table:table-row>
        <table:table-row table:style-name="ro1">
          <table:table-cell office:value-type="float" office:value="6433">
            <text:p>6433</text:p>
          </table:table-cell>
          <table:table-cell office:value-type="string">
            <text:p>WenkWenk</text:p>
          </table:table-cell>
          <table:table-cell office:value-type="string">
            <text:p>WenkWenk Coupon Codes</text:p>
          </table:table-cell>
          <table:table-cell office:value-type="string">
            <text:p>https://localhost/cupons/wp-content/uploads/2019/09/WenkWenk-Coupon-Codes.png</text:p>
          </table:table-cell>
          <table:table-cell/>
          <table:table-cell office:value-type="string">
            <text:p>https://tmoki.com/?a=463&amp;c=1501&amp;p=r&amp;s1=</text:p>
          </table:table-cell>
          <table:table-cell office:value-type="string">
            <text:p>publish</text:p>
          </table:table-cell>
          <table:table-cell office:value-type="string">
            <text:p>wenkwenk-coupon-codes</text:p>
          </table:table-cell>
          <table:table-cell table:number-columns-repeated="1016"/>
        </table:table-row>
        <table:table-row table:style-name="ro1">
          <table:table-cell office:value-type="float" office:value="6438">
            <text:p>6438</text:p>
          </table:table-cell>
          <table:table-cell office:value-type="string">
            <text:p>Windeln</text:p>
          </table:table-cell>
          <table:table-cell office:value-type="string">
            <text:p>Windeln Coupon Codes</text:p>
          </table:table-cell>
          <table:table-cell office:value-type="string">
            <text:p>https://localhost/cupons/wp-content/uploads/2019/09/Windeln-Coupon-Codes.jpg</text:p>
          </table:table-cell>
          <table:table-cell/>
          <table:table-cell office:value-type="string">
            <text:p>https://tmoki.com/?a=463&amp;c=2693&amp;p=r&amp;s1=</text:p>
          </table:table-cell>
          <table:table-cell office:value-type="string">
            <text:p>publish</text:p>
          </table:table-cell>
          <table:table-cell office:value-type="string">
            <text:p>windeln-coupon-codes</text:p>
          </table:table-cell>
          <table:table-cell table:number-columns-repeated="1016"/>
        </table:table-row>
        <table:table-row table:style-name="ro1">
          <table:table-cell office:value-type="float" office:value="6442">
            <text:p>6442</text:p>
          </table:table-cell>
          <table:table-cell office:value-type="string">
            <text:p>Xiaomi Bar</text:p>
          </table:table-cell>
          <table:table-cell office:value-type="string">
            <text:p>Xiaomi Bar Coupon Codes</text:p>
          </table:table-cell>
          <table:table-cell office:value-type="string">
            <text:p>https://localhost/cupons/wp-content/uploads/2019/09/Xiaomi-Bar-Coupon-Codes.png</text:p>
          </table:table-cell>
          <table:table-cell/>
          <table:table-cell office:value-type="string">
            <text:p>https://tmoki.com/?a=463&amp;c=1983&amp;p=r&amp;s1=</text:p>
          </table:table-cell>
          <table:table-cell office:value-type="string">
            <text:p>publish</text:p>
          </table:table-cell>
          <table:table-cell office:value-type="string">
            <text:p>xiaomibar-coupon-codes</text:p>
          </table:table-cell>
          <table:table-cell table:number-columns-repeated="1016"/>
        </table:table-row>
        <table:table-row table:style-name="ro1">
          <table:table-cell office:value-type="float" office:value="6481">
            <text:p>6481</text:p>
          </table:table-cell>
          <table:table-cell table:number-columns-repeated="5"/>
          <table:table-cell office:value-type="string">
            <text:p>draft</text:p>
          </table:table-cell>
          <table:table-cell table:number-columns-repeated="1017"/>
        </table:table-row>
        <table:table-row table:style-name="ro1" table:number-rows-repeated="104782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8">09/28/2019</text:date>, <text:time>08:1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8T08:18:38</dc:date>
    <meta:document-statistic meta:table-count="1" meta:cell-count="5332" meta:object-count="0"/>
    <meta:generator>OpenOffice.org/3.4$Unix OpenOffice.org_project/340m1$Build-9590</meta:generator>
  </office:meta>
</office:document-meta>
</file>